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606cm"/>
    </style:style>
    <style:style style:name="co2" style:family="table-column">
      <style:table-column-properties fo:break-before="auto" style:column-width="7.28cm"/>
    </style:style>
    <style:style style:name="co3" style:family="table-column">
      <style:table-column-properties fo:break-before="auto" style:column-width="2.614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7.805cm"/>
    </style:style>
    <style:style style:name="co7" style:family="table-column">
      <style:table-column-properties fo:break-before="auto" style:column-width="3.466cm"/>
    </style:style>
    <style:style style:name="co8" style:family="table-column">
      <style:table-column-properties fo:break-before="auto" style:column-width="7.969cm"/>
    </style:style>
    <style:style style:name="co9" style:family="table-column">
      <style:table-column-properties fo:break-before="auto" style:column-width="3.104cm"/>
    </style:style>
    <style:style style:name="co10" style:family="table-column">
      <style:table-column-properties fo:break-before="auto" style:column-width="5.4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torag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1" table:default-cell-style-name="Default"/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216-start-paper-01</text:p>
          </table:table-cell>
          <table:table-cell office:value-type="float" office:value="0" calcext:value-type="float">
            <text:p>0</text:p>
          </table:table-cell>
          <table:table-cell office:value-type="float" office:value="30804704" calcext:value-type="float">
            <text:p>308047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216-start-paper-02</text:p>
          </table:table-cell>
          <table:table-cell office:value-type="float" office:value="0" calcext:value-type="float">
            <text:p>0</text:p>
          </table:table-cell>
          <table:table-cell office:value-type="float" office:value="30804704" calcext:value-type="float">
            <text:p>308047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216-start-paper-03</text:p>
          </table:table-cell>
          <table:table-cell office:value-type="float" office:value="0" calcext:value-type="float">
            <text:p>0</text:p>
          </table:table-cell>
          <table:table-cell office:value-type="float" office:value="30804704" calcext:value-type="float">
            <text:p>308047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216-start-paper-04</text:p>
          </table:table-cell>
          <table:table-cell office:value-type="float" office:value="0" calcext:value-type="float">
            <text:p>0</text:p>
          </table:table-cell>
          <table:table-cell office:value-type="float" office:value="30804704" calcext:value-type="float">
            <text:p>308047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216-start-paper-05</text:p>
          </table:table-cell>
          <table:table-cell office:value-type="float" office:value="0" calcext:value-type="float">
            <text:p>0</text:p>
          </table:table-cell>
          <table:table-cell office:value-type="float" office:value="30804704" calcext:value-type="float">
            <text:p>308047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216-start-paper-06</text:p>
          </table:table-cell>
          <table:table-cell office:value-type="float" office:value="0" calcext:value-type="float">
            <text:p>0</text:p>
          </table:table-cell>
          <table:table-cell office:value-type="float" office:value="30804704" calcext:value-type="float">
            <text:p>308047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216-start-paper-07</text:p>
          </table:table-cell>
          <table:table-cell office:value-type="float" office:value="0" calcext:value-type="float">
            <text:p>0</text:p>
          </table:table-cell>
          <table:table-cell office:value-type="float" office:value="30804704" calcext:value-type="float">
            <text:p>308047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216-start-paper-08</text:p>
          </table:table-cell>
          <table:table-cell office:value-type="float" office:value="0" calcext:value-type="float">
            <text:p>0</text:p>
          </table:table-cell>
          <table:table-cell office:value-type="float" office:value="30804704" calcext:value-type="float">
            <text:p>308047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216-start-paper-09</text:p>
          </table:table-cell>
          <table:table-cell office:value-type="float" office:value="0" calcext:value-type="float">
            <text:p>0</text:p>
          </table:table-cell>
          <table:table-cell office:value-type="float" office:value="30804704" calcext:value-type="float">
            <text:p>308047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216-start-paper-10</text:p>
          </table:table-cell>
          <table:table-cell office:value-type="float" office:value="0" calcext:value-type="float">
            <text:p>0</text:p>
          </table:table-cell>
          <table:table-cell office:value-type="float" office:value="30804704" calcext:value-type="float">
            <text:p>308047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216-start-paper-20</text:p>
          </table:table-cell>
          <table:table-cell office:value-type="float" office:value="0" calcext:value-type="float">
            <text:p>0</text:p>
          </table:table-cell>
          <table:table-cell office:value-type="float" office:value="30804704" calcext:value-type="float">
            <text:p>308047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216-start-paper-30</text:p>
          </table:table-cell>
          <table:table-cell office:value-type="float" office:value="0" calcext:value-type="float">
            <text:p>0</text:p>
          </table:table-cell>
          <table:table-cell office:value-type="float" office:value="30804704" calcext:value-type="float">
            <text:p>308047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216-start-paper-50</text:p>
          </table:table-cell>
          <table:table-cell office:value-type="float" office:value="0" calcext:value-type="float">
            <text:p>0</text:p>
          </table:table-cell>
          <table:table-cell office:value-type="float" office:value="30804704" calcext:value-type="float">
            <text:p>308047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216-start-paper-x0-00</text:p>
          </table:table-cell>
          <table:table-cell office:value-type="float" office:value="0" calcext:value-type="float">
            <text:p>0</text:p>
          </table:table-cell>
          <table:table-cell office:value-type="float" office:value="4896" calcext:value-type="float">
            <text:p>4896</text:p>
          </table:table-cell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216-start-paper-x0-01</text:p>
          </table:table-cell>
          <table:table-cell office:value-type="float" office:value="0" calcext:value-type="float">
            <text:p>0</text:p>
          </table:table-cell>
          <table:table-cell office:value-type="float" office:value="24881616" calcext:value-type="float">
            <text:p>248816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216-start-paper-x0-02</text:p>
          </table:table-cell>
          <table:table-cell office:value-type="float" office:value="0" calcext:value-type="float">
            <text:p>0</text:p>
          </table:table-cell>
          <table:table-cell office:value-type="float" office:value="24831904" calcext:value-type="float">
            <text:p>248319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216-start-paper-x0-03</text:p>
          </table:table-cell>
          <table:table-cell office:value-type="float" office:value="0" calcext:value-type="float">
            <text:p>0</text:p>
          </table:table-cell>
          <table:table-cell office:value-type="float" office:value="24783132" calcext:value-type="float">
            <text:p>2478313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216-start-paper-x0-04</text:p>
          </table:table-cell>
          <table:table-cell office:value-type="float" office:value="0" calcext:value-type="float">
            <text:p>0</text:p>
          </table:table-cell>
          <table:table-cell office:value-type="float" office:value="24875936" calcext:value-type="float">
            <text:p>2487593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216-start-paper-x0-05</text:p>
          </table:table-cell>
          <table:table-cell office:value-type="float" office:value="0" calcext:value-type="float">
            <text:p>0</text:p>
          </table:table-cell>
          <table:table-cell office:value-type="float" office:value="24818312" calcext:value-type="float">
            <text:p>248183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216-start-paper-x0-06</text:p>
          </table:table-cell>
          <table:table-cell office:value-type="float" office:value="0" calcext:value-type="float">
            <text:p>0</text:p>
          </table:table-cell>
          <table:table-cell office:value-type="float" office:value="24808452" calcext:value-type="float">
            <text:p>2480845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216-start-paper-x0-07</text:p>
          </table:table-cell>
          <table:table-cell office:value-type="float" office:value="0" calcext:value-type="float">
            <text:p>0</text:p>
          </table:table-cell>
          <table:table-cell office:value-type="float" office:value="24832820" calcext:value-type="float">
            <text:p>248328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216-start-paper-x0-08</text:p>
          </table:table-cell>
          <table:table-cell office:value-type="float" office:value="0" calcext:value-type="float">
            <text:p>0</text:p>
          </table:table-cell>
          <table:table-cell office:value-type="float" office:value="24875972" calcext:value-type="float">
            <text:p>2487597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216-start-paper-x0-09</text:p>
          </table:table-cell>
          <table:table-cell office:value-type="float" office:value="0" calcext:value-type="float">
            <text:p>0</text:p>
          </table:table-cell>
          <table:table-cell office:value-type="float" office:value="24855968" calcext:value-type="float">
            <text:p>2485596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216-start-paper-x0-10</text:p>
          </table:table-cell>
          <table:table-cell office:value-type="float" office:value="0" calcext:value-type="float">
            <text:p>0</text:p>
          </table:table-cell>
          <table:table-cell office:value-type="float" office:value="24831416" calcext:value-type="float">
            <text:p>248314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216-start-paper-x0-11</text:p>
          </table:table-cell>
          <table:table-cell office:value-type="float" office:value="0" calcext:value-type="float">
            <text:p>0</text:p>
          </table:table-cell>
          <table:table-cell office:value-type="float" office:value="24831904" calcext:value-type="float">
            <text:p>248319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216-start-paper-x0-12</text:p>
          </table:table-cell>
          <table:table-cell office:value-type="float" office:value="0" calcext:value-type="float">
            <text:p>0</text:p>
          </table:table-cell>
          <table:table-cell office:value-type="float" office:value="24831904" calcext:value-type="float">
            <text:p>248319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216-start-paper-x0-13</text:p>
          </table:table-cell>
          <table:table-cell office:value-type="float" office:value="0" calcext:value-type="float">
            <text:p>0</text:p>
          </table:table-cell>
          <table:table-cell office:value-type="float" office:value="24783132" calcext:value-type="float">
            <text:p>2478313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216-start-paper-x0-14</text:p>
          </table:table-cell>
          <table:table-cell office:value-type="float" office:value="0" calcext:value-type="float">
            <text:p>0</text:p>
          </table:table-cell>
          <table:table-cell office:value-type="float" office:value="24875936" calcext:value-type="float">
            <text:p>2487593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216-start-paper-x0-15</text:p>
          </table:table-cell>
          <table:table-cell office:value-type="float" office:value="0" calcext:value-type="float">
            <text:p>0</text:p>
          </table:table-cell>
          <table:table-cell office:value-type="float" office:value="24818312" calcext:value-type="float">
            <text:p>248183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216-start-paper-x0-16</text:p>
          </table:table-cell>
          <table:table-cell office:value-type="float" office:value="0" calcext:value-type="float">
            <text:p>0</text:p>
          </table:table-cell>
          <table:table-cell office:value-type="float" office:value="24808452" calcext:value-type="float">
            <text:p>2480845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216-start-paper-x0-17</text:p>
          </table:table-cell>
          <table:table-cell office:value-type="float" office:value="0" calcext:value-type="float">
            <text:p>0</text:p>
          </table:table-cell>
          <table:table-cell office:value-type="float" office:value="24832820" calcext:value-type="float">
            <text:p>248328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216-start-paper-x0-21</text:p>
          </table:table-cell>
          <table:table-cell office:value-type="float" office:value="0" calcext:value-type="float">
            <text:p>0</text:p>
          </table:table-cell>
          <table:table-cell office:value-type="float" office:value="24831904" calcext:value-type="float">
            <text:p>248319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216-start-paper-x0-22</text:p>
          </table:table-cell>
          <table:table-cell office:value-type="float" office:value="0" calcext:value-type="float">
            <text:p>0</text:p>
          </table:table-cell>
          <table:table-cell office:value-type="float" office:value="24831904" calcext:value-type="float">
            <text:p>248319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216-start-paper-x0-23</text:p>
          </table:table-cell>
          <table:table-cell office:value-type="float" office:value="0" calcext:value-type="float">
            <text:p>0</text:p>
          </table:table-cell>
          <table:table-cell office:value-type="float" office:value="24783132" calcext:value-type="float">
            <text:p>2478313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216-start-paper-x0-30</text:p>
          </table:table-cell>
          <table:table-cell office:value-type="float" office:value="0" calcext:value-type="float">
            <text:p>0</text:p>
          </table:table-cell>
          <table:table-cell office:value-type="float" office:value="24860316" calcext:value-type="float">
            <text:p>248603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216-start-paper-x0-50</text:p>
          </table:table-cell>
          <table:table-cell office:value-type="float" office:value="0" calcext:value-type="float">
            <text:p>0</text:p>
          </table:table-cell>
          <table:table-cell office:value-type="float" office:value="24831936" calcext:value-type="float">
            <text:p>2483193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216-template-start-paper</text:p>
          </table:table-cell>
          <table:table-cell office:value-type="float" office:value="0" calcext:value-type="float">
            <text:p>0</text:p>
          </table:table-cell>
          <table:table-cell office:value-type="float" office:value="2464" calcext:value-type="float">
            <text:p>2464</text:p>
          </table:table-cell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216-template-start-paper-00</text:p>
          </table:table-cell>
          <table:table-cell office:value-type="float" office:value="0" calcext:value-type="float">
            <text:p>0</text:p>
          </table:table-cell>
          <table:table-cell office:value-type="float" office:value="30804704" calcext:value-type="float">
            <text:p>308047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216-template-start-paper-ms-00</text:p>
          </table:table-cell>
          <table:table-cell office:value-type="float" office:value="0" calcext:value-type="float">
            <text:p>0</text:p>
          </table:table-cell>
          <table:table-cell office:value-type="float" office:value="61609432" calcext:value-type="float">
            <text:p>6160943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216-template-start-paper-x0-00</text:p>
          </table:table-cell>
          <table:table-cell office:value-type="float" office:value="0" calcext:value-type="float">
            <text:p>0</text:p>
          </table:table-cell>
          <table:table-cell office:value-type="float" office:value="24831904" calcext:value-type="float">
            <text:p>248319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00</text:p>
          </table:table-cell>
          <table:table-cell office:value-type="float" office:value="0" calcext:value-type="float">
            <text:p>0</text:p>
          </table:table-cell>
          <table:table-cell office:value-type="float" office:value="6688" calcext:value-type="float">
            <text:p>6688</text:p>
          </table:table-cell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01</text:p>
          </table:table-cell>
          <table:table-cell office:value-type="float" office:value="0" calcext:value-type="float">
            <text:p>0</text:p>
          </table:table-cell>
          <table:table-cell office:value-type="float" office:value="173054624" calcext:value-type="float">
            <text:p>1730546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02</text:p>
          </table:table-cell>
          <table:table-cell office:value-type="float" office:value="0" calcext:value-type="float">
            <text:p>0</text:p>
          </table:table-cell>
          <table:table-cell office:value-type="float" office:value="173054624" calcext:value-type="float">
            <text:p>1730546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03</text:p>
          </table:table-cell>
          <table:table-cell office:value-type="float" office:value="0" calcext:value-type="float">
            <text:p>0</text:p>
          </table:table-cell>
          <table:table-cell office:value-type="float" office:value="173054624" calcext:value-type="float">
            <text:p>1730546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04</text:p>
          </table:table-cell>
          <table:table-cell office:value-type="float" office:value="0" calcext:value-type="float">
            <text:p>0</text:p>
          </table:table-cell>
          <table:table-cell office:value-type="float" office:value="173054624" calcext:value-type="float">
            <text:p>1730546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05</text:p>
          </table:table-cell>
          <table:table-cell office:value-type="float" office:value="0" calcext:value-type="float">
            <text:p>0</text:p>
          </table:table-cell>
          <table:table-cell office:value-type="float" office:value="173054624" calcext:value-type="float">
            <text:p>1730546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06</text:p>
          </table:table-cell>
          <table:table-cell office:value-type="float" office:value="0" calcext:value-type="float">
            <text:p>0</text:p>
          </table:table-cell>
          <table:table-cell office:value-type="float" office:value="173054624" calcext:value-type="float">
            <text:p>1730546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07</text:p>
          </table:table-cell>
          <table:table-cell office:value-type="float" office:value="0" calcext:value-type="float">
            <text:p>0</text:p>
          </table:table-cell>
          <table:table-cell office:value-type="float" office:value="173054624" calcext:value-type="float">
            <text:p>1730546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08</text:p>
          </table:table-cell>
          <table:table-cell office:value-type="float" office:value="0" calcext:value-type="float">
            <text:p>0</text:p>
          </table:table-cell>
          <table:table-cell office:value-type="float" office:value="173054624" calcext:value-type="float">
            <text:p>1730546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09</text:p>
          </table:table-cell>
          <table:table-cell office:value-type="float" office:value="0" calcext:value-type="float">
            <text:p>0</text:p>
          </table:table-cell>
          <table:table-cell office:value-type="float" office:value="173054624" calcext:value-type="float">
            <text:p>1730546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10</text:p>
          </table:table-cell>
          <table:table-cell office:value-type="float" office:value="0" calcext:value-type="float">
            <text:p>0</text:p>
          </table:table-cell>
          <table:table-cell office:value-type="float" office:value="173054624" calcext:value-type="float">
            <text:p>1730546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11</text:p>
          </table:table-cell>
          <table:table-cell office:value-type="float" office:value="0" calcext:value-type="float">
            <text:p>0</text:p>
          </table:table-cell>
          <table:table-cell office:value-type="float" office:value="173054624" calcext:value-type="float">
            <text:p>1730546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12</text:p>
          </table:table-cell>
          <table:table-cell office:value-type="float" office:value="0" calcext:value-type="float">
            <text:p>0</text:p>
          </table:table-cell>
          <table:table-cell office:value-type="float" office:value="173054624" calcext:value-type="float">
            <text:p>1730546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13</text:p>
          </table:table-cell>
          <table:table-cell office:value-type="float" office:value="0" calcext:value-type="float">
            <text:p>0</text:p>
          </table:table-cell>
          <table:table-cell office:value-type="float" office:value="173054624" calcext:value-type="float">
            <text:p>1730546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14</text:p>
          </table:table-cell>
          <table:table-cell office:value-type="float" office:value="0" calcext:value-type="float">
            <text:p>0</text:p>
          </table:table-cell>
          <table:table-cell office:value-type="float" office:value="173054624" calcext:value-type="float">
            <text:p>1730546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15</text:p>
          </table:table-cell>
          <table:table-cell office:value-type="float" office:value="0" calcext:value-type="float">
            <text:p>0</text:p>
          </table:table-cell>
          <table:table-cell office:value-type="float" office:value="173054624" calcext:value-type="float">
            <text:p>1730546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16</text:p>
          </table:table-cell>
          <table:table-cell office:value-type="float" office:value="0" calcext:value-type="float">
            <text:p>0</text:p>
          </table:table-cell>
          <table:table-cell office:value-type="float" office:value="173054624" calcext:value-type="float">
            <text:p>1730546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17</text:p>
          </table:table-cell>
          <table:table-cell office:value-type="float" office:value="0" calcext:value-type="float">
            <text:p>0</text:p>
          </table:table-cell>
          <table:table-cell office:value-type="float" office:value="173054624" calcext:value-type="float">
            <text:p>1730546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18</text:p>
          </table:table-cell>
          <table:table-cell office:value-type="float" office:value="0" calcext:value-type="float">
            <text:p>0</text:p>
          </table:table-cell>
          <table:table-cell office:value-type="float" office:value="173054624" calcext:value-type="float">
            <text:p>1730546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19</text:p>
          </table:table-cell>
          <table:table-cell office:value-type="float" office:value="0" calcext:value-type="float">
            <text:p>0</text:p>
          </table:table-cell>
          <table:table-cell office:value-type="float" office:value="173054624" calcext:value-type="float">
            <text:p>1730546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20</text:p>
          </table:table-cell>
          <table:table-cell office:value-type="float" office:value="0" calcext:value-type="float">
            <text:p>0</text:p>
          </table:table-cell>
          <table:table-cell office:value-type="float" office:value="173054624" calcext:value-type="float">
            <text:p>1730546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21</text:p>
          </table:table-cell>
          <table:table-cell office:value-type="float" office:value="0" calcext:value-type="float">
            <text:p>0</text:p>
          </table:table-cell>
          <table:table-cell office:value-type="float" office:value="173054624" calcext:value-type="float">
            <text:p>1730546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22</text:p>
          </table:table-cell>
          <table:table-cell office:value-type="float" office:value="0" calcext:value-type="float">
            <text:p>0</text:p>
          </table:table-cell>
          <table:table-cell office:value-type="float" office:value="173054624" calcext:value-type="float">
            <text:p>1730546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23</text:p>
          </table:table-cell>
          <table:table-cell office:value-type="float" office:value="0" calcext:value-type="float">
            <text:p>0</text:p>
          </table:table-cell>
          <table:table-cell office:value-type="float" office:value="173054624" calcext:value-type="float">
            <text:p>1730546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24</text:p>
          </table:table-cell>
          <table:table-cell office:value-type="float" office:value="0" calcext:value-type="float">
            <text:p>0</text:p>
          </table:table-cell>
          <table:table-cell office:value-type="float" office:value="173054624" calcext:value-type="float">
            <text:p>1730546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25</text:p>
          </table:table-cell>
          <table:table-cell office:value-type="float" office:value="0" calcext:value-type="float">
            <text:p>0</text:p>
          </table:table-cell>
          <table:table-cell office:value-type="float" office:value="173054624" calcext:value-type="float">
            <text:p>1730546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26</text:p>
          </table:table-cell>
          <table:table-cell office:value-type="float" office:value="0" calcext:value-type="float">
            <text:p>0</text:p>
          </table:table-cell>
          <table:table-cell office:value-type="float" office:value="173054624" calcext:value-type="float">
            <text:p>1730546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27</text:p>
          </table:table-cell>
          <table:table-cell office:value-type="float" office:value="0" calcext:value-type="float">
            <text:p>0</text:p>
          </table:table-cell>
          <table:table-cell office:value-type="float" office:value="173054624" calcext:value-type="float">
            <text:p>1730546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28</text:p>
          </table:table-cell>
          <table:table-cell office:value-type="float" office:value="0" calcext:value-type="float">
            <text:p>0</text:p>
          </table:table-cell>
          <table:table-cell office:value-type="float" office:value="173054624" calcext:value-type="float">
            <text:p>1730546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29</text:p>
          </table:table-cell>
          <table:table-cell office:value-type="float" office:value="0" calcext:value-type="float">
            <text:p>0</text:p>
          </table:table-cell>
          <table:table-cell office:value-type="float" office:value="173054624" calcext:value-type="float">
            <text:p>1730546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30</text:p>
          </table:table-cell>
          <table:table-cell office:value-type="float" office:value="0" calcext:value-type="float">
            <text:p>0</text:p>
          </table:table-cell>
          <table:table-cell office:value-type="float" office:value="173054624" calcext:value-type="float">
            <text:p>1730546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x0-00</text:p>
          </table:table-cell>
          <table:table-cell office:value-type="float" office:value="0" calcext:value-type="float">
            <text:p>0</text:p>
          </table:table-cell>
          <table:table-cell office:value-type="float" office:value="6696" calcext:value-type="float">
            <text:p>6696</text:p>
          </table:table-cell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x0-01</text:p>
          </table:table-cell>
          <table:table-cell office:value-type="float" office:value="0" calcext:value-type="float">
            <text:p>0</text:p>
          </table:table-cell>
          <table:table-cell office:value-type="float" office:value="136562096" calcext:value-type="float">
            <text:p>13656209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x0-02</text:p>
          </table:table-cell>
          <table:table-cell office:value-type="float" office:value="0" calcext:value-type="float">
            <text:p>0</text:p>
          </table:table-cell>
          <table:table-cell office:value-type="float" office:value="136255312" calcext:value-type="float">
            <text:p>1362553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x0-03</text:p>
          </table:table-cell>
          <table:table-cell office:value-type="float" office:value="0" calcext:value-type="float">
            <text:p>0</text:p>
          </table:table-cell>
          <table:table-cell office:value-type="float" office:value="135963580" calcext:value-type="float">
            <text:p>1359635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x0-04</text:p>
          </table:table-cell>
          <table:table-cell office:value-type="float" office:value="0" calcext:value-type="float">
            <text:p>0</text:p>
          </table:table-cell>
          <table:table-cell office:value-type="float" office:value="136486276" calcext:value-type="float">
            <text:p>13648627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x0-10</text:p>
          </table:table-cell>
          <table:table-cell office:value-type="float" office:value="0" calcext:value-type="float">
            <text:p>0</text:p>
          </table:table-cell>
          <table:table-cell office:value-type="float" office:value="136209724" calcext:value-type="float">
            <text:p>1362097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x0-11</text:p>
          </table:table-cell>
          <table:table-cell office:value-type="float" office:value="0" calcext:value-type="float">
            <text:p>0</text:p>
          </table:table-cell>
          <table:table-cell office:value-type="float" office:value="136255312" calcext:value-type="float">
            <text:p>1362553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x0-12</text:p>
          </table:table-cell>
          <table:table-cell office:value-type="float" office:value="0" calcext:value-type="float">
            <text:p>0</text:p>
          </table:table-cell>
          <table:table-cell office:value-type="float" office:value="136255312" calcext:value-type="float">
            <text:p>1362553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x0-13</text:p>
          </table:table-cell>
          <table:table-cell office:value-type="float" office:value="0" calcext:value-type="float">
            <text:p>0</text:p>
          </table:table-cell>
          <table:table-cell office:value-type="float" office:value="135963580" calcext:value-type="float">
            <text:p>1359635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x0-14</text:p>
          </table:table-cell>
          <table:table-cell office:value-type="float" office:value="0" calcext:value-type="float">
            <text:p>0</text:p>
          </table:table-cell>
          <table:table-cell office:value-type="float" office:value="136486276" calcext:value-type="float">
            <text:p>13648627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x0-15</text:p>
          </table:table-cell>
          <table:table-cell office:value-type="float" office:value="0" calcext:value-type="float">
            <text:p>0</text:p>
          </table:table-cell>
          <table:table-cell office:value-type="float" office:value="136149940" calcext:value-type="float">
            <text:p>13614994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x0-16</text:p>
          </table:table-cell>
          <table:table-cell office:value-type="float" office:value="0" calcext:value-type="float">
            <text:p>0</text:p>
          </table:table-cell>
          <table:table-cell office:value-type="float" office:value="136093056" calcext:value-type="float">
            <text:p>1360930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x0-17</text:p>
          </table:table-cell>
          <table:table-cell office:value-type="float" office:value="0" calcext:value-type="float">
            <text:p>0</text:p>
          </table:table-cell>
          <table:table-cell office:value-type="float" office:value="136228204" calcext:value-type="float">
            <text:p>1362282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x0-18</text:p>
          </table:table-cell>
          <table:table-cell office:value-type="float" office:value="0" calcext:value-type="float">
            <text:p>0</text:p>
          </table:table-cell>
          <table:table-cell office:value-type="float" office:value="136470028" calcext:value-type="float">
            <text:p>13647002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x0-19</text:p>
          </table:table-cell>
          <table:table-cell office:value-type="float" office:value="0" calcext:value-type="float">
            <text:p>0</text:p>
          </table:table-cell>
          <table:table-cell office:value-type="float" office:value="136351792" calcext:value-type="float">
            <text:p>13635179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x0-20</text:p>
          </table:table-cell>
          <table:table-cell office:value-type="float" office:value="0" calcext:value-type="float">
            <text:p>0</text:p>
          </table:table-cell>
          <table:table-cell office:value-type="float" office:value="136240080" calcext:value-type="float">
            <text:p>1362400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x0-21</text:p>
          </table:table-cell>
          <table:table-cell office:value-type="float" office:value="0" calcext:value-type="float">
            <text:p>0</text:p>
          </table:table-cell>
          <table:table-cell office:value-type="float" office:value="136255312" calcext:value-type="float">
            <text:p>1362553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x0-22</text:p>
          </table:table-cell>
          <table:table-cell office:value-type="float" office:value="0" calcext:value-type="float">
            <text:p>0</text:p>
          </table:table-cell>
          <table:table-cell office:value-type="float" office:value="136255312" calcext:value-type="float">
            <text:p>1362553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x0-23</text:p>
          </table:table-cell>
          <table:table-cell office:value-type="float" office:value="0" calcext:value-type="float">
            <text:p>0</text:p>
          </table:table-cell>
          <table:table-cell office:value-type="float" office:value="135963580" calcext:value-type="float">
            <text:p>1359635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x0-24</text:p>
          </table:table-cell>
          <table:table-cell office:value-type="float" office:value="0" calcext:value-type="float">
            <text:p>0</text:p>
          </table:table-cell>
          <table:table-cell office:value-type="float" office:value="136486276" calcext:value-type="float">
            <text:p>13648627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x0-25</text:p>
          </table:table-cell>
          <table:table-cell office:value-type="float" office:value="0" calcext:value-type="float">
            <text:p>0</text:p>
          </table:table-cell>
          <table:table-cell office:value-type="float" office:value="136149940" calcext:value-type="float">
            <text:p>13614994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x0-26</text:p>
          </table:table-cell>
          <table:table-cell office:value-type="float" office:value="0" calcext:value-type="float">
            <text:p>0</text:p>
          </table:table-cell>
          <table:table-cell office:value-type="float" office:value="136093056" calcext:value-type="float">
            <text:p>1360930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x0-27</text:p>
          </table:table-cell>
          <table:table-cell office:value-type="float" office:value="0" calcext:value-type="float">
            <text:p>0</text:p>
          </table:table-cell>
          <table:table-cell office:value-type="float" office:value="136228204" calcext:value-type="float">
            <text:p>1362282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x0-28</text:p>
          </table:table-cell>
          <table:table-cell office:value-type="float" office:value="0" calcext:value-type="float">
            <text:p>0</text:p>
          </table:table-cell>
          <table:table-cell office:value-type="float" office:value="136470028" calcext:value-type="float">
            <text:p>13647002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x0-29</text:p>
          </table:table-cell>
          <table:table-cell office:value-type="float" office:value="0" calcext:value-type="float">
            <text:p>0</text:p>
          </table:table-cell>
          <table:table-cell office:value-type="float" office:value="136351792" calcext:value-type="float">
            <text:p>13635179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start-paper-x0-30</text:p>
          </table:table-cell>
          <table:table-cell office:value-type="float" office:value="0" calcext:value-type="float">
            <text:p>0</text:p>
          </table:table-cell>
          <table:table-cell office:value-type="float" office:value="136361200" calcext:value-type="float">
            <text:p>1363612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template-start-paper</text:p>
          </table:table-cell>
          <table:table-cell office:value-type="float" office:value="0" calcext:value-type="float">
            <text:p>0</text:p>
          </table:table-cell>
          <table:table-cell office:value-type="float" office:value="2780" calcext:value-type="float">
            <text:p>2780</text:p>
          </table:table-cell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template-start-paper-00</text:p>
          </table:table-cell>
          <table:table-cell office:value-type="float" office:value="0" calcext:value-type="float">
            <text:p>0</text:p>
          </table:table-cell>
          <table:table-cell office:value-type="float" office:value="173054624" calcext:value-type="float">
            <text:p>1730546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template-start-paper-ms-00</text:p>
          </table:table-cell>
          <table:table-cell office:value-type="float" office:value="0" calcext:value-type="float">
            <text:p>0</text:p>
          </table:table-cell>
          <table:table-cell office:value-type="float" office:value="346109240" calcext:value-type="float">
            <text:p>34610924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template-start-paper-x0-00</text:p>
          </table:table-cell>
          <table:table-cell office:value-type="float" office:value="0" calcext:value-type="float">
            <text:p>0</text:p>
          </table:table-cell>
          <table:table-cell office:value-type="float" office:value="136255312" calcext:value-type="float">
            <text:p>1362553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512-template-start-paper-x5-00</text:p>
          </table:table-cell>
          <table:table-cell office:value-type="float" office:value="0" calcext:value-type="float">
            <text:p>0</text:p>
          </table:table-cell>
          <table:table-cell office:value-type="float" office:value="136255312" calcext:value-type="float">
            <text:p>1362553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</text:p>
          </table:table-cell>
          <table:table-cell office:value-type="float" office:value="0" calcext:value-type="float">
            <text:p>0</text:p>
          </table:table-cell>
          <table:table-cell office:value-type="float" office:value="6086324" calcext:value-type="float">
            <text:p>60863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00</text:p>
          </table:table-cell>
          <table:table-cell office:value-type="float" office:value="0" calcext:value-type="float">
            <text:p>0</text:p>
          </table:table-cell>
          <table:table-cell office:value-type="float" office:value="6086324" calcext:value-type="float">
            <text:p>60863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01</text:p>
          </table:table-cell>
          <table:table-cell office:value-type="float" office:value="0" calcext:value-type="float">
            <text:p>0</text:p>
          </table:table-cell>
          <table:table-cell office:value-type="float" office:value="6086324" calcext:value-type="float">
            <text:p>60863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02</text:p>
          </table:table-cell>
          <table:table-cell office:value-type="float" office:value="0" calcext:value-type="float">
            <text:p>0</text:p>
          </table:table-cell>
          <table:table-cell office:value-type="float" office:value="6086324" calcext:value-type="float">
            <text:p>60863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03</text:p>
          </table:table-cell>
          <table:table-cell office:value-type="float" office:value="0" calcext:value-type="float">
            <text:p>0</text:p>
          </table:table-cell>
          <table:table-cell office:value-type="float" office:value="6086324" calcext:value-type="float">
            <text:p>60863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04</text:p>
          </table:table-cell>
          <table:table-cell office:value-type="float" office:value="0" calcext:value-type="float">
            <text:p>0</text:p>
          </table:table-cell>
          <table:table-cell office:value-type="float" office:value="6086324" calcext:value-type="float">
            <text:p>60863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05</text:p>
          </table:table-cell>
          <table:table-cell office:value-type="float" office:value="0" calcext:value-type="float">
            <text:p>0</text:p>
          </table:table-cell>
          <table:table-cell office:value-type="float" office:value="6086324" calcext:value-type="float">
            <text:p>60863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06</text:p>
          </table:table-cell>
          <table:table-cell office:value-type="float" office:value="0" calcext:value-type="float">
            <text:p>0</text:p>
          </table:table-cell>
          <table:table-cell office:value-type="float" office:value="6086324" calcext:value-type="float">
            <text:p>60863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07</text:p>
          </table:table-cell>
          <table:table-cell office:value-type="float" office:value="0" calcext:value-type="float">
            <text:p>0</text:p>
          </table:table-cell>
          <table:table-cell office:value-type="float" office:value="6086324" calcext:value-type="float">
            <text:p>60863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08</text:p>
          </table:table-cell>
          <table:table-cell office:value-type="float" office:value="0" calcext:value-type="float">
            <text:p>0</text:p>
          </table:table-cell>
          <table:table-cell office:value-type="float" office:value="6086324" calcext:value-type="float">
            <text:p>60863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09</text:p>
          </table:table-cell>
          <table:table-cell office:value-type="float" office:value="0" calcext:value-type="float">
            <text:p>0</text:p>
          </table:table-cell>
          <table:table-cell office:value-type="float" office:value="6086324" calcext:value-type="float">
            <text:p>60863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10</text:p>
          </table:table-cell>
          <table:table-cell office:value-type="float" office:value="0" calcext:value-type="float">
            <text:p>0</text:p>
          </table:table-cell>
          <table:table-cell office:value-type="float" office:value="6086324" calcext:value-type="float">
            <text:p>60863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100</text:p>
          </table:table-cell>
          <table:table-cell office:value-type="float" office:value="0" calcext:value-type="float">
            <text:p>0</text:p>
          </table:table-cell>
          <table:table-cell office:value-type="float" office:value="6086324" calcext:value-type="float">
            <text:p>60863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20</text:p>
          </table:table-cell>
          <table:table-cell office:value-type="float" office:value="0" calcext:value-type="float">
            <text:p>0</text:p>
          </table:table-cell>
          <table:table-cell office:value-type="float" office:value="6086324" calcext:value-type="float">
            <text:p>60863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30</text:p>
          </table:table-cell>
          <table:table-cell office:value-type="float" office:value="0" calcext:value-type="float">
            <text:p>0</text:p>
          </table:table-cell>
          <table:table-cell office:value-type="float" office:value="6086324" calcext:value-type="float">
            <text:p>60863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50</text:p>
          </table:table-cell>
          <table:table-cell office:value-type="float" office:value="0" calcext:value-type="float">
            <text:p>0</text:p>
          </table:table-cell>
          <table:table-cell office:value-type="float" office:value="6086324" calcext:value-type="float">
            <text:p>60863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97</text:p>
          </table:table-cell>
          <table:table-cell office:value-type="float" office:value="0" calcext:value-type="float">
            <text:p>0</text:p>
          </table:table-cell>
          <table:table-cell office:value-type="float" office:value="6086324" calcext:value-type="float">
            <text:p>60863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98</text:p>
          </table:table-cell>
          <table:table-cell office:value-type="float" office:value="0" calcext:value-type="float">
            <text:p>0</text:p>
          </table:table-cell>
          <table:table-cell office:value-type="float" office:value="6086324" calcext:value-type="float">
            <text:p>60863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99</text:p>
          </table:table-cell>
          <table:table-cell office:value-type="float" office:value="0" calcext:value-type="float">
            <text:p>0</text:p>
          </table:table-cell>
          <table:table-cell office:value-type="float" office:value="6086324" calcext:value-type="float">
            <text:p>60863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x0-00</text:p>
          </table:table-cell>
          <table:table-cell office:value-type="float" office:value="0" calcext:value-type="float">
            <text:p>0</text:p>
          </table:table-cell>
          <table:table-cell office:value-type="float" office:value="2120" calcext:value-type="float">
            <text:p>2120</text:p>
          </table:table-cell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x0-01</text:p>
          </table:table-cell>
          <table:table-cell office:value-type="float" office:value="0" calcext:value-type="float">
            <text:p>0</text:p>
          </table:table-cell>
          <table:table-cell office:value-type="float" office:value="4986144" calcext:value-type="float">
            <text:p>49861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x0-02</text:p>
          </table:table-cell>
          <table:table-cell office:value-type="float" office:value="0" calcext:value-type="float">
            <text:p>0</text:p>
          </table:table-cell>
          <table:table-cell office:value-type="float" office:value="4977876" calcext:value-type="float">
            <text:p>497787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x0-03</text:p>
          </table:table-cell>
          <table:table-cell office:value-type="float" office:value="0" calcext:value-type="float">
            <text:p>0</text:p>
          </table:table-cell>
          <table:table-cell office:value-type="float" office:value="4969124" calcext:value-type="float">
            <text:p>49691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x0-04</text:p>
          </table:table-cell>
          <table:table-cell office:value-type="float" office:value="0" calcext:value-type="float">
            <text:p>0</text:p>
          </table:table-cell>
          <table:table-cell office:value-type="float" office:value="4987388" calcext:value-type="float">
            <text:p>498738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x0-05</text:p>
          </table:table-cell>
          <table:table-cell office:value-type="float" office:value="0" calcext:value-type="float">
            <text:p>0</text:p>
          </table:table-cell>
          <table:table-cell office:value-type="float" office:value="4976544" calcext:value-type="float">
            <text:p>49765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x0-06</text:p>
          </table:table-cell>
          <table:table-cell office:value-type="float" office:value="0" calcext:value-type="float">
            <text:p>0</text:p>
          </table:table-cell>
          <table:table-cell office:value-type="float" office:value="4974712" calcext:value-type="float">
            <text:p>49747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x0-07</text:p>
          </table:table-cell>
          <table:table-cell office:value-type="float" office:value="0" calcext:value-type="float">
            <text:p>0</text:p>
          </table:table-cell>
          <table:table-cell office:value-type="float" office:value="4979444" calcext:value-type="float">
            <text:p>49794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x0-08</text:p>
          </table:table-cell>
          <table:table-cell office:value-type="float" office:value="0" calcext:value-type="float">
            <text:p>0</text:p>
          </table:table-cell>
          <table:table-cell office:value-type="float" office:value="4988020" calcext:value-type="float">
            <text:p>49880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x0-09</text:p>
          </table:table-cell>
          <table:table-cell office:value-type="float" office:value="0" calcext:value-type="float">
            <text:p>0</text:p>
          </table:table-cell>
          <table:table-cell office:value-type="float" office:value="4984284" calcext:value-type="float">
            <text:p>498428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x0-10</text:p>
          </table:table-cell>
          <table:table-cell office:value-type="float" office:value="0" calcext:value-type="float">
            <text:p>0</text:p>
          </table:table-cell>
          <table:table-cell office:value-type="float" office:value="4979668" calcext:value-type="float">
            <text:p>497966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x0-11</text:p>
          </table:table-cell>
          <table:table-cell office:value-type="float" office:value="0" calcext:value-type="float">
            <text:p>0</text:p>
          </table:table-cell>
          <table:table-cell office:value-type="float" office:value="4977876" calcext:value-type="float">
            <text:p>497787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x0-12</text:p>
          </table:table-cell>
          <table:table-cell office:value-type="float" office:value="0" calcext:value-type="float">
            <text:p>0</text:p>
          </table:table-cell>
          <table:table-cell office:value-type="float" office:value="4977876" calcext:value-type="float">
            <text:p>497787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x0-13</text:p>
          </table:table-cell>
          <table:table-cell office:value-type="float" office:value="0" calcext:value-type="float">
            <text:p>0</text:p>
          </table:table-cell>
          <table:table-cell office:value-type="float" office:value="4969124" calcext:value-type="float">
            <text:p>49691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x0-14</text:p>
          </table:table-cell>
          <table:table-cell office:value-type="float" office:value="0" calcext:value-type="float">
            <text:p>0</text:p>
          </table:table-cell>
          <table:table-cell office:value-type="float" office:value="4987388" calcext:value-type="float">
            <text:p>498738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x0-15</text:p>
          </table:table-cell>
          <table:table-cell office:value-type="float" office:value="0" calcext:value-type="float">
            <text:p>0</text:p>
          </table:table-cell>
          <table:table-cell office:value-type="float" office:value="4976544" calcext:value-type="float">
            <text:p>49765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x0-16</text:p>
          </table:table-cell>
          <table:table-cell office:value-type="float" office:value="0" calcext:value-type="float">
            <text:p>0</text:p>
          </table:table-cell>
          <table:table-cell office:value-type="float" office:value="4974712" calcext:value-type="float">
            <text:p>49747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x0-17</text:p>
          </table:table-cell>
          <table:table-cell office:value-type="float" office:value="0" calcext:value-type="float">
            <text:p>0</text:p>
          </table:table-cell>
          <table:table-cell office:value-type="float" office:value="4979444" calcext:value-type="float">
            <text:p>49794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x0-18</text:p>
          </table:table-cell>
          <table:table-cell office:value-type="float" office:value="0" calcext:value-type="float">
            <text:p>0</text:p>
          </table:table-cell>
          <table:table-cell office:value-type="float" office:value="4988020" calcext:value-type="float">
            <text:p>49880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x0-19</text:p>
          </table:table-cell>
          <table:table-cell office:value-type="float" office:value="0" calcext:value-type="float">
            <text:p>0</text:p>
          </table:table-cell>
          <table:table-cell office:value-type="float" office:value="4984284" calcext:value-type="float">
            <text:p>498428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x0-20</text:p>
          </table:table-cell>
          <table:table-cell office:value-type="float" office:value="0" calcext:value-type="float">
            <text:p>0</text:p>
          </table:table-cell>
          <table:table-cell office:value-type="float" office:value="4981404" calcext:value-type="float">
            <text:p>49814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x0-21</text:p>
          </table:table-cell>
          <table:table-cell office:value-type="float" office:value="0" calcext:value-type="float">
            <text:p>0</text:p>
          </table:table-cell>
          <table:table-cell office:value-type="float" office:value="4977876" calcext:value-type="float">
            <text:p>497787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x0-22</text:p>
          </table:table-cell>
          <table:table-cell office:value-type="float" office:value="0" calcext:value-type="float">
            <text:p>0</text:p>
          </table:table-cell>
          <table:table-cell office:value-type="float" office:value="4977876" calcext:value-type="float">
            <text:p>497787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x0-23</text:p>
          </table:table-cell>
          <table:table-cell office:value-type="float" office:value="0" calcext:value-type="float">
            <text:p>0</text:p>
          </table:table-cell>
          <table:table-cell office:value-type="float" office:value="4969124" calcext:value-type="float">
            <text:p>49691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x0-24</text:p>
          </table:table-cell>
          <table:table-cell office:value-type="float" office:value="0" calcext:value-type="float">
            <text:p>0</text:p>
          </table:table-cell>
          <table:table-cell office:value-type="float" office:value="4987388" calcext:value-type="float">
            <text:p>498738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x0-25</text:p>
          </table:table-cell>
          <table:table-cell office:value-type="float" office:value="0" calcext:value-type="float">
            <text:p>0</text:p>
          </table:table-cell>
          <table:table-cell office:value-type="float" office:value="4976544" calcext:value-type="float">
            <text:p>49765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x0-26</text:p>
          </table:table-cell>
          <table:table-cell office:value-type="float" office:value="0" calcext:value-type="float">
            <text:p>0</text:p>
          </table:table-cell>
          <table:table-cell office:value-type="float" office:value="4974712" calcext:value-type="float">
            <text:p>49747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x0-27</text:p>
          </table:table-cell>
          <table:table-cell office:value-type="float" office:value="0" calcext:value-type="float">
            <text:p>0</text:p>
          </table:table-cell>
          <table:table-cell office:value-type="float" office:value="4979444" calcext:value-type="float">
            <text:p>49794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x0-50</text:p>
          </table:table-cell>
          <table:table-cell office:value-type="float" office:value="0" calcext:value-type="float">
            <text:p>0</text:p>
          </table:table-cell>
          <table:table-cell office:value-type="float" office:value="4980296" calcext:value-type="float">
            <text:p>498029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x0-97</text:p>
          </table:table-cell>
          <table:table-cell office:value-type="float" office:value="0" calcext:value-type="float">
            <text:p>0</text:p>
          </table:table-cell>
          <table:table-cell office:value-type="float" office:value="6105644" calcext:value-type="float">
            <text:p>6105644</text:p>
          </table:table-cell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x0-98</text:p>
          </table:table-cell>
          <table:table-cell office:value-type="float" office:value="0" calcext:value-type="float">
            <text:p>0</text:p>
          </table:table-cell>
          <table:table-cell office:value-type="float" office:value="6105860" calcext:value-type="float">
            <text:p>6105860</text:p>
          </table:table-cell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x0-99</text:p>
          </table:table-cell>
          <table:table-cell office:value-type="float" office:value="0" calcext:value-type="float">
            <text:p>0</text:p>
          </table:table-cell>
          <table:table-cell office:value-type="float" office:value="6106048" calcext:value-type="float">
            <text:p>6106048</text:p>
          </table:table-cell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start-paper-x0-100</text:p>
          </table:table-cell>
          <table:table-cell office:value-type="float" office:value="0" calcext:value-type="float">
            <text:p>0</text:p>
          </table:table-cell>
          <table:table-cell office:value-type="float" office:value="6106228" calcext:value-type="float">
            <text:p>6106228</text:p>
          </table:table-cell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template-start-pap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template-start-paper-00</text:p>
          </table:table-cell>
          <table:table-cell office:value-type="float" office:value="0" calcext:value-type="float">
            <text:p>0</text:p>
          </table:table-cell>
          <table:table-cell office:value-type="float" office:value="6087724" calcext:value-type="float">
            <text:p>6087724</text:p>
          </table:table-cell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template-start-paper-ms-00</text:p>
          </table:table-cell>
          <table:table-cell office:value-type="float" office:value="0" calcext:value-type="float">
            <text:p>0</text:p>
          </table:table-cell>
          <table:table-cell office:value-type="float" office:value="15069716" calcext:value-type="float">
            <text:p>150697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template-start-paper-prec-00</text:p>
          </table:table-cell>
          <table:table-cell office:value-type="float" office:value="0" calcext:value-type="float">
            <text:p>0</text:p>
          </table:table-cell>
          <table:table-cell office:value-type="float" office:value="3044160" calcext:value-type="float">
            <text:p>30441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template-start-paper-x-00</text:p>
          </table:table-cell>
          <table:table-cell office:value-type="float" office:value="0" calcext:value-type="float">
            <text:p>0</text:p>
          </table:table-cell>
          <table:table-cell office:value-type="float" office:value="2304484" calcext:value-type="float">
            <text:p>2304484</text:p>
          </table:table-cell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template-start-paper-x0-00</text:p>
          </table:table-cell>
          <table:table-cell office:value-type="float" office:value="0" calcext:value-type="float">
            <text:p>0</text:p>
          </table:table-cell>
          <table:table-cell office:value-type="float" office:value="4977876" calcext:value-type="float">
            <text:p>497787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template-start-paper-x0-prec-00</text:p>
          </table:table-cell>
          <table:table-cell office:value-type="float" office:value="0" calcext:value-type="float">
            <text:p>0</text:p>
          </table:table-cell>
          <table:table-cell office:value-type="float" office:value="2303108" calcext:value-type="float">
            <text:p>23031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96-template-start-paper-x5-00</text:p>
          </table:table-cell>
          <table:table-cell office:value-type="float" office:value="0" calcext:value-type="float">
            <text:p>0</text:p>
          </table:table-cell>
          <table:table-cell office:value-type="float" office:value="4977876" calcext:value-type="float">
            <text:p>4977876</text:p>
          </table:table-cell>
          <table:table-cell table:number-columns-repeated="11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u-ch427-n216-start-paper-00</text:p>
          </table:table-cell>
          <table:table-cell office:value-type="float" office:value="134.172" calcext:value-type="float">
            <text:p>134.172</text:p>
          </table:table-cell>
          <table:table-cell office:value-type="float" office:value="40.51" calcext:value-type="float">
            <text:p>40.5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6-13T19:20:45Z</text:p>
          </table:table-cell>
          <table:table-cell office:value-type="string" calcext:value-type="string">
            <text:p>2022-06-14T01:50:40Z</text:p>
          </table:table-cell>
          <table:table-cell office:value-type="string" calcext:value-type="string">
            <text:p>2022-06-14T01:53:17Z</text:p>
          </table:table-cell>
          <table:table-cell office:value-type="string" calcext:value-type="string">
            <text:p>SUCCEEDED</text:p>
          </table:table-cell>
          <table:table-cell office:value-type="float" office:value="1815254" calcext:value-type="float">
            <text:p>1815254</text:p>
          </table:table-cell>
          <table:table-cell office:value-type="float" office:value="47454" calcext:value-type="float">
            <text:p>47454</text:p>
          </table:table-cell>
          <table:table-cell office:value-type="float" office:value="0.881" calcext:value-type="float">
            <text:p>0.881</text:p>
          </table:table-cell>
        </table:table-row>
        <table:table-row table:style-name="ro1">
          <table:table-cell office:value-type="string" calcext:value-type="string">
            <text:p>u-ch427-n216-start-paper-01</text:p>
          </table:table-cell>
          <table:table-cell office:value-type="float" office:value="150.725" calcext:value-type="float">
            <text:p>150.725</text:p>
          </table:table-cell>
          <table:table-cell office:value-type="float" office:value="43.15" calcext:value-type="float">
            <text:p>43.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6-13T19:21:07Z</text:p>
          </table:table-cell>
          <table:table-cell office:value-type="string" calcext:value-type="string">
            <text:p>2022-06-14T01:53:59Z</text:p>
          </table:table-cell>
          <table:table-cell office:value-type="string" calcext:value-type="string">
            <text:p>2022-06-14T01:57:20Z</text:p>
          </table:table-cell>
          <table:table-cell office:value-type="string" calcext:value-type="string">
            <text:p>SUCCEEDED</text:p>
          </table:table-cell>
          <table:table-cell office:value-type="float" office:value="1815256" calcext:value-type="float">
            <text:p>1815256</text:p>
          </table:table-cell>
          <table:table-cell office:value-type="float" office:value="150803" calcext:value-type="float">
            <text:p>150803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u-ch427-n216-start-paper-02</text:p>
          </table:table-cell>
          <table:table-cell office:value-type="float" office:value="154.525" calcext:value-type="float">
            <text:p>154.525</text:p>
          </table:table-cell>
          <table:table-cell office:value-type="float" office:value="45.85" calcext:value-type="float">
            <text:p>45.8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6-16T05:59:30Z</text:p>
          </table:table-cell>
          <table:table-cell office:value-type="string" calcext:value-type="string">
            <text:p>2022-06-16T06:00:38Z</text:p>
          </table:table-cell>
          <table:table-cell office:value-type="string" calcext:value-type="string">
            <text:p>2022-06-16T06:03:54Z</text:p>
          </table:table-cell>
          <table:table-cell office:value-type="string" calcext:value-type="string">
            <text:p>SUCCEEDED</text:p>
          </table:table-cell>
          <table:table-cell office:value-type="float" office:value="1830270" calcext:value-type="float">
            <text:p>1830270</text:p>
          </table:table-cell>
          <table:table-cell office:value-type="float" office:value="226951" calcext:value-type="float">
            <text:p>226951</text:p>
          </table:table-cell>
          <table:table-cell office:value-type="float" office:value="1.105" calcext:value-type="float">
            <text:p>1.105</text:p>
          </table:table-cell>
        </table:table-row>
        <table:table-row table:style-name="ro1">
          <table:table-cell office:value-type="string" calcext:value-type="string">
            <text:p>u-ch427-n216-start-paper-03</text:p>
          </table:table-cell>
          <table:table-cell office:value-type="float" office:value="157.653" calcext:value-type="float">
            <text:p>157.653</text:p>
          </table:table-cell>
          <table:table-cell office:value-type="float" office:value="48.39" calcext:value-type="float">
            <text:p>48.3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2022-06-16T05:59:30Z</text:p>
          </table:table-cell>
          <table:table-cell office:value-type="string" calcext:value-type="string">
            <text:p>2022-06-16T06:01:21Z</text:p>
          </table:table-cell>
          <table:table-cell office:value-type="string" calcext:value-type="string">
            <text:p>2022-06-16T06:04:44Z</text:p>
          </table:table-cell>
          <table:table-cell office:value-type="string" calcext:value-type="string">
            <text:p>SUCCEEDED</text:p>
          </table:table-cell>
          <table:table-cell office:value-type="float" office:value="1830272" calcext:value-type="float">
            <text:p>1830272</text:p>
          </table:table-cell>
          <table:table-cell office:value-type="float" office:value="227268" calcext:value-type="float">
            <text:p>227268</text:p>
          </table:table-cell>
          <table:table-cell office:value-type="float" office:value="1.135" calcext:value-type="float">
            <text:p>1.135</text:p>
          </table:table-cell>
        </table:table-row>
        <table:table-row table:style-name="ro1">
          <table:table-cell office:value-type="string" calcext:value-type="string">
            <text:p>u-ch427-n216-start-paper-04</text:p>
          </table:table-cell>
          <table:table-cell office:value-type="float" office:value="163.453" calcext:value-type="float">
            <text:p>163.453</text:p>
          </table:table-cell>
          <table:table-cell office:value-type="float" office:value="51.95" calcext:value-type="float">
            <text:p>51.9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2022-06-16T05:53:16Z</text:p>
          </table:table-cell>
          <table:table-cell office:value-type="string" calcext:value-type="string">
            <text:p>2022-06-16T05:53:33Z</text:p>
          </table:table-cell>
          <table:table-cell office:value-type="string" calcext:value-type="string">
            <text:p>2022-06-16T05:57:07Z</text:p>
          </table:table-cell>
          <table:table-cell office:value-type="string" calcext:value-type="string">
            <text:p>SUCCEEDED</text:p>
          </table:table-cell>
          <table:table-cell office:value-type="float" office:value="1830233" calcext:value-type="float">
            <text:p>1830233</text:p>
          </table:table-cell>
          <table:table-cell office:value-type="float" office:value="94795" calcext:value-type="float">
            <text:p>94795</text:p>
          </table:table-cell>
          <table:table-cell office:value-type="float" office:value="1.146" calcext:value-type="float">
            <text:p>1.146</text:p>
          </table:table-cell>
        </table:table-row>
        <table:table-row table:style-name="ro1">
          <table:table-cell office:value-type="string" calcext:value-type="string">
            <text:p>u-ch427-n216-start-paper-05</text:p>
          </table:table-cell>
          <table:table-cell office:value-type="float" office:value="166.752" calcext:value-type="float">
            <text:p>166.752</text:p>
          </table:table-cell>
          <table:table-cell office:value-type="float" office:value="54.43" calcext:value-type="float">
            <text:p>54.4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2022-06-16T05:53:19Z</text:p>
          </table:table-cell>
          <table:table-cell office:value-type="string" calcext:value-type="string">
            <text:p>2022-06-16T05:53:33Z</text:p>
          </table:table-cell>
          <table:table-cell office:value-type="string" calcext:value-type="string">
            <text:p>2022-06-16T05:57:33Z</text:p>
          </table:table-cell>
          <table:table-cell office:value-type="string" calcext:value-type="string">
            <text:p>SUCCEEDED</text:p>
          </table:table-cell>
          <table:table-cell office:value-type="float" office:value="1830236" calcext:value-type="float">
            <text:p>1830236</text:p>
          </table:table-cell>
          <table:table-cell office:value-type="float" office:value="90268" calcext:value-type="float">
            <text:p>90268</text:p>
          </table:table-cell>
          <table:table-cell office:value-type="float" office:value="1.266" calcext:value-type="float">
            <text:p>1.266</text:p>
          </table:table-cell>
        </table:table-row>
        <table:table-row table:style-name="ro1">
          <table:table-cell office:value-type="string" calcext:value-type="string">
            <text:p>u-ch427-n216-start-paper-06</text:p>
          </table:table-cell>
          <table:table-cell office:value-type="float" office:value="188.429" calcext:value-type="float">
            <text:p>188.429</text:p>
          </table:table-cell>
          <table:table-cell office:value-type="float" office:value="57.77" calcext:value-type="float">
            <text:p>57.7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2022-06-16T05:53:23Z</text:p>
          </table:table-cell>
          <table:table-cell office:value-type="string" calcext:value-type="string">
            <text:p>2022-06-16T05:56:28Z</text:p>
          </table:table-cell>
          <table:table-cell office:value-type="string" calcext:value-type="string">
            <text:p>2022-06-16T06:00:51Z</text:p>
          </table:table-cell>
          <table:table-cell office:value-type="string" calcext:value-type="string">
            <text:p>SUCCEEDED</text:p>
          </table:table-cell>
          <table:table-cell office:value-type="float" office:value="1830241" calcext:value-type="float">
            <text:p>1830241</text:p>
          </table:table-cell>
          <table:table-cell office:value-type="float" office:value="166721" calcext:value-type="float">
            <text:p>166721</text:p>
          </table:table-cell>
          <table:table-cell office:value-type="float" office:value="1.212" calcext:value-type="float">
            <text:p>1.212</text:p>
          </table:table-cell>
        </table:table-row>
        <table:table-row table:style-name="ro1">
          <table:table-cell office:value-type="string" calcext:value-type="string">
            <text:p>u-ch427-n216-start-paper-07</text:p>
          </table:table-cell>
          <table:table-cell office:value-type="float" office:value="183.314" calcext:value-type="float">
            <text:p>183.314</text:p>
          </table:table-cell>
          <table:table-cell office:value-type="float" office:value="61.31" calcext:value-type="float">
            <text:p>61.3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2022-06-16T05:53:24Z</text:p>
          </table:table-cell>
          <table:table-cell office:value-type="string" calcext:value-type="string">
            <text:p>2022-06-16T05:58:33Z</text:p>
          </table:table-cell>
          <table:table-cell office:value-type="string" calcext:value-type="string">
            <text:p>2022-06-16T06:02:56Z</text:p>
          </table:table-cell>
          <table:table-cell office:value-type="string" calcext:value-type="string">
            <text:p>SUCCEEDED</text:p>
          </table:table-cell>
          <table:table-cell office:value-type="float" office:value="1830244" calcext:value-type="float">
            <text:p>1830244</text:p>
          </table:table-cell>
          <table:table-cell office:value-type="float" office:value="147852" calcext:value-type="float">
            <text:p>147852</text:p>
          </table:table-cell>
          <table:table-cell office:value-type="float" office:value="1.246" calcext:value-type="float">
            <text:p>1.246</text:p>
          </table:table-cell>
        </table:table-row>
        <table:table-row table:style-name="ro1">
          <table:table-cell office:value-type="string" calcext:value-type="string">
            <text:p>u-ch427-n216-start-paper-08</text:p>
          </table:table-cell>
          <table:table-cell office:value-type="float" office:value="181.241" calcext:value-type="float">
            <text:p>181.241</text:p>
          </table:table-cell>
          <table:table-cell office:value-type="float" office:value="66.56" calcext:value-type="float">
            <text:p>66.5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2022-06-16T06:04:35Z</text:p>
          </table:table-cell>
          <table:table-cell office:value-type="string" calcext:value-type="string">
            <text:p>2022-06-16T06:14:56Z</text:p>
          </table:table-cell>
          <table:table-cell office:value-type="string" calcext:value-type="string">
            <text:p>2022-06-16T06:19:41Z</text:p>
          </table:table-cell>
          <table:table-cell office:value-type="string" calcext:value-type="string">
            <text:p>SUCCEEDED</text:p>
          </table:table-cell>
          <table:table-cell office:value-type="float" office:value="1830284" calcext:value-type="float">
            <text:p>1830284</text:p>
          </table:table-cell>
          <table:table-cell office:value-type="float" office:value="226700" calcext:value-type="float">
            <text:p>226700</text:p>
          </table:table-cell>
          <table:table-cell office:value-type="float" office:value="1.33" calcext:value-type="float">
            <text:p>1.33</text:p>
          </table:table-cell>
        </table:table-row>
        <table:table-row table:style-name="ro1">
          <table:table-cell office:value-type="string" calcext:value-type="string">
            <text:p>u-ch427-n216-start-paper-09</text:p>
          </table:table-cell>
          <table:table-cell office:value-type="float" office:value="193.51" calcext:value-type="float">
            <text:p>193.51</text:p>
          </table:table-cell>
          <table:table-cell office:value-type="float" office:value="66.2" calcext:value-type="float">
            <text:p>66.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2022-06-16T06:04:43Z</text:p>
          </table:table-cell>
          <table:table-cell office:value-type="string" calcext:value-type="string">
            <text:p>2022-06-16T06:20:01Z</text:p>
          </table:table-cell>
          <table:table-cell office:value-type="string" calcext:value-type="string">
            <text:p>2022-06-16T06:24:57Z</text:p>
          </table:table-cell>
          <table:table-cell office:value-type="string" calcext:value-type="string">
            <text:p>SUCCEEDED</text:p>
          </table:table-cell>
          <table:table-cell office:value-type="float" office:value="1830287" calcext:value-type="float">
            <text:p>1830287</text:p>
          </table:table-cell>
          <table:table-cell office:value-type="float" office:value="24729" calcext:value-type="float">
            <text:p>24729</text:p>
          </table:table-cell>
          <table:table-cell office:value-type="float" office:value="2.298" calcext:value-type="float">
            <text:p>2.298</text:p>
          </table:table-cell>
        </table:table-row>
        <table:table-row table:style-name="ro1">
          <table:table-cell office:value-type="string" calcext:value-type="string">
            <text:p>u-ch427-n216-start-paper-10</text:p>
          </table:table-cell>
          <table:table-cell office:value-type="float" office:value="206.272" calcext:value-type="float">
            <text:p>206.272</text:p>
          </table:table-cell>
          <table:table-cell office:value-type="float" office:value="84.63" calcext:value-type="float">
            <text:p>84.6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2022-06-13T19:47:43Z</text:p>
          </table:table-cell>
          <table:table-cell office:value-type="string" calcext:value-type="string">
            <text:p>2022-06-13T20:26:42Z</text:p>
          </table:table-cell>
          <table:table-cell office:value-type="string" calcext:value-type="string">
            <text:p>2022-06-13T20:32:40Z</text:p>
          </table:table-cell>
          <table:table-cell office:value-type="string" calcext:value-type="string">
            <text:p>SUCCEEDED</text:p>
          </table:table-cell>
          <table:table-cell office:value-type="float" office:value="1815367" calcext:value-type="float">
            <text:p>1815367</text:p>
          </table:table-cell>
          <table:table-cell office:value-type="float" office:value="39078" calcext:value-type="float">
            <text:p>39078</text:p>
          </table:table-cell>
          <table:table-cell office:value-type="float" office:value="1.394" calcext:value-type="float">
            <text:p>1.394</text:p>
          </table:table-cell>
        </table:table-row>
        <table:table-row table:style-name="ro1">
          <table:table-cell office:value-type="string" calcext:value-type="string">
            <text:p>u-ch427-n216-start-paper-11</text:p>
          </table:table-cell>
          <table:table-cell office:value-type="float" office:value="154.868" calcext:value-type="float">
            <text:p>154.868</text:p>
          </table:table-cell>
          <table:table-cell office:value-type="float" office:value="45.63" calcext:value-type="float">
            <text:p>45.6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6-18T22:01:18Z</text:p>
          </table:table-cell>
          <table:table-cell office:value-type="string" calcext:value-type="string">
            <text:p>2022-06-18T22:01:49Z</text:p>
          </table:table-cell>
          <table:table-cell office:value-type="string" calcext:value-type="string">
            <text:p>2022-06-18T22:05:08Z</text:p>
          </table:table-cell>
          <table:table-cell office:value-type="string" calcext:value-type="string">
            <text:p>SUCCEEDED</text:p>
          </table:table-cell>
          <table:table-cell office:value-type="float" office:value="1866483" calcext:value-type="float">
            <text:p>1866483</text:p>
          </table:table-cell>
          <table:table-cell office:value-type="float" office:value="213411" calcext:value-type="float">
            <text:p>213411</text:p>
          </table:table-cell>
          <table:table-cell office:value-type="float" office:value="1.103" calcext:value-type="float">
            <text:p>1.103</text:p>
          </table:table-cell>
        </table:table-row>
        <table:table-row table:style-name="ro1">
          <table:table-cell office:value-type="string" calcext:value-type="string">
            <text:p>u-ch427-n216-start-paper-12</text:p>
          </table:table-cell>
          <table:table-cell office:value-type="float" office:value="165.879" calcext:value-type="float">
            <text:p>165.879</text:p>
          </table:table-cell>
          <table:table-cell office:value-type="float" office:value="45.43" calcext:value-type="float">
            <text:p>45.4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6-18T22:01:32Z</text:p>
          </table:table-cell>
          <table:table-cell office:value-type="string" calcext:value-type="string">
            <text:p>2022-06-18T22:02:22Z</text:p>
          </table:table-cell>
          <table:table-cell office:value-type="string" calcext:value-type="string">
            <text:p>2022-06-18T22:05:54Z</text:p>
          </table:table-cell>
          <table:table-cell office:value-type="string" calcext:value-type="string">
            <text:p>SUCCEEDED</text:p>
          </table:table-cell>
          <table:table-cell office:value-type="float" office:value="1866486" calcext:value-type="float">
            <text:p>1866486</text:p>
          </table:table-cell>
          <table:table-cell office:value-type="float" office:value="257516" calcext:value-type="float">
            <text:p>257516</text:p>
          </table:table-cell>
          <table:table-cell office:value-type="float" office:value="1.278" calcext:value-type="float">
            <text:p>1.278</text:p>
          </table:table-cell>
        </table:table-row>
        <table:table-row table:style-name="ro1">
          <table:table-cell office:value-type="string" calcext:value-type="string">
            <text:p>u-ch427-n216-start-paper-13</text:p>
          </table:table-cell>
          <table:table-cell office:value-type="float" office:value="171.46" calcext:value-type="float">
            <text:p>171.46</text:p>
          </table:table-cell>
          <table:table-cell office:value-type="float" office:value="53.42" calcext:value-type="float">
            <text:p>53.4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2022-06-18T22:01:47Z</text:p>
          </table:table-cell>
          <table:table-cell office:value-type="string" calcext:value-type="string">
            <text:p>2022-06-18T22:04:39Z</text:p>
          </table:table-cell>
          <table:table-cell office:value-type="string" calcext:value-type="string">
            <text:p>2022-06-18T22:08:17Z</text:p>
          </table:table-cell>
          <table:table-cell office:value-type="string" calcext:value-type="string">
            <text:p>SUCCEEDED</text:p>
          </table:table-cell>
          <table:table-cell office:value-type="float" office:value="1866490" calcext:value-type="float">
            <text:p>1866490</text:p>
          </table:table-cell>
          <table:table-cell office:value-type="float" office:value="50669" calcext:value-type="float">
            <text:p>50669</text:p>
          </table:table-cell>
          <table:table-cell office:value-type="float" office:value="1.256" calcext:value-type="float">
            <text:p>1.256</text:p>
          </table:table-cell>
        </table:table-row>
        <table:table-row table:style-name="ro1">
          <table:table-cell office:value-type="string" calcext:value-type="string">
            <text:p>u-ch427-n216-start-paper-14</text:p>
          </table:table-cell>
          <table:table-cell office:value-type="float" office:value="170.068" calcext:value-type="float">
            <text:p>170.068</text:p>
          </table:table-cell>
          <table:table-cell office:value-type="float" office:value="51.91" calcext:value-type="float">
            <text:p>51.9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2022-06-19T02:18:16Z</text:p>
          </table:table-cell>
          <table:table-cell office:value-type="string" calcext:value-type="string">
            <text:p>2022-06-19T03:00:20Z</text:p>
          </table:table-cell>
          <table:table-cell office:value-type="string" calcext:value-type="string">
            <text:p>2022-06-19T03:04:02Z</text:p>
          </table:table-cell>
          <table:table-cell office:value-type="string" calcext:value-type="string">
            <text:p>SUCCEEDED</text:p>
          </table:table-cell>
          <table:table-cell office:value-type="float" office:value="1867481" calcext:value-type="float">
            <text:p>1867481</text:p>
          </table:table-cell>
          <table:table-cell office:value-type="float" office:value="138790" calcext:value-type="float">
            <text:p>138790</text:p>
          </table:table-cell>
          <table:table-cell office:value-type="float" office:value="1.151" calcext:value-type="float">
            <text:p>1.151</text:p>
          </table:table-cell>
        </table:table-row>
        <table:table-row table:style-name="ro1">
          <table:table-cell office:value-type="string" calcext:value-type="string">
            <text:p>u-ch427-n216-start-paper-15</text:p>
          </table:table-cell>
          <table:table-cell office:value-type="float" office:value="171.259" calcext:value-type="float">
            <text:p>171.259</text:p>
          </table:table-cell>
          <table:table-cell office:value-type="float" office:value="54.7" calcext:value-type="float">
            <text:p>54.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2022-06-18T22:08:15Z</text:p>
          </table:table-cell>
          <table:table-cell office:value-type="string" calcext:value-type="string">
            <text:p>2022-06-18T22:38:43Z</text:p>
          </table:table-cell>
          <table:table-cell office:value-type="string" calcext:value-type="string">
            <text:p>2022-06-18T22:42:28Z</text:p>
          </table:table-cell>
          <table:table-cell office:value-type="string" calcext:value-type="string">
            <text:p>SUCCEEDED</text:p>
          </table:table-cell>
          <table:table-cell office:value-type="float" office:value="1866519" calcext:value-type="float">
            <text:p>1866519</text:p>
          </table:table-cell>
          <table:table-cell office:value-type="float" office:value="234069" calcext:value-type="float">
            <text:p>234069</text:p>
          </table:table-cell>
          <table:table-cell office:value-type="float" office:value="1.146" calcext:value-type="float">
            <text:p>1.146</text:p>
          </table:table-cell>
        </table:table-row>
        <table:table-row table:style-name="ro1">
          <table:table-cell office:value-type="string" calcext:value-type="string">
            <text:p>u-ch427-n216-start-paper-16</text:p>
          </table:table-cell>
          <table:table-cell office:value-type="float" office:value="181.216" calcext:value-type="float">
            <text:p>181.216</text:p>
          </table:table-cell>
          <table:table-cell office:value-type="float" office:value="60.82" calcext:value-type="float">
            <text:p>60.8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2022-06-18T22:43:35Z</text:p>
          </table:table-cell>
          <table:table-cell office:value-type="string" calcext:value-type="string">
            <text:p>2022-06-18T23:16:05Z</text:p>
          </table:table-cell>
          <table:table-cell office:value-type="string" calcext:value-type="string">
            <text:p>2022-06-18T23:20:24Z</text:p>
          </table:table-cell>
          <table:table-cell office:value-type="string" calcext:value-type="string">
            <text:p>SUCCEEDED</text:p>
          </table:table-cell>
          <table:table-cell office:value-type="float" office:value="1866666" calcext:value-type="float">
            <text:p>1866666</text:p>
          </table:table-cell>
          <table:table-cell office:value-type="float" office:value="48157" calcext:value-type="float">
            <text:p>48157</text:p>
          </table:table-cell>
          <table:table-cell office:value-type="float" office:value="1.306" calcext:value-type="float">
            <text:p>1.306</text:p>
          </table:table-cell>
        </table:table-row>
        <table:table-row table:style-name="ro1">
          <table:table-cell office:value-type="string" calcext:value-type="string">
            <text:p>u-ch427-n216-start-paper-17</text:p>
          </table:table-cell>
          <table:table-cell office:value-type="float" office:value="196.054" calcext:value-type="float">
            <text:p>196.054</text:p>
          </table:table-cell>
          <table:table-cell office:value-type="float" office:value="60.26" calcext:value-type="float">
            <text:p>60.2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2022-06-18T23:13:54Z</text:p>
          </table:table-cell>
          <table:table-cell office:value-type="string" calcext:value-type="string">
            <text:p>2022-06-18T23:51:55Z</text:p>
          </table:table-cell>
          <table:table-cell office:value-type="string" calcext:value-type="string">
            <text:p>2022-06-18T23:56:32Z</text:p>
          </table:table-cell>
          <table:table-cell office:value-type="string" calcext:value-type="string">
            <text:p>SUCCEEDED</text:p>
          </table:table-cell>
          <table:table-cell office:value-type="float" office:value="1866799" calcext:value-type="float">
            <text:p>1866799</text:p>
          </table:table-cell>
          <table:table-cell office:value-type="float" office:value="40436" calcext:value-type="float">
            <text:p>40436</text:p>
          </table:table-cell>
          <table:table-cell office:value-type="float" office:value="2.491" calcext:value-type="float">
            <text:p>2.491</text:p>
          </table:table-cell>
        </table:table-row>
        <table:table-row table:style-name="ro1">
          <table:table-cell office:value-type="string" calcext:value-type="string">
            <text:p>u-ch427-n216-start-paper-18</text:p>
          </table:table-cell>
          <table:table-cell office:value-type="float" office:value="193.985" calcext:value-type="float">
            <text:p>193.985</text:p>
          </table:table-cell>
          <table:table-cell office:value-type="float" office:value="64.72" calcext:value-type="float">
            <text:p>64.7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2022-06-18T23:14:01Z</text:p>
          </table:table-cell>
          <table:table-cell office:value-type="string" calcext:value-type="string">
            <text:p>2022-06-19T00:56:35Z</text:p>
          </table:table-cell>
          <table:table-cell office:value-type="string" calcext:value-type="string">
            <text:p>2022-06-19T01:01:13Z</text:p>
          </table:table-cell>
          <table:table-cell office:value-type="string" calcext:value-type="string">
            <text:p>SUCCEEDED</text:p>
          </table:table-cell>
          <table:table-cell office:value-type="float" office:value="1866800" calcext:value-type="float">
            <text:p>1866800</text:p>
          </table:table-cell>
          <table:table-cell office:value-type="float" office:value="169274" calcext:value-type="float">
            <text:p>169274</text:p>
          </table:table-cell>
          <table:table-cell office:value-type="float" office:value="1.248" calcext:value-type="float">
            <text:p>1.248</text:p>
          </table:table-cell>
        </table:table-row>
        <table:table-row table:style-name="ro1">
          <table:table-cell office:value-type="string" calcext:value-type="string">
            <text:p>u-ch427-n216-start-paper-19</text:p>
          </table:table-cell>
          <table:table-cell office:value-type="float" office:value="204.232" calcext:value-type="float">
            <text:p>204.232</text:p>
          </table:table-cell>
          <table:table-cell office:value-type="float" office:value="70.8" calcext:value-type="float">
            <text:p>70.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2022-06-18T22:49:14Z</text:p>
          </table:table-cell>
          <table:table-cell office:value-type="string" calcext:value-type="string">
            <text:p>2022-06-19T00:50:55Z</text:p>
          </table:table-cell>
          <table:table-cell office:value-type="string" calcext:value-type="string">
            <text:p>2022-06-19T00:56:05Z</text:p>
          </table:table-cell>
          <table:table-cell office:value-type="string" calcext:value-type="string">
            <text:p>SUCCEEDED</text:p>
          </table:table-cell>
          <table:table-cell office:value-type="float" office:value="1866696" calcext:value-type="float">
            <text:p>1866696</text:p>
          </table:table-cell>
          <table:table-cell office:value-type="float" office:value="111092" calcext:value-type="float">
            <text:p>111092</text:p>
          </table:table-cell>
          <table:table-cell office:value-type="float" office:value="1.379" calcext:value-type="float">
            <text:p>1.379</text:p>
          </table:table-cell>
        </table:table-row>
        <table:table-row table:style-name="ro1">
          <table:table-cell office:value-type="string" calcext:value-type="string">
            <text:p>u-ch427-n216-start-paper-20</text:p>
          </table:table-cell>
          <table:table-cell office:value-type="float" office:value="289.298" calcext:value-type="float">
            <text:p>289.298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string" calcext:value-type="string">
            <text:p>2022-06-14T13:56:27Z</text:p>
          </table:table-cell>
          <table:table-cell office:value-type="string" calcext:value-type="string">
            <text:p>2022-06-14T14:00:13Z</text:p>
          </table:table-cell>
          <table:table-cell office:value-type="string" calcext:value-type="string">
            <text:p>2022-06-14T14:09:09Z</text:p>
          </table:table-cell>
          <table:table-cell office:value-type="string" calcext:value-type="string">
            <text:p>SUCCEEDED</text:p>
          </table:table-cell>
          <table:table-cell office:value-type="float" office:value="1819479" calcext:value-type="float">
            <text:p>1819479</text:p>
          </table:table-cell>
          <table:table-cell office:value-type="float" office:value="45758" calcext:value-type="float">
            <text:p>45758</text:p>
          </table:table-cell>
          <table:table-cell office:value-type="float" office:value="5.553" calcext:value-type="float">
            <text:p>5.553</text:p>
          </table:table-cell>
        </table:table-row>
        <table:table-row table:style-name="ro1">
          <table:table-cell office:value-type="string" calcext:value-type="string">
            <text:p>u-ch427-n216-start-paper-21</text:p>
          </table:table-cell>
          <table:table-cell office:value-type="float" office:value="161.461" calcext:value-type="float">
            <text:p>161.461</text:p>
          </table:table-cell>
          <table:table-cell office:value-type="float" office:value="53.7" calcext:value-type="float">
            <text:p>53.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6-18T22:04:11Z</text:p>
          </table:table-cell>
          <table:table-cell office:value-type="string" calcext:value-type="string">
            <text:p>2022-06-18T22:04:38Z</text:p>
          </table:table-cell>
          <table:table-cell office:value-type="string" calcext:value-type="string">
            <text:p>2022-06-18T22:08:02Z</text:p>
          </table:table-cell>
          <table:table-cell office:value-type="string" calcext:value-type="string">
            <text:p>SUCCEEDED</text:p>
          </table:table-cell>
          <table:table-cell office:value-type="float" office:value="1866499" calcext:value-type="float">
            <text:p>1866499</text:p>
          </table:table-cell>
          <table:table-cell office:value-type="float" office:value="42392" calcext:value-type="float">
            <text:p>42392</text:p>
          </table:table-cell>
          <table:table-cell office:value-type="float" office:value="1.11" calcext:value-type="float">
            <text:p>1.11</text:p>
          </table:table-cell>
        </table:table-row>
        <table:table-row table:style-name="ro1">
          <table:table-cell office:value-type="string" calcext:value-type="string">
            <text:p>u-ch427-n216-start-paper-22</text:p>
          </table:table-cell>
          <table:table-cell office:value-type="float" office:value="153.691" calcext:value-type="float">
            <text:p>153.691</text:p>
          </table:table-cell>
          <table:table-cell office:value-type="float" office:value="45.49" calcext:value-type="float">
            <text:p>45.49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6-18T22:08:20Z</text:p>
          </table:table-cell>
          <table:table-cell office:value-type="string" calcext:value-type="string">
            <text:p>2022-06-18T22:23:43Z</text:p>
          </table:table-cell>
          <table:table-cell office:value-type="string" calcext:value-type="string">
            <text:p>2022-06-18T22:26:59Z</text:p>
          </table:table-cell>
          <table:table-cell office:value-type="string" calcext:value-type="string">
            <text:p>SUCCEEDED</text:p>
          </table:table-cell>
          <table:table-cell office:value-type="float" office:value="1866520" calcext:value-type="float">
            <text:p>1866520</text:p>
          </table:table-cell>
          <table:table-cell office:value-type="float" office:value="25180" calcext:value-type="float">
            <text:p>25180</text:p>
          </table:table-cell>
          <table:table-cell office:value-type="float" office:value="1.103" calcext:value-type="float">
            <text:p>1.103</text:p>
          </table:table-cell>
        </table:table-row>
        <table:table-row table:style-name="ro1">
          <table:table-cell office:value-type="string" calcext:value-type="string">
            <text:p>u-ch427-n216-start-paper-23</text:p>
          </table:table-cell>
          <table:table-cell office:value-type="float" office:value="162.151" calcext:value-type="float">
            <text:p>162.151</text:p>
          </table:table-cell>
          <table:table-cell office:value-type="float" office:value="50.78" calcext:value-type="float">
            <text:p>50.78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2022-06-18T22:44:48Z</text:p>
          </table:table-cell>
          <table:table-cell office:value-type="string" calcext:value-type="string">
            <text:p>2022-06-18T22:54:48Z</text:p>
          </table:table-cell>
          <table:table-cell office:value-type="string" calcext:value-type="string">
            <text:p>2022-06-18T22:58:16Z</text:p>
          </table:table-cell>
          <table:table-cell office:value-type="string" calcext:value-type="string">
            <text:p>SUCCEEDED</text:p>
          </table:table-cell>
          <table:table-cell office:value-type="float" office:value="1866674" calcext:value-type="float">
            <text:p>1866674</text:p>
          </table:table-cell>
          <table:table-cell office:value-type="float" office:value="118026" calcext:value-type="float">
            <text:p>118026</text:p>
          </table:table-cell>
          <table:table-cell office:value-type="float" office:value="1.133" calcext:value-type="float">
            <text:p>1.133</text:p>
          </table:table-cell>
        </table:table-row>
        <table:table-row table:style-name="ro1">
          <table:table-cell office:value-type="string" calcext:value-type="string">
            <text:p>u-ch427-n216-start-paper-24</text:p>
          </table:table-cell>
          <table:table-cell office:value-type="float" office:value="175.941" calcext:value-type="float">
            <text:p>175.941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2022-06-19T02:15:10Z</text:p>
          </table:table-cell>
          <table:table-cell office:value-type="string" calcext:value-type="string">
            <text:p>2022-06-19T02:21:45Z</text:p>
          </table:table-cell>
          <table:table-cell office:value-type="string" calcext:value-type="string">
            <text:p>2022-06-19T02:25:31Z</text:p>
          </table:table-cell>
          <table:table-cell office:value-type="string" calcext:value-type="string">
            <text:p>SUCCEEDED</text:p>
          </table:table-cell>
          <table:table-cell office:value-type="float" office:value="1867472" calcext:value-type="float">
            <text:p>1867472</text:p>
          </table:table-cell>
          <table:table-cell office:value-type="float" office:value="66354" calcext:value-type="float">
            <text:p>66354</text:p>
          </table:table-cell>
          <table:table-cell office:value-type="float" office:value="1.197" calcext:value-type="float">
            <text:p>1.197</text:p>
          </table:table-cell>
        </table:table-row>
        <table:table-row table:style-name="ro1">
          <table:table-cell office:value-type="string" calcext:value-type="string">
            <text:p>u-ch427-n216-start-paper-25</text:p>
          </table:table-cell>
          <table:table-cell office:value-type="float" office:value="175.547" calcext:value-type="float">
            <text:p>175.547</text:p>
          </table:table-cell>
          <table:table-cell office:value-type="float" office:value="54.78" calcext:value-type="float">
            <text:p>54.78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2022-06-19T02:15:19Z</text:p>
          </table:table-cell>
          <table:table-cell office:value-type="string" calcext:value-type="string">
            <text:p>2022-06-19T03:09:07Z</text:p>
          </table:table-cell>
          <table:table-cell office:value-type="string" calcext:value-type="string">
            <text:p>2022-06-19T03:13:18Z</text:p>
          </table:table-cell>
          <table:table-cell office:value-type="string" calcext:value-type="string">
            <text:p>SUCCEEDED</text:p>
          </table:table-cell>
          <table:table-cell office:value-type="float" office:value="1867473" calcext:value-type="float">
            <text:p>1867473</text:p>
          </table:table-cell>
          <table:table-cell office:value-type="float" office:value="101810" calcext:value-type="float">
            <text:p>101810</text:p>
          </table:table-cell>
          <table:table-cell office:value-type="float" office:value="1.171" calcext:value-type="float">
            <text:p>1.171</text:p>
          </table:table-cell>
        </table:table-row>
        <table:table-row table:style-name="ro1">
          <table:table-cell office:value-type="string" calcext:value-type="string">
            <text:p>u-ch427-n216-start-paper-26</text:p>
          </table:table-cell>
          <table:table-cell office:value-type="float" office:value="188.352" calcext:value-type="float">
            <text:p>188.352</text:p>
          </table:table-cell>
          <table:table-cell office:value-type="float" office:value="60.8" calcext:value-type="float">
            <text:p>60.8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2022-06-19T02:15:39Z</text:p>
          </table:table-cell>
          <table:table-cell office:value-type="string" calcext:value-type="string">
            <text:p>2022-06-19T03:13:40Z</text:p>
          </table:table-cell>
          <table:table-cell office:value-type="string" calcext:value-type="string">
            <text:p>2022-06-19T03:18:07Z</text:p>
          </table:table-cell>
          <table:table-cell office:value-type="string" calcext:value-type="string">
            <text:p>SUCCEEDED</text:p>
          </table:table-cell>
          <table:table-cell office:value-type="float" office:value="1867474" calcext:value-type="float">
            <text:p>1867474</text:p>
          </table:table-cell>
          <table:table-cell office:value-type="float" office:value="159289" calcext:value-type="float">
            <text:p>159289</text:p>
          </table:table-cell>
          <table:table-cell office:value-type="float" office:value="1.657" calcext:value-type="float">
            <text:p>1.657</text:p>
          </table:table-cell>
        </table:table-row>
        <table:table-row table:style-name="ro1">
          <table:table-cell office:value-type="string" calcext:value-type="string">
            <text:p>u-ch427-n216-start-paper-27</text:p>
          </table:table-cell>
          <table:table-cell office:value-type="float" office:value="192.391" calcext:value-type="float">
            <text:p>192.391</text:p>
          </table:table-cell>
          <table:table-cell office:value-type="float" office:value="60.78" calcext:value-type="float">
            <text:p>60.78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2022-06-18T23:20:50Z</text:p>
          </table:table-cell>
          <table:table-cell office:value-type="string" calcext:value-type="string">
            <text:p>2022-06-19T00:39:17Z</text:p>
          </table:table-cell>
          <table:table-cell office:value-type="string" calcext:value-type="string">
            <text:p>2022-06-19T00:43:48Z</text:p>
          </table:table-cell>
          <table:table-cell office:value-type="string" calcext:value-type="string">
            <text:p>SUCCEEDED</text:p>
          </table:table-cell>
          <table:table-cell office:value-type="float" office:value="1866828" calcext:value-type="float">
            <text:p>1866828</text:p>
          </table:table-cell>
          <table:table-cell office:value-type="float" office:value="30992" calcext:value-type="float">
            <text:p>30992</text:p>
          </table:table-cell>
          <table:table-cell office:value-type="float" office:value="1.325" calcext:value-type="float">
            <text:p>1.325</text:p>
          </table:table-cell>
        </table:table-row>
        <table:table-row table:style-name="ro1">
          <table:table-cell office:value-type="string" calcext:value-type="string">
            <text:p>u-ch427-n216-start-paper-28</text:p>
          </table:table-cell>
          <table:table-cell office:value-type="float" office:value="184.737" calcext:value-type="float">
            <text:p>184.737</text:p>
          </table:table-cell>
          <table:table-cell office:value-type="float" office:value="63.9" calcext:value-type="float">
            <text:p>63.9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2022-06-18T22:05:09Z</text:p>
          </table:table-cell>
          <table:table-cell office:value-type="string" calcext:value-type="string">
            <text:p>2022-06-18T23:22:00Z</text:p>
          </table:table-cell>
          <table:table-cell office:value-type="string" calcext:value-type="string">
            <text:p>2022-06-18T23:26:47Z</text:p>
          </table:table-cell>
          <table:table-cell office:value-type="string" calcext:value-type="string">
            <text:p>SUCCEEDED</text:p>
          </table:table-cell>
          <table:table-cell office:value-type="float" office:value="1866504" calcext:value-type="float">
            <text:p>1866504</text:p>
          </table:table-cell>
          <table:table-cell office:value-type="float" office:value="176406" calcext:value-type="float">
            <text:p>176406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string" calcext:value-type="string">
            <text:p>u-ch427-n216-start-paper-29</text:p>
          </table:table-cell>
          <table:table-cell office:value-type="float" office:value="197.598" calcext:value-type="float">
            <text:p>197.598</text:p>
          </table:table-cell>
          <table:table-cell office:value-type="float" office:value="65.7" calcext:value-type="float">
            <text:p>65.7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2022-06-18T22:06:33Z</text:p>
          </table:table-cell>
          <table:table-cell office:value-type="string" calcext:value-type="string">
            <text:p>2022-06-18T23:32:28Z</text:p>
          </table:table-cell>
          <table:table-cell office:value-type="string" calcext:value-type="string">
            <text:p>2022-06-18T23:37:31Z</text:p>
          </table:table-cell>
          <table:table-cell office:value-type="string" calcext:value-type="string">
            <text:p>SUCCEEDED</text:p>
          </table:table-cell>
          <table:table-cell office:value-type="float" office:value="1866516" calcext:value-type="float">
            <text:p>1866516</text:p>
          </table:table-cell>
          <table:table-cell office:value-type="float" office:value="236103" calcext:value-type="float">
            <text:p>236103</text:p>
          </table:table-cell>
          <table:table-cell office:value-type="float" office:value="2.609" calcext:value-type="float">
            <text:p>2.609</text:p>
          </table:table-cell>
        </table:table-row>
        <table:table-row table:style-name="ro1">
          <table:table-cell office:value-type="string" calcext:value-type="string">
            <text:p>u-ch427-n216-start-paper-30</text:p>
          </table:table-cell>
          <table:table-cell office:value-type="float" office:value="379.078" calcext:value-type="float">
            <text:p>379.078</text:p>
          </table:table-cell>
          <table:table-cell office:value-type="float" office:value="121.9" calcext:value-type="float">
            <text:p>121.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string" calcext:value-type="string">
            <text:p>2022-06-13T19:56:26Z</text:p>
          </table:table-cell>
          <table:table-cell office:value-type="string" calcext:value-type="string">
            <text:p>2022-06-14T05:55:54Z</text:p>
          </table:table-cell>
          <table:table-cell office:value-type="string" calcext:value-type="string">
            <text:p>2022-06-14T06:08:20Z</text:p>
          </table:table-cell>
          <table:table-cell office:value-type="string" calcext:value-type="string">
            <text:p>SUCCEEDED</text:p>
          </table:table-cell>
          <table:table-cell office:value-type="float" office:value="1815397" calcext:value-type="float">
            <text:p>1815397</text:p>
          </table:table-cell>
          <table:table-cell office:value-type="float" office:value="262054" calcext:value-type="float">
            <text:p>262054</text:p>
          </table:table-cell>
          <table:table-cell office:value-type="float" office:value="11.579" calcext:value-type="float">
            <text:p>11.579</text:p>
          </table:table-cell>
        </table:table-row>
        <table:table-row table:style-name="ro1">
          <table:table-cell office:value-type="string" calcext:value-type="string">
            <text:p>u-ch427-n216-start-paper-50</text:p>
          </table:table-cell>
          <table:table-cell office:value-type="float" office:value="864.219" calcext:value-type="float">
            <text:p>864.219</text:p>
          </table:table-cell>
          <table:table-cell office:value-type="float" office:value="185.11" calcext:value-type="float">
            <text:p>185.1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708" calcext:value-type="float">
            <text:p>708</text:p>
          </table:table-cell>
          <table:table-cell office:value-type="string" calcext:value-type="string">
            <text:p>2022-06-15T00:39:49Z</text:p>
          </table:table-cell>
          <table:table-cell office:value-type="string" calcext:value-type="string">
            <text:p>2022-06-15T07:08:04Z</text:p>
          </table:table-cell>
          <table:table-cell office:value-type="string" calcext:value-type="string">
            <text:p>2022-06-15T07:32:36Z</text:p>
          </table:table-cell>
          <table:table-cell office:value-type="string" calcext:value-type="string">
            <text:p>SUCCEEDED</text:p>
          </table:table-cell>
          <table:table-cell office:value-type="float" office:value="1822194" calcext:value-type="float">
            <text:p>1822194</text:p>
          </table:table-cell>
          <table:table-cell office:value-type="float" office:value="105470" calcext:value-type="float">
            <text:p>105470</text:p>
          </table:table-cell>
          <table:table-cell office:value-type="float" office:value="8.241" calcext:value-type="float">
            <text:p>8.241</text:p>
          </table:table-cell>
        </table:table-row>
        <table:table-row table:style-name="ro1">
          <table:table-cell office:value-type="string" calcext:value-type="string">
            <text:p>u-ch427-n216-start-paper-ms-00</text:p>
          </table:table-cell>
          <table:table-cell office:value-type="float" office:value="172.211" calcext:value-type="float">
            <text:p>172.211</text:p>
          </table:table-cell>
          <table:table-cell office:value-type="float" office:value="46.9" calcext:value-type="float">
            <text:p>46.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6-18T20:59:24Z</text:p>
          </table:table-cell>
          <table:table-cell office:value-type="string" calcext:value-type="string">
            <text:p>2022-06-18T21:09:54Z</text:p>
          </table:table-cell>
          <table:table-cell office:value-type="string" calcext:value-type="string">
            <text:p>2022-06-18T21:13:32Z</text:p>
          </table:table-cell>
          <table:table-cell office:value-type="string" calcext:value-type="string">
            <text:p>SUCCEEDED</text:p>
          </table:table-cell>
          <table:table-cell office:value-type="float" office:value="1865872" calcext:value-type="float">
            <text:p>1865872</text:p>
          </table:table-cell>
          <table:table-cell office:value-type="float" office:value="189573" calcext:value-type="float">
            <text:p>189573</text:p>
          </table:table-cell>
          <table:table-cell office:value-type="float" office:value="1.242" calcext:value-type="float">
            <text:p>1.242</text:p>
          </table:table-cell>
        </table:table-row>
        <table:table-row table:style-name="ro1">
          <table:table-cell office:value-type="string" calcext:value-type="string">
            <text:p>u-ch427-n216-start-paper-prec-00</text:p>
          </table:table-cell>
          <table:table-cell office:value-type="float" office:value="155.132" calcext:value-type="float">
            <text:p>155.132</text:p>
          </table:table-cell>
          <table:table-cell office:value-type="float" office:value="45.48" calcext:value-type="float">
            <text:p>45.4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6-18T18:07:05Z</text:p>
          </table:table-cell>
          <table:table-cell office:value-type="string" calcext:value-type="string">
            <text:p>2022-06-18T20:23:58Z</text:p>
          </table:table-cell>
          <table:table-cell office:value-type="string" calcext:value-type="string">
            <text:p>2022-06-18T20:27:15Z</text:p>
          </table:table-cell>
          <table:table-cell office:value-type="string" calcext:value-type="string">
            <text:p>SUCCEEDED</text:p>
          </table:table-cell>
          <table:table-cell office:value-type="float" office:value="1864253" calcext:value-type="float">
            <text:p>1864253</text:p>
          </table:table-cell>
          <table:table-cell office:value-type="float" office:value="198542" calcext:value-type="float">
            <text:p>198542</text:p>
          </table:table-cell>
          <table:table-cell office:value-type="float" office:value="1.121" calcext:value-type="float">
            <text:p>1.121</text:p>
          </table:table-cell>
        </table:table-row>
        <table:table-row table:style-name="ro1">
          <table:table-cell office:value-type="string" calcext:value-type="string">
            <text:p>u-ch427-n216-start-paper-x0-00</text:p>
          </table:table-cell>
          <table:table-cell office:value-type="float" office:value="128.189" calcext:value-type="float">
            <text:p>128.189</text:p>
          </table:table-cell>
          <table:table-cell office:value-type="float" office:value="40.09" calcext:value-type="float">
            <text:p>40.0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6-15T16:32:12Z</text:p>
          </table:table-cell>
          <table:table-cell office:value-type="string" calcext:value-type="string">
            <text:p>2022-06-15T16:47:52Z</text:p>
          </table:table-cell>
          <table:table-cell office:value-type="string" calcext:value-type="string">
            <text:p>2022-06-15T16:50:16Z</text:p>
          </table:table-cell>
          <table:table-cell office:value-type="string" calcext:value-type="string">
            <text:p>SUCCEEDED</text:p>
          </table:table-cell>
          <table:table-cell office:value-type="float" office:value="1827203" calcext:value-type="float">
            <text:p>1827203</text:p>
          </table:table-cell>
          <table:table-cell office:value-type="float" office:value="86824" calcext:value-type="float">
            <text:p>86824</text:p>
          </table:table-cell>
          <table:table-cell office:value-type="float" office:value="0.869" calcext:value-type="float">
            <text:p>0.869</text:p>
          </table:table-cell>
        </table:table-row>
        <table:table-row table:style-name="ro1">
          <table:table-cell office:value-type="string" calcext:value-type="string">
            <text:p>u-ch427-n216-start-paper-x0-01</text:p>
          </table:table-cell>
          <table:table-cell office:value-type="float" office:value="151.249" calcext:value-type="float">
            <text:p>151.249</text:p>
          </table:table-cell>
          <table:table-cell office:value-type="float" office:value="41.69" calcext:value-type="float">
            <text:p>41.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6-15T16:32:24Z</text:p>
          </table:table-cell>
          <table:table-cell office:value-type="string" calcext:value-type="string">
            <text:p>2022-06-15T17:00:56Z</text:p>
          </table:table-cell>
          <table:table-cell office:value-type="string" calcext:value-type="string">
            <text:p>2022-06-15T17:03:56Z</text:p>
          </table:table-cell>
          <table:table-cell office:value-type="string" calcext:value-type="string">
            <text:p>SUCCEEDED</text:p>
          </table:table-cell>
          <table:table-cell office:value-type="float" office:value="1827204" calcext:value-type="float">
            <text:p>1827204</text:p>
          </table:table-cell>
          <table:table-cell office:value-type="float" office:value="212898" calcext:value-type="float">
            <text:p>212898</text:p>
          </table:table-cell>
          <table:table-cell office:value-type="float" office:value="1.099" calcext:value-type="float">
            <text:p>1.099</text:p>
          </table:table-cell>
        </table:table-row>
        <table:table-row table:style-name="ro1">
          <table:table-cell office:value-type="string" calcext:value-type="string">
            <text:p>u-ch427-n216-start-paper-x0-02</text:p>
          </table:table-cell>
          <table:table-cell office:value-type="float" office:value="154.187" calcext:value-type="float">
            <text:p>154.187</text:p>
          </table:table-cell>
          <table:table-cell office:value-type="float" office:value="45.89" calcext:value-type="float">
            <text:p>45.8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6-15T20:49:28Z</text:p>
          </table:table-cell>
          <table:table-cell office:value-type="string" calcext:value-type="string">
            <text:p>2022-06-15T22:57:55Z</text:p>
          </table:table-cell>
          <table:table-cell office:value-type="string" calcext:value-type="string">
            <text:p>2022-06-15T23:01:23Z</text:p>
          </table:table-cell>
          <table:table-cell office:value-type="string" calcext:value-type="string">
            <text:p>SUCCEEDED</text:p>
          </table:table-cell>
          <table:table-cell office:value-type="float" office:value="1828298" calcext:value-type="float">
            <text:p>1828298</text:p>
          </table:table-cell>
          <table:table-cell office:value-type="float" office:value="35932" calcext:value-type="float">
            <text:p>35932</text:p>
          </table:table-cell>
          <table:table-cell office:value-type="float" office:value="1.113" calcext:value-type="float">
            <text:p>1.113</text:p>
          </table:table-cell>
        </table:table-row>
        <table:table-row table:style-name="ro1">
          <table:table-cell office:value-type="string" calcext:value-type="string">
            <text:p>u-ch427-n216-start-paper-x0-03</text:p>
          </table:table-cell>
          <table:table-cell office:value-type="float" office:value="158.55" calcext:value-type="float">
            <text:p>158.55</text:p>
          </table:table-cell>
          <table:table-cell office:value-type="float" office:value="49.85" calcext:value-type="float">
            <text:p>49.8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2022-06-15T20:49:36Z</text:p>
          </table:table-cell>
          <table:table-cell office:value-type="string" calcext:value-type="string">
            <text:p>2022-06-15T23:44:53Z</text:p>
          </table:table-cell>
          <table:table-cell office:value-type="string" calcext:value-type="string">
            <text:p>2022-06-15T23:48:29Z</text:p>
          </table:table-cell>
          <table:table-cell office:value-type="string" calcext:value-type="string">
            <text:p>SUCCEEDED</text:p>
          </table:table-cell>
          <table:table-cell office:value-type="float" office:value="1828299" calcext:value-type="float">
            <text:p>1828299</text:p>
          </table:table-cell>
          <table:table-cell office:value-type="float" office:value="234118" calcext:value-type="float">
            <text:p>234118</text:p>
          </table:table-cell>
          <table:table-cell office:value-type="float" office:value="1.147" calcext:value-type="float">
            <text:p>1.147</text:p>
          </table:table-cell>
        </table:table-row>
        <table:table-row table:style-name="ro1">
          <table:table-cell office:value-type="string" calcext:value-type="string">
            <text:p>u-ch427-n216-start-paper-x0-04</text:p>
          </table:table-cell>
          <table:table-cell office:value-type="float" office:value="162.808" calcext:value-type="float">
            <text:p>162.808</text:p>
          </table:table-cell>
          <table:table-cell office:value-type="float" office:value="52.53" calcext:value-type="float">
            <text:p>52.5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2022-06-15T20:49:50Z</text:p>
          </table:table-cell>
          <table:table-cell office:value-type="string" calcext:value-type="string">
            <text:p>2022-06-15T23:02:54Z</text:p>
          </table:table-cell>
          <table:table-cell office:value-type="string" calcext:value-type="string">
            <text:p>2022-06-15T23:06:38Z</text:p>
          </table:table-cell>
          <table:table-cell office:value-type="string" calcext:value-type="string">
            <text:p>SUCCEEDED</text:p>
          </table:table-cell>
          <table:table-cell office:value-type="float" office:value="1828300" calcext:value-type="float">
            <text:p>1828300</text:p>
          </table:table-cell>
          <table:table-cell office:value-type="float" office:value="91242" calcext:value-type="float">
            <text:p>91242</text:p>
          </table:table-cell>
          <table:table-cell office:value-type="float" office:value="1.142" calcext:value-type="float">
            <text:p>1.142</text:p>
          </table:table-cell>
        </table:table-row>
        <table:table-row table:style-name="ro1">
          <table:table-cell office:value-type="string" calcext:value-type="string">
            <text:p>u-ch427-n216-start-paper-x0-05</text:p>
          </table:table-cell>
          <table:table-cell office:value-type="float" office:value="175.069" calcext:value-type="float">
            <text:p>175.069</text:p>
          </table:table-cell>
          <table:table-cell office:value-type="float" office:value="58.98" calcext:value-type="float">
            <text:p>58.9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2022-06-15T20:49:55Z</text:p>
          </table:table-cell>
          <table:table-cell office:value-type="string" calcext:value-type="string">
            <text:p>2022-06-15T23:53:53Z</text:p>
          </table:table-cell>
          <table:table-cell office:value-type="string" calcext:value-type="string">
            <text:p>2022-06-15T23:58:10Z</text:p>
          </table:table-cell>
          <table:table-cell office:value-type="string" calcext:value-type="string">
            <text:p>SUCCEEDED</text:p>
          </table:table-cell>
          <table:table-cell office:value-type="float" office:value="1828301" calcext:value-type="float">
            <text:p>1828301</text:p>
          </table:table-cell>
          <table:table-cell office:value-type="float" office:value="81396" calcext:value-type="float">
            <text:p>81396</text:p>
          </table:table-cell>
          <table:table-cell office:value-type="float" office:value="1.586" calcext:value-type="float">
            <text:p>1.586</text:p>
          </table:table-cell>
        </table:table-row>
        <table:table-row table:style-name="ro1">
          <table:table-cell office:value-type="string" calcext:value-type="string">
            <text:p>u-ch427-n216-start-paper-x0-06</text:p>
          </table:table-cell>
          <table:table-cell office:value-type="float" office:value="168.119" calcext:value-type="float">
            <text:p>168.119</text:p>
          </table:table-cell>
          <table:table-cell office:value-type="float" office:value="57.1" calcext:value-type="float">
            <text:p>57.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2022-06-15T20:50:09Z</text:p>
          </table:table-cell>
          <table:table-cell office:value-type="string" calcext:value-type="string">
            <text:p>2022-06-16T01:18:12Z</text:p>
          </table:table-cell>
          <table:table-cell office:value-type="string" calcext:value-type="string">
            <text:p>2022-06-16T01:22:27Z</text:p>
          </table:table-cell>
          <table:table-cell office:value-type="string" calcext:value-type="string">
            <text:p>SUCCEEDED</text:p>
          </table:table-cell>
          <table:table-cell office:value-type="float" office:value="1828302" calcext:value-type="float">
            <text:p>1828302</text:p>
          </table:table-cell>
          <table:table-cell office:value-type="float" office:value="38599" calcext:value-type="float">
            <text:p>38599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string" calcext:value-type="string">
            <text:p>u-ch427-n216-start-paper-x0-07</text:p>
          </table:table-cell>
          <table:table-cell office:value-type="float" office:value="179.203" calcext:value-type="float">
            <text:p>179.203</text:p>
          </table:table-cell>
          <table:table-cell office:value-type="float" office:value="61.05" calcext:value-type="float">
            <text:p>61.0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2022-06-15T20:50:19Z</text:p>
          </table:table-cell>
          <table:table-cell office:value-type="string" calcext:value-type="string">
            <text:p>2022-06-16T01:09:52Z</text:p>
          </table:table-cell>
          <table:table-cell office:value-type="string" calcext:value-type="string">
            <text:p>2022-06-16T01:14:40Z</text:p>
          </table:table-cell>
          <table:table-cell office:value-type="string" calcext:value-type="string">
            <text:p>SUCCEEDED</text:p>
          </table:table-cell>
          <table:table-cell office:value-type="float" office:value="1828303" calcext:value-type="float">
            <text:p>1828303</text:p>
          </table:table-cell>
          <table:table-cell office:value-type="float" office:value="172999" calcext:value-type="float">
            <text:p>172999</text:p>
          </table:table-cell>
          <table:table-cell office:value-type="float" office:value="1.452" calcext:value-type="float">
            <text:p>1.452</text:p>
          </table:table-cell>
        </table:table-row>
        <table:table-row table:style-name="ro1">
          <table:table-cell office:value-type="string" calcext:value-type="string">
            <text:p>u-ch427-n216-start-paper-x0-08</text:p>
          </table:table-cell>
          <table:table-cell office:value-type="float" office:value="201.616" calcext:value-type="float">
            <text:p>201.616</text:p>
          </table:table-cell>
          <table:table-cell office:value-type="float" office:value="64.17" calcext:value-type="float">
            <text:p>64.1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2022-06-15T20:50:27Z</text:p>
          </table:table-cell>
          <table:table-cell office:value-type="string" calcext:value-type="string">
            <text:p>2022-06-16T01:15:45Z</text:p>
          </table:table-cell>
          <table:table-cell office:value-type="string" calcext:value-type="string">
            <text:p>2022-06-16T01:20:59Z</text:p>
          </table:table-cell>
          <table:table-cell office:value-type="string" calcext:value-type="string">
            <text:p>SUCCEEDED</text:p>
          </table:table-cell>
          <table:table-cell office:value-type="float" office:value="1828304" calcext:value-type="float">
            <text:p>1828304</text:p>
          </table:table-cell>
          <table:table-cell office:value-type="float" office:value="51746" calcext:value-type="float">
            <text:p>51746</text:p>
          </table:table-cell>
          <table:table-cell office:value-type="float" office:value="1.954" calcext:value-type="float">
            <text:p>1.954</text:p>
          </table:table-cell>
        </table:table-row>
        <table:table-row table:style-name="ro1">
          <table:table-cell office:value-type="string" calcext:value-type="string">
            <text:p>u-ch427-n216-start-paper-x0-09</text:p>
          </table:table-cell>
          <table:table-cell office:value-type="float" office:value="192.774" calcext:value-type="float">
            <text:p>192.774</text:p>
          </table:table-cell>
          <table:table-cell office:value-type="float" office:value="65.3" calcext:value-type="float">
            <text:p>65.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2022-06-15T20:50:44Z</text:p>
          </table:table-cell>
          <table:table-cell office:value-type="string" calcext:value-type="string">
            <text:p>2022-06-16T01:21:32Z</text:p>
          </table:table-cell>
          <table:table-cell office:value-type="string" calcext:value-type="string">
            <text:p>2022-06-16T01:26:40Z</text:p>
          </table:table-cell>
          <table:table-cell office:value-type="string" calcext:value-type="string">
            <text:p>SUCCEEDED</text:p>
          </table:table-cell>
          <table:table-cell office:value-type="float" office:value="1828305" calcext:value-type="float">
            <text:p>1828305</text:p>
          </table:table-cell>
          <table:table-cell office:value-type="float" office:value="76954" calcext:value-type="float">
            <text:p>76954</text:p>
          </table:table-cell>
          <table:table-cell office:value-type="float" office:value="2.648" calcext:value-type="float">
            <text:p>2.648</text:p>
          </table:table-cell>
        </table:table-row>
        <table:table-row table:style-name="ro1">
          <table:table-cell office:value-type="string" calcext:value-type="string">
            <text:p>u-ch427-n216-start-paper-x0-10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70.6" calcext:value-type="float">
            <text:p>70.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2022-06-15T16:32:44Z</text:p>
          </table:table-cell>
          <table:table-cell office:value-type="string" calcext:value-type="string">
            <text:p>2022-06-15T17:50:43Z</text:p>
          </table:table-cell>
          <table:table-cell office:value-type="string" calcext:value-type="string">
            <text:p>2022-06-15T17:56:12Z</text:p>
          </table:table-cell>
          <table:table-cell office:value-type="string" calcext:value-type="string">
            <text:p>SUCCEEDED</text:p>
          </table:table-cell>
          <table:table-cell office:value-type="float" office:value="1827206" calcext:value-type="float">
            <text:p>1827206</text:p>
          </table:table-cell>
          <table:table-cell office:value-type="float" office:value="159841" calcext:value-type="float">
            <text:p>159841</text:p>
          </table:table-cell>
          <table:table-cell office:value-type="float" office:value="2.62" calcext:value-type="float">
            <text:p>2.62</text:p>
          </table:table-cell>
        </table:table-row>
        <table:table-row table:style-name="ro1">
          <table:table-cell office:value-type="string" calcext:value-type="string">
            <text:p>u-ch427-n216-start-paper-x0-11</text:p>
          </table:table-cell>
          <table:table-cell office:value-type="float" office:value="173.69" calcext:value-type="float">
            <text:p>173.69</text:p>
          </table:table-cell>
          <table:table-cell office:value-type="float" office:value="49.37" calcext:value-type="float">
            <text:p>49.3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6-18T07:42:09Z</text:p>
          </table:table-cell>
          <table:table-cell office:value-type="string" calcext:value-type="string">
            <text:p>2022-06-18T07:43:30Z</text:p>
          </table:table-cell>
          <table:table-cell office:value-type="string" calcext:value-type="string">
            <text:p>2022-06-18T07:47:17Z</text:p>
          </table:table-cell>
          <table:table-cell office:value-type="string" calcext:value-type="string">
            <text:p>SUCCEEDED</text:p>
          </table:table-cell>
          <table:table-cell office:value-type="float" office:value="1852292" calcext:value-type="float">
            <text:p>1852292</text:p>
          </table:table-cell>
          <table:table-cell office:value-type="float" office:value="106777" calcext:value-type="float">
            <text:p>106777</text:p>
          </table:table-cell>
          <table:table-cell office:value-type="float" office:value="1.251" calcext:value-type="float">
            <text:p>1.251</text:p>
          </table:table-cell>
        </table:table-row>
        <table:table-row table:style-name="ro1">
          <table:table-cell office:value-type="string" calcext:value-type="string">
            <text:p>u-ch427-n216-start-paper-x0-12</text:p>
          </table:table-cell>
          <table:table-cell office:value-type="float" office:value="164.502" calcext:value-type="float">
            <text:p>164.502</text:p>
          </table:table-cell>
          <table:table-cell office:value-type="float" office:value="49.48" calcext:value-type="float">
            <text:p>49.4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6-18T07:42:26Z</text:p>
          </table:table-cell>
          <table:table-cell office:value-type="string" calcext:value-type="string">
            <text:p>2022-06-18T07:43:30Z</text:p>
          </table:table-cell>
          <table:table-cell office:value-type="string" calcext:value-type="string">
            <text:p>2022-06-18T07:47:08Z</text:p>
          </table:table-cell>
          <table:table-cell office:value-type="string" calcext:value-type="string">
            <text:p>SUCCEEDED</text:p>
          </table:table-cell>
          <table:table-cell office:value-type="float" office:value="1852301" calcext:value-type="float">
            <text:p>1852301</text:p>
          </table:table-cell>
          <table:table-cell office:value-type="float" office:value="170080" calcext:value-type="float">
            <text:p>170080</text:p>
          </table:table-cell>
          <table:table-cell office:value-type="float" office:value="1.114" calcext:value-type="float">
            <text:p>1.114</text:p>
          </table:table-cell>
        </table:table-row>
        <table:table-row table:style-name="ro1">
          <table:table-cell office:value-type="string" calcext:value-type="string">
            <text:p>u-ch427-n216-start-paper-x0-13</text:p>
          </table:table-cell>
          <table:table-cell office:value-type="float" office:value="171.173" calcext:value-type="float">
            <text:p>171.173</text:p>
          </table:table-cell>
          <table:table-cell office:value-type="float" office:value="49.01" calcext:value-type="float">
            <text:p>49.0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2022-06-18T07:42:42Z</text:p>
          </table:table-cell>
          <table:table-cell office:value-type="string" calcext:value-type="string">
            <text:p>2022-06-18T07:47:53Z</text:p>
          </table:table-cell>
          <table:table-cell office:value-type="string" calcext:value-type="string">
            <text:p>2022-06-18T07:51:43Z</text:p>
          </table:table-cell>
          <table:table-cell office:value-type="string" calcext:value-type="string">
            <text:p>SUCCEEDED</text:p>
          </table:table-cell>
          <table:table-cell office:value-type="float" office:value="1852309" calcext:value-type="float">
            <text:p>1852309</text:p>
          </table:table-cell>
          <table:table-cell office:value-type="float" office:value="84382" calcext:value-type="float">
            <text:p>84382</text:p>
          </table:table-cell>
          <table:table-cell office:value-type="float" office:value="1.129" calcext:value-type="float">
            <text:p>1.129</text:p>
          </table:table-cell>
        </table:table-row>
        <table:table-row table:style-name="ro1">
          <table:table-cell office:value-type="string" calcext:value-type="string">
            <text:p>u-ch427-n216-start-paper-x0-14</text:p>
          </table:table-cell>
          <table:table-cell office:value-type="float" office:value="182.632" calcext:value-type="float">
            <text:p>182.632</text:p>
          </table:table-cell>
          <table:table-cell office:value-type="float" office:value="54.01" calcext:value-type="float">
            <text:p>54.0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2022-06-18T07:42:48Z</text:p>
          </table:table-cell>
          <table:table-cell office:value-type="string" calcext:value-type="string">
            <text:p>2022-06-18T07:49:35Z</text:p>
          </table:table-cell>
          <table:table-cell office:value-type="string" calcext:value-type="string">
            <text:p>2022-06-18T07:53:39Z</text:p>
          </table:table-cell>
          <table:table-cell office:value-type="string" calcext:value-type="string">
            <text:p>SUCCEEDED</text:p>
          </table:table-cell>
          <table:table-cell office:value-type="float" office:value="1852315" calcext:value-type="float">
            <text:p>1852315</text:p>
          </table:table-cell>
          <table:table-cell office:value-type="float" office:value="28417" calcext:value-type="float">
            <text:p>28417</text:p>
          </table:table-cell>
          <table:table-cell office:value-type="float" office:value="2.681" calcext:value-type="float">
            <text:p>2.681</text:p>
          </table:table-cell>
        </table:table-row>
        <table:table-row table:style-name="ro1">
          <table:table-cell office:value-type="string" calcext:value-type="string">
            <text:p>u-ch427-n216-start-paper-x0-15</text:p>
          </table:table-cell>
          <table:table-cell office:value-type="float" office:value="171.102" calcext:value-type="float">
            <text:p>171.102</text:p>
          </table:table-cell>
          <table:table-cell office:value-type="float" office:value="55.67" calcext:value-type="float">
            <text:p>55.6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2022-06-18T07:42:57Z</text:p>
          </table:table-cell>
          <table:table-cell office:value-type="string" calcext:value-type="string">
            <text:p>2022-06-18T07:44:43Z</text:p>
          </table:table-cell>
          <table:table-cell office:value-type="string" calcext:value-type="string">
            <text:p>2022-06-18T07:48:57Z</text:p>
          </table:table-cell>
          <table:table-cell office:value-type="string" calcext:value-type="string">
            <text:p>SUCCEEDED</text:p>
          </table:table-cell>
          <table:table-cell office:value-type="float" office:value="1852322" calcext:value-type="float">
            <text:p>1852322</text:p>
          </table:table-cell>
          <table:table-cell office:value-type="float" office:value="160143" calcext:value-type="float">
            <text:p>160143</text:p>
          </table:table-cell>
          <table:table-cell office:value-type="float" office:value="1.273" calcext:value-type="float">
            <text:p>1.273</text:p>
          </table:table-cell>
        </table:table-row>
        <table:table-row table:style-name="ro1">
          <table:table-cell office:value-type="string" calcext:value-type="string">
            <text:p>u-ch427-n216-start-paper-x0-16</text:p>
          </table:table-cell>
          <table:table-cell office:value-type="float" office:value="183.569" calcext:value-type="float">
            <text:p>183.569</text:p>
          </table:table-cell>
          <table:table-cell office:value-type="float" office:value="56.64" calcext:value-type="float">
            <text:p>56.6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2022-06-18T07:43:20Z</text:p>
          </table:table-cell>
          <table:table-cell office:value-type="string" calcext:value-type="string">
            <text:p>2022-06-18T07:47:53Z</text:p>
          </table:table-cell>
          <table:table-cell office:value-type="string" calcext:value-type="string">
            <text:p>2022-06-18T07:52:25Z</text:p>
          </table:table-cell>
          <table:table-cell office:value-type="string" calcext:value-type="string">
            <text:p>SUCCEEDED</text:p>
          </table:table-cell>
          <table:table-cell office:value-type="float" office:value="1852332" calcext:value-type="float">
            <text:p>1852332</text:p>
          </table:table-cell>
          <table:table-cell office:value-type="float" office:value="83450" calcext:value-type="float">
            <text:p>83450</text:p>
          </table:table-cell>
          <table:table-cell office:value-type="float" office:value="1.221" calcext:value-type="float">
            <text:p>1.221</text:p>
          </table:table-cell>
        </table:table-row>
        <table:table-row table:style-name="ro1">
          <table:table-cell office:value-type="string" calcext:value-type="string">
            <text:p>u-ch427-n216-start-paper-x0-17</text:p>
          </table:table-cell>
          <table:table-cell office:value-type="float" office:value="180.747" calcext:value-type="float">
            <text:p>180.747</text:p>
          </table:table-cell>
          <table:table-cell office:value-type="float" office:value="61.37" calcext:value-type="float">
            <text:p>61.3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2022-06-18T07:43:35Z</text:p>
          </table:table-cell>
          <table:table-cell office:value-type="string" calcext:value-type="string">
            <text:p>2022-06-18T07:54:14Z</text:p>
          </table:table-cell>
          <table:table-cell office:value-type="string" calcext:value-type="string">
            <text:p>2022-06-18T07:58:45Z</text:p>
          </table:table-cell>
          <table:table-cell office:value-type="string" calcext:value-type="string">
            <text:p>SUCCEEDED</text:p>
          </table:table-cell>
          <table:table-cell office:value-type="float" office:value="1852337" calcext:value-type="float">
            <text:p>1852337</text:p>
          </table:table-cell>
          <table:table-cell office:value-type="float" office:value="141192" calcext:value-type="float">
            <text:p>141192</text:p>
          </table:table-cell>
          <table:table-cell office:value-type="float" office:value="1.709" calcext:value-type="float">
            <text:p>1.709</text:p>
          </table:table-cell>
        </table:table-row>
        <table:table-row table:style-name="ro1">
          <table:table-cell office:value-type="string" calcext:value-type="string">
            <text:p>u-ch427-n216-start-paper-x0-18</text:p>
          </table:table-cell>
          <table:table-cell office:value-type="float" office:value="197.244" calcext:value-type="float">
            <text:p>197.244</text:p>
          </table:table-cell>
          <table:table-cell office:value-type="float" office:value="64.05" calcext:value-type="float">
            <text:p>64.0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2022-06-18T10:43:50Z</text:p>
          </table:table-cell>
          <table:table-cell office:value-type="string" calcext:value-type="string">
            <text:p>2022-06-18T15:52:09Z</text:p>
          </table:table-cell>
          <table:table-cell office:value-type="string" calcext:value-type="string">
            <text:p>2022-06-18T15:57:21Z</text:p>
          </table:table-cell>
          <table:table-cell office:value-type="string" calcext:value-type="string">
            <text:p>SUCCEEDED</text:p>
          </table:table-cell>
          <table:table-cell office:value-type="float" office:value="1855749" calcext:value-type="float">
            <text:p>1855749</text:p>
          </table:table-cell>
          <table:table-cell office:value-type="float" office:value="208323" calcext:value-type="float">
            <text:p>208323</text:p>
          </table:table-cell>
          <table:table-cell office:value-type="float" office:value="2.107" calcext:value-type="float">
            <text:p>2.107</text:p>
          </table:table-cell>
        </table:table-row>
        <table:table-row table:style-name="ro1">
          <table:table-cell office:value-type="string" calcext:value-type="string">
            <text:p>u-ch427-n216-start-paper-x0-19</text:p>
          </table:table-cell>
          <table:table-cell office:value-type="float" office:value="211.465" calcext:value-type="float">
            <text:p>211.465</text:p>
          </table:table-cell>
          <table:table-cell office:value-type="float" office:value="66.93" calcext:value-type="float">
            <text:p>66.93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2022-06-18T10:44:03Z</text:p>
          </table:table-cell>
          <table:table-cell office:value-type="string" calcext:value-type="string">
            <text:p>2022-06-18T16:58:55Z</text:p>
          </table:table-cell>
          <table:table-cell office:value-type="string" calcext:value-type="string">
            <text:p>2022-06-18T17:04:20Z</text:p>
          </table:table-cell>
          <table:table-cell office:value-type="string" calcext:value-type="string">
            <text:p>SUCCEEDED</text:p>
          </table:table-cell>
          <table:table-cell office:value-type="float" office:value="1855754" calcext:value-type="float">
            <text:p>1855754</text:p>
          </table:table-cell>
          <table:table-cell office:value-type="float" office:value="81111" calcext:value-type="float">
            <text:p>81111</text:p>
          </table:table-cell>
          <table:table-cell office:value-type="float" office:value="2.427" calcext:value-type="float">
            <text:p>2.427</text:p>
          </table:table-cell>
        </table:table-row>
        <table:table-row table:style-name="ro1">
          <table:table-cell office:value-type="string" calcext:value-type="string">
            <text:p>u-ch427-n216-start-paper-x0-20</text:p>
          </table:table-cell>
          <table:table-cell office:value-type="float" office:value="315.653" calcext:value-type="float">
            <text:p>315.653</text:p>
          </table:table-cell>
          <table:table-cell office:value-type="float" office:value="101.63" calcext:value-type="float">
            <text:p>101.6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string" calcext:value-type="string">
            <text:p>2022-06-15T16:32:59Z</text:p>
          </table:table-cell>
          <table:table-cell office:value-type="string" calcext:value-type="string">
            <text:p>2022-06-15T17:02:53Z</text:p>
          </table:table-cell>
          <table:table-cell office:value-type="string" calcext:value-type="string">
            <text:p>2022-06-15T17:12:23Z</text:p>
          </table:table-cell>
          <table:table-cell office:value-type="string" calcext:value-type="string">
            <text:p>SUCCEEDED</text:p>
          </table:table-cell>
          <table:table-cell office:value-type="float" office:value="1827208" calcext:value-type="float">
            <text:p>1827208</text:p>
          </table:table-cell>
          <table:table-cell office:value-type="float" office:value="24675" calcext:value-type="float">
            <text:p>24675</text:p>
          </table:table-cell>
          <table:table-cell office:value-type="float" office:value="8.763" calcext:value-type="float">
            <text:p>8.763</text:p>
          </table:table-cell>
        </table:table-row>
        <table:table-row table:style-name="ro1">
          <table:table-cell office:value-type="string" calcext:value-type="string">
            <text:p>u-ch427-n216-start-paper-x0-21</text:p>
          </table:table-cell>
          <table:table-cell office:value-type="float" office:value="167.536" calcext:value-type="float">
            <text:p>167.536</text:p>
          </table:table-cell>
          <table:table-cell office:value-type="float" office:value="53.74" calcext:value-type="float">
            <text:p>53.74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6-18T07:44:38Z</text:p>
          </table:table-cell>
          <table:table-cell office:value-type="string" calcext:value-type="string">
            <text:p>2022-06-18T07:49:35Z</text:p>
          </table:table-cell>
          <table:table-cell office:value-type="string" calcext:value-type="string">
            <text:p>2022-06-18T07:53:16Z</text:p>
          </table:table-cell>
          <table:table-cell office:value-type="string" calcext:value-type="string">
            <text:p>SUCCEEDED</text:p>
          </table:table-cell>
          <table:table-cell office:value-type="float" office:value="1852354" calcext:value-type="float">
            <text:p>1852354</text:p>
          </table:table-cell>
          <table:table-cell office:value-type="float" office:value="24939" calcext:value-type="float">
            <text:p>24939</text:p>
          </table:table-cell>
          <table:table-cell office:value-type="float" office:value="1.112" calcext:value-type="float">
            <text:p>1.112</text:p>
          </table:table-cell>
        </table:table-row>
        <table:table-row table:style-name="ro1">
          <table:table-cell office:value-type="string" calcext:value-type="string">
            <text:p>u-ch427-n216-start-paper-x0-22</text:p>
          </table:table-cell>
          <table:table-cell office:value-type="float" office:value="167.907" calcext:value-type="float">
            <text:p>167.907</text:p>
          </table:table-cell>
          <table:table-cell office:value-type="float" office:value="45.55" calcext:value-type="float">
            <text:p>45.55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6-18T07:44:55Z</text:p>
          </table:table-cell>
          <table:table-cell office:value-type="string" calcext:value-type="string">
            <text:p>2022-06-18T07:53:04Z</text:p>
          </table:table-cell>
          <table:table-cell office:value-type="string" calcext:value-type="string">
            <text:p>2022-06-18T07:56:46Z</text:p>
          </table:table-cell>
          <table:table-cell office:value-type="string" calcext:value-type="string">
            <text:p>SUCCEEDED</text:p>
          </table:table-cell>
          <table:table-cell office:value-type="float" office:value="1852359" calcext:value-type="float">
            <text:p>1852359</text:p>
          </table:table-cell>
          <table:table-cell office:value-type="float" office:value="242460" calcext:value-type="float">
            <text:p>242460</text:p>
          </table:table-cell>
          <table:table-cell office:value-type="float" office:value="1.135" calcext:value-type="float">
            <text:p>1.135</text:p>
          </table:table-cell>
        </table:table-row>
        <table:table-row table:style-name="ro1">
          <table:table-cell office:value-type="string" calcext:value-type="string">
            <text:p>u-ch427-n216-start-paper-x0-23</text:p>
          </table:table-cell>
          <table:table-cell office:value-type="float" office:value="162.254" calcext:value-type="float">
            <text:p>162.254</text:p>
          </table:table-cell>
          <table:table-cell office:value-type="float" office:value="49.49" calcext:value-type="float">
            <text:p>49.49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2022-06-18T07:45:31Z</text:p>
          </table:table-cell>
          <table:table-cell office:value-type="string" calcext:value-type="string">
            <text:p>2022-06-18T07:51:55Z</text:p>
          </table:table-cell>
          <table:table-cell office:value-type="string" calcext:value-type="string">
            <text:p>2022-06-18T07:55:37Z</text:p>
          </table:table-cell>
          <table:table-cell office:value-type="string" calcext:value-type="string">
            <text:p>SUCCEEDED</text:p>
          </table:table-cell>
          <table:table-cell office:value-type="float" office:value="1852370" calcext:value-type="float">
            <text:p>1852370</text:p>
          </table:table-cell>
          <table:table-cell office:value-type="float" office:value="146875" calcext:value-type="float">
            <text:p>146875</text:p>
          </table:table-cell>
          <table:table-cell office:value-type="float" office:value="1.127" calcext:value-type="float">
            <text:p>1.127</text:p>
          </table:table-cell>
        </table:table-row>
        <table:table-row table:style-name="ro1">
          <table:table-cell office:value-type="string" calcext:value-type="string">
            <text:p>u-ch427-n216-start-paper-x0-24</text:p>
          </table:table-cell>
          <table:table-cell office:value-type="float" office:value="166.52" calcext:value-type="float">
            <text:p>166.52</text:p>
          </table:table-cell>
          <table:table-cell office:value-type="float" office:value="51.77" calcext:value-type="float">
            <text:p>51.77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2022-06-18T10:46:08Z</text:p>
          </table:table-cell>
          <table:table-cell office:value-type="string" calcext:value-type="string">
            <text:p>2022-06-18T15:58:03Z</text:p>
          </table:table-cell>
          <table:table-cell office:value-type="string" calcext:value-type="string">
            <text:p>2022-06-18T16:01:51Z</text:p>
          </table:table-cell>
          <table:table-cell office:value-type="string" calcext:value-type="string">
            <text:p>SUCCEEDED</text:p>
          </table:table-cell>
          <table:table-cell office:value-type="float" office:value="1855783" calcext:value-type="float">
            <text:p>1855783</text:p>
          </table:table-cell>
          <table:table-cell office:value-type="float" office:value="114873" calcext:value-type="float">
            <text:p>114873</text:p>
          </table:table-cell>
          <table:table-cell office:value-type="float" office:value="1.155" calcext:value-type="float">
            <text:p>1.155</text:p>
          </table:table-cell>
        </table:table-row>
        <table:table-row table:style-name="ro1">
          <table:table-cell office:value-type="string" calcext:value-type="string">
            <text:p>u-ch427-n216-start-paper-x0-25</text:p>
          </table:table-cell>
          <table:table-cell office:value-type="float" office:value="172.946" calcext:value-type="float">
            <text:p>172.946</text:p>
          </table:table-cell>
          <table:table-cell office:value-type="float" office:value="55.54" calcext:value-type="float">
            <text:p>55.5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2022-06-18T10:46:28Z</text:p>
          </table:table-cell>
          <table:table-cell office:value-type="string" calcext:value-type="string">
            <text:p>2022-06-18T16:02:37Z</text:p>
          </table:table-cell>
          <table:table-cell office:value-type="string" calcext:value-type="string">
            <text:p>2022-06-18T16:06:54Z</text:p>
          </table:table-cell>
          <table:table-cell office:value-type="string" calcext:value-type="string">
            <text:p>SUCCEEDED</text:p>
          </table:table-cell>
          <table:table-cell office:value-type="float" office:value="1855790" calcext:value-type="float">
            <text:p>1855790</text:p>
          </table:table-cell>
          <table:table-cell office:value-type="float" office:value="250755" calcext:value-type="float">
            <text:p>250755</text:p>
          </table:table-cell>
          <table:table-cell office:value-type="float" office:value="1.166" calcext:value-type="float">
            <text:p>1.166</text:p>
          </table:table-cell>
        </table:table-row>
        <table:table-row table:style-name="ro1">
          <table:table-cell office:value-type="string" calcext:value-type="string">
            <text:p>u-ch427-n216-start-paper-x0-26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-ch427-n216-start-paper-x0-27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216-start-paper-x0-28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216-start-paper-x0-29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216-start-paper-x0-30</text:p>
          </table:table-cell>
          <table:table-cell office:value-type="float" office:value="422.133" calcext:value-type="float">
            <text:p>422.133</text:p>
          </table:table-cell>
          <table:table-cell office:value-type="float" office:value="130.84" calcext:value-type="float">
            <text:p>130.84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string" calcext:value-type="string">
            <text:p>2022-06-15T16:33:13Z</text:p>
          </table:table-cell>
          <table:table-cell office:value-type="string" calcext:value-type="string">
            <text:p>2022-06-15T17:36:51Z</text:p>
          </table:table-cell>
          <table:table-cell office:value-type="string" calcext:value-type="string">
            <text:p>2022-06-15T17:50:09Z</text:p>
          </table:table-cell>
          <table:table-cell office:value-type="string" calcext:value-type="string">
            <text:p>SUCCEEDED</text:p>
          </table:table-cell>
          <table:table-cell office:value-type="float" office:value="1827209" calcext:value-type="float">
            <text:p>1827209</text:p>
          </table:table-cell>
          <table:table-cell office:value-type="float" office:value="88641" calcext:value-type="float">
            <text:p>88641</text:p>
          </table:table-cell>
          <table:table-cell office:value-type="float" office:value="10.836" calcext:value-type="float">
            <text:p>10.836</text:p>
          </table:table-cell>
        </table:table-row>
        <table:table-row table:style-name="ro1">
          <table:table-cell office:value-type="string" calcext:value-type="string">
            <text:p>u-ch427-n216-start-paper-x0-50</text:p>
          </table:table-cell>
          <table:table-cell office:value-type="float" office:value="866.504" calcext:value-type="float">
            <text:p>866.504</text:p>
          </table:table-cell>
          <table:table-cell office:value-type="float" office:value="186.36" calcext:value-type="float">
            <text:p>186.36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708" calcext:value-type="float">
            <text:p>708</text:p>
          </table:table-cell>
          <table:table-cell office:value-type="string" calcext:value-type="string">
            <text:p>2022-06-15T16:48:11Z</text:p>
          </table:table-cell>
          <table:table-cell office:value-type="string" calcext:value-type="string">
            <text:p>2022-06-16T03:19:29Z</text:p>
          </table:table-cell>
          <table:table-cell office:value-type="string" calcext:value-type="string">
            <text:p>2022-06-16T03:43:33Z</text:p>
          </table:table-cell>
          <table:table-cell office:value-type="string" calcext:value-type="string">
            <text:p>SUCCEEDED</text:p>
          </table:table-cell>
          <table:table-cell office:value-type="float" office:value="1827271" calcext:value-type="float">
            <text:p>1827271</text:p>
          </table:table-cell>
          <table:table-cell office:value-type="float" office:value="190169" calcext:value-type="float">
            <text:p>190169</text:p>
          </table:table-cell>
          <table:table-cell office:value-type="float" office:value="11.189" calcext:value-type="float">
            <text:p>11.189</text:p>
          </table:table-cell>
        </table:table-row>
        <table:table-row table:style-name="ro1">
          <table:table-cell office:value-type="string" calcext:value-type="string">
            <text:p>u-ch427-n216-start-paper-x0-prec-00</text:p>
          </table:table-cell>
          <table:table-cell office:value-type="float" office:value="157.892" calcext:value-type="float">
            <text:p>157.892</text:p>
          </table:table-cell>
          <table:table-cell office:value-type="float" office:value="47.93" calcext:value-type="float">
            <text:p>47.9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6-18T18:07:47Z</text:p>
          </table:table-cell>
          <table:table-cell office:value-type="string" calcext:value-type="string">
            <text:p>2022-06-18T20:32:06Z</text:p>
          </table:table-cell>
          <table:table-cell office:value-type="string" calcext:value-type="string">
            <text:p>2022-06-18T20:35:37Z</text:p>
          </table:table-cell>
          <table:table-cell office:value-type="string" calcext:value-type="string">
            <text:p>SUCCEEDED</text:p>
          </table:table-cell>
          <table:table-cell office:value-type="float" office:value="1864264" calcext:value-type="float">
            <text:p>1864264</text:p>
          </table:table-cell>
          <table:table-cell office:value-type="float" office:value="86513" calcext:value-type="float">
            <text:p>86513</text:p>
          </table:table-cell>
          <table:table-cell office:value-type="float" office:value="1.123" calcext:value-type="float">
            <text:p>1.123</text:p>
          </table:table-cell>
        </table:table-row>
        <table:table-row table:style-name="ro1">
          <table:table-cell office:value-type="string" calcext:value-type="string">
            <text:p>u-ch427-n216-template-start-paper</text:p>
          </table:table-cell>
          <table:table-cell office:value-type="float" office:value="249.753" calcext:value-type="float">
            <text:p>249.753</text:p>
          </table:table-cell>
          <table:table-cell office:value-type="float" office:value="48.29" calcext:value-type="float">
            <text:p>48.29</text:p>
          </table:table-cell>
          <table:table-cell table:number-columns-repeated="2"/>
          <table:table-cell office:value-type="string" calcext:value-type="string">
            <text:p>er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3-08T18:44:51Z</text:p>
          </table:table-cell>
          <table:table-cell office:value-type="string" calcext:value-type="string">
            <text:p>2022-03-08T18:45:17Z</text:p>
          </table:table-cell>
          <table:table-cell office:value-type="string" calcext:value-type="string">
            <text:p>2022-03-08T18:49:51Z</text:p>
          </table:table-cell>
          <table:table-cell office:value-type="string" calcext:value-type="string">
            <text:p>SUCCEEDED</text:p>
          </table:table-cell>
          <table:table-cell office:value-type="float" office:value="1221341" calcext:value-type="float">
            <text:p>1221341</text:p>
          </table:table-cell>
          <table:table-cell office:value-type="float" office:value="7307" calcext:value-type="float">
            <text:p>7307</text:p>
          </table:table-cell>
          <table:table-cell office:value-type="float" office:value="3.192" calcext:value-type="float">
            <text:p>3.192</text:p>
          </table:table-cell>
        </table:table-row>
        <table:table-row table:style-name="ro1">
          <table:table-cell office:value-type="string" calcext:value-type="string">
            <text:p>u-ch427-n216-template-start-paper-00</text:p>
          </table:table-cell>
          <table:table-cell office:value-type="float" office:value="155.401" calcext:value-type="float">
            <text:p>155.401</text:p>
          </table:table-cell>
          <table:table-cell office:value-type="float" office:value="46.66" calcext:value-type="float">
            <text:p>46.6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6-13T18:08:44Z</text:p>
          </table:table-cell>
          <table:table-cell office:value-type="string" calcext:value-type="string">
            <text:p>2022-06-13T18:59:49Z</text:p>
          </table:table-cell>
          <table:table-cell office:value-type="string" calcext:value-type="string">
            <text:p>2022-06-13T19:03:52Z</text:p>
          </table:table-cell>
          <table:table-cell office:value-type="string" calcext:value-type="string">
            <text:p>SUCCEEDED</text:p>
          </table:table-cell>
          <table:table-cell office:value-type="float" office:value="1814959" calcext:value-type="float">
            <text:p>1814959</text:p>
          </table:table-cell>
          <table:table-cell office:value-type="float" office:value="143356" calcext:value-type="float">
            <text:p>143356</text:p>
          </table:table-cell>
          <table:table-cell office:value-type="float" office:value="1.114" calcext:value-type="float">
            <text:p>1.114</text:p>
          </table:table-cell>
        </table:table-row>
        <table:table-row table:style-name="ro1">
          <table:table-cell office:value-type="string" calcext:value-type="string">
            <text:p>u-ch427-n216-template-start-paper-ms-00</text:p>
          </table:table-cell>
          <table:table-cell office:value-type="float" office:value="163.363" calcext:value-type="float">
            <text:p>163.363</text:p>
          </table:table-cell>
          <table:table-cell office:value-type="float" office:value="47.15" calcext:value-type="float">
            <text:p>47.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6-18T01:10:08Z</text:p>
          </table:table-cell>
          <table:table-cell office:value-type="string" calcext:value-type="string">
            <text:p>2022-06-18T01:11:05Z</text:p>
          </table:table-cell>
          <table:table-cell office:value-type="string" calcext:value-type="string">
            <text:p>2022-06-18T01:14:36Z</text:p>
          </table:table-cell>
          <table:table-cell office:value-type="string" calcext:value-type="string">
            <text:p>SUCCEEDED</text:p>
          </table:table-cell>
          <table:table-cell office:value-type="float" office:value="1846939" calcext:value-type="float">
            <text:p>1846939</text:p>
          </table:table-cell>
          <table:table-cell office:value-type="float" office:value="55510" calcext:value-type="float">
            <text:p>55510</text:p>
          </table:table-cell>
          <table:table-cell office:value-type="float" office:value="1.249" calcext:value-type="float">
            <text:p>1.249</text:p>
          </table:table-cell>
        </table:table-row>
        <table:table-row table:style-name="ro1">
          <table:table-cell office:value-type="string" calcext:value-type="string">
            <text:p>u-ch427-n216-template-start-paper-prec-00</text:p>
          </table:table-cell>
          <table:table-cell office:value-type="float" office:value="151.111" calcext:value-type="float">
            <text:p>151.111</text:p>
          </table:table-cell>
          <table:table-cell office:value-type="float" office:value="43.82" calcext:value-type="float">
            <text:p>43.8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6-18T14:11:10Z</text:p>
          </table:table-cell>
          <table:table-cell office:value-type="string" calcext:value-type="string">
            <text:p>2022-06-18T15:58:39Z</text:p>
          </table:table-cell>
          <table:table-cell office:value-type="string" calcext:value-type="string">
            <text:p>2022-06-18T16:01:53Z</text:p>
          </table:table-cell>
          <table:table-cell office:value-type="string" calcext:value-type="string">
            <text:p>SUCCEEDED</text:p>
          </table:table-cell>
          <table:table-cell office:value-type="float" office:value="1859846" calcext:value-type="float">
            <text:p>1859846</text:p>
          </table:table-cell>
          <table:table-cell office:value-type="float" office:value="7575" calcext:value-type="float">
            <text:p>7575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string" calcext:value-type="string">
            <text:p>u-ch427-n216-template-start-paper-x-00</text:p>
          </table:table-cell>
          <table:table-cell office:value-type="float" office:value="133.124" calcext:value-type="float">
            <text:p>133.124</text:p>
          </table:table-cell>
          <table:table-cell office:value-type="float" office:value="45.33" calcext:value-type="float">
            <text:p>45.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6-14T23:41:59Z</text:p>
          </table:table-cell>
          <table:table-cell office:value-type="string" calcext:value-type="string">
            <text:p>2022-06-14T23:42:50Z</text:p>
          </table:table-cell>
          <table:table-cell office:value-type="string" calcext:value-type="string">
            <text:p>2022-06-14T23:45:43Z</text:p>
          </table:table-cell>
          <table:table-cell office:value-type="string" calcext:value-type="string">
            <text:p>SUCCEEDED</text:p>
          </table:table-cell>
          <table:table-cell office:value-type="float" office:value="1821948" calcext:value-type="float">
            <text:p>1821948</text:p>
          </table:table-cell>
          <table:table-cell office:value-type="float" office:value="15311" calcext:value-type="float">
            <text:p>15311</text:p>
          </table:table-cell>
          <table:table-cell office:value-type="float" office:value="0.866" calcext:value-type="float">
            <text:p>0.866</text:p>
          </table:table-cell>
        </table:table-row>
        <table:table-row table:style-name="ro1">
          <table:table-cell office:value-type="string" calcext:value-type="string">
            <text:p>u-ch427-n216-template-start-paper-x0-00</text:p>
          </table:table-cell>
          <table:table-cell office:value-type="float" office:value="168.931" calcext:value-type="float">
            <text:p>168.931</text:p>
          </table:table-cell>
          <table:table-cell office:value-type="float" office:value="45.72" calcext:value-type="float">
            <text:p>45.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6-15T00:36:59Z</text:p>
          </table:table-cell>
          <table:table-cell office:value-type="string" calcext:value-type="string">
            <text:p>2022-06-15T02:31:26Z</text:p>
          </table:table-cell>
          <table:table-cell office:value-type="string" calcext:value-type="string">
            <text:p>2022-06-15T02:35:38Z</text:p>
          </table:table-cell>
          <table:table-cell office:value-type="string" calcext:value-type="string">
            <text:p>SUCCEEDED</text:p>
          </table:table-cell>
          <table:table-cell office:value-type="float" office:value="1822192" calcext:value-type="float">
            <text:p>1822192</text:p>
          </table:table-cell>
          <table:table-cell office:value-type="float" office:value="187410" calcext:value-type="float">
            <text:p>187410</text:p>
          </table:table-cell>
          <table:table-cell office:value-type="float" office:value="1.113" calcext:value-type="float">
            <text:p>1.113</text:p>
          </table:table-cell>
        </table:table-row>
        <table:table-row table:style-name="ro1">
          <table:table-cell office:value-type="string" calcext:value-type="string">
            <text:p>u-ch427-n216-template-start-paper-x0-prec-00</text:p>
          </table:table-cell>
          <table:table-cell office:value-type="float" office:value="153.03" calcext:value-type="float">
            <text:p>153.03</text:p>
          </table:table-cell>
          <table:table-cell office:value-type="float" office:value="45.11" calcext:value-type="float">
            <text:p>45.1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6-18T12:44:42Z</text:p>
          </table:table-cell>
          <table:table-cell office:value-type="string" calcext:value-type="string">
            <text:p>2022-06-18T13:00:30Z</text:p>
          </table:table-cell>
          <table:table-cell office:value-type="string" calcext:value-type="string">
            <text:p>2022-06-18T13:03:54Z</text:p>
          </table:table-cell>
          <table:table-cell office:value-type="string" calcext:value-type="string">
            <text:p>SUCCEEDED</text:p>
          </table:table-cell>
          <table:table-cell office:value-type="float" office:value="1858027" calcext:value-type="float">
            <text:p>1858027</text:p>
          </table:table-cell>
          <table:table-cell office:value-type="float" office:value="84518" calcext:value-type="float">
            <text:p>84518</text:p>
          </table:table-cell>
          <table:table-cell office:value-type="float" office:value="1.116" calcext:value-type="float">
            <text:p>1.116</text:p>
          </table:table-cell>
        </table:table-row>
        <table:table-row table:style-name="ro1">
          <table:table-cell office:value-type="string" calcext:value-type="string">
            <text:p>u-ch427-n216-template-start-paper-x5-00</text:p>
          </table:table-cell>
          <table:table-cell office:value-type="float" office:value="156.413" calcext:value-type="float">
            <text:p>156.413</text:p>
          </table:table-cell>
          <table:table-cell office:value-type="float" office:value="44.76" calcext:value-type="float">
            <text:p>44.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6-18T17:11:34Z</text:p>
          </table:table-cell>
          <table:table-cell office:value-type="string" calcext:value-type="string">
            <text:p>2022-06-18T17:42:24Z</text:p>
          </table:table-cell>
          <table:table-cell office:value-type="string" calcext:value-type="string">
            <text:p>2022-06-18T17:45:56Z</text:p>
          </table:table-cell>
          <table:table-cell office:value-type="string" calcext:value-type="string">
            <text:p>SUCCEEDED</text:p>
          </table:table-cell>
          <table:table-cell office:value-type="float" office:value="1863323" calcext:value-type="float">
            <text:p>1863323</text:p>
          </table:table-cell>
          <table:table-cell office:value-type="float" office:value="256558" calcext:value-type="float">
            <text:p>256558</text:p>
          </table:table-cell>
          <table:table-cell office:value-type="float" office:value="1.214" calcext:value-type="float">
            <text:p>1.214</text:p>
          </table:table-cell>
        </table:table-row>
        <table:table-row table:style-name="ro1">
          <table:table-cell office:value-type="string" calcext:value-type="string">
            <text:p>u-ch427-n512-start-paper-00</text:p>
          </table:table-cell>
          <table:table-cell office:value-type="float" office:value="4690.243" calcext:value-type="float">
            <text:p>4690.243</text:p>
          </table:table-cell>
          <table:table-cell office:value-type="float" office:value="91.42" calcext:value-type="float">
            <text:p>91.4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2022-06-14T14:14:46Z</text:p>
          </table:table-cell>
          <table:table-cell office:value-type="string" calcext:value-type="string">
            <text:p>2022-06-14T14:15:09Z</text:p>
          </table:table-cell>
          <table:table-cell office:value-type="string" calcext:value-type="string">
            <text:p>2022-06-14T15:33:41Z</text:p>
          </table:table-cell>
          <table:table-cell office:value-type="string" calcext:value-type="string">
            <text:p>SUCCEEDED</text:p>
          </table:table-cell>
          <table:table-cell office:value-type="float" office:value="1819620" calcext:value-type="float">
            <text:p>1819620</text:p>
          </table:table-cell>
          <table:table-cell office:value-type="float" office:value="120611" calcext:value-type="float">
            <text:p>120611</text:p>
          </table:table-cell>
          <table:table-cell office:value-type="float" office:value="32.236" calcext:value-type="float">
            <text:p>32.236</text:p>
          </table:table-cell>
        </table:table-row>
        <table:table-row table:style-name="ro1">
          <table:table-cell office:value-type="string" calcext:value-type="string">
            <text:p>u-ch427-n512-start-paper-01</text:p>
          </table:table-cell>
          <table:table-cell office:value-type="float" office:value="5789.466" calcext:value-type="float">
            <text:p>5789.466</text:p>
          </table:table-cell>
          <table:table-cell office:value-type="float" office:value="106.98" calcext:value-type="float">
            <text:p>106.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2022-06-14T14:15:12Z</text:p>
          </table:table-cell>
          <table:table-cell office:value-type="string" calcext:value-type="string">
            <text:p>2022-06-14T16:11:14Z</text:p>
          </table:table-cell>
          <table:table-cell office:value-type="string" calcext:value-type="string">
            <text:p>2022-06-14T17:48:30Z</text:p>
          </table:table-cell>
          <table:table-cell office:value-type="string" calcext:value-type="string">
            <text:p>SUCCEEDED</text:p>
          </table:table-cell>
          <table:table-cell office:value-type="float" office:value="1819622" calcext:value-type="float">
            <text:p>1819622</text:p>
          </table:table-cell>
          <table:table-cell office:value-type="float" office:value="13298" calcext:value-type="float">
            <text:p>13298</text:p>
          </table:table-cell>
          <table:table-cell office:value-type="float" office:value="38.514" calcext:value-type="float">
            <text:p>38.514</text:p>
          </table:table-cell>
        </table:table-row>
        <table:table-row table:style-name="ro1">
          <table:table-cell office:value-type="string" calcext:value-type="string">
            <text:p>u-ch427-n512-start-paper-02</text:p>
          </table:table-cell>
          <table:table-cell office:value-type="float" office:value="5546.435" calcext:value-type="float">
            <text:p>5546.435</text:p>
          </table:table-cell>
          <table:table-cell office:value-type="float" office:value="119.73" calcext:value-type="float">
            <text:p>119.7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2022-06-16T06:04:56Z</text:p>
          </table:table-cell>
          <table:table-cell office:value-type="string" calcext:value-type="string">
            <text:p>2022-06-16T08:32:36Z</text:p>
          </table:table-cell>
          <table:table-cell office:value-type="string" calcext:value-type="string">
            <text:p>2022-06-16T10:05:55Z</text:p>
          </table:table-cell>
          <table:table-cell office:value-type="string" calcext:value-type="string">
            <text:p>SUCCEEDED</text:p>
          </table:table-cell>
          <table:table-cell office:value-type="float" office:value="1830288" calcext:value-type="float">
            <text:p>1830288</text:p>
          </table:table-cell>
          <table:table-cell office:value-type="float" office:value="222865" calcext:value-type="float">
            <text:p>222865</text:p>
          </table:table-cell>
          <table:table-cell office:value-type="float" office:value="61.764" calcext:value-type="float">
            <text:p>61.764</text:p>
          </table:table-cell>
        </table:table-row>
        <table:table-row table:style-name="ro1">
          <table:table-cell office:value-type="string" calcext:value-type="string">
            <text:p>u-ch427-n512-start-paper-03</text:p>
          </table:table-cell>
          <table:table-cell office:value-type="float" office:value="5498.844" calcext:value-type="float">
            <text:p>5498.844</text:p>
          </table:table-cell>
          <table:table-cell office:value-type="float" office:value="128.3" calcext:value-type="float">
            <text:p>128.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2022-06-16T06:05:06Z</text:p>
          </table:table-cell>
          <table:table-cell office:value-type="string" calcext:value-type="string">
            <text:p>2022-06-16T06:33:47Z</text:p>
          </table:table-cell>
          <table:table-cell office:value-type="string" calcext:value-type="string">
            <text:p>2022-06-16T08:06:40Z</text:p>
          </table:table-cell>
          <table:table-cell office:value-type="string" calcext:value-type="string">
            <text:p>SUCCEEDED</text:p>
          </table:table-cell>
          <table:table-cell office:value-type="float" office:value="1830289" calcext:value-type="float">
            <text:p>1830289</text:p>
          </table:table-cell>
          <table:table-cell office:value-type="float" office:value="197441" calcext:value-type="float">
            <text:p>197441</text:p>
          </table:table-cell>
          <table:table-cell office:value-type="float" office:value="37.205" calcext:value-type="float">
            <text:p>37.205</text:p>
          </table:table-cell>
        </table:table-row>
        <table:table-row table:style-name="ro1">
          <table:table-cell office:value-type="string" calcext:value-type="string">
            <text:p>u-ch427-n512-start-paper-04</text:p>
          </table:table-cell>
          <table:table-cell office:value-type="float" office:value="5879.055" calcext:value-type="float">
            <text:p>5879.055</text:p>
          </table:table-cell>
          <table:table-cell office:value-type="float" office:value="157.86" calcext:value-type="float">
            <text:p>157.8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2022-06-16T06:05:16Z</text:p>
          </table:table-cell>
          <table:table-cell office:value-type="string" calcext:value-type="string">
            <text:p>2022-06-16T08:11:52Z</text:p>
          </table:table-cell>
          <table:table-cell office:value-type="string" calcext:value-type="string">
            <text:p>2022-06-16T09:51:22Z</text:p>
          </table:table-cell>
          <table:table-cell office:value-type="string" calcext:value-type="string">
            <text:p>SUCCEEDED</text:p>
          </table:table-cell>
          <table:table-cell office:value-type="float" office:value="1830291" calcext:value-type="float">
            <text:p>1830291</text:p>
          </table:table-cell>
          <table:table-cell office:value-type="float" office:value="187691" calcext:value-type="float">
            <text:p>187691</text:p>
          </table:table-cell>
          <table:table-cell office:value-type="float" office:value="70.912" calcext:value-type="float">
            <text:p>70.912</text:p>
          </table:table-cell>
        </table:table-row>
        <table:table-row table:style-name="ro1">
          <table:table-cell office:value-type="string" calcext:value-type="string">
            <text:p>u-ch427-n512-start-paper-05</text:p>
          </table:table-cell>
          <table:table-cell office:value-type="float" office:value="5474.939" calcext:value-type="float">
            <text:p>5474.939</text:p>
          </table:table-cell>
          <table:table-cell office:value-type="float" office:value="145.22" calcext:value-type="float">
            <text:p>145.2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2022-06-16T06:05:32Z</text:p>
          </table:table-cell>
          <table:table-cell office:value-type="string" calcext:value-type="string">
            <text:p>2022-06-16T06:25:56Z</text:p>
          </table:table-cell>
          <table:table-cell office:value-type="string" calcext:value-type="string">
            <text:p>2022-06-16T07:58:35Z</text:p>
          </table:table-cell>
          <table:table-cell office:value-type="string" calcext:value-type="string">
            <text:p>SUCCEEDED</text:p>
          </table:table-cell>
          <table:table-cell office:value-type="float" office:value="1830293" calcext:value-type="float">
            <text:p>1830293</text:p>
          </table:table-cell>
          <table:table-cell office:value-type="float" office:value="215226" calcext:value-type="float">
            <text:p>215226</text:p>
          </table:table-cell>
          <table:table-cell office:value-type="float" office:value="38.451" calcext:value-type="float">
            <text:p>38.451</text:p>
          </table:table-cell>
        </table:table-row>
        <table:table-row table:style-name="ro1">
          <table:table-cell office:value-type="string" calcext:value-type="string">
            <text:p>u-ch427-n512-start-paper-06</text:p>
          </table:table-cell>
          <table:table-cell office:value-type="float" office:value="5779.83" calcext:value-type="float">
            <text:p>5779.83</text:p>
          </table:table-cell>
          <table:table-cell office:value-type="float" office:value="155.29" calcext:value-type="float">
            <text:p>155.2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string" calcext:value-type="string">
            <text:p>2022-06-16T05:55:44Z</text:p>
          </table:table-cell>
          <table:table-cell office:value-type="string" calcext:value-type="string">
            <text:p>2022-06-16T06:04:46Z</text:p>
          </table:table-cell>
          <table:table-cell office:value-type="string" calcext:value-type="string">
            <text:p>2022-06-16T07:42:53Z</text:p>
          </table:table-cell>
          <table:table-cell office:value-type="string" calcext:value-type="string">
            <text:p>SUCCEEDED</text:p>
          </table:table-cell>
          <table:table-cell office:value-type="float" office:value="1830251" calcext:value-type="float">
            <text:p>1830251</text:p>
          </table:table-cell>
          <table:table-cell office:value-type="float" office:value="53971" calcext:value-type="float">
            <text:p>53971</text:p>
          </table:table-cell>
          <table:table-cell office:value-type="float" office:value="40.88" calcext:value-type="float">
            <text:p>40.88</text:p>
          </table:table-cell>
        </table:table-row>
        <table:table-row table:style-name="ro1">
          <table:table-cell office:value-type="string" calcext:value-type="string">
            <text:p>u-ch427-n512-start-paper-07</text:p>
          </table:table-cell>
          <table:table-cell office:value-type="float" office:value="5814.131" calcext:value-type="float">
            <text:p>5814.131</text:p>
          </table:table-cell>
          <table:table-cell office:value-type="float" office:value="183.84" calcext:value-type="float">
            <text:p>183.8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2022-06-16T05:56:00Z</text:p>
          </table:table-cell>
          <table:table-cell office:value-type="string" calcext:value-type="string">
            <text:p>2022-06-16T19:37:12Z</text:p>
          </table:table-cell>
          <table:table-cell office:value-type="string" calcext:value-type="string">
            <text:p>2022-06-16T21:16:17Z</text:p>
          </table:table-cell>
          <table:table-cell office:value-type="string" calcext:value-type="string">
            <text:p>SUCCEEDED</text:p>
          </table:table-cell>
          <table:table-cell office:value-type="float" office:value="1830254" calcext:value-type="float">
            <text:p>1830254</text:p>
          </table:table-cell>
          <table:table-cell office:value-type="float" office:value="75867" calcext:value-type="float">
            <text:p>75867</text:p>
          </table:table-cell>
          <table:table-cell office:value-type="float" office:value="39.28" calcext:value-type="float">
            <text:p>39.28</text:p>
          </table:table-cell>
        </table:table-row>
        <table:table-row table:style-name="ro1">
          <table:table-cell office:value-type="string" calcext:value-type="string">
            <text:p>u-ch427-n512-start-paper-08</text:p>
          </table:table-cell>
          <table:table-cell office:value-type="float" office:value="5623.347" calcext:value-type="float">
            <text:p>5623.347</text:p>
          </table:table-cell>
          <table:table-cell office:value-type="float" office:value="177.5" calcext:value-type="float">
            <text:p>177.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2022-06-16T05:56:11Z</text:p>
          </table:table-cell>
          <table:table-cell office:value-type="string" calcext:value-type="string">
            <text:p>2022-06-16T19:30:16Z</text:p>
          </table:table-cell>
          <table:table-cell office:value-type="string" calcext:value-type="string">
            <text:p>2022-06-16T21:06:16Z</text:p>
          </table:table-cell>
          <table:table-cell office:value-type="string" calcext:value-type="string">
            <text:p>SUCCEEDED</text:p>
          </table:table-cell>
          <table:table-cell office:value-type="float" office:value="1830255" calcext:value-type="float">
            <text:p>1830255</text:p>
          </table:table-cell>
          <table:table-cell office:value-type="float" office:value="150077" calcext:value-type="float">
            <text:p>150077</text:p>
          </table:table-cell>
          <table:table-cell office:value-type="float" office:value="50.186" calcext:value-type="float">
            <text:p>50.186</text:p>
          </table:table-cell>
        </table:table-row>
        <table:table-row table:style-name="ro1">
          <table:table-cell office:value-type="string" calcext:value-type="string">
            <text:p>u-ch427-n512-start-paper-09</text:p>
          </table:table-cell>
          <table:table-cell office:value-type="float" office:value="5838.095" calcext:value-type="float">
            <text:p>5838.095</text:p>
          </table:table-cell>
          <table:table-cell office:value-type="float" office:value="206.47" calcext:value-type="float">
            <text:p>206.4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string" calcext:value-type="string">
            <text:p>2022-06-16T05:56:28Z</text:p>
          </table:table-cell>
          <table:table-cell office:value-type="string" calcext:value-type="string">
            <text:p>2022-06-16T23:27:12Z</text:p>
          </table:table-cell>
          <table:table-cell office:value-type="string" calcext:value-type="string">
            <text:p>2022-06-17T01:07:11Z</text:p>
          </table:table-cell>
          <table:table-cell office:value-type="string" calcext:value-type="string">
            <text:p>SUCCEEDED</text:p>
          </table:table-cell>
          <table:table-cell office:value-type="float" office:value="1830257" calcext:value-type="float">
            <text:p>1830257</text:p>
          </table:table-cell>
          <table:table-cell office:value-type="float" office:value="91668" calcext:value-type="float">
            <text:p>91668</text:p>
          </table:table-cell>
          <table:table-cell office:value-type="float" office:value="39.668" calcext:value-type="float">
            <text:p>39.668</text:p>
          </table:table-cell>
        </table:table-row>
        <table:table-row table:style-name="ro1">
          <table:table-cell office:value-type="string" calcext:value-type="string">
            <text:p>u-ch427-n512-start-paper-10</text:p>
          </table:table-cell>
          <table:table-cell office:value-type="float" office:value="5899.427" calcext:value-type="float">
            <text:p>5899.427</text:p>
          </table:table-cell>
          <table:table-cell office:value-type="float" office:value="195.07" calcext:value-type="float">
            <text:p>195.0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string" calcext:value-type="string">
            <text:p>2022-06-14T14:20:38Z</text:p>
          </table:table-cell>
          <table:table-cell office:value-type="string" calcext:value-type="string">
            <text:p>2022-06-15T02:08:35Z</text:p>
          </table:table-cell>
          <table:table-cell office:value-type="string" calcext:value-type="string">
            <text:p>2022-06-15T03:49:55Z</text:p>
          </table:table-cell>
          <table:table-cell office:value-type="string" calcext:value-type="string">
            <text:p>SUCCEEDED</text:p>
          </table:table-cell>
          <table:table-cell office:value-type="float" office:value="1819636" calcext:value-type="float">
            <text:p>1819636</text:p>
          </table:table-cell>
          <table:table-cell office:value-type="float" office:value="138486" calcext:value-type="float">
            <text:p>138486</text:p>
          </table:table-cell>
          <table:table-cell office:value-type="float" office:value="41.808" calcext:value-type="float">
            <text:p>41.808</text:p>
          </table:table-cell>
        </table:table-row>
        <table:table-row table:style-name="ro1">
          <table:table-cell office:value-type="string" calcext:value-type="string">
            <text:p>u-ch427-n512-start-paper-11</text:p>
          </table:table-cell>
          <table:table-cell office:value-type="float" office:value="5694.087" calcext:value-type="float">
            <text:p>5694.087</text:p>
          </table:table-cell>
          <table:table-cell office:value-type="float" office:value="182.3" calcext:value-type="float">
            <text:p>182.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2022-06-16T22:02:32Z</text:p>
          </table:table-cell>
          <table:table-cell office:value-type="string" calcext:value-type="string">
            <text:p>2022-06-16T23:28:47Z</text:p>
          </table:table-cell>
          <table:table-cell office:value-type="string" calcext:value-type="string">
            <text:p>2022-06-17T01:04:32Z</text:p>
          </table:table-cell>
          <table:table-cell office:value-type="string" calcext:value-type="string">
            <text:p>SUCCEEDED</text:p>
          </table:table-cell>
          <table:table-cell office:value-type="float" office:value="1835063" calcext:value-type="float">
            <text:p>1835063</text:p>
          </table:table-cell>
          <table:table-cell office:value-type="float" office:value="15719" calcext:value-type="float">
            <text:p>15719</text:p>
          </table:table-cell>
          <table:table-cell office:value-type="float" office:value="48.824" calcext:value-type="float">
            <text:p>48.824</text:p>
          </table:table-cell>
        </table:table-row>
        <table:table-row table:style-name="ro1">
          <table:table-cell office:value-type="string" calcext:value-type="string">
            <text:p>u-ch427-n512-start-paper-12</text:p>
          </table:table-cell>
          <table:table-cell office:value-type="float" office:value="5420.607" calcext:value-type="float">
            <text:p>5420.607</text:p>
          </table:table-cell>
          <table:table-cell office:value-type="float" office:value="159.48" calcext:value-type="float">
            <text:p>159.4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2022-06-16T22:02:46Z</text:p>
          </table:table-cell>
          <table:table-cell office:value-type="string" calcext:value-type="string">
            <text:p>2022-06-16T23:33:02Z</text:p>
          </table:table-cell>
          <table:table-cell office:value-type="string" calcext:value-type="string">
            <text:p>2022-06-17T01:04:14Z</text:p>
          </table:table-cell>
          <table:table-cell office:value-type="string" calcext:value-type="string">
            <text:p>SUCCEEDED</text:p>
          </table:table-cell>
          <table:table-cell office:value-type="float" office:value="1835064" calcext:value-type="float">
            <text:p>1835064</text:p>
          </table:table-cell>
          <table:table-cell office:value-type="float" office:value="63510" calcext:value-type="float">
            <text:p>63510</text:p>
          </table:table-cell>
          <table:table-cell office:value-type="float" office:value="41.718" calcext:value-type="float">
            <text:p>41.718</text:p>
          </table:table-cell>
        </table:table-row>
        <table:table-row table:style-name="ro1">
          <table:table-cell office:value-type="string" calcext:value-type="string">
            <text:p>u-ch427-n512-start-paper-13</text:p>
          </table:table-cell>
          <table:table-cell office:value-type="float" office:value="5548.964" calcext:value-type="float">
            <text:p>5548.964</text:p>
          </table:table-cell>
          <table:table-cell office:value-type="float" office:value="127.09" calcext:value-type="float">
            <text:p>127.09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2022-06-16T22:02:58Z</text:p>
          </table:table-cell>
          <table:table-cell office:value-type="string" calcext:value-type="string">
            <text:p>2022-06-17T04:24:35Z</text:p>
          </table:table-cell>
          <table:table-cell office:value-type="string" calcext:value-type="string">
            <text:p>2022-06-17T05:58:01Z</text:p>
          </table:table-cell>
          <table:table-cell office:value-type="string" calcext:value-type="string">
            <text:p>SUCCEEDED</text:p>
          </table:table-cell>
          <table:table-cell office:value-type="float" office:value="1835066" calcext:value-type="float">
            <text:p>1835066</text:p>
          </table:table-cell>
          <table:table-cell office:value-type="float" office:value="157496" calcext:value-type="float">
            <text:p>157496</text:p>
          </table:table-cell>
          <table:table-cell office:value-type="float" office:value="37.496" calcext:value-type="float">
            <text:p>37.496</text:p>
          </table:table-cell>
        </table:table-row>
        <table:table-row table:style-name="ro1">
          <table:table-cell office:value-type="string" calcext:value-type="string">
            <text:p>u-ch427-n512-start-paper-14</text:p>
          </table:table-cell>
          <table:table-cell office:value-type="float" office:value="5501.896" calcext:value-type="float">
            <text:p>5501.896</text:p>
          </table:table-cell>
          <table:table-cell office:value-type="float" office:value="139.64" calcext:value-type="float">
            <text:p>139.6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2022-06-16T22:03:18Z</text:p>
          </table:table-cell>
          <table:table-cell office:value-type="string" calcext:value-type="string">
            <text:p>2022-06-17T00:09:05Z</text:p>
          </table:table-cell>
          <table:table-cell office:value-type="string" calcext:value-type="string">
            <text:p>2022-06-17T01:42:05Z</text:p>
          </table:table-cell>
          <table:table-cell office:value-type="string" calcext:value-type="string">
            <text:p>SUCCEEDED</text:p>
          </table:table-cell>
          <table:table-cell office:value-type="float" office:value="1835068" calcext:value-type="float">
            <text:p>1835068</text:p>
          </table:table-cell>
          <table:table-cell office:value-type="float" office:value="12716" calcext:value-type="float">
            <text:p>12716</text:p>
          </table:table-cell>
          <table:table-cell office:value-type="float" office:value="46.922" calcext:value-type="float">
            <text:p>46.922</text:p>
          </table:table-cell>
        </table:table-row>
        <table:table-row table:style-name="ro1">
          <table:table-cell office:value-type="string" calcext:value-type="string">
            <text:p>u-ch427-n512-start-paper-15</text:p>
          </table:table-cell>
          <table:table-cell office:value-type="float" office:value="5574.571" calcext:value-type="float">
            <text:p>5574.571</text:p>
          </table:table-cell>
          <table:table-cell office:value-type="float" office:value="148.15" calcext:value-type="float">
            <text:p>148.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2022-06-16T22:03:30Z</text:p>
          </table:table-cell>
          <table:table-cell office:value-type="string" calcext:value-type="string">
            <text:p>2022-06-17T01:06:49Z</text:p>
          </table:table-cell>
          <table:table-cell office:value-type="string" calcext:value-type="string">
            <text:p>2022-06-17T02:42:00Z</text:p>
          </table:table-cell>
          <table:table-cell office:value-type="string" calcext:value-type="string">
            <text:p>SUCCEEDED</text:p>
          </table:table-cell>
          <table:table-cell office:value-type="float" office:value="1835069" calcext:value-type="float">
            <text:p>1835069</text:p>
          </table:table-cell>
          <table:table-cell office:value-type="float" office:value="87733" calcext:value-type="float">
            <text:p>87733</text:p>
          </table:table-cell>
          <table:table-cell office:value-type="float" office:value="78.479" calcext:value-type="float">
            <text:p>78.479</text:p>
          </table:table-cell>
        </table:table-row>
        <table:table-row table:style-name="ro1">
          <table:table-cell office:value-type="string" calcext:value-type="string">
            <text:p>u-ch427-n512-start-paper-16</text:p>
          </table:table-cell>
          <table:table-cell office:value-type="float" office:value="5813.659" calcext:value-type="float">
            <text:p>5813.659</text:p>
          </table:table-cell>
          <table:table-cell office:value-type="float" office:value="158.5" calcext:value-type="float">
            <text:p>158.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string" calcext:value-type="string">
            <text:p>2022-06-16T22:03:45Z</text:p>
          </table:table-cell>
          <table:table-cell office:value-type="string" calcext:value-type="string">
            <text:p>2022-06-17T00:44:44Z</text:p>
          </table:table-cell>
          <table:table-cell office:value-type="string" calcext:value-type="string">
            <text:p>2022-06-17T02:23:24Z</text:p>
          </table:table-cell>
          <table:table-cell office:value-type="string" calcext:value-type="string">
            <text:p>SUCCEEDED</text:p>
          </table:table-cell>
          <table:table-cell office:value-type="float" office:value="1835071" calcext:value-type="float">
            <text:p>1835071</text:p>
          </table:table-cell>
          <table:table-cell office:value-type="float" office:value="173027" calcext:value-type="float">
            <text:p>173027</text:p>
          </table:table-cell>
          <table:table-cell office:value-type="float" office:value="41.196" calcext:value-type="float">
            <text:p>41.196</text:p>
          </table:table-cell>
        </table:table-row>
        <table:table-row table:style-name="ro1">
          <table:table-cell office:value-type="string" calcext:value-type="string">
            <text:p>u-ch427-n512-start-paper-17</text:p>
          </table:table-cell>
          <table:table-cell office:value-type="float" office:value="5713.074" calcext:value-type="float">
            <text:p>5713.074</text:p>
          </table:table-cell>
          <table:table-cell office:value-type="float" office:value="235.85" calcext:value-type="float">
            <text:p>235.8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2022-06-16T22:04:11Z</text:p>
          </table:table-cell>
          <table:table-cell office:value-type="string" calcext:value-type="string">
            <text:p>2022-06-17T09:02:14Z</text:p>
          </table:table-cell>
          <table:table-cell office:value-type="string" calcext:value-type="string">
            <text:p>2022-06-17T10:39:21Z</text:p>
          </table:table-cell>
          <table:table-cell office:value-type="string" calcext:value-type="string">
            <text:p>SUCCEEDED</text:p>
          </table:table-cell>
          <table:table-cell office:value-type="float" office:value="1835073" calcext:value-type="float">
            <text:p>1835073</text:p>
          </table:table-cell>
          <table:table-cell office:value-type="float" office:value="183148" calcext:value-type="float">
            <text:p>183148</text:p>
          </table:table-cell>
          <table:table-cell office:value-type="float" office:value="39.568" calcext:value-type="float">
            <text:p>39.568</text:p>
          </table:table-cell>
        </table:table-row>
        <table:table-row table:style-name="ro1">
          <table:table-cell office:value-type="string" calcext:value-type="string">
            <text:p>u-ch427-n512-start-paper-18</text:p>
          </table:table-cell>
          <table:table-cell office:value-type="float" office:value="5807.735" calcext:value-type="float">
            <text:p>5807.735</text:p>
          </table:table-cell>
          <table:table-cell office:value-type="float" office:value="225.49" calcext:value-type="float">
            <text:p>225.49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2022-06-16T22:04:22Z</text:p>
          </table:table-cell>
          <table:table-cell office:value-type="string" calcext:value-type="string">
            <text:p>2022-06-17T09:02:14Z</text:p>
          </table:table-cell>
          <table:table-cell office:value-type="string" calcext:value-type="string">
            <text:p>2022-06-17T10:41:16Z</text:p>
          </table:table-cell>
          <table:table-cell office:value-type="string" calcext:value-type="string">
            <text:p>SUCCEEDED</text:p>
          </table:table-cell>
          <table:table-cell office:value-type="float" office:value="1835075" calcext:value-type="float">
            <text:p>1835075</text:p>
          </table:table-cell>
          <table:table-cell office:value-type="float" office:value="67056" calcext:value-type="float">
            <text:p>67056</text:p>
          </table:table-cell>
          <table:table-cell office:value-type="float" office:value="60.928" calcext:value-type="float">
            <text:p>60.928</text:p>
          </table:table-cell>
        </table:table-row>
        <table:table-row table:style-name="ro1">
          <table:table-cell office:value-type="string" calcext:value-type="string">
            <text:p>u-ch427-n512-start-paper-19</text:p>
          </table:table-cell>
          <table:table-cell office:value-type="float" office:value="5926.595" calcext:value-type="float">
            <text:p>5926.595</text:p>
          </table:table-cell>
          <table:table-cell office:value-type="float" office:value="309.48" calcext:value-type="float">
            <text:p>309.4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string" calcext:value-type="string">
            <text:p>2022-06-16T22:04:29Z</text:p>
          </table:table-cell>
          <table:table-cell office:value-type="string" calcext:value-type="string">
            <text:p>2022-06-17T13:30:41Z</text:p>
          </table:table-cell>
          <table:table-cell office:value-type="string" calcext:value-type="string">
            <text:p>2022-06-17T15:11:58Z</text:p>
          </table:table-cell>
          <table:table-cell office:value-type="string" calcext:value-type="string">
            <text:p>SUCCEEDED</text:p>
          </table:table-cell>
          <table:table-cell office:value-type="float" office:value="1835077" calcext:value-type="float">
            <text:p>1835077</text:p>
          </table:table-cell>
          <table:table-cell office:value-type="float" office:value="116573" calcext:value-type="float">
            <text:p>116573</text:p>
          </table:table-cell>
          <table:table-cell office:value-type="float" office:value="82.015" calcext:value-type="float">
            <text:p>82.015</text:p>
          </table:table-cell>
        </table:table-row>
        <table:table-row table:style-name="ro1">
          <table:table-cell office:value-type="string" calcext:value-type="string">
            <text:p>u-ch427-n512-start-paper-20</text:p>
          </table:table-cell>
          <table:table-cell office:value-type="float" office:value="5961.972" calcext:value-type="float">
            <text:p>5961.972</text:p>
          </table:table-cell>
          <table:table-cell office:value-type="float" office:value="304.96" calcext:value-type="float">
            <text:p>304.9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float" office:value="615" calcext:value-type="float">
            <text:p>615</text:p>
          </table:table-cell>
          <table:table-cell office:value-type="string" calcext:value-type="string">
            <text:p>2022-06-14T23:21:00Z</text:p>
          </table:table-cell>
          <table:table-cell office:value-type="string" calcext:value-type="string">
            <text:p>2022-06-15T03:47:52Z</text:p>
          </table:table-cell>
          <table:table-cell office:value-type="string" calcext:value-type="string">
            <text:p>2022-06-15T05:33:34Z</text:p>
          </table:table-cell>
          <table:table-cell office:value-type="string" calcext:value-type="string">
            <text:p>SUCCEEDED</text:p>
          </table:table-cell>
          <table:table-cell office:value-type="float" office:value="1821868" calcext:value-type="float">
            <text:p>1821868</text:p>
          </table:table-cell>
          <table:table-cell office:value-type="float" office:value="13458" calcext:value-type="float">
            <text:p>13458</text:p>
          </table:table-cell>
          <table:table-cell office:value-type="float" office:value="65.809" calcext:value-type="float">
            <text:p>65.809</text:p>
          </table:table-cell>
        </table:table-row>
        <table:table-row table:style-name="ro1">
          <table:table-cell office:value-type="string" calcext:value-type="string">
            <text:p>u-ch427-n512-start-paper-21</text:p>
          </table:table-cell>
          <table:table-cell office:value-type="float" office:value="5569.993" calcext:value-type="float">
            <text:p>5569.993</text:p>
          </table:table-cell>
          <table:table-cell office:value-type="float" office:value="119.47" calcext:value-type="float">
            <text:p>119.4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2022-06-17T02:16:06Z</text:p>
          </table:table-cell>
          <table:table-cell office:value-type="string" calcext:value-type="string">
            <text:p>2022-06-17T04:37:33Z</text:p>
          </table:table-cell>
          <table:table-cell office:value-type="string" calcext:value-type="string">
            <text:p>2022-06-17T06:11:14Z</text:p>
          </table:table-cell>
          <table:table-cell office:value-type="string" calcext:value-type="string">
            <text:p>SUCCEEDED</text:p>
          </table:table-cell>
          <table:table-cell office:value-type="float" office:value="1836792" calcext:value-type="float">
            <text:p>1836792</text:p>
          </table:table-cell>
          <table:table-cell office:value-type="float" office:value="236057" calcext:value-type="float">
            <text:p>236057</text:p>
          </table:table-cell>
          <table:table-cell office:value-type="float" office:value="38.728" calcext:value-type="float">
            <text:p>38.728</text:p>
          </table:table-cell>
        </table:table-row>
        <table:table-row table:style-name="ro1">
          <table:table-cell office:value-type="string" calcext:value-type="string">
            <text:p>u-ch427-n512-start-paper-22</text:p>
          </table:table-cell>
          <table:table-cell office:value-type="float" office:value="5650.95" calcext:value-type="float">
            <text:p>5650.95</text:p>
          </table:table-cell>
          <table:table-cell office:value-type="float" office:value="117.7" calcext:value-type="float">
            <text:p>117.7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2022-06-17T02:16:13Z</text:p>
          </table:table-cell>
          <table:table-cell office:value-type="string" calcext:value-type="string">
            <text:p>2022-06-17T06:41:33Z</text:p>
          </table:table-cell>
          <table:table-cell office:value-type="string" calcext:value-type="string">
            <text:p>2022-06-17T08:16:36Z</text:p>
          </table:table-cell>
          <table:table-cell office:value-type="string" calcext:value-type="string">
            <text:p>SUCCEEDED</text:p>
          </table:table-cell>
          <table:table-cell office:value-type="float" office:value="1836793" calcext:value-type="float">
            <text:p>1836793</text:p>
          </table:table-cell>
          <table:table-cell office:value-type="float" office:value="174219" calcext:value-type="float">
            <text:p>174219</text:p>
          </table:table-cell>
          <table:table-cell office:value-type="float" office:value="39.498" calcext:value-type="float">
            <text:p>39.498</text:p>
          </table:table-cell>
        </table:table-row>
        <table:table-row table:style-name="ro1">
          <table:table-cell office:value-type="string" calcext:value-type="string">
            <text:p>u-ch427-n512-start-paper-23</text:p>
          </table:table-cell>
          <table:table-cell office:value-type="float" office:value="5529.022" calcext:value-type="float">
            <text:p>5529.022</text:p>
          </table:table-cell>
          <table:table-cell office:value-type="float" office:value="130.57" calcext:value-type="float">
            <text:p>130.57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2022-06-17T02:16:28Z</text:p>
          </table:table-cell>
          <table:table-cell office:value-type="string" calcext:value-type="string">
            <text:p>2022-06-17T15:35:14Z</text:p>
          </table:table-cell>
          <table:table-cell office:value-type="string" calcext:value-type="string">
            <text:p>2022-06-17T17:09:41Z</text:p>
          </table:table-cell>
          <table:table-cell office:value-type="string" calcext:value-type="string">
            <text:p>SUCCEEDED</text:p>
          </table:table-cell>
          <table:table-cell office:value-type="float" office:value="1836794" calcext:value-type="float">
            <text:p>1836794</text:p>
          </table:table-cell>
          <table:table-cell office:value-type="float" office:value="28103" calcext:value-type="float">
            <text:p>28103</text:p>
          </table:table-cell>
          <table:table-cell office:value-type="float" office:value="39.016" calcext:value-type="float">
            <text:p>39.016</text:p>
          </table:table-cell>
        </table:table-row>
        <table:table-row table:style-name="ro1">
          <table:table-cell office:value-type="string" calcext:value-type="string">
            <text:p>u-ch427-n512-start-paper-24</text:p>
          </table:table-cell>
          <table:table-cell office:value-type="float" office:value="5573.243" calcext:value-type="float">
            <text:p>5573.243</text:p>
          </table:table-cell>
          <table:table-cell office:value-type="float" office:value="138.69" calcext:value-type="float">
            <text:p>138.69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2022-06-17T02:16:45Z</text:p>
          </table:table-cell>
          <table:table-cell office:value-type="string" calcext:value-type="string">
            <text:p>2022-06-17T05:45:50Z</text:p>
          </table:table-cell>
          <table:table-cell office:value-type="string" calcext:value-type="string">
            <text:p>2022-06-17T07:20:02Z</text:p>
          </table:table-cell>
          <table:table-cell office:value-type="string" calcext:value-type="string">
            <text:p>SUCCEEDED</text:p>
          </table:table-cell>
          <table:table-cell office:value-type="float" office:value="1836796" calcext:value-type="float">
            <text:p>1836796</text:p>
          </table:table-cell>
          <table:table-cell office:value-type="float" office:value="50861" calcext:value-type="float">
            <text:p>50861</text:p>
          </table:table-cell>
          <table:table-cell office:value-type="float" office:value="37.612" calcext:value-type="float">
            <text:p>37.612</text:p>
          </table:table-cell>
        </table:table-row>
        <table:table-row table:style-name="ro1">
          <table:table-cell office:value-type="string" calcext:value-type="string">
            <text:p>u-ch427-n512-start-paper-25</text:p>
          </table:table-cell>
          <table:table-cell office:value-type="float" office:value="5844.207" calcext:value-type="float">
            <text:p>5844.207</text:p>
          </table:table-cell>
          <table:table-cell office:value-type="float" office:value="148.9" calcext:value-type="float">
            <text:p>148.9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2022-06-17T02:17:01Z</text:p>
          </table:table-cell>
          <table:table-cell office:value-type="string" calcext:value-type="string">
            <text:p>2022-06-17T13:37:09Z</text:p>
          </table:table-cell>
          <table:table-cell office:value-type="string" calcext:value-type="string">
            <text:p>2022-06-17T15:16:15Z</text:p>
          </table:table-cell>
          <table:table-cell office:value-type="string" calcext:value-type="string">
            <text:p>SUCCEEDED</text:p>
          </table:table-cell>
          <table:table-cell office:value-type="float" office:value="1836798" calcext:value-type="float">
            <text:p>1836798</text:p>
          </table:table-cell>
          <table:table-cell office:value-type="float" office:value="67910" calcext:value-type="float">
            <text:p>67910</text:p>
          </table:table-cell>
          <table:table-cell office:value-type="float" office:value="66.936" calcext:value-type="float">
            <text:p>66.936</text:p>
          </table:table-cell>
        </table:table-row>
        <table:table-row table:style-name="ro1">
          <table:table-cell office:value-type="string" calcext:value-type="string">
            <text:p>u-ch427-n512-start-paper-26</text:p>
          </table:table-cell>
          <table:table-cell office:value-type="float" office:value="5600.044" calcext:value-type="float">
            <text:p>5600.044</text:p>
          </table:table-cell>
          <table:table-cell office:value-type="float" office:value="206.54" calcext:value-type="float">
            <text:p>206.54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string" calcext:value-type="string">
            <text:p>2022-06-17T02:17:14Z</text:p>
          </table:table-cell>
          <table:table-cell office:value-type="string" calcext:value-type="string">
            <text:p>2022-06-17T13:32:36Z</text:p>
          </table:table-cell>
          <table:table-cell office:value-type="string" calcext:value-type="string">
            <text:p>2022-06-17T15:07:45Z</text:p>
          </table:table-cell>
          <table:table-cell office:value-type="string" calcext:value-type="string">
            <text:p>SUCCEEDED</text:p>
          </table:table-cell>
          <table:table-cell office:value-type="float" office:value="1836799" calcext:value-type="float">
            <text:p>1836799</text:p>
          </table:table-cell>
          <table:table-cell office:value-type="float" office:value="175969" calcext:value-type="float">
            <text:p>175969</text:p>
          </table:table-cell>
          <table:table-cell office:value-type="float" office:value="41.976" calcext:value-type="float">
            <text:p>41.976</text:p>
          </table:table-cell>
        </table:table-row>
        <table:table-row table:style-name="ro1">
          <table:table-cell office:value-type="string" calcext:value-type="string">
            <text:p>u-ch427-n512-start-paper-27</text:p>
          </table:table-cell>
          <table:table-cell office:value-type="float" office:value="5674.307" calcext:value-type="float">
            <text:p>5674.307</text:p>
          </table:table-cell>
          <table:table-cell office:value-type="float" office:value="214.52" calcext:value-type="float">
            <text:p>214.52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2022-06-17T05:17:40Z</text:p>
          </table:table-cell>
          <table:table-cell office:value-type="string" calcext:value-type="string">
            <text:p>2022-06-18T05:05:41Z</text:p>
          </table:table-cell>
          <table:table-cell office:value-type="string" calcext:value-type="string">
            <text:p>2022-06-18T06:42:09Z</text:p>
          </table:table-cell>
          <table:table-cell office:value-type="string" calcext:value-type="string">
            <text:p>SUCCEEDED</text:p>
          </table:table-cell>
          <table:table-cell office:value-type="float" office:value="1837667" calcext:value-type="float">
            <text:p>1837667</text:p>
          </table:table-cell>
          <table:table-cell office:value-type="float" office:value="10803" calcext:value-type="float">
            <text:p>10803</text:p>
          </table:table-cell>
          <table:table-cell office:value-type="float" office:value="54.436" calcext:value-type="float">
            <text:p>54.436</text:p>
          </table:table-cell>
        </table:table-row>
        <table:table-row table:style-name="ro1">
          <table:table-cell office:value-type="string" calcext:value-type="string">
            <text:p>u-ch427-n512-start-paper-28</text:p>
          </table:table-cell>
          <table:table-cell office:value-type="float" office:value="5765.523" calcext:value-type="float">
            <text:p>5765.523</text:p>
          </table:table-cell>
          <table:table-cell office:value-type="float" office:value="178.82" calcext:value-type="float">
            <text:p>178.8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2022-06-17T05:17:52Z</text:p>
          </table:table-cell>
          <table:table-cell office:value-type="string" calcext:value-type="string">
            <text:p>2022-06-17T16:30:49Z</text:p>
          </table:table-cell>
          <table:table-cell office:value-type="string" calcext:value-type="string">
            <text:p>2022-06-17T18:09:10Z</text:p>
          </table:table-cell>
          <table:table-cell office:value-type="string" calcext:value-type="string">
            <text:p>SUCCEEDED</text:p>
          </table:table-cell>
          <table:table-cell office:value-type="float" office:value="1837669" calcext:value-type="float">
            <text:p>1837669</text:p>
          </table:table-cell>
          <table:table-cell office:value-type="float" office:value="182050" calcext:value-type="float">
            <text:p>182050</text:p>
          </table:table-cell>
          <table:table-cell office:value-type="float" office:value="41.232" calcext:value-type="float">
            <text:p>41.232</text:p>
          </table:table-cell>
        </table:table-row>
        <table:table-row table:style-name="ro1">
          <table:table-cell office:value-type="string" calcext:value-type="string">
            <text:p>u-ch427-n512-start-paper-29</text:p>
          </table:table-cell>
          <table:table-cell office:value-type="float" office:value="5904.795" calcext:value-type="float">
            <text:p>5904.795</text:p>
          </table:table-cell>
          <table:table-cell office:value-type="float" office:value="304.26" calcext:value-type="float">
            <text:p>304.26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string" calcext:value-type="string">
            <text:p>2022-06-17T05:18:18Z</text:p>
          </table:table-cell>
          <table:table-cell office:value-type="string" calcext:value-type="string">
            <text:p>2022-06-18T05:05:41Z</text:p>
          </table:table-cell>
          <table:table-cell office:value-type="string" calcext:value-type="string">
            <text:p>2022-06-18T06:46:29Z</text:p>
          </table:table-cell>
          <table:table-cell office:value-type="string" calcext:value-type="string">
            <text:p>SUCCEEDED</text:p>
          </table:table-cell>
          <table:table-cell office:value-type="float" office:value="1837673" calcext:value-type="float">
            <text:p>1837673</text:p>
          </table:table-cell>
          <table:table-cell office:value-type="float" office:value="51227" calcext:value-type="float">
            <text:p>51227</text:p>
          </table:table-cell>
          <table:table-cell office:value-type="float" office:value="65.754" calcext:value-type="float">
            <text:p>65.754</text:p>
          </table:table-cell>
        </table:table-row>
        <table:table-row table:style-name="ro1">
          <table:table-cell office:value-type="string" calcext:value-type="string">
            <text:p>u-ch427-n512-start-paper-30</text:p>
          </table:table-cell>
          <table:table-cell office:value-type="float" office:value="6152.451" calcext:value-type="float">
            <text:p>6152.451</text:p>
          </table:table-cell>
          <table:table-cell office:value-type="float" office:value="376.43" calcext:value-type="float">
            <text:p>376.43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915" calcext:value-type="float">
            <text:p>915</text:p>
          </table:table-cell>
          <table:table-cell office:value-type="string" calcext:value-type="string">
            <text:p>2022-06-15T13:27:53Z</text:p>
          </table:table-cell>
          <table:table-cell office:value-type="string" calcext:value-type="string">
            <text:p>2022-06-18T08:53:35Z</text:p>
          </table:table-cell>
          <table:table-cell office:value-type="string" calcext:value-type="string">
            <text:p>2022-06-18T10:44:17Z</text:p>
          </table:table-cell>
          <table:table-cell office:value-type="string" calcext:value-type="string">
            <text:p>SUCCEEDED</text:p>
          </table:table-cell>
          <table:table-cell office:value-type="float" office:value="1825702" calcext:value-type="float">
            <text:p>1825702</text:p>
          </table:table-cell>
          <table:table-cell office:value-type="float" office:value="14191" calcext:value-type="float">
            <text:p>14191</text:p>
          </table:table-cell>
          <table:table-cell office:value-type="float" office:value="72.226" calcext:value-type="float">
            <text:p>72.226</text:p>
          </table:table-cell>
        </table:table-row>
        <table:table-row table:style-name="ro1">
          <table:table-cell office:value-type="string" calcext:value-type="string">
            <text:p>u-ch427-n512-start-paper-ms-00</text:p>
          </table:table-cell>
          <table:table-cell office:value-type="float" office:value="5831.572" calcext:value-type="float">
            <text:p>5831.572</text:p>
          </table:table-cell>
          <table:table-cell office:value-type="float" office:value="120.86" calcext:value-type="float">
            <text:p>120.8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2022-06-18T18:19:15Z</text:p>
          </table:table-cell>
          <table:table-cell office:value-type="string" calcext:value-type="string">
            <text:p>2022-06-18T22:28:18Z</text:p>
          </table:table-cell>
          <table:table-cell office:value-type="string" calcext:value-type="string">
            <text:p>2022-06-19T00:06:29Z</text:p>
          </table:table-cell>
          <table:table-cell office:value-type="string" calcext:value-type="string">
            <text:p>SUCCEEDED</text:p>
          </table:table-cell>
          <table:table-cell office:value-type="float" office:value="1864468" calcext:value-type="float">
            <text:p>1864468</text:p>
          </table:table-cell>
          <table:table-cell office:value-type="float" office:value="252286" calcext:value-type="float">
            <text:p>252286</text:p>
          </table:table-cell>
          <table:table-cell office:value-type="float" office:value="41.724" calcext:value-type="float">
            <text:p>41.724</text:p>
          </table:table-cell>
        </table:table-row>
        <table:table-row table:style-name="ro1">
          <table:table-cell office:value-type="string" calcext:value-type="string">
            <text:p>u-ch427-n512-start-paper-prec-00</text:p>
          </table:table-cell>
          <table:table-cell office:value-type="float" office:value="5412.742" calcext:value-type="float">
            <text:p>5412.742</text:p>
          </table:table-cell>
          <table:table-cell office:value-type="float" office:value="117.52" calcext:value-type="float">
            <text:p>117.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2022-06-18T18:07:35Z</text:p>
          </table:table-cell>
          <table:table-cell office:value-type="string" calcext:value-type="string">
            <text:p>2022-06-18T20:58:00Z</text:p>
          </table:table-cell>
          <table:table-cell office:value-type="string" calcext:value-type="string">
            <text:p>2022-06-18T22:29:03Z</text:p>
          </table:table-cell>
          <table:table-cell office:value-type="string" calcext:value-type="string">
            <text:p>SUCCEEDED</text:p>
          </table:table-cell>
          <table:table-cell office:value-type="float" office:value="1864260" calcext:value-type="float">
            <text:p>1864260</text:p>
          </table:table-cell>
          <table:table-cell office:value-type="float" office:value="199597" calcext:value-type="float">
            <text:p>199597</text:p>
          </table:table-cell>
          <table:table-cell office:value-type="float" office:value="37.511" calcext:value-type="float">
            <text:p>37.511</text:p>
          </table:table-cell>
        </table:table-row>
        <table:table-row table:style-name="ro1">
          <table:table-cell office:value-type="string" calcext:value-type="string">
            <text:p>u-ch427-n512-start-paper-x0-00</text:p>
          </table:table-cell>
          <table:table-cell office:value-type="float" office:value="4922.026" calcext:value-type="float">
            <text:p>4922.026</text:p>
          </table:table-cell>
          <table:table-cell office:value-type="float" office:value="91.85" calcext:value-type="float">
            <text:p>91.8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2022-06-15T14:39:39Z</text:p>
          </table:table-cell>
          <table:table-cell office:value-type="string" calcext:value-type="string">
            <text:p>2022-06-15T14:46:03Z</text:p>
          </table:table-cell>
          <table:table-cell office:value-type="string" calcext:value-type="string">
            <text:p>2022-06-15T16:08:25Z</text:p>
          </table:table-cell>
          <table:table-cell office:value-type="string" calcext:value-type="string">
            <text:p>SUCCEEDED</text:p>
          </table:table-cell>
          <table:table-cell office:value-type="float" office:value="1826303" calcext:value-type="float">
            <text:p>1826303</text:p>
          </table:table-cell>
          <table:table-cell office:value-type="float" office:value="49742" calcext:value-type="float">
            <text:p>49742</text:p>
          </table:table-cell>
          <table:table-cell office:value-type="float" office:value="34.04" calcext:value-type="float">
            <text:p>34.04</text:p>
          </table:table-cell>
        </table:table-row>
        <table:table-row table:style-name="ro1">
          <table:table-cell office:value-type="string" calcext:value-type="string">
            <text:p>u-ch427-n512-start-paper-x0-01</text:p>
          </table:table-cell>
          <table:table-cell office:value-type="float" office:value="5341.542" calcext:value-type="float">
            <text:p>5341.542</text:p>
          </table:table-cell>
          <table:table-cell office:value-type="float" office:value="105.35" calcext:value-type="float">
            <text:p>105.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2022-06-15T14:39:52Z</text:p>
          </table:table-cell>
          <table:table-cell office:value-type="string" calcext:value-type="string">
            <text:p>2022-06-15T14:46:03Z</text:p>
          </table:table-cell>
          <table:table-cell office:value-type="string" calcext:value-type="string">
            <text:p>2022-06-15T16:16:28Z</text:p>
          </table:table-cell>
          <table:table-cell office:value-type="string" calcext:value-type="string">
            <text:p>SUCCEEDED</text:p>
          </table:table-cell>
          <table:table-cell office:value-type="float" office:value="1826304" calcext:value-type="float">
            <text:p>1826304</text:p>
          </table:table-cell>
          <table:table-cell office:value-type="float" office:value="192162" calcext:value-type="float">
            <text:p>192162</text:p>
          </table:table-cell>
          <table:table-cell office:value-type="float" office:value="36.548" calcext:value-type="float">
            <text:p>36.548</text:p>
          </table:table-cell>
        </table:table-row>
        <table:table-row table:style-name="ro1">
          <table:table-cell office:value-type="string" calcext:value-type="string">
            <text:p>u-ch427-n512-start-paper-x0-02</text:p>
          </table:table-cell>
          <table:table-cell office:value-type="float" office:value="5481.459" calcext:value-type="float">
            <text:p>5481.459</text:p>
          </table:table-cell>
          <table:table-cell office:value-type="float" office:value="116.54" calcext:value-type="float">
            <text:p>116.5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2022-06-15T22:32:21Z</text:p>
          </table:table-cell>
          <table:table-cell office:value-type="string" calcext:value-type="string">
            <text:p>2022-06-16T01:27:03Z</text:p>
          </table:table-cell>
          <table:table-cell office:value-type="string" calcext:value-type="string">
            <text:p>2022-06-16T02:59:57Z</text:p>
          </table:table-cell>
          <table:table-cell office:value-type="string" calcext:value-type="string">
            <text:p>SUCCEEDED</text:p>
          </table:table-cell>
          <table:table-cell office:value-type="float" office:value="1828577" calcext:value-type="float">
            <text:p>1828577</text:p>
          </table:table-cell>
          <table:table-cell office:value-type="float" office:value="96111" calcext:value-type="float">
            <text:p>96111</text:p>
          </table:table-cell>
          <table:table-cell office:value-type="float" office:value="63.088" calcext:value-type="float">
            <text:p>63.088</text:p>
          </table:table-cell>
        </table:table-row>
        <table:table-row table:style-name="ro1">
          <table:table-cell office:value-type="string" calcext:value-type="string">
            <text:p>u-ch427-n512-start-paper-x0-03</text:p>
          </table:table-cell>
          <table:table-cell office:value-type="float" office:value="5702.195" calcext:value-type="float">
            <text:p>5702.195</text:p>
          </table:table-cell>
          <table:table-cell office:value-type="float" office:value="128.21" calcext:value-type="float">
            <text:p>128.2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2022-06-15T22:32:31Z</text:p>
          </table:table-cell>
          <table:table-cell office:value-type="string" calcext:value-type="string">
            <text:p>2022-06-16T01:40:50Z</text:p>
          </table:table-cell>
          <table:table-cell office:value-type="string" calcext:value-type="string">
            <text:p>2022-06-16T03:17:28Z</text:p>
          </table:table-cell>
          <table:table-cell office:value-type="string" calcext:value-type="string">
            <text:p>SUCCEEDED</text:p>
          </table:table-cell>
          <table:table-cell office:value-type="float" office:value="1828578" calcext:value-type="float">
            <text:p>1828578</text:p>
          </table:table-cell>
          <table:table-cell office:value-type="float" office:value="136731" calcext:value-type="float">
            <text:p>136731</text:p>
          </table:table-cell>
          <table:table-cell office:value-type="float" office:value="39.296" calcext:value-type="float">
            <text:p>39.296</text:p>
          </table:table-cell>
        </table:table-row>
        <table:table-row table:style-name="ro1">
          <table:table-cell office:value-type="string" calcext:value-type="string">
            <text:p>u-ch427-n512-start-paper-x0-04</text:p>
          </table:table-cell>
          <table:table-cell office:value-type="float" office:value="5513.895" calcext:value-type="float">
            <text:p>5513.895</text:p>
          </table:table-cell>
          <table:table-cell office:value-type="float" office:value="137.11" calcext:value-type="float">
            <text:p>137.1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2022-06-15T22:32:47Z</text:p>
          </table:table-cell>
          <table:table-cell office:value-type="string" calcext:value-type="string">
            <text:p>2022-06-16T01:45:13Z</text:p>
          </table:table-cell>
          <table:table-cell office:value-type="string" calcext:value-type="string">
            <text:p>2022-06-16T03:19:05Z</text:p>
          </table:table-cell>
          <table:table-cell office:value-type="string" calcext:value-type="string">
            <text:p>SUCCEEDED</text:p>
          </table:table-cell>
          <table:table-cell office:value-type="float" office:value="1828579" calcext:value-type="float">
            <text:p>1828579</text:p>
          </table:table-cell>
          <table:table-cell office:value-type="float" office:value="135809" calcext:value-type="float">
            <text:p>135809</text:p>
          </table:table-cell>
          <table:table-cell office:value-type="float" office:value="43.512" calcext:value-type="float">
            <text:p>43.512</text:p>
          </table:table-cell>
        </table:table-row>
        <table:table-row table:style-name="ro1">
          <table:table-cell office:value-type="string" calcext:value-type="string">
            <text:p>u-ch427-n512-start-paper-x0-05</text:p>
          </table:table-cell>
          <table:table-cell office:value-type="float" office:value="5791.555" calcext:value-type="float">
            <text:p>5791.555</text:p>
          </table:table-cell>
          <table:table-cell office:value-type="float" office:value="145.04" calcext:value-type="float">
            <text:p>145.0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2022-06-18T19:56:27Z</text:p>
          </table:table-cell>
          <table:table-cell office:value-type="string" calcext:value-type="string">
            <text:p>2022-06-19T05:25:39Z</text:p>
          </table:table-cell>
          <table:table-cell office:value-type="string" calcext:value-type="string">
            <text:p>2022-06-19T07:04:20Z</text:p>
          </table:table-cell>
          <table:table-cell office:value-type="string" calcext:value-type="string">
            <text:p>SUCCEEDED</text:p>
          </table:table-cell>
          <table:table-cell office:value-type="float" office:value="1865391" calcext:value-type="float">
            <text:p>1865391</text:p>
          </table:table-cell>
          <table:table-cell office:value-type="float" office:value="143768" calcext:value-type="float">
            <text:p>143768</text:p>
          </table:table-cell>
          <table:table-cell office:value-type="float" office:value="73.469" calcext:value-type="float">
            <text:p>73.469</text:p>
          </table:table-cell>
        </table:table-row>
        <table:table-row table:style-name="ro1">
          <table:table-cell office:value-type="string" calcext:value-type="string">
            <text:p>u-ch427-n512-start-paper-x0-06</text:p>
          </table:table-cell>
          <table:table-cell office:value-type="float" office:value="5721.181" calcext:value-type="float">
            <text:p>5721.181</text:p>
          </table:table-cell>
          <table:table-cell office:value-type="float" office:value="161.36" calcext:value-type="float">
            <text:p>161.3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string" calcext:value-type="string">
            <text:p>2022-06-18T19:57:10Z</text:p>
          </table:table-cell>
          <table:table-cell office:value-type="string" calcext:value-type="string">
            <text:p>2022-06-19T09:08:12Z</text:p>
          </table:table-cell>
          <table:table-cell office:value-type="string" calcext:value-type="string">
            <text:p>2022-06-19T10:46:06Z</text:p>
          </table:table-cell>
          <table:table-cell office:value-type="string" calcext:value-type="string">
            <text:p>SUCCEEDED</text:p>
          </table:table-cell>
          <table:table-cell office:value-type="float" office:value="1865399" calcext:value-type="float">
            <text:p>1865399</text:p>
          </table:table-cell>
          <table:table-cell office:value-type="float" office:value="219671" calcext:value-type="float">
            <text:p>219671</text:p>
          </table:table-cell>
          <table:table-cell office:value-type="float" office:value="71.824" calcext:value-type="float">
            <text:p>71.824</text:p>
          </table:table-cell>
        </table:table-row>
        <table:table-row table:style-name="ro1">
          <table:table-cell office:value-type="string" calcext:value-type="string">
            <text:p>u-ch427-n512-start-paper-x0-07</text:p>
          </table:table-cell>
          <table:table-cell office:value-type="float" office:value="5743.04" calcext:value-type="float">
            <text:p>5743.04</text:p>
          </table:table-cell>
          <table:table-cell office:value-type="float" office:value="179.04" calcext:value-type="float">
            <text:p>179.0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2022-06-18T20:02:06Z</text:p>
          </table:table-cell>
          <table:table-cell office:value-type="string" calcext:value-type="string">
            <text:p>2022-06-19T12:10:41Z</text:p>
          </table:table-cell>
          <table:table-cell office:value-type="string" calcext:value-type="string">
            <text:p>2022-06-19T13:48:57Z</text:p>
          </table:table-cell>
          <table:table-cell office:value-type="string" calcext:value-type="string">
            <text:p>SUCCEEDED</text:p>
          </table:table-cell>
          <table:table-cell office:value-type="float" office:value="1865443" calcext:value-type="float">
            <text:p>1865443</text:p>
          </table:table-cell>
          <table:table-cell office:value-type="float" office:value="118817" calcext:value-type="float">
            <text:p>118817</text:p>
          </table:table-cell>
          <table:table-cell office:value-type="float" office:value="61.588" calcext:value-type="float">
            <text:p>61.588</text:p>
          </table:table-cell>
        </table:table-row>
        <table:table-row table:style-name="ro1">
          <table:table-cell office:value-type="string" calcext:value-type="string">
            <text:p>u-ch427-n512-start-paper-x0-08</text:p>
          </table:table-cell>
          <table:table-cell office:value-type="float" office:value="5871.889" calcext:value-type="float">
            <text:p>5871.889</text:p>
          </table:table-cell>
          <table:table-cell office:value-type="float" office:value="179.39" calcext:value-type="float">
            <text:p>179.3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2022-06-18T19:57:22Z</text:p>
          </table:table-cell>
          <table:table-cell office:value-type="string" calcext:value-type="string">
            <text:p>2022-06-19T09:29:12Z</text:p>
          </table:table-cell>
          <table:table-cell office:value-type="string" calcext:value-type="string">
            <text:p>2022-06-19T11:10:01Z</text:p>
          </table:table-cell>
          <table:table-cell office:value-type="string" calcext:value-type="string">
            <text:p>SUCCEEDED</text:p>
          </table:table-cell>
          <table:table-cell office:value-type="float" office:value="1865400" calcext:value-type="float">
            <text:p>1865400</text:p>
          </table:table-cell>
          <table:table-cell office:value-type="float" office:value="205635" calcext:value-type="float">
            <text:p>205635</text:p>
          </table:table-cell>
          <table:table-cell office:value-type="float" office:value="40.684" calcext:value-type="float">
            <text:p>40.684</text:p>
          </table:table-cell>
        </table:table-row>
        <table:table-row table:style-name="ro1">
          <table:table-cell office:value-type="string" calcext:value-type="string">
            <text:p>u-ch427-n512-start-paper-x0-09</text:p>
          </table:table-cell>
          <table:table-cell office:value-type="float" office:value="5778.848" calcext:value-type="float">
            <text:p>5778.848</text:p>
          </table:table-cell>
          <table:table-cell office:value-type="float" office:value="190.8" calcext:value-type="float">
            <text:p>190.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string" calcext:value-type="string">
            <text:p>2022-06-18T19:57:26Z</text:p>
          </table:table-cell>
          <table:table-cell office:value-type="string" calcext:value-type="string">
            <text:p>2022-06-19T05:20:49Z</text:p>
          </table:table-cell>
          <table:table-cell office:value-type="string" calcext:value-type="string">
            <text:p>2022-06-19T07:00:11Z</text:p>
          </table:table-cell>
          <table:table-cell office:value-type="string" calcext:value-type="string">
            <text:p>SUCCEEDED</text:p>
          </table:table-cell>
          <table:table-cell office:value-type="float" office:value="1865402" calcext:value-type="float">
            <text:p>1865402</text:p>
          </table:table-cell>
          <table:table-cell office:value-type="float" office:value="55601" calcext:value-type="float">
            <text:p>55601</text:p>
          </table:table-cell>
          <table:table-cell office:value-type="float" office:value="51.096" calcext:value-type="float">
            <text:p>51.096</text:p>
          </table:table-cell>
        </table:table-row>
        <table:table-row table:style-name="ro1">
          <table:table-cell office:value-type="string" calcext:value-type="string">
            <text:p>u-ch427-n512-start-paper-x0-10</text:p>
          </table:table-cell>
          <table:table-cell office:value-type="float" office:value="5851.599" calcext:value-type="float">
            <text:p>5851.599</text:p>
          </table:table-cell>
          <table:table-cell office:value-type="float" office:value="195.05" calcext:value-type="float">
            <text:p>195.0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string" calcext:value-type="string">
            <text:p>2022-06-15T14:40:04Z</text:p>
          </table:table-cell>
          <table:table-cell office:value-type="string" calcext:value-type="string">
            <text:p>2022-06-15T16:40:55Z</text:p>
          </table:table-cell>
          <table:table-cell office:value-type="string" calcext:value-type="string">
            <text:p>2022-06-15T18:21:53Z</text:p>
          </table:table-cell>
          <table:table-cell office:value-type="string" calcext:value-type="string">
            <text:p>SUCCEEDED</text:p>
          </table:table-cell>
          <table:table-cell office:value-type="float" office:value="1826305" calcext:value-type="float">
            <text:p>1826305</text:p>
          </table:table-cell>
          <table:table-cell office:value-type="float" office:value="78225" calcext:value-type="float">
            <text:p>78225</text:p>
          </table:table-cell>
          <table:table-cell office:value-type="float" office:value="42.394" calcext:value-type="float">
            <text:p>42.394</text:p>
          </table:table-cell>
        </table:table-row>
        <table:table-row table:style-name="ro1">
          <table:table-cell office:value-type="string" calcext:value-type="string">
            <text:p>u-ch427-n512-start-paper-x0-11</text:p>
          </table:table-cell>
          <table:table-cell office:value-type="float" office:value="5353.306" calcext:value-type="float">
            <text:p>5353.306</text:p>
          </table:table-cell>
          <table:table-cell office:value-type="float" office:value="117.47" calcext:value-type="float">
            <text:p>117.4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2022-06-16T13:10:46Z</text:p>
          </table:table-cell>
          <table:table-cell office:value-type="string" calcext:value-type="string">
            <text:p>2022-06-16T15:20:27Z</text:p>
          </table:table-cell>
          <table:table-cell office:value-type="string" calcext:value-type="string">
            <text:p>2022-06-16T16:51:20Z</text:p>
          </table:table-cell>
          <table:table-cell office:value-type="string" calcext:value-type="string">
            <text:p>SUCCEEDED</text:p>
          </table:table-cell>
          <table:table-cell office:value-type="float" office:value="1833113" calcext:value-type="float">
            <text:p>1833113</text:p>
          </table:table-cell>
          <table:table-cell office:value-type="float" office:value="95783" calcext:value-type="float">
            <text:p>95783</text:p>
          </table:table-cell>
          <table:table-cell office:value-type="float" office:value="42.641" calcext:value-type="float">
            <text:p>42.641</text:p>
          </table:table-cell>
        </table:table-row>
        <table:table-row table:style-name="ro1">
          <table:table-cell office:value-type="string" calcext:value-type="string">
            <text:p>u-ch427-n512-start-paper-x0-12</text:p>
          </table:table-cell>
          <table:table-cell office:value-type="float" office:value="5636.199" calcext:value-type="float">
            <text:p>5636.199</text:p>
          </table:table-cell>
          <table:table-cell office:value-type="float" office:value="118.27" calcext:value-type="float">
            <text:p>118.2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2022-06-16T13:11:01Z</text:p>
          </table:table-cell>
          <table:table-cell office:value-type="string" calcext:value-type="string">
            <text:p>2022-06-16T19:29:18Z</text:p>
          </table:table-cell>
          <table:table-cell office:value-type="string" calcext:value-type="string">
            <text:p>2022-06-16T21:04:44Z</text:p>
          </table:table-cell>
          <table:table-cell office:value-type="string" calcext:value-type="string">
            <text:p>SUCCEEDED</text:p>
          </table:table-cell>
          <table:table-cell office:value-type="float" office:value="1833116" calcext:value-type="float">
            <text:p>1833116</text:p>
          </table:table-cell>
          <table:table-cell office:value-type="float" office:value="223938" calcext:value-type="float">
            <text:p>223938</text:p>
          </table:table-cell>
          <table:table-cell office:value-type="float" office:value="53.744" calcext:value-type="float">
            <text:p>53.744</text:p>
          </table:table-cell>
        </table:table-row>
        <table:table-row table:style-name="ro1">
          <table:table-cell office:value-type="string" calcext:value-type="string">
            <text:p>u-ch427-n512-start-paper-x0-13</text:p>
          </table:table-cell>
          <table:table-cell office:value-type="float" office:value="5784.298" calcext:value-type="float">
            <text:p>5784.298</text:p>
          </table:table-cell>
          <table:table-cell office:value-type="float" office:value="126.4" calcext:value-type="float">
            <text:p>126.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2022-06-16T13:11:17Z</text:p>
          </table:table-cell>
          <table:table-cell office:value-type="string" calcext:value-type="string">
            <text:p>2022-06-16T19:36:14Z</text:p>
          </table:table-cell>
          <table:table-cell office:value-type="string" calcext:value-type="string">
            <text:p>2022-06-16T21:14:15Z</text:p>
          </table:table-cell>
          <table:table-cell office:value-type="string" calcext:value-type="string">
            <text:p>SUCCEEDED</text:p>
          </table:table-cell>
          <table:table-cell office:value-type="float" office:value="1833118" calcext:value-type="float">
            <text:p>1833118</text:p>
          </table:table-cell>
          <table:table-cell office:value-type="float" office:value="228957" calcext:value-type="float">
            <text:p>228957</text:p>
          </table:table-cell>
          <table:table-cell office:value-type="float" office:value="58.354" calcext:value-type="float">
            <text:p>58.354</text:p>
          </table:table-cell>
        </table:table-row>
        <table:table-row table:style-name="ro1">
          <table:table-cell office:value-type="string" calcext:value-type="string">
            <text:p>u-ch427-n512-start-paper-x0-14</text:p>
          </table:table-cell>
          <table:table-cell office:value-type="float" office:value="5474.003" calcext:value-type="float">
            <text:p>5474.003</text:p>
          </table:table-cell>
          <table:table-cell office:value-type="float" office:value="136.67" calcext:value-type="float">
            <text:p>136.67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2022-06-16T13:11:30Z</text:p>
          </table:table-cell>
          <table:table-cell office:value-type="string" calcext:value-type="string">
            <text:p>2022-06-16T16:57:39Z</text:p>
          </table:table-cell>
          <table:table-cell office:value-type="string" calcext:value-type="string">
            <text:p>2022-06-16T18:31:02Z</text:p>
          </table:table-cell>
          <table:table-cell office:value-type="string" calcext:value-type="string">
            <text:p>SUCCEEDED</text:p>
          </table:table-cell>
          <table:table-cell office:value-type="float" office:value="1833120" calcext:value-type="float">
            <text:p>1833120</text:p>
          </table:table-cell>
          <table:table-cell office:value-type="float" office:value="166877" calcext:value-type="float">
            <text:p>166877</text:p>
          </table:table-cell>
          <table:table-cell office:value-type="float" office:value="37.92" calcext:value-type="float">
            <text:p>37.92</text:p>
          </table:table-cell>
        </table:table-row>
        <table:table-row table:style-name="ro1">
          <table:table-cell office:value-type="string" calcext:value-type="string">
            <text:p>u-ch427-n512-start-paper-x0-15</text:p>
          </table:table-cell>
          <table:table-cell office:value-type="float" office:value="5688.959" calcext:value-type="float">
            <text:p>5688.959</text:p>
          </table:table-cell>
          <table:table-cell office:value-type="float" office:value="146.71" calcext:value-type="float">
            <text:p>146.7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2022-06-16T13:11:53Z</text:p>
          </table:table-cell>
          <table:table-cell office:value-type="string" calcext:value-type="string">
            <text:p>2022-06-16T23:06:37Z</text:p>
          </table:table-cell>
          <table:table-cell office:value-type="string" calcext:value-type="string">
            <text:p>2022-06-17T00:43:35Z</text:p>
          </table:table-cell>
          <table:table-cell office:value-type="string" calcext:value-type="string">
            <text:p>SUCCEEDED</text:p>
          </table:table-cell>
          <table:table-cell office:value-type="float" office:value="1833121" calcext:value-type="float">
            <text:p>1833121</text:p>
          </table:table-cell>
          <table:table-cell office:value-type="float" office:value="100294" calcext:value-type="float">
            <text:p>100294</text:p>
          </table:table-cell>
          <table:table-cell office:value-type="float" office:value="42.229" calcext:value-type="float">
            <text:p>42.229</text:p>
          </table:table-cell>
        </table:table-row>
        <table:table-row table:style-name="ro1">
          <table:table-cell office:value-type="string" calcext:value-type="string">
            <text:p>u-ch427-n512-start-paper-x0-16</text:p>
          </table:table-cell>
          <table:table-cell office:value-type="float" office:value="5604.619" calcext:value-type="float">
            <text:p>5604.619</text:p>
          </table:table-cell>
          <table:table-cell office:value-type="float" office:value="155.92" calcext:value-type="float">
            <text:p>155.9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string" calcext:value-type="string">
            <text:p>2022-06-16T17:23:24Z</text:p>
          </table:table-cell>
          <table:table-cell office:value-type="string" calcext:value-type="string">
            <text:p>2022-06-16T19:46:28Z</text:p>
          </table:table-cell>
          <table:table-cell office:value-type="string" calcext:value-type="string">
            <text:p>2022-06-16T21:22:20Z</text:p>
          </table:table-cell>
          <table:table-cell office:value-type="string" calcext:value-type="string">
            <text:p>SUCCEEDED</text:p>
          </table:table-cell>
          <table:table-cell office:value-type="float" office:value="1834289" calcext:value-type="float">
            <text:p>1834289</text:p>
          </table:table-cell>
          <table:table-cell office:value-type="float" office:value="250387" calcext:value-type="float">
            <text:p>250387</text:p>
          </table:table-cell>
          <table:table-cell office:value-type="float" office:value="46.12" calcext:value-type="float">
            <text:p>46.12</text:p>
          </table:table-cell>
        </table:table-row>
        <table:table-row table:style-name="ro1">
          <table:table-cell office:value-type="string" calcext:value-type="string">
            <text:p>u-ch427-n512-start-paper-x0-17</text:p>
          </table:table-cell>
          <table:table-cell office:value-type="float" office:value="5860.655" calcext:value-type="float">
            <text:p>5860.655</text:p>
          </table:table-cell>
          <table:table-cell office:value-type="float" office:value="183.9" calcext:value-type="float">
            <text:p>183.9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2022-06-16T20:23:42Z</text:p>
          </table:table-cell>
          <table:table-cell office:value-type="string" calcext:value-type="string">
            <text:p>2022-06-16T23:32:20Z</text:p>
          </table:table-cell>
          <table:table-cell office:value-type="string" calcext:value-type="string">
            <text:p>2022-06-17T01:12:33Z</text:p>
          </table:table-cell>
          <table:table-cell office:value-type="string" calcext:value-type="string">
            <text:p>SUCCEEDED</text:p>
          </table:table-cell>
          <table:table-cell office:value-type="float" office:value="1834589" calcext:value-type="float">
            <text:p>1834589</text:p>
          </table:table-cell>
          <table:table-cell office:value-type="float" office:value="226025" calcext:value-type="float">
            <text:p>226025</text:p>
          </table:table-cell>
          <table:table-cell office:value-type="float" office:value="50.839" calcext:value-type="float">
            <text:p>50.839</text:p>
          </table:table-cell>
        </table:table-row>
        <table:table-row table:style-name="ro1">
          <table:table-cell office:value-type="string" calcext:value-type="string">
            <text:p>u-ch427-n512-start-paper-x0-18</text:p>
          </table:table-cell>
          <table:table-cell office:value-type="float" office:value="5538.057" calcext:value-type="float">
            <text:p>5538.057</text:p>
          </table:table-cell>
          <table:table-cell office:value-type="float" office:value="177.46" calcext:value-type="float">
            <text:p>177.4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2022-06-16T20:24:01Z</text:p>
          </table:table-cell>
          <table:table-cell office:value-type="string" calcext:value-type="string">
            <text:p>2022-06-17T02:42:25Z</text:p>
          </table:table-cell>
          <table:table-cell office:value-type="string" calcext:value-type="string">
            <text:p>2022-06-17T04:17:39Z</text:p>
          </table:table-cell>
          <table:table-cell office:value-type="string" calcext:value-type="string">
            <text:p>SUCCEEDED</text:p>
          </table:table-cell>
          <table:table-cell office:value-type="float" office:value="1834590" calcext:value-type="float">
            <text:p>1834590</text:p>
          </table:table-cell>
          <table:table-cell office:value-type="float" office:value="122464" calcext:value-type="float">
            <text:p>122464</text:p>
          </table:table-cell>
          <table:table-cell office:value-type="float" office:value="38.653" calcext:value-type="float">
            <text:p>38.653</text:p>
          </table:table-cell>
        </table:table-row>
        <table:table-row table:style-name="ro1">
          <table:table-cell office:value-type="string" calcext:value-type="string">
            <text:p>u-ch427-n512-start-paper-x0-19</text:p>
          </table:table-cell>
          <table:table-cell office:value-type="float" office:value="5815.731" calcext:value-type="float">
            <text:p>5815.731</text:p>
          </table:table-cell>
          <table:table-cell office:value-type="float" office:value="306.69" calcext:value-type="float">
            <text:p>306.6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string" calcext:value-type="string">
            <text:p>2022-06-17T02:24:35Z</text:p>
          </table:table-cell>
          <table:table-cell office:value-type="string" calcext:value-type="string">
            <text:p>2022-06-17T13:30:41Z</text:p>
          </table:table-cell>
          <table:table-cell office:value-type="string" calcext:value-type="string">
            <text:p>2022-06-17T15:10:38Z</text:p>
          </table:table-cell>
          <table:table-cell office:value-type="string" calcext:value-type="string">
            <text:p>SUCCEEDED</text:p>
          </table:table-cell>
          <table:table-cell office:value-type="float" office:value="1836838" calcext:value-type="float">
            <text:p>1836838</text:p>
          </table:table-cell>
          <table:table-cell office:value-type="float" office:value="195598" calcext:value-type="float">
            <text:p>195598</text:p>
          </table:table-cell>
          <table:table-cell office:value-type="float" office:value="55.282" calcext:value-type="float">
            <text:p>55.282</text:p>
          </table:table-cell>
        </table:table-row>
        <table:table-row table:style-name="ro1">
          <table:table-cell office:value-type="string" calcext:value-type="string">
            <text:p>u-ch427-n512-start-paper-x0-20</text:p>
          </table:table-cell>
          <table:table-cell office:value-type="float" office:value="6024.352" calcext:value-type="float">
            <text:p>6024.352</text:p>
          </table:table-cell>
          <table:table-cell office:value-type="float" office:value="296.18" calcext:value-type="float">
            <text:p>296.1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float" office:value="615" calcext:value-type="float">
            <text:p>615</text:p>
          </table:table-cell>
          <table:table-cell office:value-type="string" calcext:value-type="string">
            <text:p>2022-06-15T19:30:04Z</text:p>
          </table:table-cell>
          <table:table-cell office:value-type="string" calcext:value-type="string">
            <text:p>2022-06-17T02:34:43Z</text:p>
          </table:table-cell>
          <table:table-cell office:value-type="string" calcext:value-type="string">
            <text:p>2022-06-17T04:21:28Z</text:p>
          </table:table-cell>
          <table:table-cell office:value-type="string" calcext:value-type="string">
            <text:p>SUCCEEDED</text:p>
          </table:table-cell>
          <table:table-cell office:value-type="float" office:value="1827955" calcext:value-type="float">
            <text:p>1827955</text:p>
          </table:table-cell>
          <table:table-cell office:value-type="float" office:value="56524" calcext:value-type="float">
            <text:p>56524</text:p>
          </table:table-cell>
          <table:table-cell office:value-type="float" office:value="49.69" calcext:value-type="float">
            <text:p>49.69</text:p>
          </table:table-cell>
        </table:table-row>
        <table:table-row table:style-name="ro1">
          <table:table-cell office:value-type="string" calcext:value-type="string">
            <text:p>u-ch427-n512-start-paper-x0-21</text:p>
          </table:table-cell>
          <table:table-cell office:value-type="float" office:value="5644.687" calcext:value-type="float">
            <text:p>5644.687</text:p>
          </table:table-cell>
          <table:table-cell office:value-type="float" office:value="118.13" calcext:value-type="float">
            <text:p>118.1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2022-06-16T13:11:01Z</text:p>
          </table:table-cell>
          <table:table-cell office:value-type="string" calcext:value-type="string">
            <text:p>2022-06-16T19:17:25Z</text:p>
          </table:table-cell>
          <table:table-cell office:value-type="string" calcext:value-type="string">
            <text:p>2022-06-16T20:53:01Z</text:p>
          </table:table-cell>
          <table:table-cell office:value-type="string" calcext:value-type="string">
            <text:p>SUCCEEDED</text:p>
          </table:table-cell>
          <table:table-cell office:value-type="float" office:value="1833115" calcext:value-type="float">
            <text:p>1833115</text:p>
          </table:table-cell>
          <table:table-cell office:value-type="float" office:value="24557" calcext:value-type="float">
            <text:p>24557</text:p>
          </table:table-cell>
          <table:table-cell office:value-type="float" office:value="37.755" calcext:value-type="float">
            <text:p>37.755</text:p>
          </table:table-cell>
        </table:table-row>
        <table:table-row table:style-name="ro1">
          <table:table-cell office:value-type="string" calcext:value-type="string">
            <text:p>u-ch427-n512-start-paper-x0-22</text:p>
          </table:table-cell>
          <table:table-cell office:value-type="float" office:value="5570.919" calcext:value-type="float">
            <text:p>5570.919</text:p>
          </table:table-cell>
          <table:table-cell office:value-type="float" office:value="164.18" calcext:value-type="float">
            <text:p>164.18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2022-06-16T13:11:13Z</text:p>
          </table:table-cell>
          <table:table-cell office:value-type="string" calcext:value-type="string">
            <text:p>2022-06-16T19:38:12Z</text:p>
          </table:table-cell>
          <table:table-cell office:value-type="string" calcext:value-type="string">
            <text:p>2022-06-16T21:12:35Z</text:p>
          </table:table-cell>
          <table:table-cell office:value-type="string" calcext:value-type="string">
            <text:p>SUCCEEDED</text:p>
          </table:table-cell>
          <table:table-cell office:value-type="float" office:value="1833117" calcext:value-type="float">
            <text:p>1833117</text:p>
          </table:table-cell>
          <table:table-cell office:value-type="float" office:value="114652" calcext:value-type="float">
            <text:p>114652</text:p>
          </table:table-cell>
          <table:table-cell office:value-type="float" office:value="37.664" calcext:value-type="float">
            <text:p>37.664</text:p>
          </table:table-cell>
        </table:table-row>
        <table:table-row table:style-name="ro1">
          <table:table-cell office:value-type="string" calcext:value-type="string">
            <text:p>u-ch427-n512-start-paper-x0-23</text:p>
          </table:table-cell>
          <table:table-cell office:value-type="float" office:value="5636.207" calcext:value-type="float">
            <text:p>5636.207</text:p>
          </table:table-cell>
          <table:table-cell office:value-type="float" office:value="128.95" calcext:value-type="float">
            <text:p>128.95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2022-06-17T18:06:50Z</text:p>
          </table:table-cell>
          <table:table-cell office:value-type="string" calcext:value-type="string">
            <text:p>2022-06-18T06:43:11Z</text:p>
          </table:table-cell>
          <table:table-cell office:value-type="string" calcext:value-type="string">
            <text:p>2022-06-18T08:18:45Z</text:p>
          </table:table-cell>
          <table:table-cell office:value-type="string" calcext:value-type="string">
            <text:p>SUCCEEDED</text:p>
          </table:table-cell>
          <table:table-cell office:value-type="float" office:value="1843026" calcext:value-type="float">
            <text:p>1843026</text:p>
          </table:table-cell>
          <table:table-cell office:value-type="float" office:value="197567" calcext:value-type="float">
            <text:p>197567</text:p>
          </table:table-cell>
          <table:table-cell office:value-type="float" office:value="46.189" calcext:value-type="float">
            <text:p>46.189</text:p>
          </table:table-cell>
        </table:table-row>
        <table:table-row table:style-name="ro1">
          <table:table-cell office:value-type="string" calcext:value-type="string">
            <text:p>u-ch427-n512-start-paper-x0-24</text:p>
          </table:table-cell>
          <table:table-cell office:value-type="float" office:value="5784.554" calcext:value-type="float">
            <text:p>5784.554</text:p>
          </table:table-cell>
          <table:table-cell office:value-type="float" office:value="193.94" calcext:value-type="float">
            <text:p>193.9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2022-06-17T11:46:48Z</text:p>
          </table:table-cell>
          <table:table-cell office:value-type="string" calcext:value-type="string">
            <text:p>2022-06-18T05:08:48Z</text:p>
          </table:table-cell>
          <table:table-cell office:value-type="string" calcext:value-type="string">
            <text:p>2022-06-18T06:47:13Z</text:p>
          </table:table-cell>
          <table:table-cell office:value-type="string" calcext:value-type="string">
            <text:p>SUCCEEDED</text:p>
          </table:table-cell>
          <table:table-cell office:value-type="float" office:value="1840124" calcext:value-type="float">
            <text:p>1840124</text:p>
          </table:table-cell>
          <table:table-cell office:value-type="float" office:value="147134" calcext:value-type="float">
            <text:p>147134</text:p>
          </table:table-cell>
          <table:table-cell office:value-type="float" office:value="40.753" calcext:value-type="float">
            <text:p>40.753</text:p>
          </table:table-cell>
        </table:table-row>
        <table:table-row table:style-name="ro1">
          <table:table-cell office:value-type="string" calcext:value-type="string">
            <text:p>u-ch427-n512-start-paper-x0-25</text:p>
          </table:table-cell>
          <table:table-cell office:value-type="float" office:value="5540.227" calcext:value-type="float">
            <text:p>5540.227</text:p>
          </table:table-cell>
          <table:table-cell office:value-type="float" office:value="147.84" calcext:value-type="float">
            <text:p>147.8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2022-06-17T11:46:43Z</text:p>
          </table:table-cell>
          <table:table-cell office:value-type="string" calcext:value-type="string">
            <text:p>2022-06-17T15:48:16Z</text:p>
          </table:table-cell>
          <table:table-cell office:value-type="string" calcext:value-type="string">
            <text:p>2022-06-17T17:23:26Z</text:p>
          </table:table-cell>
          <table:table-cell office:value-type="string" calcext:value-type="string">
            <text:p>SUCCEEDED</text:p>
          </table:table-cell>
          <table:table-cell office:value-type="float" office:value="1840122" calcext:value-type="float">
            <text:p>1840122</text:p>
          </table:table-cell>
          <table:table-cell office:value-type="float" office:value="206268" calcext:value-type="float">
            <text:p>206268</text:p>
          </table:table-cell>
          <table:table-cell office:value-type="float" office:value="45.725" calcext:value-type="float">
            <text:p>45.725</text:p>
          </table:table-cell>
        </table:table-row>
        <table:table-row table:style-name="ro1">
          <table:table-cell office:value-type="string" calcext:value-type="string">
            <text:p>u-ch427-n512-start-paper-x0-26</text:p>
          </table:table-cell>
          <table:table-cell office:value-type="float" office:value="5698.512" calcext:value-type="float">
            <text:p>5698.512</text:p>
          </table:table-cell>
          <table:table-cell office:value-type="float" office:value="169.52" calcext:value-type="float">
            <text:p>169.5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string" calcext:value-type="string">
            <text:p>2022-06-17T10:36:06Z</text:p>
          </table:table-cell>
          <table:table-cell office:value-type="string" calcext:value-type="string">
            <text:p>2022-06-18T06:49:21Z</text:p>
          </table:table-cell>
          <table:table-cell office:value-type="string" calcext:value-type="string">
            <text:p>2022-06-18T08:26:48Z</text:p>
          </table:table-cell>
          <table:table-cell office:value-type="string" calcext:value-type="string">
            <text:p>SUCCEEDED</text:p>
          </table:table-cell>
          <table:table-cell office:value-type="float" office:value="1839644" calcext:value-type="float">
            <text:p>1839644</text:p>
          </table:table-cell>
          <table:table-cell office:value-type="float" office:value="256895" calcext:value-type="float">
            <text:p>256895</text:p>
          </table:table-cell>
          <table:table-cell office:value-type="float" office:value="38.612" calcext:value-type="float">
            <text:p>38.612</text:p>
          </table:table-cell>
        </table:table-row>
        <table:table-row table:style-name="ro1">
          <table:table-cell office:value-type="string" calcext:value-type="string">
            <text:p>u-ch427-n512-start-paper-x0-27</text:p>
          </table:table-cell>
          <table:table-cell office:value-type="float" office:value="5493.378" calcext:value-type="float">
            <text:p>5493.378</text:p>
          </table:table-cell>
          <table:table-cell office:value-type="float" office:value="173.36" calcext:value-type="float">
            <text:p>173.36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2022-06-17T10:36:41Z</text:p>
          </table:table-cell>
          <table:table-cell office:value-type="string" calcext:value-type="string">
            <text:p>2022-06-18T06:47:22Z</text:p>
          </table:table-cell>
          <table:table-cell office:value-type="string" calcext:value-type="string">
            <text:p>2022-06-18T08:21:30Z</text:p>
          </table:table-cell>
          <table:table-cell office:value-type="string" calcext:value-type="string">
            <text:p>SUCCEEDED</text:p>
          </table:table-cell>
          <table:table-cell office:value-type="float" office:value="1839647" calcext:value-type="float">
            <text:p>1839647</text:p>
          </table:table-cell>
          <table:table-cell office:value-type="float" office:value="156172" calcext:value-type="float">
            <text:p>156172</text:p>
          </table:table-cell>
          <table:table-cell office:value-type="float" office:value="39.307" calcext:value-type="float">
            <text:p>39.307</text:p>
          </table:table-cell>
        </table:table-row>
        <table:table-row table:style-name="ro1">
          <table:table-cell office:value-type="string" calcext:value-type="string">
            <text:p>u-ch427-n512-start-paper-x0-28</text:p>
          </table:table-cell>
          <table:table-cell office:value-type="float" office:value="5696.156" calcext:value-type="float">
            <text:p>5696.156</text:p>
          </table:table-cell>
          <table:table-cell office:value-type="float" office:value="176.34" calcext:value-type="float">
            <text:p>176.34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2022-06-17T10:36:56Z</text:p>
          </table:table-cell>
          <table:table-cell office:value-type="string" calcext:value-type="string">
            <text:p>2022-06-18T06:55:14Z</text:p>
          </table:table-cell>
          <table:table-cell office:value-type="string" calcext:value-type="string">
            <text:p>2022-06-18T08:33:05Z</text:p>
          </table:table-cell>
          <table:table-cell office:value-type="string" calcext:value-type="string">
            <text:p>SUCCEEDED</text:p>
          </table:table-cell>
          <table:table-cell office:value-type="float" office:value="1839659" calcext:value-type="float">
            <text:p>1839659</text:p>
          </table:table-cell>
          <table:table-cell office:value-type="float" office:value="112245" calcext:value-type="float">
            <text:p>112245</text:p>
          </table:table-cell>
          <table:table-cell office:value-type="float" office:value="51.2" calcext:value-type="float">
            <text:p>51.2</text:p>
          </table:table-cell>
        </table:table-row>
        <table:table-row table:style-name="ro1">
          <table:table-cell office:value-type="string" calcext:value-type="string">
            <text:p>u-ch427-n512-start-paper-x0-29</text:p>
          </table:table-cell>
          <table:table-cell office:value-type="float" office:value="5724.352" calcext:value-type="float">
            <text:p>5724.352</text:p>
          </table:table-cell>
          <table:table-cell office:value-type="float" office:value="262.74" calcext:value-type="float">
            <text:p>262.74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string" calcext:value-type="string">
            <text:p>2022-06-17T10:36:48Z</text:p>
          </table:table-cell>
          <table:table-cell office:value-type="string" calcext:value-type="string">
            <text:p>2022-06-18T05:07:22Z</text:p>
          </table:table-cell>
          <table:table-cell office:value-type="string" calcext:value-type="string">
            <text:p>2022-06-18T06:45:49Z</text:p>
          </table:table-cell>
          <table:table-cell office:value-type="string" calcext:value-type="string">
            <text:p>SUCCEEDED</text:p>
          </table:table-cell>
          <table:table-cell office:value-type="float" office:value="1839649" calcext:value-type="float">
            <text:p>1839649</text:p>
          </table:table-cell>
          <table:table-cell office:value-type="float" office:value="258032" calcext:value-type="float">
            <text:p>258032</text:p>
          </table:table-cell>
          <table:table-cell office:value-type="float" office:value="60.62" calcext:value-type="float">
            <text:p>60.62</text:p>
          </table:table-cell>
        </table:table-row>
        <table:table-row table:style-name="ro1">
          <table:table-cell office:value-type="string" calcext:value-type="string">
            <text:p>u-ch427-n512-start-paper-x0-30</text:p>
          </table:table-cell>
          <table:table-cell office:value-type="float" office:value="6163.027" calcext:value-type="float">
            <text:p>6163.027</text:p>
          </table:table-cell>
          <table:table-cell office:value-type="float" office:value="377.08" calcext:value-type="float">
            <text:p>377.08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915" calcext:value-type="float">
            <text:p>915</text:p>
          </table:table-cell>
          <table:table-cell office:value-type="string" calcext:value-type="string">
            <text:p>2022-06-15T14:40:18Z</text:p>
          </table:table-cell>
          <table:table-cell office:value-type="string" calcext:value-type="string">
            <text:p>2022-06-18T10:45:29Z</text:p>
          </table:table-cell>
          <table:table-cell office:value-type="string" calcext:value-type="string">
            <text:p>2022-06-18T12:36:37Z</text:p>
          </table:table-cell>
          <table:table-cell office:value-type="string" calcext:value-type="string">
            <text:p>SUCCEEDED</text:p>
          </table:table-cell>
          <table:table-cell office:value-type="float" office:value="1826308" calcext:value-type="float">
            <text:p>1826308</text:p>
          </table:table-cell>
          <table:table-cell office:value-type="float" office:value="90372" calcext:value-type="float">
            <text:p>90372</text:p>
          </table:table-cell>
          <table:table-cell office:value-type="float" office:value="56.173" calcext:value-type="float">
            <text:p>56.173</text:p>
          </table:table-cell>
        </table:table-row>
        <table:table-row table:style-name="ro1">
          <table:table-cell office:value-type="string" calcext:value-type="string">
            <text:p>u-ch427-n512-start-paper-x0-prec-00</text:p>
          </table:table-cell>
          <table:table-cell office:value-type="float" office:value="5442.603" calcext:value-type="float">
            <text:p>5442.603</text:p>
          </table:table-cell>
          <table:table-cell office:value-type="float" office:value="119.77" calcext:value-type="float">
            <text:p>119.7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2022-06-18T18:10:51Z</text:p>
          </table:table-cell>
          <table:table-cell office:value-type="string" calcext:value-type="string">
            <text:p>2022-06-18T22:21:19Z</text:p>
          </table:table-cell>
          <table:table-cell office:value-type="string" calcext:value-type="string">
            <text:p>2022-06-18T23:53:07Z</text:p>
          </table:table-cell>
          <table:table-cell office:value-type="string" calcext:value-type="string">
            <text:p>SUCCEEDED</text:p>
          </table:table-cell>
          <table:table-cell office:value-type="float" office:value="1864335" calcext:value-type="float">
            <text:p>1864335</text:p>
          </table:table-cell>
          <table:table-cell office:value-type="float" office:value="121639" calcext:value-type="float">
            <text:p>121639</text:p>
          </table:table-cell>
          <table:table-cell office:value-type="float" office:value="52.997" calcext:value-type="float">
            <text:p>52.997</text:p>
          </table:table-cell>
        </table:table-row>
        <table:table-row table:style-name="ro1">
          <table:table-cell office:value-type="string" calcext:value-type="string">
            <text:p>u-ch427-n512-template-start-00</text:p>
          </table:table-cell>
          <table:table-cell office:value-type="float" office:value="4979.903" calcext:value-type="float">
            <text:p>4979.903</text:p>
          </table:table-cell>
          <table:table-cell office:value-type="float" office:value="135.44" calcext:value-type="float">
            <text:p>135.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2-14T20:27:16Z</text:p>
          </table:table-cell>
          <table:table-cell office:value-type="string" calcext:value-type="string">
            <text:p>2022-02-14T20:34:03Z</text:p>
          </table:table-cell>
          <table:table-cell office:value-type="string" calcext:value-type="string">
            <text:p>2022-02-14T21:58:00Z</text:p>
          </table:table-cell>
          <table:table-cell office:value-type="string" calcext:value-type="string">
            <text:p>SUCCEEDED</text:p>
          </table:table-cell>
          <table:table-cell office:value-type="float" office:value="1116069" calcext:value-type="float">
            <text:p>1116069</text:p>
          </table:table-cell>
          <table:table-cell office:value-type="float" office:value="151352" calcext:value-type="float">
            <text:p>151352</text:p>
          </table:table-cell>
          <table:table-cell office:value-type="float" office:value="33.475" calcext:value-type="float">
            <text:p>33.475</text:p>
          </table:table-cell>
        </table:table-row>
        <table:table-row table:style-name="ro1">
          <table:table-cell office:value-type="string" calcext:value-type="string">
            <text:p>u-ch427-n512-template-start-all</text:p>
          </table:table-cell>
          <table:table-cell office:value-type="float" office:value="5066.279" calcext:value-type="float">
            <text:p>5066.279</text:p>
          </table:table-cell>
          <table:table-cell office:value-type="float" office:value="137.82" calcext:value-type="float">
            <text:p>137.82</text:p>
          </table:table-cell>
          <table:table-cell table:number-columns-repeated="2"/>
          <table:table-cell office:value-type="string" calcext:value-type="string">
            <text:p>ll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2-19T15:31:09Z</text:p>
          </table:table-cell>
          <table:table-cell office:value-type="string" calcext:value-type="string">
            <text:p>2022-02-19T15:36:36Z</text:p>
          </table:table-cell>
          <table:table-cell office:value-type="string" calcext:value-type="string">
            <text:p>2022-02-19T17:02:08Z</text:p>
          </table:table-cell>
          <table:table-cell office:value-type="string" calcext:value-type="string">
            <text:p>SUCCEEDED</text:p>
          </table:table-cell>
          <table:table-cell office:value-type="float" office:value="1136224" calcext:value-type="float">
            <text:p>1136224</text:p>
          </table:table-cell>
          <table:table-cell office:value-type="float" office:value="101288" calcext:value-type="float">
            <text:p>101288</text:p>
          </table:table-cell>
          <table:table-cell office:value-type="float" office:value="35.072" calcext:value-type="float">
            <text:p>35.072</text:p>
          </table:table-cell>
        </table:table-row>
        <table:table-row table:style-name="ro1">
          <table:table-cell office:value-type="string" calcext:value-type="string">
            <text:p>u-ch427-n512-template-start-all2</text:p>
          </table:table-cell>
          <table:table-cell office:value-type="float" office:value="5202.099" calcext:value-type="float">
            <text:p>5202.099</text:p>
          </table:table-cell>
          <table:table-cell office:value-type="float" office:value="138.96" calcext:value-type="float">
            <text:p>138.96</text:p>
          </table:table-cell>
          <table:table-cell table:number-columns-repeated="2"/>
          <table:table-cell office:value-type="string" calcext:value-type="string">
            <text:p>l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2-25T17:23:20Z</text:p>
          </table:table-cell>
          <table:table-cell office:value-type="string" calcext:value-type="string">
            <text:p>2022-02-25T17:23:49Z</text:p>
          </table:table-cell>
          <table:table-cell office:value-type="string" calcext:value-type="string">
            <text:p>2022-02-25T18:51:43Z</text:p>
          </table:table-cell>
          <table:table-cell office:value-type="string" calcext:value-type="string">
            <text:p>SUCCEEDED</text:p>
          </table:table-cell>
          <table:table-cell office:value-type="float" office:value="1160064" calcext:value-type="float">
            <text:p>1160064</text:p>
          </table:table-cell>
          <table:table-cell office:value-type="float" office:value="121902" calcext:value-type="float">
            <text:p>121902</text:p>
          </table:table-cell>
          <table:table-cell office:value-type="float" office:value="36.504" calcext:value-type="float">
            <text:p>36.504</text:p>
          </table:table-cell>
        </table:table-row>
        <table:table-row table:style-name="ro1">
          <table:table-cell office:value-type="string" calcext:value-type="string">
            <text:p>u-ch427-n512-template-start-paper</text:p>
          </table:table-cell>
          <table:table-cell office:value-type="float" office:value="5454.287" calcext:value-type="float">
            <text:p>5454.287</text:p>
          </table:table-cell>
          <table:table-cell office:value-type="float" office:value="121.47" calcext:value-type="float">
            <text:p>121.47</text:p>
          </table:table-cell>
          <table:table-cell table:number-columns-repeated="2"/>
          <table:table-cell office:value-type="string" calcext:value-type="string">
            <text:p>er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3-08T18:45:14Z</text:p>
          </table:table-cell>
          <table:table-cell office:value-type="string" calcext:value-type="string">
            <text:p>2022-03-08T18:46:21Z</text:p>
          </table:table-cell>
          <table:table-cell office:value-type="string" calcext:value-type="string">
            <text:p>2022-03-08T20:17:58Z</text:p>
          </table:table-cell>
          <table:table-cell office:value-type="string" calcext:value-type="string">
            <text:p>SUCCEEDED</text:p>
          </table:table-cell>
          <table:table-cell office:value-type="float" office:value="1221344" calcext:value-type="float">
            <text:p>1221344</text:p>
          </table:table-cell>
          <table:table-cell office:value-type="float" office:value="118658" calcext:value-type="float">
            <text:p>118658</text:p>
          </table:table-cell>
          <table:table-cell office:value-type="float" office:value="38.339" calcext:value-type="float">
            <text:p>38.339</text:p>
          </table:table-cell>
        </table:table-row>
        <table:table-row table:style-name="ro1">
          <table:table-cell office:value-type="string" calcext:value-type="string">
            <text:p>u-ch427-n512-template-start-paper-00</text:p>
          </table:table-cell>
          <table:table-cell office:value-type="float" office:value="5576.717" calcext:value-type="float">
            <text:p>5576.717</text:p>
          </table:table-cell>
          <table:table-cell office:value-type="float" office:value="117.13" calcext:value-type="float">
            <text:p>117.1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2022-06-14T13:53:51Z</text:p>
          </table:table-cell>
          <table:table-cell office:value-type="string" calcext:value-type="string">
            <text:p>2022-06-14T13:54:13Z</text:p>
          </table:table-cell>
          <table:table-cell office:value-type="string" calcext:value-type="string">
            <text:p>2022-06-14T15:28:05Z</text:p>
          </table:table-cell>
          <table:table-cell office:value-type="string" calcext:value-type="string">
            <text:p>SUCCEEDED</text:p>
          </table:table-cell>
          <table:table-cell office:value-type="float" office:value="1819462" calcext:value-type="float">
            <text:p>1819462</text:p>
          </table:table-cell>
          <table:table-cell office:value-type="float" office:value="49663" calcext:value-type="float">
            <text:p>49663</text:p>
          </table:table-cell>
          <table:table-cell office:value-type="float" office:value="76.79" calcext:value-type="float">
            <text:p>76.79</text:p>
          </table:table-cell>
        </table:table-row>
        <table:table-row table:style-name="ro1">
          <table:table-cell office:value-type="string" calcext:value-type="string">
            <text:p>u-ch427-n512-template-start-paper-ms-00</text:p>
          </table:table-cell>
          <table:table-cell office:value-type="float" office:value="5623.992" calcext:value-type="float">
            <text:p>5623.992</text:p>
          </table:table-cell>
          <table:table-cell office:value-type="float" office:value="121.26" calcext:value-type="float">
            <text:p>121.2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2022-06-18T12:20:21Z</text:p>
          </table:table-cell>
          <table:table-cell office:value-type="string" calcext:value-type="string">
            <text:p>2022-06-18T12:36:56Z</text:p>
          </table:table-cell>
          <table:table-cell office:value-type="string" calcext:value-type="string">
            <text:p>2022-06-18T14:11:40Z</text:p>
          </table:table-cell>
          <table:table-cell office:value-type="string" calcext:value-type="string">
            <text:p>SUCCEEDED</text:p>
          </table:table-cell>
          <table:table-cell office:value-type="float" office:value="1857539" calcext:value-type="float">
            <text:p>1857539</text:p>
          </table:table-cell>
          <table:table-cell office:value-type="float" office:value="223255" calcext:value-type="float">
            <text:p>223255</text:p>
          </table:table-cell>
          <table:table-cell office:value-type="float" office:value="39.769" calcext:value-type="float">
            <text:p>39.769</text:p>
          </table:table-cell>
        </table:table-row>
        <table:table-row table:style-name="ro1">
          <table:table-cell office:value-type="string" calcext:value-type="string">
            <text:p>u-ch427-n512-template-start-paper-prec-00</text:p>
          </table:table-cell>
          <table:table-cell office:value-type="float" office:value="5779.523" calcext:value-type="float">
            <text:p>5779.523</text:p>
          </table:table-cell>
          <table:table-cell office:value-type="float" office:value="118.72" calcext:value-type="float">
            <text:p>118.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2022-06-18T14:11:44Z</text:p>
          </table:table-cell>
          <table:table-cell office:value-type="string" calcext:value-type="string">
            <text:p>2022-06-18T20:50:32Z</text:p>
          </table:table-cell>
          <table:table-cell office:value-type="string" calcext:value-type="string">
            <text:p>2022-06-18T22:27:43Z</text:p>
          </table:table-cell>
          <table:table-cell office:value-type="string" calcext:value-type="string">
            <text:p>SUCCEEDED</text:p>
          </table:table-cell>
          <table:table-cell office:value-type="float" office:value="1859857" calcext:value-type="float">
            <text:p>1859857</text:p>
          </table:table-cell>
          <table:table-cell office:value-type="float" office:value="181074" calcext:value-type="float">
            <text:p>181074</text:p>
          </table:table-cell>
          <table:table-cell office:value-type="float" office:value="40.973" calcext:value-type="float">
            <text:p>40.973</text:p>
          </table:table-cell>
        </table:table-row>
        <table:table-row table:style-name="ro1">
          <table:table-cell office:value-type="string" calcext:value-type="string">
            <text:p>u-ch427-n512-template-start-paper-x-00</text:p>
          </table:table-cell>
          <table:table-cell office:value-type="float" office:value="4576.736" calcext:value-type="float">
            <text:p>4576.736</text:p>
          </table:table-cell>
          <table:table-cell office:value-type="float" office:value="119.72" calcext:value-type="float">
            <text:p>119.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2022-06-14T23:41:29Z</text:p>
          </table:table-cell>
          <table:table-cell office:value-type="string" calcext:value-type="string">
            <text:p>2022-06-15T02:31:26Z</text:p>
          </table:table-cell>
          <table:table-cell office:value-type="string" calcext:value-type="string">
            <text:p>2022-06-15T03:53:11Z</text:p>
          </table:table-cell>
          <table:table-cell office:value-type="string" calcext:value-type="string">
            <text:p>SUCCEEDED</text:p>
          </table:table-cell>
          <table:table-cell office:value-type="float" office:value="1821947" calcext:value-type="float">
            <text:p>1821947</text:p>
          </table:table-cell>
          <table:table-cell office:value-type="float" office:value="223524" calcext:value-type="float">
            <text:p>223524</text:p>
          </table:table-cell>
          <table:table-cell office:value-type="float" office:value="31.638" calcext:value-type="float">
            <text:p>31.638</text:p>
          </table:table-cell>
        </table:table-row>
        <table:table-row table:style-name="ro1">
          <table:table-cell office:value-type="string" calcext:value-type="string">
            <text:p>u-ch427-n512-template-start-paper-x0-00</text:p>
          </table:table-cell>
          <table:table-cell office:value-type="float" office:value="5430.903" calcext:value-type="float">
            <text:p>5430.903</text:p>
          </table:table-cell>
          <table:table-cell office:value-type="float" office:value="119.02" calcext:value-type="float">
            <text:p>119.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2022-06-15T13:54:20Z</text:p>
          </table:table-cell>
          <table:table-cell office:value-type="string" calcext:value-type="string">
            <text:p>2022-06-15T13:55:23Z</text:p>
          </table:table-cell>
          <table:table-cell office:value-type="string" calcext:value-type="string">
            <text:p>2022-06-15T15:27:26Z</text:p>
          </table:table-cell>
          <table:table-cell office:value-type="string" calcext:value-type="string">
            <text:p>SUCCEEDED</text:p>
          </table:table-cell>
          <table:table-cell office:value-type="float" office:value="1825973" calcext:value-type="float">
            <text:p>1825973</text:p>
          </table:table-cell>
          <table:table-cell office:value-type="float" office:value="65990" calcext:value-type="float">
            <text:p>65990</text:p>
          </table:table-cell>
          <table:table-cell office:value-type="float" office:value="47.42" calcext:value-type="float">
            <text:p>47.42</text:p>
          </table:table-cell>
        </table:table-row>
        <table:table-row table:style-name="ro1">
          <table:table-cell office:value-type="string" calcext:value-type="string">
            <text:p>u-ch427-n512-template-start-paper-x0-prec-00</text:p>
          </table:table-cell>
          <table:table-cell office:value-type="float" office:value="5453.655" calcext:value-type="float">
            <text:p>5453.655</text:p>
          </table:table-cell>
          <table:table-cell office:value-type="float" office:value="118.6" calcext:value-type="float">
            <text:p>118.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2022-06-18T12:44:43Z</text:p>
          </table:table-cell>
          <table:table-cell office:value-type="string" calcext:value-type="string">
            <text:p>2022-06-18T20:32:06Z</text:p>
          </table:table-cell>
          <table:table-cell office:value-type="string" calcext:value-type="string">
            <text:p>2022-06-18T22:04:00Z</text:p>
          </table:table-cell>
          <table:table-cell office:value-type="string" calcext:value-type="string">
            <text:p>SUCCEEDED</text:p>
          </table:table-cell>
          <table:table-cell office:value-type="float" office:value="1858028" calcext:value-type="float">
            <text:p>1858028</text:p>
          </table:table-cell>
          <table:table-cell office:value-type="float" office:value="239776" calcext:value-type="float">
            <text:p>239776</text:p>
          </table:table-cell>
          <table:table-cell office:value-type="float" office:value="46.291" calcext:value-type="float">
            <text:p>46.291</text:p>
          </table:table-cell>
        </table:table-row>
        <table:table-row table:style-name="ro1">
          <table:table-cell office:value-type="string" calcext:value-type="string">
            <text:p>u-ch427-n512-template-start-paper-x5-00</text:p>
          </table:table-cell>
          <table:table-cell office:value-type="float" office:value="5543.246" calcext:value-type="float">
            <text:p>5543.246</text:p>
          </table:table-cell>
          <table:table-cell office:value-type="float" office:value="117.52" calcext:value-type="float">
            <text:p>117.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2022-06-15T19:20:34Z</text:p>
          </table:table-cell>
          <table:table-cell office:value-type="string" calcext:value-type="string">
            <text:p>2022-06-16T01:02:41Z</text:p>
          </table:table-cell>
          <table:table-cell office:value-type="string" calcext:value-type="string">
            <text:p>2022-06-16T02:36:37Z</text:p>
          </table:table-cell>
          <table:table-cell office:value-type="string" calcext:value-type="string">
            <text:p>SUCCEEDED</text:p>
          </table:table-cell>
          <table:table-cell office:value-type="float" office:value="1827873" calcext:value-type="float">
            <text:p>1827873</text:p>
          </table:table-cell>
          <table:table-cell office:value-type="float" office:value="9655" calcext:value-type="float">
            <text:p>9655</text:p>
          </table:table-cell>
          <table:table-cell office:value-type="float" office:value="55.037" calcext:value-type="float">
            <text:p>55.037</text:p>
          </table:table-cell>
        </table:table-row>
        <table:table-row table:style-name="ro1">
          <table:table-cell office:value-type="string" calcext:value-type="string">
            <text:p>u-ch427-n96-start-paper</text:p>
          </table:table-cell>
          <table:table-cell office:value-type="float" office:value="65.904" calcext:value-type="float">
            <text:p>65.904</text:p>
          </table:table-cell>
          <table:table-cell office:value-type="float" office:value="12.84" calcext:value-type="float">
            <text:p>12.84</text:p>
          </table:table-cell>
          <table:table-cell table:number-columns-repeated="2"/>
          <table:table-cell office:value-type="string" calcext:value-type="string">
            <text:p>er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2022-06-12T14:36:38Z</text:p>
          </table:table-cell>
          <table:table-cell office:value-type="string" calcext:value-type="string">
            <text:p>2022-06-12T14:36:46Z</text:p>
          </table:table-cell>
          <table:table-cell office:value-type="string" calcext:value-type="string">
            <text:p>2022-06-12T14:38:11Z</text:p>
          </table:table-cell>
          <table:table-cell office:value-type="string" calcext:value-type="string">
            <text:p>SUCCEEDED</text:p>
          </table:table-cell>
          <table:table-cell office:value-type="float" office:value="1808592" calcext:value-type="float">
            <text:p>1808592</text:p>
          </table:table-cell>
          <table:table-cell office:value-type="float" office:value="169555" calcext:value-type="float">
            <text:p>169555</text:p>
          </table:table-cell>
          <table:table-cell office:value-type="float" office:value="0.633" calcext:value-type="float">
            <text:p>0.633</text:p>
          </table:table-cell>
        </table:table-row>
        <table:table-row table:style-name="ro1">
          <table:table-cell office:value-type="string" calcext:value-type="string">
            <text:p>u-ch427-n96-start-paper-00</text:p>
          </table:table-cell>
          <table:table-cell office:value-type="float" office:value="66.515" calcext:value-type="float">
            <text:p>66.515</text:p>
          </table:table-cell>
          <table:table-cell office:value-type="float" office:value="12.55" calcext:value-type="float">
            <text:p>12.5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2022-06-13T18:49:34Z</text:p>
          </table:table-cell>
          <table:table-cell office:value-type="string" calcext:value-type="string">
            <text:p>2022-06-13T18:49:45Z</text:p>
          </table:table-cell>
          <table:table-cell office:value-type="string" calcext:value-type="string">
            <text:p>2022-06-13T18:51:12Z</text:p>
          </table:table-cell>
          <table:table-cell office:value-type="string" calcext:value-type="string">
            <text:p>SUCCEEDED</text:p>
          </table:table-cell>
          <table:table-cell office:value-type="float" office:value="1815138" calcext:value-type="float">
            <text:p>1815138</text:p>
          </table:table-cell>
          <table:table-cell office:value-type="float" office:value="116494" calcext:value-type="float">
            <text:p>116494</text:p>
          </table:table-cell>
          <table:table-cell office:value-type="float" office:value="0.612" calcext:value-type="float">
            <text:p>0.612</text:p>
          </table:table-cell>
        </table:table-row>
        <table:table-row table:style-name="ro1">
          <table:table-cell office:value-type="string" calcext:value-type="string">
            <text:p>u-ch427-n96-start-paper-01</text:p>
          </table:table-cell>
          <table:table-cell office:value-type="float" office:value="63.282" calcext:value-type="float">
            <text:p>63.282</text:p>
          </table:table-cell>
          <table:table-cell office:value-type="float" office:value="10.63" calcext:value-type="float">
            <text:p>10.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2022-06-13T19:17:11Z</text:p>
          </table:table-cell>
          <table:table-cell office:value-type="string" calcext:value-type="string">
            <text:p>2022-06-13T20:27:13Z</text:p>
          </table:table-cell>
          <table:table-cell office:value-type="string" calcext:value-type="string">
            <text:p>2022-06-13T20:28:35Z</text:p>
          </table:table-cell>
          <table:table-cell office:value-type="string" calcext:value-type="string">
            <text:p>SUCCEEDED</text:p>
          </table:table-cell>
          <table:table-cell office:value-type="float" office:value="1815248" calcext:value-type="float">
            <text:p>1815248</text:p>
          </table:table-cell>
          <table:table-cell office:value-type="float" office:value="153228" calcext:value-type="float">
            <text:p>153228</text:p>
          </table:table-cell>
          <table:table-cell office:value-type="float" office:value="0.594" calcext:value-type="float">
            <text:p>0.594</text:p>
          </table:table-cell>
        </table:table-row>
        <table:table-row table:style-name="ro1">
          <table:table-cell office:value-type="string" calcext:value-type="string">
            <text:p>u-ch427-n96-start-paper-02</text:p>
          </table:table-cell>
          <table:table-cell office:value-type="float" office:value="73.75" calcext:value-type="float">
            <text:p>73.75</text:p>
          </table:table-cell>
          <table:table-cell office:value-type="float" office:value="11.6" calcext:value-type="float">
            <text:p>11.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022-06-16T05:53:20Z</text:p>
          </table:table-cell>
          <table:table-cell office:value-type="string" calcext:value-type="string">
            <text:p>2022-06-16T05:56:28Z</text:p>
          </table:table-cell>
          <table:table-cell office:value-type="string" calcext:value-type="string">
            <text:p>2022-06-16T05:57:58Z</text:p>
          </table:table-cell>
          <table:table-cell office:value-type="string" calcext:value-type="string">
            <text:p>SUCCEEDED</text:p>
          </table:table-cell>
          <table:table-cell office:value-type="float" office:value="1830238" calcext:value-type="float">
            <text:p>1830238</text:p>
          </table:table-cell>
          <table:table-cell office:value-type="float" office:value="18303" calcext:value-type="float">
            <text:p>18303</text:p>
          </table:table-cell>
          <table:table-cell office:value-type="float" office:value="0.597" calcext:value-type="float">
            <text:p>0.597</text:p>
          </table:table-cell>
        </table:table-row>
        <table:table-row table:style-name="ro1">
          <table:table-cell office:value-type="string" calcext:value-type="string">
            <text:p>u-ch427-n96-start-paper-03</text:p>
          </table:table-cell>
          <table:table-cell office:value-type="float" office:value="71.648" calcext:value-type="float">
            <text:p>71.648</text:p>
          </table:table-cell>
          <table:table-cell office:value-type="float" office:value="11.52" calcext:value-type="float">
            <text:p>11.5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022-06-16T05:53:24Z</text:p>
          </table:table-cell>
          <table:table-cell office:value-type="string" calcext:value-type="string">
            <text:p>2022-06-16T05:56:28Z</text:p>
          </table:table-cell>
          <table:table-cell office:value-type="string" calcext:value-type="string">
            <text:p>2022-06-16T05:57:59Z</text:p>
          </table:table-cell>
          <table:table-cell office:value-type="string" calcext:value-type="string">
            <text:p>SUCCEEDED</text:p>
          </table:table-cell>
          <table:table-cell office:value-type="float" office:value="1830243" calcext:value-type="float">
            <text:p>1830243</text:p>
          </table:table-cell>
          <table:table-cell office:value-type="float" office:value="210878" calcext:value-type="float">
            <text:p>210878</text:p>
          </table:table-cell>
          <table:table-cell office:value-type="float" office:value="0.637" calcext:value-type="float">
            <text:p>0.637</text:p>
          </table:table-cell>
        </table:table-row>
        <table:table-row table:style-name="ro1">
          <table:table-cell office:value-type="string" calcext:value-type="string">
            <text:p>u-ch427-n96-start-paper-04</text:p>
          </table:table-cell>
          <table:table-cell office:value-type="float" office:value="65.341" calcext:value-type="float">
            <text:p>65.341</text:p>
          </table:table-cell>
          <table:table-cell office:value-type="float" office:value="12.51" calcext:value-type="float">
            <text:p>12.5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2022-06-16T05:59:30Z</text:p>
          </table:table-cell>
          <table:table-cell office:value-type="string" calcext:value-type="string">
            <text:p>2022-06-16T05:59:53Z</text:p>
          </table:table-cell>
          <table:table-cell office:value-type="string" calcext:value-type="string">
            <text:p>2022-06-16T06:01:21Z</text:p>
          </table:table-cell>
          <table:table-cell office:value-type="string" calcext:value-type="string">
            <text:p>SUCCEEDED</text:p>
          </table:table-cell>
          <table:table-cell office:value-type="float" office:value="1830269" calcext:value-type="float">
            <text:p>1830269</text:p>
          </table:table-cell>
          <table:table-cell office:value-type="float" office:value="224433" calcext:value-type="float">
            <text:p>224433</text:p>
          </table:table-cell>
          <table:table-cell office:value-type="float" office:value="0.731" calcext:value-type="float">
            <text:p>0.731</text:p>
          </table:table-cell>
        </table:table-row>
        <table:table-row table:style-name="ro1">
          <table:table-cell office:value-type="string" calcext:value-type="string">
            <text:p>u-ch427-n96-start-paper-05</text:p>
          </table:table-cell>
          <table:table-cell office:value-type="float" office:value="78.863" calcext:value-type="float">
            <text:p>78.863</text:p>
          </table:table-cell>
          <table:table-cell office:value-type="float" office:value="15.01" calcext:value-type="float">
            <text:p>15.0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2022-06-16T05:53:23Z</text:p>
          </table:table-cell>
          <table:table-cell office:value-type="string" calcext:value-type="string">
            <text:p>2022-06-16T05:53:33Z</text:p>
          </table:table-cell>
          <table:table-cell office:value-type="string" calcext:value-type="string">
            <text:p>2022-06-16T05:55:34Z</text:p>
          </table:table-cell>
          <table:table-cell office:value-type="string" calcext:value-type="string">
            <text:p>SUCCEEDED</text:p>
          </table:table-cell>
          <table:table-cell office:value-type="float" office:value="1830239" calcext:value-type="float">
            <text:p>1830239</text:p>
          </table:table-cell>
          <table:table-cell office:value-type="float" office:value="218635" calcext:value-type="float">
            <text:p>218635</text:p>
          </table:table-cell>
          <table:table-cell office:value-type="float" office:value="0.636" calcext:value-type="float">
            <text:p>0.636</text:p>
          </table:table-cell>
        </table:table-row>
        <table:table-row table:style-name="ro1">
          <table:table-cell office:value-type="string" calcext:value-type="string">
            <text:p>u-ch427-n96-start-paper-06</text:p>
          </table:table-cell>
          <table:table-cell office:value-type="float" office:value="78.04" calcext:value-type="float">
            <text:p>78.04</text:p>
          </table:table-cell>
          <table:table-cell office:value-type="float" office:value="14.96" calcext:value-type="float">
            <text:p>14.9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2022-06-16T05:53:23Z</text:p>
          </table:table-cell>
          <table:table-cell office:value-type="string" calcext:value-type="string">
            <text:p>2022-06-16T05:53:33Z</text:p>
          </table:table-cell>
          <table:table-cell office:value-type="string" calcext:value-type="string">
            <text:p>2022-06-16T05:55:35Z</text:p>
          </table:table-cell>
          <table:table-cell office:value-type="string" calcext:value-type="string">
            <text:p>SUCCEEDED</text:p>
          </table:table-cell>
          <table:table-cell office:value-type="float" office:value="1830240" calcext:value-type="float">
            <text:p>1830240</text:p>
          </table:table-cell>
          <table:table-cell office:value-type="float" office:value="196051" calcext:value-type="float">
            <text:p>196051</text:p>
          </table:table-cell>
          <table:table-cell office:value-type="float" office:value="0.672" calcext:value-type="float">
            <text:p>0.672</text:p>
          </table:table-cell>
        </table:table-row>
        <table:table-row table:style-name="ro1">
          <table:table-cell office:value-type="string" calcext:value-type="string">
            <text:p>u-ch427-n96-start-paper-07</text:p>
          </table:table-cell>
          <table:table-cell office:value-type="float" office:value="68.458" calcext:value-type="float">
            <text:p>68.458</text:p>
          </table:table-cell>
          <table:table-cell office:value-type="float" office:value="13.52" calcext:value-type="float">
            <text:p>13.5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2022-06-16T05:59:30Z</text:p>
          </table:table-cell>
          <table:table-cell office:value-type="string" calcext:value-type="string">
            <text:p>2022-06-16T06:01:21Z</text:p>
          </table:table-cell>
          <table:table-cell office:value-type="string" calcext:value-type="string">
            <text:p>2022-06-16T06:03:13Z</text:p>
          </table:table-cell>
          <table:table-cell office:value-type="string" calcext:value-type="string">
            <text:p>SUCCEEDED</text:p>
          </table:table-cell>
          <table:table-cell office:value-type="float" office:value="1830273" calcext:value-type="float">
            <text:p>1830273</text:p>
          </table:table-cell>
          <table:table-cell office:value-type="float" office:value="205575" calcext:value-type="float">
            <text:p>205575</text:p>
          </table:table-cell>
          <table:table-cell office:value-type="float" office:value="0.688" calcext:value-type="float">
            <text:p>0.688</text:p>
          </table:table-cell>
        </table:table-row>
        <table:table-row table:style-name="ro1">
          <table:table-cell office:value-type="string" calcext:value-type="string">
            <text:p>u-ch427-n96-start-paper-08</text:p>
          </table:table-cell>
          <table:table-cell office:value-type="float" office:value="68.973" calcext:value-type="float">
            <text:p>68.973</text:p>
          </table:table-cell>
          <table:table-cell office:value-type="float" office:value="14.22" calcext:value-type="float">
            <text:p>14.2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2022-06-16T05:53:19Z</text:p>
          </table:table-cell>
          <table:table-cell office:value-type="string" calcext:value-type="string">
            <text:p>2022-06-16T05:53:33Z</text:p>
          </table:table-cell>
          <table:table-cell office:value-type="string" calcext:value-type="string">
            <text:p>2022-06-16T05:56:09Z</text:p>
          </table:table-cell>
          <table:table-cell office:value-type="string" calcext:value-type="string">
            <text:p>SUCCEEDED</text:p>
          </table:table-cell>
          <table:table-cell office:value-type="float" office:value="1830235" calcext:value-type="float">
            <text:p>1830235</text:p>
          </table:table-cell>
          <table:table-cell office:value-type="float" office:value="201976" calcext:value-type="float">
            <text:p>201976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string" calcext:value-type="string">
            <text:p>u-ch427-n96-start-paper-09</text:p>
          </table:table-cell>
          <table:table-cell office:value-type="float" office:value="77.556" calcext:value-type="float">
            <text:p>77.556</text:p>
          </table:table-cell>
          <table:table-cell office:value-type="float" office:value="14.23" calcext:value-type="float">
            <text:p>14.2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2022-06-16T05:53:19Z</text:p>
          </table:table-cell>
          <table:table-cell office:value-type="string" calcext:value-type="string">
            <text:p>2022-06-16T05:53:33Z</text:p>
          </table:table-cell>
          <table:table-cell office:value-type="string" calcext:value-type="string">
            <text:p>2022-06-16T05:55:40Z</text:p>
          </table:table-cell>
          <table:table-cell office:value-type="string" calcext:value-type="string">
            <text:p>SUCCEEDED</text:p>
          </table:table-cell>
          <table:table-cell office:value-type="float" office:value="1830234" calcext:value-type="float">
            <text:p>1830234</text:p>
          </table:table-cell>
          <table:table-cell office:value-type="float" office:value="201956" calcext:value-type="float">
            <text:p>201956</text:p>
          </table:table-cell>
          <table:table-cell office:value-type="float" office:value="0.719" calcext:value-type="float">
            <text:p>0.719</text:p>
          </table:table-cell>
        </table:table-row>
        <table:table-row table:style-name="ro1">
          <table:table-cell office:value-type="string" calcext:value-type="string">
            <text:p>u-ch427-n96-start-paper-10</text:p>
          </table:table-cell>
          <table:table-cell office:value-type="float" office:value="78.913" calcext:value-type="float">
            <text:p>78.913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2022-06-13T19:17:24Z</text:p>
          </table:table-cell>
          <table:table-cell office:value-type="string" calcext:value-type="string">
            <text:p>2022-06-14T02:16:18Z</text:p>
          </table:table-cell>
          <table:table-cell office:value-type="string" calcext:value-type="string">
            <text:p>2022-06-14T02:18:35Z</text:p>
          </table:table-cell>
          <table:table-cell office:value-type="string" calcext:value-type="string">
            <text:p>SUCCEEDED</text:p>
          </table:table-cell>
          <table:table-cell office:value-type="float" office:value="1815249" calcext:value-type="float">
            <text:p>1815249</text:p>
          </table:table-cell>
          <table:table-cell office:value-type="float" office:value="175373" calcext:value-type="float">
            <text:p>175373</text:p>
          </table:table-cell>
          <table:table-cell office:value-type="float" office:value="0.782" calcext:value-type="float">
            <text:p>0.782</text:p>
          </table:table-cell>
        </table:table-row>
        <table:table-row table:style-name="ro1">
          <table:table-cell office:value-type="string" calcext:value-type="string">
            <text:p>u-ch427-n96-start-paper-100</text:p>
          </table:table-cell>
          <table:table-cell office:value-type="float" office:value="877.07" calcext:value-type="float">
            <text:p>877.07</text:p>
          </table:table-cell>
          <table:table-cell office:value-type="float" office:value="89.11" calcext:value-type="float">
            <text:p>89.1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string" calcext:value-type="string">
            <text:p>2022-06-15T13:39:44Z</text:p>
          </table:table-cell>
          <table:table-cell office:value-type="string" calcext:value-type="string">
            <text:p>2022-06-15T16:10:56Z</text:p>
          </table:table-cell>
          <table:table-cell office:value-type="string" calcext:value-type="string">
            <text:p>2022-06-15T16:32:46Z</text:p>
          </table:table-cell>
          <table:table-cell office:value-type="string" calcext:value-type="string">
            <text:p>SUCCEEDED</text:p>
          </table:table-cell>
          <table:table-cell office:value-type="float" office:value="1825850" calcext:value-type="float">
            <text:p>1825850</text:p>
          </table:table-cell>
          <table:table-cell office:value-type="float" office:value="57785" calcext:value-type="float">
            <text:p>57785</text:p>
          </table:table-cell>
          <table:table-cell office:value-type="float" office:value="37.73" calcext:value-type="float">
            <text:p>37.73</text:p>
          </table:table-cell>
        </table:table-row>
        <table:table-row table:style-name="ro1">
          <table:table-cell office:value-type="string" calcext:value-type="string">
            <text:p>u-ch427-n96-start-paper-11</text:p>
          </table:table-cell>
          <table:table-cell office:value-type="float" office:value="65.887" calcext:value-type="float">
            <text:p>65.887</text:p>
          </table:table-cell>
          <table:table-cell office:value-type="float" office:value="11.64" calcext:value-type="float">
            <text:p>11.6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022-06-18T21:21:52Z</text:p>
          </table:table-cell>
          <table:table-cell office:value-type="string" calcext:value-type="string">
            <text:p>2022-06-18T21:22:36Z</text:p>
          </table:table-cell>
          <table:table-cell office:value-type="string" calcext:value-type="string">
            <text:p>2022-06-18T21:24:00Z</text:p>
          </table:table-cell>
          <table:table-cell office:value-type="string" calcext:value-type="string">
            <text:p>SUCCEEDED</text:p>
          </table:table-cell>
          <table:table-cell office:value-type="float" office:value="1866163" calcext:value-type="float">
            <text:p>1866163</text:p>
          </table:table-cell>
          <table:table-cell office:value-type="float" office:value="238969" calcext:value-type="float">
            <text:p>238969</text:p>
          </table:table-cell>
          <table:table-cell office:value-type="float" office:value="0.606" calcext:value-type="float">
            <text:p>0.606</text:p>
          </table:table-cell>
        </table:table-row>
        <table:table-row table:style-name="ro1">
          <table:table-cell office:value-type="string" calcext:value-type="string">
            <text:p>u-ch427-n96-start-paper-12</text:p>
          </table:table-cell>
          <table:table-cell office:value-type="float" office:value="62.028" calcext:value-type="float">
            <text:p>62.028</text:p>
          </table:table-cell>
          <table:table-cell office:value-type="float" office:value="10.36" calcext:value-type="float">
            <text:p>10.3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022-06-18T21:27:01Z</text:p>
          </table:table-cell>
          <table:table-cell office:value-type="string" calcext:value-type="string">
            <text:p>2022-06-18T21:29:28Z</text:p>
          </table:table-cell>
          <table:table-cell office:value-type="string" calcext:value-type="string">
            <text:p>2022-06-18T21:30:48Z</text:p>
          </table:table-cell>
          <table:table-cell office:value-type="string" calcext:value-type="string">
            <text:p>SUCCEEDED</text:p>
          </table:table-cell>
          <table:table-cell office:value-type="float" office:value="1866212" calcext:value-type="float">
            <text:p>1866212</text:p>
          </table:table-cell>
          <table:table-cell office:value-type="float" office:value="69174" calcext:value-type="float">
            <text:p>69174</text:p>
          </table:table-cell>
          <table:table-cell office:value-type="float" office:value="0.605" calcext:value-type="float">
            <text:p>0.605</text:p>
          </table:table-cell>
        </table:table-row>
        <table:table-row table:style-name="ro1">
          <table:table-cell office:value-type="string" calcext:value-type="string">
            <text:p>u-ch427-n96-start-paper-13</text:p>
          </table:table-cell>
          <table:table-cell office:value-type="float" office:value="68.385" calcext:value-type="float">
            <text:p>68.385</text:p>
          </table:table-cell>
          <table:table-cell office:value-type="float" office:value="11.95" calcext:value-type="float">
            <text:p>11.9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022-06-19T01:38:34Z</text:p>
          </table:table-cell>
          <table:table-cell office:value-type="string" calcext:value-type="string">
            <text:p>2022-06-19T01:40:00Z</text:p>
          </table:table-cell>
          <table:table-cell office:value-type="string" calcext:value-type="string">
            <text:p>2022-06-19T01:41:32Z</text:p>
          </table:table-cell>
          <table:table-cell office:value-type="string" calcext:value-type="string">
            <text:p>SUCCEEDED</text:p>
          </table:table-cell>
          <table:table-cell office:value-type="float" office:value="1867367" calcext:value-type="float">
            <text:p>1867367</text:p>
          </table:table-cell>
          <table:table-cell office:value-type="float" office:value="44534" calcext:value-type="float">
            <text:p>44534</text:p>
          </table:table-cell>
          <table:table-cell office:value-type="float" office:value="0.614" calcext:value-type="float">
            <text:p>0.614</text:p>
          </table:table-cell>
        </table:table-row>
        <table:table-row table:style-name="ro1">
          <table:table-cell office:value-type="string" calcext:value-type="string">
            <text:p>u-ch427-n96-start-paper-14</text:p>
          </table:table-cell>
          <table:table-cell office:value-type="float" office:value="68.144" calcext:value-type="float">
            <text:p>68.144</text:p>
          </table:table-cell>
          <table:table-cell office:value-type="float" office:value="12.82" calcext:value-type="float">
            <text:p>12.8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2022-06-18T21:22:26Z</text:p>
          </table:table-cell>
          <table:table-cell office:value-type="string" calcext:value-type="string">
            <text:p>2022-06-18T21:23:09Z</text:p>
          </table:table-cell>
          <table:table-cell office:value-type="string" calcext:value-type="string">
            <text:p>2022-06-18T21:24:38Z</text:p>
          </table:table-cell>
          <table:table-cell office:value-type="string" calcext:value-type="string">
            <text:p>SUCCEEDED</text:p>
          </table:table-cell>
          <table:table-cell office:value-type="float" office:value="1866174" calcext:value-type="float">
            <text:p>1866174</text:p>
          </table:table-cell>
          <table:table-cell office:value-type="float" office:value="37896" calcext:value-type="float">
            <text:p>37896</text:p>
          </table:table-cell>
          <table:table-cell office:value-type="float" office:value="0.635" calcext:value-type="float">
            <text:p>0.635</text:p>
          </table:table-cell>
        </table:table-row>
        <table:table-row table:style-name="ro1">
          <table:table-cell office:value-type="string" calcext:value-type="string">
            <text:p>u-ch427-n96-start-paper-15</text:p>
          </table:table-cell>
          <table:table-cell office:value-type="float" office:value="70.509" calcext:value-type="float">
            <text:p>70.509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2022-06-19T01:38:57Z</text:p>
          </table:table-cell>
          <table:table-cell office:value-type="string" calcext:value-type="string">
            <text:p>2022-06-19T01:41:12Z</text:p>
          </table:table-cell>
          <table:table-cell office:value-type="string" calcext:value-type="string">
            <text:p>2022-06-19T01:42:51Z</text:p>
          </table:table-cell>
          <table:table-cell office:value-type="string" calcext:value-type="string">
            <text:p>SUCCEEDED</text:p>
          </table:table-cell>
          <table:table-cell office:value-type="float" office:value="1867368" calcext:value-type="float">
            <text:p>1867368</text:p>
          </table:table-cell>
          <table:table-cell office:value-type="float" office:value="244986" calcext:value-type="float">
            <text:p>244986</text:p>
          </table:table-cell>
          <table:table-cell office:value-type="float" office:value="0.732" calcext:value-type="float">
            <text:p>0.732</text:p>
          </table:table-cell>
        </table:table-row>
        <table:table-row table:style-name="ro1">
          <table:table-cell office:value-type="string" calcext:value-type="string">
            <text:p>u-ch427-n96-start-paper-150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string" calcext:value-type="string">
            <text:p>2022-06-13T18:57:11Z</text:p>
          </table:table-cell>
          <table:table-cell office:value-type="string" calcext:value-type="string">
            <text:p>2022-06-14T03:44:03Z</text:p>
          </table:table-cell>
          <table:table-cell office:value-type="string" calcext:value-type="string">
            <text:p>2022-06-14T03:44:09Z</text:p>
          </table:table-cell>
          <table:table-cell office:value-type="string" calcext:value-type="string">
            <text:p>E</text:p>
          </table:table-cell>
          <table:table-cell office:value-type="float" office:value="1815155" calcext:value-type="float">
            <text:p>1815155</text:p>
          </table:table-cell>
          <table:table-cell office:value-type="float" office:value="237780" calcext:value-type="float">
            <text:p>237780</text:p>
          </table:table-cell>
          <table:table-cell/>
        </table:table-row>
        <table:table-row table:style-name="ro1">
          <table:table-cell office:value-type="string" calcext:value-type="string">
            <text:p>u-ch427-n96-start-paper-16</text:p>
          </table:table-cell>
          <table:table-cell office:value-type="float" office:value="67.459" calcext:value-type="float">
            <text:p>67.459</text:p>
          </table:table-cell>
          <table:table-cell office:value-type="float" office:value="13.25" calcext:value-type="float">
            <text:p>13.2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2022-06-18T21:28:51Z</text:p>
          </table:table-cell>
          <table:table-cell office:value-type="string" calcext:value-type="string">
            <text:p>2022-06-18T21:32:08Z</text:p>
          </table:table-cell>
          <table:table-cell office:value-type="string" calcext:value-type="string">
            <text:p>2022-06-18T21:34:00Z</text:p>
          </table:table-cell>
          <table:table-cell office:value-type="string" calcext:value-type="string">
            <text:p>SUCCEEDED</text:p>
          </table:table-cell>
          <table:table-cell office:value-type="float" office:value="1866228" calcext:value-type="float">
            <text:p>1866228</text:p>
          </table:table-cell>
          <table:table-cell office:value-type="float" office:value="42333" calcext:value-type="float">
            <text:p>42333</text:p>
          </table:table-cell>
          <table:table-cell office:value-type="float" office:value="0.679" calcext:value-type="float">
            <text:p>0.679</text:p>
          </table:table-cell>
        </table:table-row>
        <table:table-row table:style-name="ro1">
          <table:table-cell office:value-type="string" calcext:value-type="string">
            <text:p>u-ch427-n96-start-paper-17</text:p>
          </table:table-cell>
          <table:table-cell office:value-type="float" office:value="69.954" calcext:value-type="float">
            <text:p>69.954</text:p>
          </table:table-cell>
          <table:table-cell office:value-type="float" office:value="13.52" calcext:value-type="float">
            <text:p>13.5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2022-06-18T21:22:56Z</text:p>
          </table:table-cell>
          <table:table-cell office:value-type="string" calcext:value-type="string">
            <text:p>2022-06-18T21:24:57Z</text:p>
          </table:table-cell>
          <table:table-cell office:value-type="string" calcext:value-type="string">
            <text:p>2022-06-18T21:26:53Z</text:p>
          </table:table-cell>
          <table:table-cell office:value-type="string" calcext:value-type="string">
            <text:p>SUCCEEDED</text:p>
          </table:table-cell>
          <table:table-cell office:value-type="float" office:value="1866180" calcext:value-type="float">
            <text:p>1866180</text:p>
          </table:table-cell>
          <table:table-cell office:value-type="float" office:value="254454" calcext:value-type="float">
            <text:p>254454</text:p>
          </table:table-cell>
          <table:table-cell office:value-type="float" office:value="0.698" calcext:value-type="float">
            <text:p>0.698</text:p>
          </table:table-cell>
        </table:table-row>
        <table:table-row table:style-name="ro1">
          <table:table-cell office:value-type="string" calcext:value-type="string">
            <text:p>u-ch427-n96-start-paper-18</text:p>
          </table:table-cell>
          <table:table-cell office:value-type="float" office:value="68.436" calcext:value-type="float">
            <text:p>68.436</text:p>
          </table:table-cell>
          <table:table-cell office:value-type="float" office:value="13.95" calcext:value-type="float">
            <text:p>13.9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2022-06-18T21:34:17Z</text:p>
          </table:table-cell>
          <table:table-cell office:value-type="string" calcext:value-type="string">
            <text:p>2022-06-18T21:43:40Z</text:p>
          </table:table-cell>
          <table:table-cell office:value-type="string" calcext:value-type="string">
            <text:p>2022-06-18T21:45:36Z</text:p>
          </table:table-cell>
          <table:table-cell office:value-type="string" calcext:value-type="string">
            <text:p>SUCCEEDED</text:p>
          </table:table-cell>
          <table:table-cell office:value-type="float" office:value="1866260" calcext:value-type="float">
            <text:p>1866260</text:p>
          </table:table-cell>
          <table:table-cell office:value-type="float" office:value="186509" calcext:value-type="float">
            <text:p>186509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u-ch427-n96-start-paper-19</text:p>
          </table:table-cell>
          <table:table-cell office:value-type="float" office:value="73.521" calcext:value-type="float">
            <text:p>73.521</text:p>
          </table:table-cell>
          <table:table-cell office:value-type="float" office:value="14.47" calcext:value-type="float">
            <text:p>14.4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2022-06-18T22:34:36Z</text:p>
          </table:table-cell>
          <table:table-cell office:value-type="string" calcext:value-type="string">
            <text:p>2022-06-18T22:46:11Z</text:p>
          </table:table-cell>
          <table:table-cell office:value-type="string" calcext:value-type="string">
            <text:p>2022-06-18T22:48:14Z</text:p>
          </table:table-cell>
          <table:table-cell office:value-type="string" calcext:value-type="string">
            <text:p>SUCCEEDED</text:p>
          </table:table-cell>
          <table:table-cell office:value-type="float" office:value="1866612" calcext:value-type="float">
            <text:p>1866612</text:p>
          </table:table-cell>
          <table:table-cell office:value-type="float" office:value="84417" calcext:value-type="float">
            <text:p>84417</text:p>
          </table:table-cell>
          <table:table-cell office:value-type="float" office:value="0.797" calcext:value-type="float">
            <text:p>0.797</text:p>
          </table:table-cell>
        </table:table-row>
        <table:table-row table:style-name="ro1">
          <table:table-cell office:value-type="string" calcext:value-type="string">
            <text:p>u-ch427-n96-start-paper-20</text:p>
          </table:table-cell>
          <table:table-cell office:value-type="float" office:value="103.228" calcext:value-type="float">
            <text:p>103.228</text:p>
          </table:table-cell>
          <table:table-cell office:value-type="float" office:value="18.97" calcext:value-type="float">
            <text:p>18.9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2022-06-13T18:50:45Z</text:p>
          </table:table-cell>
          <table:table-cell office:value-type="string" calcext:value-type="string">
            <text:p>2022-06-14T03:35:57Z</text:p>
          </table:table-cell>
          <table:table-cell office:value-type="string" calcext:value-type="string">
            <text:p>2022-06-14T03:39:45Z</text:p>
          </table:table-cell>
          <table:table-cell office:value-type="string" calcext:value-type="string">
            <text:p>SUCCEEDED</text:p>
          </table:table-cell>
          <table:table-cell office:value-type="float" office:value="1815140" calcext:value-type="float">
            <text:p>1815140</text:p>
          </table:table-cell>
          <table:table-cell office:value-type="float" office:value="104802" calcext:value-type="float">
            <text:p>104802</text:p>
          </table:table-cell>
          <table:table-cell office:value-type="float" office:value="3.08" calcext:value-type="float">
            <text:p>3.08</text:p>
          </table:table-cell>
        </table:table-row>
        <table:table-row table:style-name="ro1">
          <table:table-cell office:value-type="string" calcext:value-type="string">
            <text:p>u-ch427-n96-start-paper-20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803" calcext:value-type="float">
            <text:p>803</text:p>
          </table:table-cell>
          <table:table-cell office:value-type="string" calcext:value-type="string">
            <text:p>2022-06-13T19:07:05Z</text:p>
          </table:table-cell>
          <table:table-cell office:value-type="string" calcext:value-type="string">
            <text:p>2022-06-14T05:24:40Z</text:p>
          </table:table-cell>
          <table:table-cell office:value-type="string" calcext:value-type="string">
            <text:p>2022-06-14T05:24:46Z</text:p>
          </table:table-cell>
          <table:table-cell office:value-type="string" calcext:value-type="string">
            <text:p>E</text:p>
          </table:table-cell>
          <table:table-cell office:value-type="float" office:value="1815197" calcext:value-type="float">
            <text:p>1815197</text:p>
          </table:table-cell>
          <table:table-cell office:value-type="float" office:value="254607" calcext:value-type="float">
            <text:p>254607</text:p>
          </table:table-cell>
          <table:table-cell/>
        </table:table-row>
        <table:table-row table:style-name="ro1">
          <table:table-cell office:value-type="string" calcext:value-type="string">
            <text:p>u-ch427-n96-start-paper-21</text:p>
          </table:table-cell>
          <table:table-cell office:value-type="float" office:value="68.936" calcext:value-type="float">
            <text:p>68.936</text:p>
          </table:table-cell>
          <table:table-cell office:value-type="float" office:value="11.66" calcext:value-type="float">
            <text:p>11.6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022-06-19T04:40:09Z</text:p>
          </table:table-cell>
          <table:table-cell office:value-type="string" calcext:value-type="string">
            <text:p>2022-06-19T04:40:45Z</text:p>
          </table:table-cell>
          <table:table-cell office:value-type="string" calcext:value-type="string">
            <text:p>2022-06-19T04:42:18Z</text:p>
          </table:table-cell>
          <table:table-cell office:value-type="string" calcext:value-type="string">
            <text:p>SUCCEEDED</text:p>
          </table:table-cell>
          <table:table-cell office:value-type="float" office:value="1867734" calcext:value-type="float">
            <text:p>1867734</text:p>
          </table:table-cell>
          <table:table-cell office:value-type="float" office:value="136018" calcext:value-type="float">
            <text:p>136018</text:p>
          </table:table-cell>
          <table:table-cell office:value-type="float" office:value="0.602" calcext:value-type="float">
            <text:p>0.602</text:p>
          </table:table-cell>
        </table:table-row>
        <table:table-row table:style-name="ro1">
          <table:table-cell office:value-type="string" calcext:value-type="string">
            <text:p>u-ch427-n96-start-paper-22</text:p>
          </table:table-cell>
          <table:table-cell office:value-type="float" office:value="63.773" calcext:value-type="float">
            <text:p>63.773</text:p>
          </table:table-cell>
          <table:table-cell office:value-type="float" office:value="11.46" calcext:value-type="float">
            <text:p>11.46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022-06-18T21:24:45Z</text:p>
          </table:table-cell>
          <table:table-cell office:value-type="string" calcext:value-type="string">
            <text:p>2022-06-18T21:29:28Z</text:p>
          </table:table-cell>
          <table:table-cell office:value-type="string" calcext:value-type="string">
            <text:p>2022-06-18T21:30:49Z</text:p>
          </table:table-cell>
          <table:table-cell office:value-type="string" calcext:value-type="string">
            <text:p>SUCCEEDED</text:p>
          </table:table-cell>
          <table:table-cell office:value-type="float" office:value="1866192" calcext:value-type="float">
            <text:p>1866192</text:p>
          </table:table-cell>
          <table:table-cell office:value-type="float" office:value="26592" calcext:value-type="float">
            <text:p>26592</text:p>
          </table:table-cell>
          <table:table-cell office:value-type="float" office:value="0.605" calcext:value-type="float">
            <text:p>0.605</text:p>
          </table:table-cell>
        </table:table-row>
        <table:table-row table:style-name="ro1">
          <table:table-cell office:value-type="string" calcext:value-type="string">
            <text:p>u-ch427-n96-start-paper-23</text:p>
          </table:table-cell>
          <table:table-cell office:value-type="float" office:value="66.958" calcext:value-type="float">
            <text:p>66.958</text:p>
          </table:table-cell>
          <table:table-cell office:value-type="float" office:value="12.27" calcext:value-type="float">
            <text:p>12.27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022-06-18T22:36:54Z</text:p>
          </table:table-cell>
          <table:table-cell office:value-type="string" calcext:value-type="string">
            <text:p>2022-06-18T22:42:45Z</text:p>
          </table:table-cell>
          <table:table-cell office:value-type="string" calcext:value-type="string">
            <text:p>2022-06-18T22:44:13Z</text:p>
          </table:table-cell>
          <table:table-cell office:value-type="string" calcext:value-type="string">
            <text:p>SUCCEEDED</text:p>
          </table:table-cell>
          <table:table-cell office:value-type="float" office:value="1866636" calcext:value-type="float">
            <text:p>1866636</text:p>
          </table:table-cell>
          <table:table-cell office:value-type="float" office:value="68579" calcext:value-type="float">
            <text:p>68579</text:p>
          </table:table-cell>
          <table:table-cell office:value-type="float" office:value="0.743" calcext:value-type="float">
            <text:p>0.743</text:p>
          </table:table-cell>
        </table:table-row>
        <table:table-row table:style-name="ro1">
          <table:table-cell office:value-type="string" calcext:value-type="string">
            <text:p>u-ch427-n96-start-paper-24</text:p>
          </table:table-cell>
          <table:table-cell office:value-type="float" office:value="65.397" calcext:value-type="float">
            <text:p>65.397</text:p>
          </table:table-cell>
          <table:table-cell office:value-type="float" office:value="12.12" calcext:value-type="float">
            <text:p>12.1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2022-06-18T21:24:03Z</text:p>
          </table:table-cell>
          <table:table-cell office:value-type="string" calcext:value-type="string">
            <text:p>2022-06-18T21:27:21Z</text:p>
          </table:table-cell>
          <table:table-cell office:value-type="string" calcext:value-type="string">
            <text:p>2022-06-18T21:28:49Z</text:p>
          </table:table-cell>
          <table:table-cell office:value-type="string" calcext:value-type="string">
            <text:p>SUCCEEDED</text:p>
          </table:table-cell>
          <table:table-cell office:value-type="float" office:value="1866183" calcext:value-type="float">
            <text:p>1866183</text:p>
          </table:table-cell>
          <table:table-cell office:value-type="float" office:value="10819" calcext:value-type="float">
            <text:p>10819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string" calcext:value-type="string">
            <text:p>u-ch427-n96-start-paper-25</text:p>
          </table:table-cell>
          <table:table-cell office:value-type="float" office:value="71.843" calcext:value-type="float">
            <text:p>71.843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2022-06-19T01:40:40Z</text:p>
          </table:table-cell>
          <table:table-cell office:value-type="string" calcext:value-type="string">
            <text:p>2022-06-19T01:41:12Z</text:p>
          </table:table-cell>
          <table:table-cell office:value-type="string" calcext:value-type="string">
            <text:p>2022-06-19T01:42:51Z</text:p>
          </table:table-cell>
          <table:table-cell office:value-type="string" calcext:value-type="string">
            <text:p>SUCCEEDED</text:p>
          </table:table-cell>
          <table:table-cell office:value-type="float" office:value="1867377" calcext:value-type="float">
            <text:p>1867377</text:p>
          </table:table-cell>
          <table:table-cell office:value-type="float" office:value="34045" calcext:value-type="float">
            <text:p>34045</text:p>
          </table:table-cell>
          <table:table-cell office:value-type="float" office:value="0.652" calcext:value-type="float">
            <text:p>0.652</text:p>
          </table:table-cell>
        </table:table-row>
        <table:table-row table:style-name="ro1">
          <table:table-cell office:value-type="string" calcext:value-type="string">
            <text:p>u-ch427-n96-start-paper-26</text:p>
          </table:table-cell>
          <table:table-cell office:value-type="float" office:value="72.754" calcext:value-type="float">
            <text:p>72.754</text:p>
          </table:table-cell>
          <table:table-cell office:value-type="float" office:value="12.66" calcext:value-type="float">
            <text:p>12.6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2022-06-19T01:37:03Z</text:p>
          </table:table-cell>
          <table:table-cell office:value-type="string" calcext:value-type="string">
            <text:p>2022-06-19T01:37:40Z</text:p>
          </table:table-cell>
          <table:table-cell office:value-type="string" calcext:value-type="string">
            <text:p>2022-06-19T01:39:19Z</text:p>
          </table:table-cell>
          <table:table-cell office:value-type="string" calcext:value-type="string">
            <text:p>SUCCEEDED</text:p>
          </table:table-cell>
          <table:table-cell office:value-type="float" office:value="1867365" calcext:value-type="float">
            <text:p>1867365</text:p>
          </table:table-cell>
          <table:table-cell office:value-type="float" office:value="28200" calcext:value-type="float">
            <text:p>28200</text:p>
          </table:table-cell>
          <table:table-cell office:value-type="float" office:value="0.694" calcext:value-type="float">
            <text:p>0.694</text:p>
          </table:table-cell>
        </table:table-row>
        <table:table-row table:style-name="ro1">
          <table:table-cell office:value-type="string" calcext:value-type="string">
            <text:p>u-ch427-n96-start-paper-27</text:p>
          </table:table-cell>
          <table:table-cell office:value-type="float" office:value="69" calcext:value-type="float">
            <text:p>69</text:p>
          </table:table-cell>
          <table:table-cell office:value-type="float" office:value="13.83" calcext:value-type="float">
            <text:p>13.83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2022-06-18T21:31:02Z</text:p>
          </table:table-cell>
          <table:table-cell office:value-type="string" calcext:value-type="string">
            <text:p>2022-06-18T21:39:26Z</text:p>
          </table:table-cell>
          <table:table-cell office:value-type="string" calcext:value-type="string">
            <text:p>2022-06-18T21:41:20Z</text:p>
          </table:table-cell>
          <table:table-cell office:value-type="string" calcext:value-type="string">
            <text:p>SUCCEEDED</text:p>
          </table:table-cell>
          <table:table-cell office:value-type="float" office:value="1866245" calcext:value-type="float">
            <text:p>1866245</text:p>
          </table:table-cell>
          <table:table-cell office:value-type="float" office:value="59226" calcext:value-type="float">
            <text:p>59226</text:p>
          </table:table-cell>
          <table:table-cell office:value-type="float" office:value="0.693" calcext:value-type="float">
            <text:p>0.693</text:p>
          </table:table-cell>
        </table:table-row>
        <table:table-row table:style-name="ro1">
          <table:table-cell office:value-type="string" calcext:value-type="string">
            <text:p>u-ch427-n96-start-paper-28</text:p>
          </table:table-cell>
          <table:table-cell office:value-type="float" office:value="69.787" calcext:value-type="float">
            <text:p>69.787</text:p>
          </table:table-cell>
          <table:table-cell office:value-type="float" office:value="14.18" calcext:value-type="float">
            <text:p>14.1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2022-06-18T21:31:06Z</text:p>
          </table:table-cell>
          <table:table-cell office:value-type="string" calcext:value-type="string">
            <text:p>2022-06-18T21:41:14Z</text:p>
          </table:table-cell>
          <table:table-cell office:value-type="string" calcext:value-type="string">
            <text:p>2022-06-18T21:43:11Z</text:p>
          </table:table-cell>
          <table:table-cell office:value-type="string" calcext:value-type="string">
            <text:p>SUCCEEDED</text:p>
          </table:table-cell>
          <table:table-cell office:value-type="float" office:value="1866249" calcext:value-type="float">
            <text:p>1866249</text:p>
          </table:table-cell>
          <table:table-cell office:value-type="float" office:value="170283" calcext:value-type="float">
            <text:p>170283</text:p>
          </table:table-cell>
          <table:table-cell office:value-type="float" office:value="0.686" calcext:value-type="float">
            <text:p>0.686</text:p>
          </table:table-cell>
        </table:table-row>
        <table:table-row table:style-name="ro1">
          <table:table-cell office:value-type="string" calcext:value-type="string">
            <text:p>u-ch427-n96-start-paper-29</text:p>
          </table:table-cell>
          <table:table-cell office:value-type="float" office:value="70.231" calcext:value-type="float">
            <text:p>70.231</text:p>
          </table:table-cell>
          <table:table-cell office:value-type="float" office:value="13.86" calcext:value-type="float">
            <text:p>13.86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2022-06-18T22:36:37Z</text:p>
          </table:table-cell>
          <table:table-cell office:value-type="string" calcext:value-type="string">
            <text:p>2022-06-18T22:49:05Z</text:p>
          </table:table-cell>
          <table:table-cell office:value-type="string" calcext:value-type="string">
            <text:p>2022-06-18T22:51:04Z</text:p>
          </table:table-cell>
          <table:table-cell office:value-type="string" calcext:value-type="string">
            <text:p>SUCCEEDED</text:p>
          </table:table-cell>
          <table:table-cell office:value-type="float" office:value="1866635" calcext:value-type="float">
            <text:p>1866635</text:p>
          </table:table-cell>
          <table:table-cell office:value-type="float" office:value="101207" calcext:value-type="float">
            <text:p>101207</text:p>
          </table:table-cell>
          <table:table-cell office:value-type="float" office:value="0.709" calcext:value-type="float">
            <text:p>0.709</text:p>
          </table:table-cell>
        </table:table-row>
        <table:table-row table:style-name="ro1">
          <table:table-cell office:value-type="string" calcext:value-type="string">
            <text:p>u-ch427-n96-start-paper-30</text:p>
          </table:table-cell>
          <table:table-cell office:value-type="float" office:value="162.218" calcext:value-type="float">
            <text:p>162.218</text:p>
          </table:table-cell>
          <table:table-cell office:value-type="float" office:value="42.43" calcext:value-type="float">
            <text:p>42.43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2022-06-14T19:41:52Z</text:p>
          </table:table-cell>
          <table:table-cell office:value-type="string" calcext:value-type="string">
            <text:p>2022-06-14T20:53:55Z</text:p>
          </table:table-cell>
          <table:table-cell office:value-type="string" calcext:value-type="string">
            <text:p>2022-06-14T20:59:11Z</text:p>
          </table:table-cell>
          <table:table-cell office:value-type="string" calcext:value-type="string">
            <text:p>SUCCEEDED</text:p>
          </table:table-cell>
          <table:table-cell office:value-type="float" office:value="1821113" calcext:value-type="float">
            <text:p>1821113</text:p>
          </table:table-cell>
          <table:table-cell office:value-type="float" office:value="24861" calcext:value-type="float">
            <text:p>24861</text:p>
          </table:table-cell>
          <table:table-cell office:value-type="float" office:value="6.064" calcext:value-type="float">
            <text:p>6.064</text:p>
          </table:table-cell>
        </table:table-row>
        <table:table-row table:style-name="ro1">
          <table:table-cell office:value-type="string" calcext:value-type="string">
            <text:p>u-ch427-n96-start-paper-50</text:p>
          </table:table-cell>
          <table:table-cell office:value-type="float" office:value="273.078" calcext:value-type="float">
            <text:p>273.078</text:p>
          </table:table-cell>
          <table:table-cell office:value-type="float" office:value="51.48" calcext:value-type="float">
            <text:p>51.48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string" calcext:value-type="string">
            <text:p>2022-06-15T16:48:54Z</text:p>
          </table:table-cell>
          <table:table-cell office:value-type="string" calcext:value-type="string">
            <text:p>2022-06-15T17:50:43Z</text:p>
          </table:table-cell>
          <table:table-cell office:value-type="string" calcext:value-type="string">
            <text:p>2022-06-15T17:58:11Z</text:p>
          </table:table-cell>
          <table:table-cell office:value-type="string" calcext:value-type="string">
            <text:p>SUCCEEDED</text:p>
          </table:table-cell>
          <table:table-cell office:value-type="float" office:value="1827273" calcext:value-type="float">
            <text:p>1827273</text:p>
          </table:table-cell>
          <table:table-cell office:value-type="float" office:value="149960" calcext:value-type="float">
            <text:p>149960</text:p>
          </table:table-cell>
          <table:table-cell office:value-type="float" office:value="3.119" calcext:value-type="float">
            <text:p>3.119</text:p>
          </table:table-cell>
        </table:table-row>
        <table:table-row table:style-name="ro1">
          <table:table-cell office:value-type="string" calcext:value-type="string">
            <text:p>u-ch427-n96-start-paper-97</text:p>
          </table:table-cell>
          <table:table-cell office:value-type="float" office:value="613.343" calcext:value-type="float">
            <text:p>613.343</text:p>
          </table:table-cell>
          <table:table-cell office:value-type="float" office:value="92.67" calcext:value-type="float">
            <text:p>92.67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/>
          <table:table-cell office:value-type="float" office:value="391" calcext:value-type="float">
            <text:p>391</text:p>
          </table:table-cell>
          <table:table-cell office:value-type="string" calcext:value-type="string">
            <text:p>2022-06-16T05:53:23Z</text:p>
          </table:table-cell>
          <table:table-cell office:value-type="string" calcext:value-type="string">
            <text:p>2022-06-16T21:06:43Z</text:p>
          </table:table-cell>
          <table:table-cell office:value-type="string" calcext:value-type="string">
            <text:p>2022-06-16T21:24:58Z</text:p>
          </table:table-cell>
          <table:table-cell office:value-type="string" calcext:value-type="string">
            <text:p>SUCCEEDED</text:p>
          </table:table-cell>
          <table:table-cell office:value-type="float" office:value="1830242" calcext:value-type="float">
            <text:p>1830242</text:p>
          </table:table-cell>
          <table:table-cell office:value-type="float" office:value="131984" calcext:value-type="float">
            <text:p>131984</text:p>
          </table:table-cell>
          <table:table-cell office:value-type="float" office:value="18.878" calcext:value-type="float">
            <text:p>18.878</text:p>
          </table:table-cell>
        </table:table-row>
        <table:table-row table:style-name="ro1">
          <table:table-cell office:value-type="string" calcext:value-type="string">
            <text:p>u-ch427-n96-start-paper-98</text:p>
          </table:table-cell>
          <table:table-cell office:value-type="float" office:value="903.709" calcext:value-type="float">
            <text:p>903.709</text:p>
          </table:table-cell>
          <table:table-cell office:value-type="float" office:value="73.88" calcext:value-type="float">
            <text:p>73.88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/>
          <table:table-cell office:value-type="float" office:value="395" calcext:value-type="float">
            <text:p>395</text:p>
          </table:table-cell>
          <table:table-cell office:value-type="string" calcext:value-type="string">
            <text:p>2022-06-16T05:53:24Z</text:p>
          </table:table-cell>
          <table:table-cell office:value-type="string" calcext:value-type="string">
            <text:p>2022-06-16T21:19:38Z</text:p>
          </table:table-cell>
          <table:table-cell office:value-type="string" calcext:value-type="string">
            <text:p>2022-06-16T21:42:34Z</text:p>
          </table:table-cell>
          <table:table-cell office:value-type="string" calcext:value-type="string">
            <text:p>SUCCEEDED</text:p>
          </table:table-cell>
          <table:table-cell office:value-type="float" office:value="1830245" calcext:value-type="float">
            <text:p>1830245</text:p>
          </table:table-cell>
          <table:table-cell office:value-type="float" office:value="209561" calcext:value-type="float">
            <text:p>209561</text:p>
          </table:table-cell>
          <table:table-cell office:value-type="float" office:value="20.389" calcext:value-type="float">
            <text:p>20.389</text:p>
          </table:table-cell>
        </table:table-row>
        <table:table-row table:style-name="ro1">
          <table:table-cell office:value-type="string" calcext:value-type="string">
            <text:p>u-ch427-n96-start-paper-99</text:p>
          </table:table-cell>
          <table:table-cell office:value-type="float" office:value="930.802" calcext:value-type="float">
            <text:p>930.802</text:p>
          </table:table-cell>
          <table:table-cell office:value-type="float" office:value="89.13" calcext:value-type="float">
            <text:p>89.13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string" calcext:value-type="string">
            <text:p>2022-06-16T05:53:20Z</text:p>
          </table:table-cell>
          <table:table-cell office:value-type="string" calcext:value-type="string">
            <text:p>2022-06-16T18:33:34Z</text:p>
          </table:table-cell>
          <table:table-cell office:value-type="string" calcext:value-type="string">
            <text:p>2022-06-16T18:57:00Z</text:p>
          </table:table-cell>
          <table:table-cell office:value-type="string" calcext:value-type="string">
            <text:p>SUCCEEDED</text:p>
          </table:table-cell>
          <table:table-cell office:value-type="float" office:value="1830237" calcext:value-type="float">
            <text:p>1830237</text:p>
          </table:table-cell>
          <table:table-cell office:value-type="float" office:value="116932" calcext:value-type="float">
            <text:p>116932</text:p>
          </table:table-cell>
          <table:table-cell office:value-type="float" office:value="18.008" calcext:value-type="float">
            <text:p>18.008</text:p>
          </table:table-cell>
        </table:table-row>
        <table:table-row table:style-name="ro1">
          <table:table-cell office:value-type="string" calcext:value-type="string">
            <text:p>u-ch427-n96-start-paper-ms-00</text:p>
          </table:table-cell>
          <table:table-cell office:value-type="float" office:value="70.478" calcext:value-type="float">
            <text:p>70.478</text:p>
          </table:table-cell>
          <table:table-cell office:value-type="float" office:value="11.82" calcext:value-type="float">
            <text:p>11.8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022-06-18T18:20:06Z</text:p>
          </table:table-cell>
          <table:table-cell office:value-type="string" calcext:value-type="string">
            <text:p>2022-06-18T18:20:22Z</text:p>
          </table:table-cell>
          <table:table-cell office:value-type="string" calcext:value-type="string">
            <text:p>2022-06-18T18:21:54Z</text:p>
          </table:table-cell>
          <table:table-cell office:value-type="string" calcext:value-type="string">
            <text:p>SUCCEEDED</text:p>
          </table:table-cell>
          <table:table-cell office:value-type="float" office:value="1864481" calcext:value-type="float">
            <text:p>1864481</text:p>
          </table:table-cell>
          <table:table-cell office:value-type="float" office:value="130761" calcext:value-type="float">
            <text:p>130761</text:p>
          </table:table-cell>
          <table:table-cell office:value-type="float" office:value="0.665" calcext:value-type="float">
            <text:p>0.665</text:p>
          </table:table-cell>
        </table:table-row>
        <table:table-row table:style-name="ro1">
          <table:table-cell office:value-type="string" calcext:value-type="string">
            <text:p>u-ch427-n96-start-paper-prec-00</text:p>
          </table:table-cell>
          <table:table-cell office:value-type="float" office:value="62.563" calcext:value-type="float">
            <text:p>62.563</text:p>
          </table:table-cell>
          <table:table-cell office:value-type="float" office:value="11.36" calcext:value-type="float">
            <text:p>11.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022-06-18T18:07:14Z</text:p>
          </table:table-cell>
          <table:table-cell office:value-type="string" calcext:value-type="string">
            <text:p>2022-06-18T18:08:23Z</text:p>
          </table:table-cell>
          <table:table-cell office:value-type="string" calcext:value-type="string">
            <text:p>2022-06-18T18:09:44Z</text:p>
          </table:table-cell>
          <table:table-cell office:value-type="string" calcext:value-type="string">
            <text:p>SUCCEEDED</text:p>
          </table:table-cell>
          <table:table-cell office:value-type="float" office:value="1864255" calcext:value-type="float">
            <text:p>1864255</text:p>
          </table:table-cell>
          <table:table-cell office:value-type="float" office:value="212727" calcext:value-type="float">
            <text:p>212727</text:p>
          </table:table-cell>
          <table:table-cell office:value-type="float" office:value="0.605" calcext:value-type="float">
            <text:p>0.605</text:p>
          </table:table-cell>
        </table:table-row>
        <table:table-row table:style-name="ro1">
          <table:table-cell office:value-type="string" calcext:value-type="string">
            <text:p>u-ch427-n96-start-paper-x0-00</text:p>
          </table:table-cell>
          <table:table-cell office:value-type="float" office:value="59.571" calcext:value-type="float">
            <text:p>59.571</text:p>
          </table:table-cell>
          <table:table-cell office:value-type="float" office:value="10.49" calcext:value-type="float">
            <text:p>10.4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2022-06-15T15:06:22Z</text:p>
          </table:table-cell>
          <table:table-cell office:value-type="string" calcext:value-type="string">
            <text:p>2022-06-15T15:07:02Z</text:p>
          </table:table-cell>
          <table:table-cell office:value-type="string" calcext:value-type="string">
            <text:p>2022-06-15T15:08:15Z</text:p>
          </table:table-cell>
          <table:table-cell office:value-type="string" calcext:value-type="string">
            <text:p>SUCCEEDED</text:p>
          </table:table-cell>
          <table:table-cell office:value-type="float" office:value="1826538" calcext:value-type="float">
            <text:p>1826538</text:p>
          </table:table-cell>
          <table:table-cell office:value-type="float" office:value="228620" calcext:value-type="float">
            <text:p>228620</text:p>
          </table:table-cell>
          <table:table-cell office:value-type="float" office:value="0.527" calcext:value-type="float">
            <text:p>0.527</text:p>
          </table:table-cell>
        </table:table-row>
        <table:table-row table:style-name="ro1">
          <table:table-cell office:value-type="string" calcext:value-type="string">
            <text:p>u-ch427-n96-start-paper-x0-01</text:p>
          </table:table-cell>
          <table:table-cell office:value-type="float" office:value="61.365" calcext:value-type="float">
            <text:p>61.365</text:p>
          </table:table-cell>
          <table:table-cell office:value-type="float" office:value="9.53" calcext:value-type="float">
            <text:p>9.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2022-06-15T15:06:37Z</text:p>
          </table:table-cell>
          <table:table-cell office:value-type="string" calcext:value-type="string">
            <text:p>2022-06-15T15:07:02Z</text:p>
          </table:table-cell>
          <table:table-cell office:value-type="string" calcext:value-type="string">
            <text:p>2022-06-15T15:08:30Z</text:p>
          </table:table-cell>
          <table:table-cell office:value-type="string" calcext:value-type="string">
            <text:p>SUCCEEDED</text:p>
          </table:table-cell>
          <table:table-cell office:value-type="float" office:value="1826539" calcext:value-type="float">
            <text:p>1826539</text:p>
          </table:table-cell>
          <table:table-cell office:value-type="float" office:value="57673" calcext:value-type="float">
            <text:p>57673</text:p>
          </table:table-cell>
          <table:table-cell office:value-type="float" office:value="0.593" calcext:value-type="float">
            <text:p>0.593</text:p>
          </table:table-cell>
        </table:table-row>
        <table:table-row table:style-name="ro1">
          <table:table-cell office:value-type="string" calcext:value-type="string">
            <text:p>u-ch427-n96-start-paper-x0-02</text:p>
          </table:table-cell>
          <table:table-cell office:value-type="float" office:value="63.755" calcext:value-type="float">
            <text:p>63.755</text:p>
          </table:table-cell>
          <table:table-cell office:value-type="float" office:value="11.65" calcext:value-type="float">
            <text:p>11.6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022-06-15T20:16:58Z</text:p>
          </table:table-cell>
          <table:table-cell office:value-type="string" calcext:value-type="string">
            <text:p>2022-06-15T20:23:05Z</text:p>
          </table:table-cell>
          <table:table-cell office:value-type="string" calcext:value-type="string">
            <text:p>2022-06-15T20:24:37Z</text:p>
          </table:table-cell>
          <table:table-cell office:value-type="string" calcext:value-type="string">
            <text:p>SUCCEEDED</text:p>
          </table:table-cell>
          <table:table-cell office:value-type="float" office:value="1828117" calcext:value-type="float">
            <text:p>1828117</text:p>
          </table:table-cell>
          <table:table-cell office:value-type="float" office:value="5372" calcext:value-type="float">
            <text:p>5372</text:p>
          </table:table-cell>
          <table:table-cell office:value-type="float" office:value="0.605" calcext:value-type="float">
            <text:p>0.605</text:p>
          </table:table-cell>
        </table:table-row>
        <table:table-row table:style-name="ro1">
          <table:table-cell office:value-type="string" calcext:value-type="string">
            <text:p>u-ch427-n96-start-paper-x0-03</text:p>
          </table:table-cell>
          <table:table-cell office:value-type="float" office:value="66.494" calcext:value-type="float">
            <text:p>66.494</text:p>
          </table:table-cell>
          <table:table-cell office:value-type="float" office:value="12.49" calcext:value-type="float">
            <text:p>12.4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022-06-15T20:17:06Z</text:p>
          </table:table-cell>
          <table:table-cell office:value-type="string" calcext:value-type="string">
            <text:p>2022-06-15T20:27:07Z</text:p>
          </table:table-cell>
          <table:table-cell office:value-type="string" calcext:value-type="string">
            <text:p>2022-06-15T20:28:46Z</text:p>
          </table:table-cell>
          <table:table-cell office:value-type="string" calcext:value-type="string">
            <text:p>SUCCEEDED</text:p>
          </table:table-cell>
          <table:table-cell office:value-type="float" office:value="1828118" calcext:value-type="float">
            <text:p>1828118</text:p>
          </table:table-cell>
          <table:table-cell office:value-type="float" office:value="30623" calcext:value-type="float">
            <text:p>30623</text:p>
          </table:table-cell>
          <table:table-cell office:value-type="float" office:value="0.704" calcext:value-type="float">
            <text:p>0.704</text:p>
          </table:table-cell>
        </table:table-row>
        <table:table-row table:style-name="ro1">
          <table:table-cell office:value-type="string" calcext:value-type="string">
            <text:p>u-ch427-n96-start-paper-x0-04</text:p>
          </table:table-cell>
          <table:table-cell office:value-type="float" office:value="67.676" calcext:value-type="float">
            <text:p>67.676</text:p>
          </table:table-cell>
          <table:table-cell office:value-type="float" office:value="12.56" calcext:value-type="float">
            <text:p>12.5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2022-06-15T20:17:18Z</text:p>
          </table:table-cell>
          <table:table-cell office:value-type="string" calcext:value-type="string">
            <text:p>2022-06-15T20:19:06Z</text:p>
          </table:table-cell>
          <table:table-cell office:value-type="string" calcext:value-type="string">
            <text:p>2022-06-15T20:20:46Z</text:p>
          </table:table-cell>
          <table:table-cell office:value-type="string" calcext:value-type="string">
            <text:p>SUCCEEDED</text:p>
          </table:table-cell>
          <table:table-cell office:value-type="float" office:value="1828121" calcext:value-type="float">
            <text:p>1828121</text:p>
          </table:table-cell>
          <table:table-cell office:value-type="float" office:value="181503" calcext:value-type="float">
            <text:p>181503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u-ch427-n96-start-paper-x0-05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2022-06-15T20:17:29Z</text:p>
          </table:table-cell>
          <table:table-cell office:value-type="string" calcext:value-type="string">
            <text:p>2022-06-15T20:20:09Z</text:p>
          </table:table-cell>
          <table:table-cell office:value-type="string" calcext:value-type="string">
            <text:p>2022-06-15T20:22:07Z</text:p>
          </table:table-cell>
          <table:table-cell office:value-type="string" calcext:value-type="string">
            <text:p>SUCCEEDED</text:p>
          </table:table-cell>
          <table:table-cell office:value-type="float" office:value="1828122" calcext:value-type="float">
            <text:p>1828122</text:p>
          </table:table-cell>
          <table:table-cell office:value-type="float" office:value="132818" calcext:value-type="float">
            <text:p>132818</text:p>
          </table:table-cell>
          <table:table-cell office:value-type="float" office:value="0.654" calcext:value-type="float">
            <text:p>0.654</text:p>
          </table:table-cell>
        </table:table-row>
        <table:table-row table:style-name="ro1">
          <table:table-cell office:value-type="string" calcext:value-type="string">
            <text:p>u-ch427-n96-start-paper-x0-06</text:p>
          </table:table-cell>
          <table:table-cell office:value-type="float" office:value="69.125" calcext:value-type="float">
            <text:p>69.125</text:p>
          </table:table-cell>
          <table:table-cell office:value-type="float" office:value="13.37" calcext:value-type="float">
            <text:p>13.3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2022-06-15T20:17:39Z</text:p>
          </table:table-cell>
          <table:table-cell office:value-type="string" calcext:value-type="string">
            <text:p>2022-06-15T20:33:57Z</text:p>
          </table:table-cell>
          <table:table-cell office:value-type="string" calcext:value-type="string">
            <text:p>2022-06-15T20:36:03Z</text:p>
          </table:table-cell>
          <table:table-cell office:value-type="string" calcext:value-type="string">
            <text:p>SUCCEEDED</text:p>
          </table:table-cell>
          <table:table-cell office:value-type="float" office:value="1828123" calcext:value-type="float">
            <text:p>1828123</text:p>
          </table:table-cell>
          <table:table-cell office:value-type="float" office:value="19531" calcext:value-type="float">
            <text:p>19531</text:p>
          </table:table-cell>
          <table:table-cell office:value-type="float" office:value="0.917" calcext:value-type="float">
            <text:p>0.917</text:p>
          </table:table-cell>
        </table:table-row>
        <table:table-row table:style-name="ro1">
          <table:table-cell office:value-type="string" calcext:value-type="string">
            <text:p>u-ch427-n96-start-paper-x0-07</text:p>
          </table:table-cell>
          <table:table-cell office:value-type="float" office:value="74.081" calcext:value-type="float">
            <text:p>74.081</text:p>
          </table:table-cell>
          <table:table-cell office:value-type="float" office:value="13.57" calcext:value-type="float">
            <text:p>13.5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2022-06-15T20:22:55Z</text:p>
          </table:table-cell>
          <table:table-cell office:value-type="string" calcext:value-type="string">
            <text:p>2022-06-15T20:44:37Z</text:p>
          </table:table-cell>
          <table:table-cell office:value-type="string" calcext:value-type="string">
            <text:p>2022-06-15T20:46:49Z</text:p>
          </table:table-cell>
          <table:table-cell office:value-type="string" calcext:value-type="string">
            <text:p>SUCCEEDED</text:p>
          </table:table-cell>
          <table:table-cell office:value-type="float" office:value="1828138" calcext:value-type="float">
            <text:p>1828138</text:p>
          </table:table-cell>
          <table:table-cell office:value-type="float" office:value="132216" calcext:value-type="float">
            <text:p>132216</text:p>
          </table:table-cell>
          <table:table-cell office:value-type="float" office:value="0.696" calcext:value-type="float">
            <text:p>0.696</text:p>
          </table:table-cell>
        </table:table-row>
        <table:table-row table:style-name="ro1">
          <table:table-cell office:value-type="string" calcext:value-type="string">
            <text:p>u-ch427-n96-start-paper-x0-08</text:p>
          </table:table-cell>
          <table:table-cell office:value-type="float" office:value="73.699" calcext:value-type="float">
            <text:p>73.69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2022-06-15T20:23:00Z</text:p>
          </table:table-cell>
          <table:table-cell office:value-type="string" calcext:value-type="string">
            <text:p>2022-06-15T21:21:35Z</text:p>
          </table:table-cell>
          <table:table-cell office:value-type="string" calcext:value-type="string">
            <text:p>2022-06-15T21:23:48Z</text:p>
          </table:table-cell>
          <table:table-cell office:value-type="string" calcext:value-type="string">
            <text:p>SUCCEEDED</text:p>
          </table:table-cell>
          <table:table-cell office:value-type="float" office:value="1828139" calcext:value-type="float">
            <text:p>1828139</text:p>
          </table:table-cell>
          <table:table-cell office:value-type="float" office:value="232230" calcext:value-type="float">
            <text:p>232230</text:p>
          </table:table-cell>
          <table:table-cell office:value-type="float" office:value="0.873" calcext:value-type="float">
            <text:p>0.873</text:p>
          </table:table-cell>
        </table:table-row>
        <table:table-row table:style-name="ro1">
          <table:table-cell office:value-type="string" calcext:value-type="string">
            <text:p>u-ch427-n96-start-paper-x0-09</text:p>
          </table:table-cell>
          <table:table-cell office:value-type="float" office:value="76.161" calcext:value-type="float">
            <text:p>76.161</text:p>
          </table:table-cell>
          <table:table-cell office:value-type="float" office:value="14.58" calcext:value-type="float">
            <text:p>14.5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2022-06-15T20:23:10Z</text:p>
          </table:table-cell>
          <table:table-cell office:value-type="string" calcext:value-type="string">
            <text:p>2022-06-15T21:42:01Z</text:p>
          </table:table-cell>
          <table:table-cell office:value-type="string" calcext:value-type="string">
            <text:p>2022-06-15T21:44:18Z</text:p>
          </table:table-cell>
          <table:table-cell office:value-type="string" calcext:value-type="string">
            <text:p>SUCCEEDED</text:p>
          </table:table-cell>
          <table:table-cell office:value-type="float" office:value="1828140" calcext:value-type="float">
            <text:p>1828140</text:p>
          </table:table-cell>
          <table:table-cell office:value-type="float" office:value="93049" calcext:value-type="float">
            <text:p>93049</text:p>
          </table:table-cell>
          <table:table-cell office:value-type="float" office:value="0.978" calcext:value-type="float">
            <text:p>0.978</text:p>
          </table:table-cell>
        </table:table-row>
        <table:table-row table:style-name="ro1">
          <table:table-cell office:value-type="string" calcext:value-type="string">
            <text:p>u-ch427-n96-start-paper-x0-10</text:p>
          </table:table-cell>
          <table:table-cell office:value-type="float" office:value="79.217" calcext:value-type="float">
            <text:p>79.217</text:p>
          </table:table-cell>
          <table:table-cell office:value-type="float" office:value="13.81" calcext:value-type="float">
            <text:p>13.8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2022-06-15T15:11:59Z</text:p>
          </table:table-cell>
          <table:table-cell office:value-type="string" calcext:value-type="string">
            <text:p>2022-06-15T15:13:04Z</text:p>
          </table:table-cell>
          <table:table-cell office:value-type="string" calcext:value-type="string">
            <text:p>2022-06-15T15:15:25Z</text:p>
          </table:table-cell>
          <table:table-cell office:value-type="string" calcext:value-type="string">
            <text:p>SUCCEEDED</text:p>
          </table:table-cell>
          <table:table-cell office:value-type="float" office:value="1826581" calcext:value-type="float">
            <text:p>1826581</text:p>
          </table:table-cell>
          <table:table-cell office:value-type="float" office:value="127661" calcext:value-type="float">
            <text:p>127661</text:p>
          </table:table-cell>
          <table:table-cell office:value-type="float" office:value="1.102" calcext:value-type="float">
            <text:p>1.102</text:p>
          </table:table-cell>
        </table:table-row>
        <table:table-row table:style-name="ro1">
          <table:table-cell office:value-type="string" calcext:value-type="string">
            <text:p>u-ch427-n96-start-paper-x0-100</text:p>
          </table:table-cell>
          <table:table-cell office:value-type="float" office:value="905.889" calcext:value-type="float">
            <text:p>905.889</text:p>
          </table:table-cell>
          <table:table-cell office:value-type="float" office:value="86.23" calcext:value-type="float">
            <text:p>86.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string" calcext:value-type="string">
            <text:p>2022-06-15T15:07:56Z</text:p>
          </table:table-cell>
          <table:table-cell office:value-type="string" calcext:value-type="string">
            <text:p>2022-06-15T17:12:54Z</text:p>
          </table:table-cell>
          <table:table-cell office:value-type="string" calcext:value-type="string">
            <text:p>2022-06-15T17:35:25Z</text:p>
          </table:table-cell>
          <table:table-cell office:value-type="string" calcext:value-type="string">
            <text:p>SUCCEEDED</text:p>
          </table:table-cell>
          <table:table-cell office:value-type="float" office:value="1826547" calcext:value-type="float">
            <text:p>1826547</text:p>
          </table:table-cell>
          <table:table-cell office:value-type="float" office:value="84597" calcext:value-type="float">
            <text:p>84597</text:p>
          </table:table-cell>
          <table:table-cell office:value-type="float" office:value="37.19" calcext:value-type="float">
            <text:p>37.19</text:p>
          </table:table-cell>
        </table:table-row>
        <table:table-row table:style-name="ro1">
          <table:table-cell office:value-type="string" calcext:value-type="string">
            <text:p>u-ch427-n96-start-paper-x0-11</text:p>
          </table:table-cell>
          <table:table-cell office:value-type="float" office:value="65.192" calcext:value-type="float">
            <text:p>65.192</text:p>
          </table:table-cell>
          <table:table-cell office:value-type="float" office:value="10.53" calcext:value-type="float">
            <text:p>10.5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022-06-17T18:26:40Z</text:p>
          </table:table-cell>
          <table:table-cell office:value-type="string" calcext:value-type="string">
            <text:p>2022-06-18T05:05:49Z</text:p>
          </table:table-cell>
          <table:table-cell office:value-type="string" calcext:value-type="string">
            <text:p>2022-06-18T05:07:25Z</text:p>
          </table:table-cell>
          <table:table-cell office:value-type="string" calcext:value-type="string">
            <text:p>SUCCEEDED</text:p>
          </table:table-cell>
          <table:table-cell office:value-type="float" office:value="1843207" calcext:value-type="float">
            <text:p>1843207</text:p>
          </table:table-cell>
          <table:table-cell office:value-type="float" office:value="131544" calcext:value-type="float">
            <text:p>131544</text:p>
          </table:table-cell>
          <table:table-cell office:value-type="float" office:value="0.606" calcext:value-type="float">
            <text:p>0.606</text:p>
          </table:table-cell>
        </table:table-row>
        <table:table-row table:style-name="ro1">
          <table:table-cell office:value-type="string" calcext:value-type="string">
            <text:p>u-ch427-n96-start-paper-x0-12</text:p>
          </table:table-cell>
          <table:table-cell office:value-type="float" office:value="66.708" calcext:value-type="float">
            <text:p>66.708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022-06-17T18:26:39Z</text:p>
          </table:table-cell>
          <table:table-cell office:value-type="string" calcext:value-type="string">
            <text:p>2022-06-18T05:05:49Z</text:p>
          </table:table-cell>
          <table:table-cell office:value-type="string" calcext:value-type="string">
            <text:p>2022-06-18T05:07:25Z</text:p>
          </table:table-cell>
          <table:table-cell office:value-type="string" calcext:value-type="string">
            <text:p>SUCCEEDED</text:p>
          </table:table-cell>
          <table:table-cell office:value-type="float" office:value="1843205" calcext:value-type="float">
            <text:p>1843205</text:p>
          </table:table-cell>
          <table:table-cell office:value-type="float" office:value="91909" calcext:value-type="float">
            <text:p>91909</text:p>
          </table:table-cell>
          <table:table-cell office:value-type="float" office:value="0.603" calcext:value-type="float">
            <text:p>0.603</text:p>
          </table:table-cell>
        </table:table-row>
        <table:table-row table:style-name="ro1">
          <table:table-cell office:value-type="string" calcext:value-type="string">
            <text:p>u-ch427-n96-start-paper-x0-13</text:p>
          </table:table-cell>
          <table:table-cell office:value-type="float" office:value="65.715" calcext:value-type="float">
            <text:p>65.715</text:p>
          </table:table-cell>
          <table:table-cell office:value-type="float" office:value="11.75" calcext:value-type="float">
            <text:p>11.7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022-06-17T18:26:45Z</text:p>
          </table:table-cell>
          <table:table-cell office:value-type="string" calcext:value-type="string">
            <text:p>2022-06-18T05:05:49Z</text:p>
          </table:table-cell>
          <table:table-cell office:value-type="string" calcext:value-type="string">
            <text:p>2022-06-18T05:07:27Z</text:p>
          </table:table-cell>
          <table:table-cell office:value-type="string" calcext:value-type="string">
            <text:p>SUCCEEDED</text:p>
          </table:table-cell>
          <table:table-cell office:value-type="float" office:value="1843209" calcext:value-type="float">
            <text:p>1843209</text:p>
          </table:table-cell>
          <table:table-cell office:value-type="float" office:value="136484" calcext:value-type="float">
            <text:p>136484</text:p>
          </table:table-cell>
          <table:table-cell office:value-type="float" office:value="0.681" calcext:value-type="float">
            <text:p>0.681</text:p>
          </table:table-cell>
        </table:table-row>
        <table:table-row table:style-name="ro1">
          <table:table-cell office:value-type="string" calcext:value-type="string">
            <text:p>u-ch427-n96-start-paper-x0-14</text:p>
          </table:table-cell>
          <table:table-cell office:value-type="float" office:value="66.725" calcext:value-type="float">
            <text:p>66.725</text:p>
          </table:table-cell>
          <table:table-cell office:value-type="float" office:value="12.8" calcext:value-type="float">
            <text:p>12.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2022-06-17T18:26:57Z</text:p>
          </table:table-cell>
          <table:table-cell office:value-type="string" calcext:value-type="string">
            <text:p>2022-06-18T05:05:48Z</text:p>
          </table:table-cell>
          <table:table-cell office:value-type="string" calcext:value-type="string">
            <text:p>2022-06-18T05:07:26Z</text:p>
          </table:table-cell>
          <table:table-cell office:value-type="string" calcext:value-type="string">
            <text:p>SUCCEEDED</text:p>
          </table:table-cell>
          <table:table-cell office:value-type="float" office:value="1843211" calcext:value-type="float">
            <text:p>1843211</text:p>
          </table:table-cell>
          <table:table-cell office:value-type="float" office:value="254311" calcext:value-type="float">
            <text:p>254311</text:p>
          </table:table-cell>
          <table:table-cell office:value-type="float" office:value="0.634" calcext:value-type="float">
            <text:p>0.634</text:p>
          </table:table-cell>
        </table:table-row>
        <table:table-row table:style-name="ro1">
          <table:table-cell office:value-type="string" calcext:value-type="string">
            <text:p>u-ch427-n96-start-paper-x0-15</text:p>
          </table:table-cell>
          <table:table-cell office:value-type="float" office:value="63.899" calcext:value-type="float">
            <text:p>63.899</text:p>
          </table:table-cell>
          <table:table-cell office:value-type="float" office:value="12.8" calcext:value-type="float">
            <text:p>12.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2022-06-17T18:27:12Z</text:p>
          </table:table-cell>
          <table:table-cell office:value-type="string" calcext:value-type="string">
            <text:p>2022-06-18T05:05:48Z</text:p>
          </table:table-cell>
          <table:table-cell office:value-type="string" calcext:value-type="string">
            <text:p>2022-06-18T05:07:43Z</text:p>
          </table:table-cell>
          <table:table-cell office:value-type="string" calcext:value-type="string">
            <text:p>SUCCEEDED</text:p>
          </table:table-cell>
          <table:table-cell office:value-type="float" office:value="1843214" calcext:value-type="float">
            <text:p>1843214</text:p>
          </table:table-cell>
          <table:table-cell office:value-type="float" office:value="38600" calcext:value-type="float">
            <text:p>38600</text:p>
          </table:table-cell>
          <table:table-cell office:value-type="float" office:value="0.803" calcext:value-type="float">
            <text:p>0.803</text:p>
          </table:table-cell>
        </table:table-row>
        <table:table-row table:style-name="ro1">
          <table:table-cell office:value-type="string" calcext:value-type="string">
            <text:p>u-ch427-n96-start-paper-x0-16</text:p>
          </table:table-cell>
          <table:table-cell office:value-type="float" office:value="65.886" calcext:value-type="float">
            <text:p>65.886</text:p>
          </table:table-cell>
          <table:table-cell office:value-type="float" office:value="12.51" calcext:value-type="float">
            <text:p>12.5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2022-06-17T18:27:19Z</text:p>
          </table:table-cell>
          <table:table-cell office:value-type="string" calcext:value-type="string">
            <text:p>2022-06-18T05:05:48Z</text:p>
          </table:table-cell>
          <table:table-cell office:value-type="string" calcext:value-type="string">
            <text:p>2022-06-18T05:07:49Z</text:p>
          </table:table-cell>
          <table:table-cell office:value-type="string" calcext:value-type="string">
            <text:p>SUCCEEDED</text:p>
          </table:table-cell>
          <table:table-cell office:value-type="float" office:value="1843215" calcext:value-type="float">
            <text:p>1843215</text:p>
          </table:table-cell>
          <table:table-cell office:value-type="float" office:value="83847" calcext:value-type="float">
            <text:p>83847</text:p>
          </table:table-cell>
          <table:table-cell office:value-type="float" office:value="0.884" calcext:value-type="float">
            <text:p>0.884</text:p>
          </table:table-cell>
        </table:table-row>
        <table:table-row table:style-name="ro1">
          <table:table-cell office:value-type="string" calcext:value-type="string">
            <text:p>u-ch427-n96-start-paper-x0-17</text:p>
          </table:table-cell>
          <table:table-cell office:value-type="float" office:value="69.136" calcext:value-type="float">
            <text:p>69.136</text:p>
          </table:table-cell>
          <table:table-cell office:value-type="float" office:value="14.19" calcext:value-type="float">
            <text:p>14.19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2022-06-18T07:39:02Z</text:p>
          </table:table-cell>
          <table:table-cell office:value-type="string" calcext:value-type="string">
            <text:p>2022-06-18T07:39:45Z</text:p>
          </table:table-cell>
          <table:table-cell office:value-type="string" calcext:value-type="string">
            <text:p>2022-06-18T07:41:51Z</text:p>
          </table:table-cell>
          <table:table-cell office:value-type="string" calcext:value-type="string">
            <text:p>SUCCEEDED</text:p>
          </table:table-cell>
          <table:table-cell office:value-type="float" office:value="1852205" calcext:value-type="float">
            <text:p>1852205</text:p>
          </table:table-cell>
          <table:table-cell office:value-type="float" office:value="137057" calcext:value-type="float">
            <text:p>137057</text:p>
          </table:table-cell>
          <table:table-cell office:value-type="float" office:value="0.673" calcext:value-type="float">
            <text:p>0.673</text:p>
          </table:table-cell>
        </table:table-row>
        <table:table-row table:style-name="ro1">
          <table:table-cell office:value-type="string" calcext:value-type="string">
            <text:p>u-ch427-n96-start-paper-x0-18</text:p>
          </table:table-cell>
          <table:table-cell office:value-type="float" office:value="72.065" calcext:value-type="float">
            <text:p>72.065</text:p>
          </table:table-cell>
          <table:table-cell office:value-type="float" office:value="13.08" calcext:value-type="float">
            <text:p>13.0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2022-06-18T07:39:11Z</text:p>
          </table:table-cell>
          <table:table-cell office:value-type="string" calcext:value-type="string">
            <text:p>2022-06-18T07:39:45Z</text:p>
          </table:table-cell>
          <table:table-cell office:value-type="string" calcext:value-type="string">
            <text:p>2022-06-18T07:41:55Z</text:p>
          </table:table-cell>
          <table:table-cell office:value-type="string" calcext:value-type="string">
            <text:p>SUCCEEDED</text:p>
          </table:table-cell>
          <table:table-cell office:value-type="float" office:value="1852208" calcext:value-type="float">
            <text:p>1852208</text:p>
          </table:table-cell>
          <table:table-cell office:value-type="float" office:value="249274" calcext:value-type="float">
            <text:p>249274</text:p>
          </table:table-cell>
          <table:table-cell office:value-type="float" office:value="0.963" calcext:value-type="float">
            <text:p>0.963</text:p>
          </table:table-cell>
        </table:table-row>
        <table:table-row table:style-name="ro1">
          <table:table-cell office:value-type="string" calcext:value-type="string">
            <text:p>u-ch427-n96-start-paper-x0-19</text:p>
          </table:table-cell>
          <table:table-cell office:value-type="float" office:value="72.331" calcext:value-type="float">
            <text:p>72.331</text:p>
          </table:table-cell>
          <table:table-cell office:value-type="float" office:value="13.76" calcext:value-type="float">
            <text:p>13.76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2022-06-18T07:39:34Z</text:p>
          </table:table-cell>
          <table:table-cell office:value-type="string" calcext:value-type="string">
            <text:p>2022-06-18T07:40:24Z</text:p>
          </table:table-cell>
          <table:table-cell office:value-type="string" calcext:value-type="string">
            <text:p>2022-06-18T07:42:36Z</text:p>
          </table:table-cell>
          <table:table-cell office:value-type="string" calcext:value-type="string">
            <text:p>SUCCEEDED</text:p>
          </table:table-cell>
          <table:table-cell office:value-type="float" office:value="1852215" calcext:value-type="float">
            <text:p>1852215</text:p>
          </table:table-cell>
          <table:table-cell office:value-type="float" office:value="90077" calcext:value-type="float">
            <text:p>90077</text:p>
          </table:table-cell>
          <table:table-cell office:value-type="float" office:value="0.829" calcext:value-type="float">
            <text:p>0.829</text:p>
          </table:table-cell>
        </table:table-row>
        <table:table-row table:style-name="ro1">
          <table:table-cell office:value-type="string" calcext:value-type="string">
            <text:p>u-ch427-n96-start-paper-x0-20</text:p>
          </table:table-cell>
          <table:table-cell office:value-type="float" office:value="117.413" calcext:value-type="float">
            <text:p>117.413</text:p>
          </table:table-cell>
          <table:table-cell office:value-type="float" office:value="19.67" calcext:value-type="float">
            <text:p>19.6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2022-06-15T15:07:09Z</text:p>
          </table:table-cell>
          <table:table-cell office:value-type="string" calcext:value-type="string">
            <text:p>2022-06-15T15:08:01Z</text:p>
          </table:table-cell>
          <table:table-cell office:value-type="string" calcext:value-type="string">
            <text:p>2022-06-15T15:11:35Z</text:p>
          </table:table-cell>
          <table:table-cell office:value-type="string" calcext:value-type="string">
            <text:p>SUCCEEDED</text:p>
          </table:table-cell>
          <table:table-cell office:value-type="float" office:value="1826542" calcext:value-type="float">
            <text:p>1826542</text:p>
          </table:table-cell>
          <table:table-cell office:value-type="float" office:value="126623" calcext:value-type="float">
            <text:p>126623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string" calcext:value-type="string">
            <text:p>u-ch427-n96-start-paper-x0-21</text:p>
          </table:table-cell>
          <table:table-cell office:value-type="float" office:value="60.606" calcext:value-type="float">
            <text:p>60.606</text:p>
          </table:table-cell>
          <table:table-cell office:value-type="float" office:value="11.19" calcext:value-type="float">
            <text:p>11.19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022-06-18T07:39:50Z</text:p>
          </table:table-cell>
          <table:table-cell office:value-type="string" calcext:value-type="string">
            <text:p>2022-06-18T07:40:24Z</text:p>
          </table:table-cell>
          <table:table-cell office:value-type="string" calcext:value-type="string">
            <text:p>2022-06-18T07:41:53Z</text:p>
          </table:table-cell>
          <table:table-cell office:value-type="string" calcext:value-type="string">
            <text:p>SUCCEEDED</text:p>
          </table:table-cell>
          <table:table-cell office:value-type="float" office:value="1852221" calcext:value-type="float">
            <text:p>1852221</text:p>
          </table:table-cell>
          <table:table-cell office:value-type="float" office:value="37727" calcext:value-type="float">
            <text:p>37727</text:p>
          </table:table-cell>
          <table:table-cell office:value-type="float" office:value="0.599" calcext:value-type="float">
            <text:p>0.599</text:p>
          </table:table-cell>
        </table:table-row>
        <table:table-row table:style-name="ro1">
          <table:table-cell office:value-type="string" calcext:value-type="string">
            <text:p>u-ch427-n96-start-paper-x0-22</text:p>
          </table:table-cell>
          <table:table-cell office:value-type="float" office:value="60.543" calcext:value-type="float">
            <text:p>60.543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022-06-18T07:39:55Z</text:p>
          </table:table-cell>
          <table:table-cell office:value-type="string" calcext:value-type="string">
            <text:p>2022-06-18T07:40:24Z</text:p>
          </table:table-cell>
          <table:table-cell office:value-type="string" calcext:value-type="string">
            <text:p>2022-06-18T07:41:53Z</text:p>
          </table:table-cell>
          <table:table-cell office:value-type="string" calcext:value-type="string">
            <text:p>SUCCEEDED</text:p>
          </table:table-cell>
          <table:table-cell office:value-type="float" office:value="1852223" calcext:value-type="float">
            <text:p>1852223</text:p>
          </table:table-cell>
          <table:table-cell office:value-type="float" office:value="6789" calcext:value-type="float">
            <text:p>6789</text:p>
          </table:table-cell>
          <table:table-cell office:value-type="float" office:value="0.641" calcext:value-type="float">
            <text:p>0.641</text:p>
          </table:table-cell>
        </table:table-row>
        <table:table-row table:style-name="ro1">
          <table:table-cell office:value-type="string" calcext:value-type="string">
            <text:p>u-ch427-n96-start-paper-x0-23</text:p>
          </table:table-cell>
          <table:table-cell office:value-type="float" office:value="61.292" calcext:value-type="float">
            <text:p>61.292</text:p>
          </table:table-cell>
          <table:table-cell office:value-type="float" office:value="11.43" calcext:value-type="float">
            <text:p>11.4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022-06-18T07:40:06Z</text:p>
          </table:table-cell>
          <table:table-cell office:value-type="string" calcext:value-type="string">
            <text:p>2022-06-18T07:40:24Z</text:p>
          </table:table-cell>
          <table:table-cell office:value-type="string" calcext:value-type="string">
            <text:p>2022-06-18T07:41:56Z</text:p>
          </table:table-cell>
          <table:table-cell office:value-type="string" calcext:value-type="string">
            <text:p>SUCCEEDED</text:p>
          </table:table-cell>
          <table:table-cell office:value-type="float" office:value="1852228" calcext:value-type="float">
            <text:p>1852228</text:p>
          </table:table-cell>
          <table:table-cell office:value-type="float" office:value="160277" calcext:value-type="float">
            <text:p>160277</text:p>
          </table:table-cell>
          <table:table-cell office:value-type="float" office:value="0.623" calcext:value-type="float">
            <text:p>0.623</text:p>
          </table:table-cell>
        </table:table-row>
        <table:table-row table:style-name="ro1">
          <table:table-cell office:value-type="string" calcext:value-type="string">
            <text:p>u-ch427-n96-start-paper-x0-24</text:p>
          </table:table-cell>
          <table:table-cell office:value-type="float" office:value="61.362" calcext:value-type="float">
            <text:p>61.362</text:p>
          </table:table-cell>
          <table:table-cell office:value-type="float" office:value="11.86" calcext:value-type="float">
            <text:p>11.86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2022-06-18T07:40:17Z</text:p>
          </table:table-cell>
          <table:table-cell office:value-type="string" calcext:value-type="string">
            <text:p>2022-06-18T07:41:00Z</text:p>
          </table:table-cell>
          <table:table-cell office:value-type="string" calcext:value-type="string">
            <text:p>2022-06-18T07:42:34Z</text:p>
          </table:table-cell>
          <table:table-cell office:value-type="string" calcext:value-type="string">
            <text:p>SUCCEEDED</text:p>
          </table:table-cell>
          <table:table-cell office:value-type="float" office:value="1852232" calcext:value-type="float">
            <text:p>1852232</text:p>
          </table:table-cell>
          <table:table-cell office:value-type="float" office:value="230963" calcext:value-type="float">
            <text:p>230963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string" calcext:value-type="string">
            <text:p>u-ch427-n96-start-paper-x0-25</text:p>
          </table:table-cell>
          <table:table-cell office:value-type="float" office:value="66.335" calcext:value-type="float">
            <text:p>66.335</text:p>
          </table:table-cell>
          <table:table-cell office:value-type="float" office:value="13.6" calcext:value-type="float">
            <text:p>13.6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2022-06-18T07:40:36Z</text:p>
          </table:table-cell>
          <table:table-cell office:value-type="string" calcext:value-type="string">
            <text:p>2022-06-18T07:42:15Z</text:p>
          </table:table-cell>
          <table:table-cell office:value-type="string" calcext:value-type="string">
            <text:p>2022-06-18T07:44:13Z</text:p>
          </table:table-cell>
          <table:table-cell office:value-type="string" calcext:value-type="string">
            <text:p>SUCCEEDED</text:p>
          </table:table-cell>
          <table:table-cell office:value-type="float" office:value="1852244" calcext:value-type="float">
            <text:p>1852244</text:p>
          </table:table-cell>
          <table:table-cell office:value-type="float" office:value="14475" calcext:value-type="float">
            <text:p>14475</text:p>
          </table:table-cell>
          <table:table-cell office:value-type="float" office:value="0.678" calcext:value-type="float">
            <text:p>0.678</text:p>
          </table:table-cell>
        </table:table-row>
        <table:table-row table:style-name="ro1">
          <table:table-cell office:value-type="string" calcext:value-type="string">
            <text:p>u-ch427-n96-start-paper-x0-26</text:p>
          </table:table-cell>
          <table:table-cell office:value-type="float" office:value="68.022" calcext:value-type="float">
            <text:p>68.022</text:p>
          </table:table-cell>
          <table:table-cell office:value-type="float" office:value="13.46" calcext:value-type="float">
            <text:p>13.4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2022-06-18T07:40:52Z</text:p>
          </table:table-cell>
          <table:table-cell office:value-type="string" calcext:value-type="string">
            <text:p>2022-06-18T07:42:15Z</text:p>
          </table:table-cell>
          <table:table-cell office:value-type="string" calcext:value-type="string">
            <text:p>2022-06-18T07:44:17Z</text:p>
          </table:table-cell>
          <table:table-cell office:value-type="string" calcext:value-type="string">
            <text:p>SUCCEEDED</text:p>
          </table:table-cell>
          <table:table-cell office:value-type="float" office:value="1852250" calcext:value-type="float">
            <text:p>1852250</text:p>
          </table:table-cell>
          <table:table-cell office:value-type="float" office:value="5207" calcext:value-type="float">
            <text:p>5207</text:p>
          </table:table-cell>
          <table:table-cell office:value-type="float" office:value="0.821" calcext:value-type="float">
            <text:p>0.821</text:p>
          </table:table-cell>
        </table:table-row>
        <table:table-row table:style-name="ro1">
          <table:table-cell office:value-type="string" calcext:value-type="string">
            <text:p>u-ch427-n96-start-paper-x0-27</text:p>
          </table:table-cell>
          <table:table-cell office:value-type="float" office:value="65.609" calcext:value-type="float">
            <text:p>65.609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2022-06-18T07:41:01Z</text:p>
          </table:table-cell>
          <table:table-cell office:value-type="string" calcext:value-type="string">
            <text:p>2022-06-18T07:42:15Z</text:p>
          </table:table-cell>
          <table:table-cell office:value-type="string" calcext:value-type="string">
            <text:p>2022-06-18T07:44:18Z</text:p>
          </table:table-cell>
          <table:table-cell office:value-type="string" calcext:value-type="string">
            <text:p>SUCCEEDED</text:p>
          </table:table-cell>
          <table:table-cell office:value-type="float" office:value="1852254" calcext:value-type="float">
            <text:p>1852254</text:p>
          </table:table-cell>
          <table:table-cell office:value-type="float" office:value="153189" calcext:value-type="float">
            <text:p>153189</text:p>
          </table:table-cell>
          <table:table-cell office:value-type="float" office:value="0.707" calcext:value-type="float">
            <text:p>0.707</text:p>
          </table:table-cell>
        </table:table-row>
        <table:table-row table:style-name="ro1">
          <table:table-cell office:value-type="string" calcext:value-type="string">
            <text:p>u-ch427-n96-start-paper-x0-28</text:p>
          </table:table-cell>
          <table:table-cell office:value-type="float" office:value="75.424" calcext:value-type="float">
            <text:p>75.424</text:p>
          </table:table-cell>
          <table:table-cell office:value-type="float" office:value="13.93" calcext:value-type="float">
            <text:p>13.93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2022-06-18T20:44:37Z</text:p>
          </table:table-cell>
          <table:table-cell office:value-type="string" calcext:value-type="string">
            <text:p>2022-06-18T20:45:18Z</text:p>
          </table:table-cell>
          <table:table-cell office:value-type="string" calcext:value-type="string">
            <text:p>2022-06-18T20:47:34Z</text:p>
          </table:table-cell>
          <table:table-cell office:value-type="string" calcext:value-type="string">
            <text:p>SUCCEEDED</text:p>
          </table:table-cell>
          <table:table-cell office:value-type="float" office:value="1865757" calcext:value-type="float">
            <text:p>1865757</text:p>
          </table:table-cell>
          <table:table-cell office:value-type="float" office:value="164165" calcext:value-type="float">
            <text:p>164165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table-cell office:value-type="string" calcext:value-type="string">
            <text:p>u-ch427-n96-start-paper-x0-29</text:p>
          </table:table-cell>
          <table:table-cell office:value-type="float" office:value="78.703" calcext:value-type="float">
            <text:p>78.703</text:p>
          </table:table-cell>
          <table:table-cell office:value-type="float" office:value="15.08" calcext:value-type="float">
            <text:p>15.08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2022-06-18T20:44:46Z</text:p>
          </table:table-cell>
          <table:table-cell office:value-type="string" calcext:value-type="string">
            <text:p>2022-06-18T20:45:18Z</text:p>
          </table:table-cell>
          <table:table-cell office:value-type="string" calcext:value-type="string">
            <text:p>2022-06-18T20:47:37Z</text:p>
          </table:table-cell>
          <table:table-cell office:value-type="string" calcext:value-type="string">
            <text:p>SUCCEEDED</text:p>
          </table:table-cell>
          <table:table-cell office:value-type="float" office:value="1865763" calcext:value-type="float">
            <text:p>1865763</text:p>
          </table:table-cell>
          <table:table-cell office:value-type="float" office:value="87084" calcext:value-type="float">
            <text:p>87084</text:p>
          </table:table-cell>
          <table:table-cell office:value-type="float" office:value="0.854" calcext:value-type="float">
            <text:p>0.854</text:p>
          </table:table-cell>
        </table:table-row>
        <table:table-row table:style-name="ro1">
          <table:table-cell office:value-type="string" calcext:value-type="string">
            <text:p>u-ch427-n96-start-paper-x0-30</text:p>
          </table:table-cell>
          <table:table-cell office:value-type="float" office:value="169.728" calcext:value-type="float">
            <text:p>169.728</text:p>
          </table:table-cell>
          <table:table-cell office:value-type="float" office:value="39.96" calcext:value-type="float">
            <text:p>39.9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2022-06-15T15:07:24Z</text:p>
          </table:table-cell>
          <table:table-cell office:value-type="string" calcext:value-type="string">
            <text:p>2022-06-15T15:12:05Z</text:p>
          </table:table-cell>
          <table:table-cell office:value-type="string" calcext:value-type="string">
            <text:p>2022-06-15T15:17:10Z</text:p>
          </table:table-cell>
          <table:table-cell office:value-type="string" calcext:value-type="string">
            <text:p>SUCCEEDED</text:p>
          </table:table-cell>
          <table:table-cell office:value-type="float" office:value="1826543" calcext:value-type="float">
            <text:p>1826543</text:p>
          </table:table-cell>
          <table:table-cell office:value-type="float" office:value="224646" calcext:value-type="float">
            <text:p>224646</text:p>
          </table:table-cell>
          <table:table-cell office:value-type="float" office:value="2.168" calcext:value-type="float">
            <text:p>2.168</text:p>
          </table:table-cell>
        </table:table-row>
        <table:table-row table:style-name="ro1">
          <table:table-cell office:value-type="string" calcext:value-type="string">
            <text:p>u-ch427-n96-start-paper-x0-50</text:p>
          </table:table-cell>
          <table:table-cell office:value-type="float" office:value="280.34" calcext:value-type="float">
            <text:p>280.34</text:p>
          </table:table-cell>
          <table:table-cell office:value-type="float" office:value="50.45" calcext:value-type="float">
            <text:p>50.4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string" calcext:value-type="string">
            <text:p>2022-06-15T15:07:38Z</text:p>
          </table:table-cell>
          <table:table-cell office:value-type="string" calcext:value-type="string">
            <text:p>2022-06-15T15:26:00Z</text:p>
          </table:table-cell>
          <table:table-cell office:value-type="string" calcext:value-type="string">
            <text:p>2022-06-15T15:34:08Z</text:p>
          </table:table-cell>
          <table:table-cell office:value-type="string" calcext:value-type="string">
            <text:p>SUCCEEDED</text:p>
          </table:table-cell>
          <table:table-cell office:value-type="float" office:value="1826544" calcext:value-type="float">
            <text:p>1826544</text:p>
          </table:table-cell>
          <table:table-cell office:value-type="float" office:value="248373" calcext:value-type="float">
            <text:p>248373</text:p>
          </table:table-cell>
          <table:table-cell office:value-type="float" office:value="3.592" calcext:value-type="float">
            <text:p>3.592</text:p>
          </table:table-cell>
        </table:table-row>
        <table:table-row table:style-name="ro1">
          <table:table-cell office:value-type="string" calcext:value-type="string">
            <text:p>u-ch427-n96-start-paper-x0-97</text:p>
          </table:table-cell>
          <table:table-cell office:value-type="float" office:value="642.506" calcext:value-type="float">
            <text:p>642.506</text:p>
          </table:table-cell>
          <table:table-cell office:value-type="float" office:value="87.29" calcext:value-type="float">
            <text:p>87.29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/>
          <table:table-cell office:value-type="float" office:value="391" calcext:value-type="float">
            <text:p>391</text:p>
          </table:table-cell>
          <table:table-cell office:value-type="string" calcext:value-type="string">
            <text:p>2022-06-18T21:17:03Z</text:p>
          </table:table-cell>
          <table:table-cell office:value-type="string" calcext:value-type="string">
            <text:p>2022-06-19T12:38:40Z</text:p>
          </table:table-cell>
          <table:table-cell office:value-type="string" calcext:value-type="string">
            <text:p>2022-06-19T12:57:16Z</text:p>
          </table:table-cell>
          <table:table-cell office:value-type="string" calcext:value-type="string">
            <text:p>SUCCEEDED</text:p>
          </table:table-cell>
          <table:table-cell office:value-type="float" office:value="1866121" calcext:value-type="float">
            <text:p>1866121</text:p>
          </table:table-cell>
          <table:table-cell office:value-type="float" office:value="169444" calcext:value-type="float">
            <text:p>169444</text:p>
          </table:table-cell>
          <table:table-cell office:value-type="float" office:value="19.378" calcext:value-type="float">
            <text:p>19.378</text:p>
          </table:table-cell>
        </table:table-row>
        <table:table-row table:style-name="ro1">
          <table:table-cell office:value-type="string" calcext:value-type="string">
            <text:p>u-ch427-n96-start-paper-x0-98</text:p>
          </table:table-cell>
          <table:table-cell office:value-type="float" office:value="942.621" calcext:value-type="float">
            <text:p>942.621</text:p>
          </table:table-cell>
          <table:table-cell office:value-type="float" office:value="87.2" calcext:value-type="float">
            <text:p>87.2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/>
          <table:table-cell office:value-type="float" office:value="395" calcext:value-type="float">
            <text:p>395</text:p>
          </table:table-cell>
          <table:table-cell office:value-type="string" calcext:value-type="string">
            <text:p>2022-06-18T21:14:01Z</text:p>
          </table:table-cell>
          <table:table-cell office:value-type="string" calcext:value-type="string">
            <text:p>2022-06-19T11:34:34Z</text:p>
          </table:table-cell>
          <table:table-cell office:value-type="string" calcext:value-type="string">
            <text:p>2022-06-19T11:57:50Z</text:p>
          </table:table-cell>
          <table:table-cell office:value-type="string" calcext:value-type="string">
            <text:p>SUCCEEDED</text:p>
          </table:table-cell>
          <table:table-cell office:value-type="float" office:value="1866088" calcext:value-type="float">
            <text:p>1866088</text:p>
          </table:table-cell>
          <table:table-cell office:value-type="float" office:value="117951" calcext:value-type="float">
            <text:p>117951</text:p>
          </table:table-cell>
          <table:table-cell office:value-type="float" office:value="17.36" calcext:value-type="float">
            <text:p>17.36</text:p>
          </table:table-cell>
        </table:table-row>
        <table:table-row table:style-name="ro1">
          <table:table-cell office:value-type="string" calcext:value-type="string">
            <text:p>u-ch427-n96-start-paper-x0-99</text:p>
          </table:table-cell>
          <table:table-cell office:value-type="float" office:value="967.407" calcext:value-type="float">
            <text:p>967.407</text:p>
          </table:table-cell>
          <table:table-cell office:value-type="float" office:value="89.63" calcext:value-type="float">
            <text:p>89.63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string" calcext:value-type="string">
            <text:p>2022-06-18T21:15:37Z</text:p>
          </table:table-cell>
          <table:table-cell office:value-type="string" calcext:value-type="string">
            <text:p>2022-06-19T11:10:33Z</text:p>
          </table:table-cell>
          <table:table-cell office:value-type="string" calcext:value-type="string">
            <text:p>2022-06-19T11:34:06Z</text:p>
          </table:table-cell>
          <table:table-cell office:value-type="string" calcext:value-type="string">
            <text:p>SUCCEEDED</text:p>
          </table:table-cell>
          <table:table-cell office:value-type="float" office:value="1866110" calcext:value-type="float">
            <text:p>1866110</text:p>
          </table:table-cell>
          <table:table-cell office:value-type="float" office:value="90372" calcext:value-type="float">
            <text:p>90372</text:p>
          </table:table-cell>
          <table:table-cell office:value-type="float" office:value="17.599" calcext:value-type="float">
            <text:p>17.599</text:p>
          </table:table-cell>
        </table:table-row>
        <table:table-row table:style-name="ro1">
          <table:table-cell office:value-type="string" calcext:value-type="string">
            <text:p>u-ch427-n96-start-paper-x0-prec-00</text:p>
          </table:table-cell>
          <table:table-cell office:value-type="float" office:value="66.253" calcext:value-type="float">
            <text:p>66.253</text:p>
          </table:table-cell>
          <table:table-cell office:value-type="float" office:value="12.09" calcext:value-type="float">
            <text:p>12.0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022-06-18T18:06:29Z</text:p>
          </table:table-cell>
          <table:table-cell office:value-type="string" calcext:value-type="string">
            <text:p>2022-06-18T18:07:14Z</text:p>
          </table:table-cell>
          <table:table-cell office:value-type="string" calcext:value-type="string">
            <text:p>2022-06-18T18:08:48Z</text:p>
          </table:table-cell>
          <table:table-cell office:value-type="string" calcext:value-type="string">
            <text:p>SUCCEEDED</text:p>
          </table:table-cell>
          <table:table-cell office:value-type="float" office:value="1864243" calcext:value-type="float">
            <text:p>1864243</text:p>
          </table:table-cell>
          <table:table-cell office:value-type="float" office:value="130572" calcext:value-type="float">
            <text:p>130572</text:p>
          </table:table-cell>
          <table:table-cell office:value-type="float" office:value="0.613" calcext:value-type="float">
            <text:p>0.613</text:p>
          </table:table-cell>
        </table:table-row>
        <table:table-row table:style-name="ro1">
          <table:table-cell office:value-type="string" calcext:value-type="string">
            <text:p>u-ch427-n96-template-start-paper</text:p>
          </table:table-cell>
          <table:table-cell office:value-type="float" office:value="84.838" calcext:value-type="float">
            <text:p>84.838</text:p>
          </table:table-cell>
          <table:table-cell office:value-type="float" office:value="16.67" calcext:value-type="float">
            <text:p>16.67</text:p>
          </table:table-cell>
          <table:table-cell table:number-columns-repeated="2"/>
          <table:table-cell office:value-type="string" calcext:value-type="string">
            <text:p>er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3-08T18:44:38Z</text:p>
          </table:table-cell>
          <table:table-cell office:value-type="string" calcext:value-type="string">
            <text:p>2022-03-08T18:44:49Z</text:p>
          </table:table-cell>
          <table:table-cell office:value-type="string" calcext:value-type="string">
            <text:p>2022-03-08T18:46:36Z</text:p>
          </table:table-cell>
          <table:table-cell office:value-type="string" calcext:value-type="string">
            <text:p>SUCCEEDED</text:p>
          </table:table-cell>
          <table:table-cell office:value-type="float" office:value="1221340" calcext:value-type="float">
            <text:p>1221340</text:p>
          </table:table-cell>
          <table:table-cell office:value-type="float" office:value="58426" calcext:value-type="float">
            <text:p>58426</text:p>
          </table:table-cell>
          <table:table-cell office:value-type="float" office:value="0.571" calcext:value-type="float">
            <text:p>0.571</text:p>
          </table:table-cell>
        </table:table-row>
        <table:table-row table:style-name="ro1">
          <table:table-cell office:value-type="string" calcext:value-type="string">
            <text:p>u-ch427-n96-template-start-paper-00</text:p>
          </table:table-cell>
          <table:table-cell office:value-type="float" office:value="68.597" calcext:value-type="float">
            <text:p>68.597</text:p>
          </table:table-cell>
          <table:table-cell office:value-type="float" office:value="11.32" calcext:value-type="float">
            <text:p>11.3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022-06-18T17:10:06Z</text:p>
          </table:table-cell>
          <table:table-cell office:value-type="string" calcext:value-type="string">
            <text:p>2022-06-18T17:10:34Z</text:p>
          </table:table-cell>
          <table:table-cell office:value-type="string" calcext:value-type="string">
            <text:p>2022-06-18T17:12:01Z</text:p>
          </table:table-cell>
          <table:table-cell office:value-type="string" calcext:value-type="string">
            <text:p>SUCCEEDED</text:p>
          </table:table-cell>
          <table:table-cell office:value-type="float" office:value="1863309" calcext:value-type="float">
            <text:p>1863309</text:p>
          </table:table-cell>
          <table:table-cell office:value-type="float" office:value="90221" calcext:value-type="float">
            <text:p>90221</text:p>
          </table:table-cell>
          <table:table-cell office:value-type="float" office:value="0.611" calcext:value-type="float">
            <text:p>0.611</text:p>
          </table:table-cell>
        </table:table-row>
        <table:table-row table:style-name="ro1">
          <table:table-cell office:value-type="string" calcext:value-type="string">
            <text:p>u-ch427-n96-template-start-paper-ms-00</text:p>
          </table:table-cell>
          <table:table-cell office:value-type="float" office:value="69.148" calcext:value-type="float">
            <text:p>69.148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022-06-18T00:16:06Z</text:p>
          </table:table-cell>
          <table:table-cell office:value-type="string" calcext:value-type="string">
            <text:p>2022-06-18T00:16:17Z</text:p>
          </table:table-cell>
          <table:table-cell office:value-type="string" calcext:value-type="string">
            <text:p>2022-06-18T00:17:46Z</text:p>
          </table:table-cell>
          <table:table-cell office:value-type="string" calcext:value-type="string">
            <text:p>SUCCEEDED</text:p>
          </table:table-cell>
          <table:table-cell office:value-type="float" office:value="1846173" calcext:value-type="float">
            <text:p>1846173</text:p>
          </table:table-cell>
          <table:table-cell office:value-type="float" office:value="158857" calcext:value-type="float">
            <text:p>158857</text:p>
          </table:table-cell>
          <table:table-cell office:value-type="float" office:value="0.666" calcext:value-type="float">
            <text:p>0.666</text:p>
          </table:table-cell>
        </table:table-row>
        <table:table-row table:style-name="ro1">
          <table:table-cell office:value-type="string" calcext:value-type="string">
            <text:p>u-ch427-n96-template-start-paper-prec-00</text:p>
          </table:table-cell>
          <table:table-cell office:value-type="float" office:value="63.914" calcext:value-type="float">
            <text:p>63.914</text:p>
          </table:table-cell>
          <table:table-cell office:value-type="float" office:value="11.74" calcext:value-type="float">
            <text:p>11.7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022-06-18T14:11:28Z</text:p>
          </table:table-cell>
          <table:table-cell office:value-type="string" calcext:value-type="string">
            <text:p>2022-06-18T14:11:48Z</text:p>
          </table:table-cell>
          <table:table-cell office:value-type="string" calcext:value-type="string">
            <text:p>2022-06-18T14:13:10Z</text:p>
          </table:table-cell>
          <table:table-cell office:value-type="string" calcext:value-type="string">
            <text:p>SUCCEEDED</text:p>
          </table:table-cell>
          <table:table-cell office:value-type="float" office:value="1859851" calcext:value-type="float">
            <text:p>1859851</text:p>
          </table:table-cell>
          <table:table-cell office:value-type="float" office:value="210995" calcext:value-type="float">
            <text:p>210995</text:p>
          </table:table-cell>
          <table:table-cell office:value-type="float" office:value="0.601" calcext:value-type="float">
            <text:p>0.601</text:p>
          </table:table-cell>
        </table:table-row>
        <table:table-row table:style-name="ro1">
          <table:table-cell office:value-type="string" calcext:value-type="string">
            <text:p>u-ch427-n96-template-start-paper-x-00</text:p>
          </table:table-cell>
          <table:table-cell office:value-type="float" office:value="62.432" calcext:value-type="float">
            <text:p>62.432</text:p>
          </table:table-cell>
          <table:table-cell office:value-type="float" office:value="11.8" calcext:value-type="float">
            <text:p>11.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022-06-14T23:42:21Z</text:p>
          </table:table-cell>
          <table:table-cell office:value-type="string" calcext:value-type="string">
            <text:p>2022-06-14T23:42:50Z</text:p>
          </table:table-cell>
          <table:table-cell office:value-type="string" calcext:value-type="string">
            <text:p>2022-06-14T23:44:09Z</text:p>
          </table:table-cell>
          <table:table-cell office:value-type="string" calcext:value-type="string">
            <text:p>SUCCEEDED</text:p>
          </table:table-cell>
          <table:table-cell office:value-type="float" office:value="1821949" calcext:value-type="float">
            <text:p>1821949</text:p>
          </table:table-cell>
          <table:table-cell office:value-type="float" office:value="224767" calcext:value-type="float">
            <text:p>224767</text:p>
          </table:table-cell>
          <table:table-cell office:value-type="float" office:value="0.538" calcext:value-type="float">
            <text:p>0.538</text:p>
          </table:table-cell>
        </table:table-row>
        <table:table-row table:style-name="ro1">
          <table:table-cell office:value-type="string" calcext:value-type="string">
            <text:p>u-ch427-n96-template-start-paper-x0-00</text:p>
          </table:table-cell>
          <table:table-cell office:value-type="float" office:value="64.935" calcext:value-type="float">
            <text:p>64.935</text:p>
          </table:table-cell>
          <table:table-cell office:value-type="float" office:value="11.6" calcext:value-type="float">
            <text:p>11.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022-06-15T00:41:05Z</text:p>
          </table:table-cell>
          <table:table-cell office:value-type="string" calcext:value-type="string">
            <text:p>2022-06-15T00:41:35Z</text:p>
          </table:table-cell>
          <table:table-cell office:value-type="string" calcext:value-type="string">
            <text:p>2022-06-15T00:43:08Z</text:p>
          </table:table-cell>
          <table:table-cell office:value-type="string" calcext:value-type="string">
            <text:p>SUCCEEDED</text:p>
          </table:table-cell>
          <table:table-cell office:value-type="float" office:value="1822196" calcext:value-type="float">
            <text:p>1822196</text:p>
          </table:table-cell>
          <table:table-cell office:value-type="float" office:value="72382" calcext:value-type="float">
            <text:p>72382</text:p>
          </table:table-cell>
          <table:table-cell office:value-type="float" office:value="0.621" calcext:value-type="float">
            <text:p>0.621</text:p>
          </table:table-cell>
        </table:table-row>
        <table:table-row table:style-name="ro1">
          <table:table-cell office:value-type="string" calcext:value-type="string">
            <text:p>u-ch427-n96-template-start-paper-x0-prec-00</text:p>
          </table:table-cell>
          <table:table-cell office:value-type="float" office:value="64.982" calcext:value-type="float">
            <text:p>64.982</text:p>
          </table:table-cell>
          <table:table-cell office:value-type="float" office:value="11.55" calcext:value-type="float">
            <text:p>11.5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022-06-18T12:44:43Z</text:p>
          </table:table-cell>
          <table:table-cell office:value-type="string" calcext:value-type="string">
            <text:p>2022-06-18T12:48:29Z</text:p>
          </table:table-cell>
          <table:table-cell office:value-type="string" calcext:value-type="string">
            <text:p>2022-06-18T12:50:00Z</text:p>
          </table:table-cell>
          <table:table-cell office:value-type="string" calcext:value-type="string">
            <text:p>SUCCEEDED</text:p>
          </table:table-cell>
          <table:table-cell office:value-type="float" office:value="1858029" calcext:value-type="float">
            <text:p>1858029</text:p>
          </table:table-cell>
          <table:table-cell office:value-type="float" office:value="31775" calcext:value-type="float">
            <text:p>31775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u-ch427-n96-template-start-paper-x5-00</text:p>
          </table:table-cell>
          <table:table-cell office:value-type="float" office:value="71.062" calcext:value-type="float">
            <text:p>71.062</text:p>
          </table:table-cell>
          <table:table-cell office:value-type="float" office:value="11.51" calcext:value-type="float">
            <text:p>11.5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022-06-15T16:58:17Z</text:p>
          </table:table-cell>
          <table:table-cell office:value-type="string" calcext:value-type="string">
            <text:p>2022-06-15T16:59:56Z</text:p>
          </table:table-cell>
          <table:table-cell office:value-type="string" calcext:value-type="string">
            <text:p>2022-06-15T17:01:36Z</text:p>
          </table:table-cell>
          <table:table-cell office:value-type="string" calcext:value-type="string">
            <text:p>SUCCEEDED</text:p>
          </table:table-cell>
          <table:table-cell office:value-type="float" office:value="1827300" calcext:value-type="float">
            <text:p>1827300</text:p>
          </table:table-cell>
          <table:table-cell office:value-type="float" office:value="133529" calcext:value-type="float">
            <text:p>133529</text:p>
          </table:table-cell>
          <table:table-cell office:value-type="float" office:value="0.605" calcext:value-type="float">
            <text:p>0.605</text:p>
          </table:table-cell>
        </table:table-row>
      </table:table>
      <table:table table:name="Time" table:style-name="ta1">
        <table:shapes>
          <draw:frame draw:z-index="0" draw:style-name="gr1" draw:text-style-name="P1" svg:width="15.999cm" svg:height="8.999cm" svg:x="0.001cm" svg:y="16.708cm">
            <draw:object draw:notify-on-update-of-ranges="Time.D31:Time.D36 Time.E31:Time.E3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number-columns-repeated="11" table:default-cell-style-name="Default"/>
        <table:table-row table:style-name="ro1">
          <table:table-cell office:value-type="string" calcext:value-type="string">
            <text:p>u-ch427-n96-template-start-paper</text:p>
          </table:table-cell>
          <table:table-cell office:value-type="float" office:value="84.838" calcext:value-type="float">
            <text:p>84.838</text:p>
          </table:table-cell>
          <table:table-cell office:value-type="float" office:value="16.67" calcext:value-type="float">
            <text:p>16.67</text:p>
          </table:table-cell>
          <table:table-cell table:number-columns-repeated="2"/>
          <table:table-cell office:value-type="string" calcext:value-type="string">
            <text:p>er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3-08T18:44:38Z</text:p>
          </table:table-cell>
          <table:table-cell office:value-type="string" calcext:value-type="string">
            <text:p>2022-03-08T18:44:49Z</text:p>
          </table:table-cell>
          <table:table-cell office:value-type="string" calcext:value-type="string">
            <text:p>2022-03-08T18:46:36Z</text:p>
          </table:table-cell>
          <table:table-cell office:value-type="string" calcext:value-type="string">
            <text:p>SUCCEEDED</text:p>
          </table:table-cell>
          <table:table-cell office:value-type="float" office:value="1221340" calcext:value-type="float">
            <text:p>1221340</text:p>
          </table:table-cell>
          <table:table-cell office:value-type="float" office:value="58426" calcext:value-type="float">
            <text:p>58426</text:p>
          </table:table-cell>
          <table:table-cell office:value-type="float" office:value="0.571" calcext:value-type="float">
            <text:p>0.571</text:p>
          </table:table-cell>
        </table:table-row>
        <table:table-row table:style-name="ro1">
          <table:table-cell office:value-type="string" calcext:value-type="string">
            <text:p>u-ch427-n96-template-start-paper-00</text:p>
          </table:table-cell>
          <table:table-cell office:value-type="float" office:value="68.597" calcext:value-type="float">
            <text:p>68.597</text:p>
          </table:table-cell>
          <table:table-cell office:value-type="float" office:value="11.32" calcext:value-type="float">
            <text:p>11.3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022-06-18T17:10:06Z</text:p>
          </table:table-cell>
          <table:table-cell office:value-type="string" calcext:value-type="string">
            <text:p>2022-06-18T17:10:34Z</text:p>
          </table:table-cell>
          <table:table-cell office:value-type="string" calcext:value-type="string">
            <text:p>2022-06-18T17:12:01Z</text:p>
          </table:table-cell>
          <table:table-cell office:value-type="string" calcext:value-type="string">
            <text:p>SUCCEEDED</text:p>
          </table:table-cell>
          <table:table-cell office:value-type="float" office:value="1863309" calcext:value-type="float">
            <text:p>1863309</text:p>
          </table:table-cell>
          <table:table-cell office:value-type="float" office:value="90221" calcext:value-type="float">
            <text:p>90221</text:p>
          </table:table-cell>
          <table:table-cell office:value-type="float" office:value="0.611" calcext:value-type="float">
            <text:p>0.611</text:p>
          </table:table-cell>
        </table:table-row>
        <table:table-row table:style-name="ro1">
          <table:table-cell office:value-type="string" calcext:value-type="string">
            <text:p>u-ch427-n96-template-start-paper-ms-00</text:p>
          </table:table-cell>
          <table:table-cell office:value-type="float" office:value="69.148" calcext:value-type="float">
            <text:p>69.148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022-06-18T00:16:06Z</text:p>
          </table:table-cell>
          <table:table-cell office:value-type="string" calcext:value-type="string">
            <text:p>2022-06-18T00:16:17Z</text:p>
          </table:table-cell>
          <table:table-cell office:value-type="string" calcext:value-type="string">
            <text:p>2022-06-18T00:17:46Z</text:p>
          </table:table-cell>
          <table:table-cell office:value-type="string" calcext:value-type="string">
            <text:p>SUCCEEDED</text:p>
          </table:table-cell>
          <table:table-cell office:value-type="float" office:value="1846173" calcext:value-type="float">
            <text:p>1846173</text:p>
          </table:table-cell>
          <table:table-cell office:value-type="float" office:value="158857" calcext:value-type="float">
            <text:p>158857</text:p>
          </table:table-cell>
          <table:table-cell office:value-type="float" office:value="0.666" calcext:value-type="float">
            <text:p>0.666</text:p>
          </table:table-cell>
        </table:table-row>
        <table:table-row table:style-name="ro1">
          <table:table-cell office:value-type="string" calcext:value-type="string">
            <text:p>u-ch427-n96-template-start-paper-prec-00</text:p>
          </table:table-cell>
          <table:table-cell office:value-type="float" office:value="63.914" calcext:value-type="float">
            <text:p>63.914</text:p>
          </table:table-cell>
          <table:table-cell office:value-type="float" office:value="11.74" calcext:value-type="float">
            <text:p>11.7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022-06-18T14:11:28Z</text:p>
          </table:table-cell>
          <table:table-cell office:value-type="string" calcext:value-type="string">
            <text:p>2022-06-18T14:11:48Z</text:p>
          </table:table-cell>
          <table:table-cell office:value-type="string" calcext:value-type="string">
            <text:p>2022-06-18T14:13:10Z</text:p>
          </table:table-cell>
          <table:table-cell office:value-type="string" calcext:value-type="string">
            <text:p>SUCCEEDED</text:p>
          </table:table-cell>
          <table:table-cell office:value-type="float" office:value="1859851" calcext:value-type="float">
            <text:p>1859851</text:p>
          </table:table-cell>
          <table:table-cell office:value-type="float" office:value="210995" calcext:value-type="float">
            <text:p>210995</text:p>
          </table:table-cell>
          <table:table-cell office:value-type="float" office:value="0.601" calcext:value-type="float">
            <text:p>0.601</text:p>
          </table:table-cell>
        </table:table-row>
        <table:table-row table:style-name="ro1">
          <table:table-cell office:value-type="string" calcext:value-type="string">
            <text:p>u-ch427-n96-template-start-paper-x-00</text:p>
          </table:table-cell>
          <table:table-cell office:value-type="float" office:value="62.432" calcext:value-type="float">
            <text:p>62.432</text:p>
          </table:table-cell>
          <table:table-cell office:value-type="float" office:value="11.8" calcext:value-type="float">
            <text:p>11.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022-06-14T23:42:21Z</text:p>
          </table:table-cell>
          <table:table-cell office:value-type="string" calcext:value-type="string">
            <text:p>2022-06-14T23:42:50Z</text:p>
          </table:table-cell>
          <table:table-cell office:value-type="string" calcext:value-type="string">
            <text:p>2022-06-14T23:44:09Z</text:p>
          </table:table-cell>
          <table:table-cell office:value-type="string" calcext:value-type="string">
            <text:p>SUCCEEDED</text:p>
          </table:table-cell>
          <table:table-cell office:value-type="float" office:value="1821949" calcext:value-type="float">
            <text:p>1821949</text:p>
          </table:table-cell>
          <table:table-cell office:value-type="float" office:value="224767" calcext:value-type="float">
            <text:p>224767</text:p>
          </table:table-cell>
          <table:table-cell office:value-type="float" office:value="0.538" calcext:value-type="float">
            <text:p>0.538</text:p>
          </table:table-cell>
        </table:table-row>
        <table:table-row table:style-name="ro1">
          <table:table-cell office:value-type="string" calcext:value-type="string">
            <text:p>u-ch427-n96-template-start-paper-x0-00</text:p>
          </table:table-cell>
          <table:table-cell office:value-type="float" office:value="64.935" calcext:value-type="float">
            <text:p>64.935</text:p>
          </table:table-cell>
          <table:table-cell office:value-type="float" office:value="11.6" calcext:value-type="float">
            <text:p>11.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022-06-15T00:41:05Z</text:p>
          </table:table-cell>
          <table:table-cell office:value-type="string" calcext:value-type="string">
            <text:p>2022-06-15T00:41:35Z</text:p>
          </table:table-cell>
          <table:table-cell office:value-type="string" calcext:value-type="string">
            <text:p>2022-06-15T00:43:08Z</text:p>
          </table:table-cell>
          <table:table-cell office:value-type="string" calcext:value-type="string">
            <text:p>SUCCEEDED</text:p>
          </table:table-cell>
          <table:table-cell office:value-type="float" office:value="1822196" calcext:value-type="float">
            <text:p>1822196</text:p>
          </table:table-cell>
          <table:table-cell office:value-type="float" office:value="72382" calcext:value-type="float">
            <text:p>72382</text:p>
          </table:table-cell>
          <table:table-cell office:value-type="float" office:value="0.621" calcext:value-type="float">
            <text:p>0.621</text:p>
          </table:table-cell>
        </table:table-row>
        <table:table-row table:style-name="ro1">
          <table:table-cell office:value-type="string" calcext:value-type="string">
            <text:p>u-ch427-n96-template-start-paper-x0-prec-00</text:p>
          </table:table-cell>
          <table:table-cell office:value-type="float" office:value="64.982" calcext:value-type="float">
            <text:p>64.982</text:p>
          </table:table-cell>
          <table:table-cell office:value-type="float" office:value="11.55" calcext:value-type="float">
            <text:p>11.5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022-06-18T12:44:43Z</text:p>
          </table:table-cell>
          <table:table-cell office:value-type="string" calcext:value-type="string">
            <text:p>2022-06-18T12:48:29Z</text:p>
          </table:table-cell>
          <table:table-cell office:value-type="string" calcext:value-type="string">
            <text:p>2022-06-18T12:50:00Z</text:p>
          </table:table-cell>
          <table:table-cell office:value-type="string" calcext:value-type="string">
            <text:p>SUCCEEDED</text:p>
          </table:table-cell>
          <table:table-cell office:value-type="float" office:value="1858029" calcext:value-type="float">
            <text:p>1858029</text:p>
          </table:table-cell>
          <table:table-cell office:value-type="float" office:value="31775" calcext:value-type="float">
            <text:p>31775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u-ch427-n96-template-start-paper-x5-00</text:p>
          </table:table-cell>
          <table:table-cell office:value-type="float" office:value="71.062" calcext:value-type="float">
            <text:p>71.062</text:p>
          </table:table-cell>
          <table:table-cell office:value-type="float" office:value="11.51" calcext:value-type="float">
            <text:p>11.5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022-06-15T16:58:17Z</text:p>
          </table:table-cell>
          <table:table-cell office:value-type="string" calcext:value-type="string">
            <text:p>2022-06-15T16:59:56Z</text:p>
          </table:table-cell>
          <table:table-cell office:value-type="string" calcext:value-type="string">
            <text:p>2022-06-15T17:01:36Z</text:p>
          </table:table-cell>
          <table:table-cell office:value-type="string" calcext:value-type="string">
            <text:p>SUCCEEDED</text:p>
          </table:table-cell>
          <table:table-cell office:value-type="float" office:value="1827300" calcext:value-type="float">
            <text:p>1827300</text:p>
          </table:table-cell>
          <table:table-cell office:value-type="float" office:value="133529" calcext:value-type="float">
            <text:p>133529</text:p>
          </table:table-cell>
          <table:table-cell office:value-type="float" office:value="0.605" calcext:value-type="float">
            <text:p>0.605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-ch427-n216-template-start-paper</text:p>
          </table:table-cell>
          <table:table-cell office:value-type="float" office:value="249.753" calcext:value-type="float">
            <text:p>249.753</text:p>
          </table:table-cell>
          <table:table-cell office:value-type="float" office:value="48.29" calcext:value-type="float">
            <text:p>48.29</text:p>
          </table:table-cell>
          <table:table-cell table:number-columns-repeated="2"/>
          <table:table-cell office:value-type="string" calcext:value-type="string">
            <text:p>er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3-08T18:44:51Z</text:p>
          </table:table-cell>
          <table:table-cell office:value-type="string" calcext:value-type="string">
            <text:p>2022-03-08T18:45:17Z</text:p>
          </table:table-cell>
          <table:table-cell office:value-type="string" calcext:value-type="string">
            <text:p>2022-03-08T18:49:51Z</text:p>
          </table:table-cell>
          <table:table-cell office:value-type="string" calcext:value-type="string">
            <text:p>SUCCEEDED</text:p>
          </table:table-cell>
          <table:table-cell office:value-type="float" office:value="1221341" calcext:value-type="float">
            <text:p>1221341</text:p>
          </table:table-cell>
          <table:table-cell office:value-type="float" office:value="7307" calcext:value-type="float">
            <text:p>7307</text:p>
          </table:table-cell>
          <table:table-cell office:value-type="float" office:value="3.192" calcext:value-type="float">
            <text:p>3.192</text:p>
          </table:table-cell>
        </table:table-row>
        <table:table-row table:style-name="ro1">
          <table:table-cell office:value-type="string" calcext:value-type="string">
            <text:p>u-ch427-n216-template-start-paper-00</text:p>
          </table:table-cell>
          <table:table-cell office:value-type="float" office:value="155.401" calcext:value-type="float">
            <text:p>155.401</text:p>
          </table:table-cell>
          <table:table-cell office:value-type="float" office:value="46.66" calcext:value-type="float">
            <text:p>46.6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6-13T18:08:44Z</text:p>
          </table:table-cell>
          <table:table-cell office:value-type="string" calcext:value-type="string">
            <text:p>2022-06-13T18:59:49Z</text:p>
          </table:table-cell>
          <table:table-cell office:value-type="string" calcext:value-type="string">
            <text:p>2022-06-13T19:03:52Z</text:p>
          </table:table-cell>
          <table:table-cell office:value-type="string" calcext:value-type="string">
            <text:p>SUCCEEDED</text:p>
          </table:table-cell>
          <table:table-cell office:value-type="float" office:value="1814959" calcext:value-type="float">
            <text:p>1814959</text:p>
          </table:table-cell>
          <table:table-cell office:value-type="float" office:value="143356" calcext:value-type="float">
            <text:p>143356</text:p>
          </table:table-cell>
          <table:table-cell office:value-type="float" office:value="1.114" calcext:value-type="float">
            <text:p>1.114</text:p>
          </table:table-cell>
        </table:table-row>
        <table:table-row table:style-name="ro1">
          <table:table-cell office:value-type="string" calcext:value-type="string">
            <text:p>u-ch427-n216-template-start-paper-ms-00</text:p>
          </table:table-cell>
          <table:table-cell office:value-type="float" office:value="163.363" calcext:value-type="float">
            <text:p>163.363</text:p>
          </table:table-cell>
          <table:table-cell office:value-type="float" office:value="47.15" calcext:value-type="float">
            <text:p>47.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6-18T01:10:08Z</text:p>
          </table:table-cell>
          <table:table-cell office:value-type="string" calcext:value-type="string">
            <text:p>2022-06-18T01:11:05Z</text:p>
          </table:table-cell>
          <table:table-cell office:value-type="string" calcext:value-type="string">
            <text:p>2022-06-18T01:14:36Z</text:p>
          </table:table-cell>
          <table:table-cell office:value-type="string" calcext:value-type="string">
            <text:p>SUCCEEDED</text:p>
          </table:table-cell>
          <table:table-cell office:value-type="float" office:value="1846939" calcext:value-type="float">
            <text:p>1846939</text:p>
          </table:table-cell>
          <table:table-cell office:value-type="float" office:value="55510" calcext:value-type="float">
            <text:p>55510</text:p>
          </table:table-cell>
          <table:table-cell office:value-type="float" office:value="1.249" calcext:value-type="float">
            <text:p>1.249</text:p>
          </table:table-cell>
        </table:table-row>
        <table:table-row table:style-name="ro1">
          <table:table-cell office:value-type="string" calcext:value-type="string">
            <text:p>u-ch427-n216-template-start-paper-prec-00</text:p>
          </table:table-cell>
          <table:table-cell office:value-type="float" office:value="151.111" calcext:value-type="float">
            <text:p>151.111</text:p>
          </table:table-cell>
          <table:table-cell office:value-type="float" office:value="43.82" calcext:value-type="float">
            <text:p>43.8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6-18T14:11:10Z</text:p>
          </table:table-cell>
          <table:table-cell office:value-type="string" calcext:value-type="string">
            <text:p>2022-06-18T15:58:39Z</text:p>
          </table:table-cell>
          <table:table-cell office:value-type="string" calcext:value-type="string">
            <text:p>2022-06-18T16:01:53Z</text:p>
          </table:table-cell>
          <table:table-cell office:value-type="string" calcext:value-type="string">
            <text:p>SUCCEEDED</text:p>
          </table:table-cell>
          <table:table-cell office:value-type="float" office:value="1859846" calcext:value-type="float">
            <text:p>1859846</text:p>
          </table:table-cell>
          <table:table-cell office:value-type="float" office:value="7575" calcext:value-type="float">
            <text:p>7575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string" calcext:value-type="string">
            <text:p>u-ch427-n216-template-start-paper-x-00</text:p>
          </table:table-cell>
          <table:table-cell office:value-type="float" office:value="133.124" calcext:value-type="float">
            <text:p>133.124</text:p>
          </table:table-cell>
          <table:table-cell office:value-type="float" office:value="45.33" calcext:value-type="float">
            <text:p>45.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6-14T23:41:59Z</text:p>
          </table:table-cell>
          <table:table-cell office:value-type="string" calcext:value-type="string">
            <text:p>2022-06-14T23:42:50Z</text:p>
          </table:table-cell>
          <table:table-cell office:value-type="string" calcext:value-type="string">
            <text:p>2022-06-14T23:45:43Z</text:p>
          </table:table-cell>
          <table:table-cell office:value-type="string" calcext:value-type="string">
            <text:p>SUCCEEDED</text:p>
          </table:table-cell>
          <table:table-cell office:value-type="float" office:value="1821948" calcext:value-type="float">
            <text:p>1821948</text:p>
          </table:table-cell>
          <table:table-cell office:value-type="float" office:value="15311" calcext:value-type="float">
            <text:p>15311</text:p>
          </table:table-cell>
          <table:table-cell office:value-type="float" office:value="0.866" calcext:value-type="float">
            <text:p>0.866</text:p>
          </table:table-cell>
        </table:table-row>
        <table:table-row table:style-name="ro1">
          <table:table-cell office:value-type="string" calcext:value-type="string">
            <text:p>u-ch427-n216-template-start-paper-x0-00</text:p>
          </table:table-cell>
          <table:table-cell office:value-type="float" office:value="168.931" calcext:value-type="float">
            <text:p>168.931</text:p>
          </table:table-cell>
          <table:table-cell office:value-type="float" office:value="45.72" calcext:value-type="float">
            <text:p>45.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6-15T00:36:59Z</text:p>
          </table:table-cell>
          <table:table-cell office:value-type="string" calcext:value-type="string">
            <text:p>2022-06-15T02:31:26Z</text:p>
          </table:table-cell>
          <table:table-cell office:value-type="string" calcext:value-type="string">
            <text:p>2022-06-15T02:35:38Z</text:p>
          </table:table-cell>
          <table:table-cell office:value-type="string" calcext:value-type="string">
            <text:p>SUCCEEDED</text:p>
          </table:table-cell>
          <table:table-cell office:value-type="float" office:value="1822192" calcext:value-type="float">
            <text:p>1822192</text:p>
          </table:table-cell>
          <table:table-cell office:value-type="float" office:value="187410" calcext:value-type="float">
            <text:p>187410</text:p>
          </table:table-cell>
          <table:table-cell office:value-type="float" office:value="1.113" calcext:value-type="float">
            <text:p>1.113</text:p>
          </table:table-cell>
        </table:table-row>
        <table:table-row table:style-name="ro1">
          <table:table-cell office:value-type="string" calcext:value-type="string">
            <text:p>u-ch427-n216-template-start-paper-x0-prec-00</text:p>
          </table:table-cell>
          <table:table-cell office:value-type="float" office:value="153.03" calcext:value-type="float">
            <text:p>153.03</text:p>
          </table:table-cell>
          <table:table-cell office:value-type="float" office:value="45.11" calcext:value-type="float">
            <text:p>45.1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6-18T12:44:42Z</text:p>
          </table:table-cell>
          <table:table-cell office:value-type="string" calcext:value-type="string">
            <text:p>2022-06-18T13:00:30Z</text:p>
          </table:table-cell>
          <table:table-cell office:value-type="string" calcext:value-type="string">
            <text:p>2022-06-18T13:03:54Z</text:p>
          </table:table-cell>
          <table:table-cell office:value-type="string" calcext:value-type="string">
            <text:p>SUCCEEDED</text:p>
          </table:table-cell>
          <table:table-cell office:value-type="float" office:value="1858027" calcext:value-type="float">
            <text:p>1858027</text:p>
          </table:table-cell>
          <table:table-cell office:value-type="float" office:value="84518" calcext:value-type="float">
            <text:p>84518</text:p>
          </table:table-cell>
          <table:table-cell office:value-type="float" office:value="1.116" calcext:value-type="float">
            <text:p>1.116</text:p>
          </table:table-cell>
        </table:table-row>
        <table:table-row table:style-name="ro1">
          <table:table-cell office:value-type="string" calcext:value-type="string">
            <text:p>u-ch427-n216-template-start-paper-x5-00</text:p>
          </table:table-cell>
          <table:table-cell office:value-type="float" office:value="156.413" calcext:value-type="float">
            <text:p>156.413</text:p>
          </table:table-cell>
          <table:table-cell office:value-type="float" office:value="44.76" calcext:value-type="float">
            <text:p>44.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6-18T17:11:34Z</text:p>
          </table:table-cell>
          <table:table-cell office:value-type="string" calcext:value-type="string">
            <text:p>2022-06-18T17:42:24Z</text:p>
          </table:table-cell>
          <table:table-cell office:value-type="string" calcext:value-type="string">
            <text:p>2022-06-18T17:45:56Z</text:p>
          </table:table-cell>
          <table:table-cell office:value-type="string" calcext:value-type="string">
            <text:p>SUCCEEDED</text:p>
          </table:table-cell>
          <table:table-cell office:value-type="float" office:value="1863323" calcext:value-type="float">
            <text:p>1863323</text:p>
          </table:table-cell>
          <table:table-cell office:value-type="float" office:value="256558" calcext:value-type="float">
            <text:p>256558</text:p>
          </table:table-cell>
          <table:table-cell office:value-type="float" office:value="1.214" calcext:value-type="float">
            <text:p>1.214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-ch427-n512-template-start-00</text:p>
          </table:table-cell>
          <table:table-cell office:value-type="float" office:value="4979.903" calcext:value-type="float">
            <text:p>4979.903</text:p>
          </table:table-cell>
          <table:table-cell office:value-type="float" office:value="135.44" calcext:value-type="float">
            <text:p>135.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2-14T20:27:16Z</text:p>
          </table:table-cell>
          <table:table-cell office:value-type="string" calcext:value-type="string">
            <text:p>2022-02-14T20:34:03Z</text:p>
          </table:table-cell>
          <table:table-cell office:value-type="string" calcext:value-type="string">
            <text:p>2022-02-14T21:58:00Z</text:p>
          </table:table-cell>
          <table:table-cell office:value-type="string" calcext:value-type="string">
            <text:p>SUCCEEDED</text:p>
          </table:table-cell>
          <table:table-cell office:value-type="float" office:value="1116069" calcext:value-type="float">
            <text:p>1116069</text:p>
          </table:table-cell>
          <table:table-cell office:value-type="float" office:value="151352" calcext:value-type="float">
            <text:p>151352</text:p>
          </table:table-cell>
          <table:table-cell office:value-type="float" office:value="33.475" calcext:value-type="float">
            <text:p>33.475</text:p>
          </table:table-cell>
        </table:table-row>
        <table:table-row table:style-name="ro1">
          <table:table-cell office:value-type="string" calcext:value-type="string">
            <text:p>u-ch427-n512-template-start-all</text:p>
          </table:table-cell>
          <table:table-cell office:value-type="float" office:value="5066.279" calcext:value-type="float">
            <text:p>5066.279</text:p>
          </table:table-cell>
          <table:table-cell office:value-type="float" office:value="137.82" calcext:value-type="float">
            <text:p>137.82</text:p>
          </table:table-cell>
          <table:table-cell table:number-columns-repeated="2"/>
          <table:table-cell office:value-type="string" calcext:value-type="string">
            <text:p>ll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2-19T15:31:09Z</text:p>
          </table:table-cell>
          <table:table-cell office:value-type="string" calcext:value-type="string">
            <text:p>2022-02-19T15:36:36Z</text:p>
          </table:table-cell>
          <table:table-cell office:value-type="string" calcext:value-type="string">
            <text:p>2022-02-19T17:02:08Z</text:p>
          </table:table-cell>
          <table:table-cell office:value-type="string" calcext:value-type="string">
            <text:p>SUCCEEDED</text:p>
          </table:table-cell>
          <table:table-cell office:value-type="float" office:value="1136224" calcext:value-type="float">
            <text:p>1136224</text:p>
          </table:table-cell>
          <table:table-cell office:value-type="float" office:value="101288" calcext:value-type="float">
            <text:p>101288</text:p>
          </table:table-cell>
          <table:table-cell office:value-type="float" office:value="35.072" calcext:value-type="float">
            <text:p>35.072</text:p>
          </table:table-cell>
        </table:table-row>
        <table:table-row table:style-name="ro1">
          <table:table-cell office:value-type="string" calcext:value-type="string">
            <text:p>u-ch427-n512-template-start-all2</text:p>
          </table:table-cell>
          <table:table-cell office:value-type="float" office:value="5202.099" calcext:value-type="float">
            <text:p>5202.099</text:p>
          </table:table-cell>
          <table:table-cell office:value-type="float" office:value="138.96" calcext:value-type="float">
            <text:p>138.96</text:p>
          </table:table-cell>
          <table:table-cell table:number-columns-repeated="2"/>
          <table:table-cell office:value-type="string" calcext:value-type="string">
            <text:p>l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2-25T17:23:20Z</text:p>
          </table:table-cell>
          <table:table-cell office:value-type="string" calcext:value-type="string">
            <text:p>2022-02-25T17:23:49Z</text:p>
          </table:table-cell>
          <table:table-cell office:value-type="string" calcext:value-type="string">
            <text:p>2022-02-25T18:51:43Z</text:p>
          </table:table-cell>
          <table:table-cell office:value-type="string" calcext:value-type="string">
            <text:p>SUCCEEDED</text:p>
          </table:table-cell>
          <table:table-cell office:value-type="float" office:value="1160064" calcext:value-type="float">
            <text:p>1160064</text:p>
          </table:table-cell>
          <table:table-cell office:value-type="float" office:value="121902" calcext:value-type="float">
            <text:p>121902</text:p>
          </table:table-cell>
          <table:table-cell office:value-type="float" office:value="36.504" calcext:value-type="float">
            <text:p>36.504</text:p>
          </table:table-cell>
        </table:table-row>
        <table:table-row table:style-name="ro1">
          <table:table-cell office:value-type="string" calcext:value-type="string">
            <text:p>u-ch427-n512-template-start-paper</text:p>
          </table:table-cell>
          <table:table-cell office:value-type="float" office:value="5454.287" calcext:value-type="float">
            <text:p>5454.287</text:p>
          </table:table-cell>
          <table:table-cell office:value-type="float" office:value="121.47" calcext:value-type="float">
            <text:p>121.47</text:p>
          </table:table-cell>
          <table:table-cell table:number-columns-repeated="2"/>
          <table:table-cell office:value-type="string" calcext:value-type="string">
            <text:p>er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3-08T18:45:14Z</text:p>
          </table:table-cell>
          <table:table-cell office:value-type="string" calcext:value-type="string">
            <text:p>2022-03-08T18:46:21Z</text:p>
          </table:table-cell>
          <table:table-cell office:value-type="string" calcext:value-type="string">
            <text:p>2022-03-08T20:17:58Z</text:p>
          </table:table-cell>
          <table:table-cell office:value-type="string" calcext:value-type="string">
            <text:p>SUCCEEDED</text:p>
          </table:table-cell>
          <table:table-cell office:value-type="float" office:value="1221344" calcext:value-type="float">
            <text:p>1221344</text:p>
          </table:table-cell>
          <table:table-cell office:value-type="float" office:value="118658" calcext:value-type="float">
            <text:p>118658</text:p>
          </table:table-cell>
          <table:table-cell office:value-type="float" office:value="38.339" calcext:value-type="float">
            <text:p>38.339</text:p>
          </table:table-cell>
        </table:table-row>
        <table:table-row table:style-name="ro1">
          <table:table-cell office:value-type="string" calcext:value-type="string">
            <text:p>u-ch427-n512-template-start-paper-00</text:p>
          </table:table-cell>
          <table:table-cell office:value-type="float" office:value="5576.717" calcext:value-type="float">
            <text:p>5576.717</text:p>
          </table:table-cell>
          <table:table-cell office:value-type="float" office:value="117.13" calcext:value-type="float">
            <text:p>117.1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2022-06-14T13:53:51Z</text:p>
          </table:table-cell>
          <table:table-cell office:value-type="string" calcext:value-type="string">
            <text:p>2022-06-14T13:54:13Z</text:p>
          </table:table-cell>
          <table:table-cell office:value-type="string" calcext:value-type="string">
            <text:p>2022-06-14T15:28:05Z</text:p>
          </table:table-cell>
          <table:table-cell office:value-type="string" calcext:value-type="string">
            <text:p>SUCCEEDED</text:p>
          </table:table-cell>
          <table:table-cell office:value-type="float" office:value="1819462" calcext:value-type="float">
            <text:p>1819462</text:p>
          </table:table-cell>
          <table:table-cell office:value-type="float" office:value="49663" calcext:value-type="float">
            <text:p>49663</text:p>
          </table:table-cell>
          <table:table-cell office:value-type="float" office:value="76.79" calcext:value-type="float">
            <text:p>76.79</text:p>
          </table:table-cell>
        </table:table-row>
        <table:table-row table:style-name="ro1">
          <table:table-cell office:value-type="string" calcext:value-type="string">
            <text:p>u-ch427-n512-template-start-paper-ms-00</text:p>
          </table:table-cell>
          <table:table-cell office:value-type="float" office:value="5623.992" calcext:value-type="float">
            <text:p>5623.992</text:p>
          </table:table-cell>
          <table:table-cell office:value-type="float" office:value="121.26" calcext:value-type="float">
            <text:p>121.2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2022-06-18T12:20:21Z</text:p>
          </table:table-cell>
          <table:table-cell office:value-type="string" calcext:value-type="string">
            <text:p>2022-06-18T12:36:56Z</text:p>
          </table:table-cell>
          <table:table-cell office:value-type="string" calcext:value-type="string">
            <text:p>2022-06-18T14:11:40Z</text:p>
          </table:table-cell>
          <table:table-cell office:value-type="string" calcext:value-type="string">
            <text:p>SUCCEEDED</text:p>
          </table:table-cell>
          <table:table-cell office:value-type="float" office:value="1857539" calcext:value-type="float">
            <text:p>1857539</text:p>
          </table:table-cell>
          <table:table-cell office:value-type="float" office:value="223255" calcext:value-type="float">
            <text:p>223255</text:p>
          </table:table-cell>
          <table:table-cell office:value-type="float" office:value="39.769" calcext:value-type="float">
            <text:p>39.769</text:p>
          </table:table-cell>
        </table:table-row>
        <table:table-row table:style-name="ro1">
          <table:table-cell office:value-type="string" calcext:value-type="string">
            <text:p>u-ch427-n512-template-start-paper-prec-00</text:p>
          </table:table-cell>
          <table:table-cell office:value-type="float" office:value="5779.523" calcext:value-type="float">
            <text:p>5779.523</text:p>
          </table:table-cell>
          <table:table-cell office:value-type="float" office:value="118.72" calcext:value-type="float">
            <text:p>118.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2022-06-18T14:11:44Z</text:p>
          </table:table-cell>
          <table:table-cell office:value-type="string" calcext:value-type="string">
            <text:p>2022-06-18T20:50:32Z</text:p>
          </table:table-cell>
          <table:table-cell office:value-type="string" calcext:value-type="string">
            <text:p>2022-06-18T22:27:43Z</text:p>
          </table:table-cell>
          <table:table-cell office:value-type="string" calcext:value-type="string">
            <text:p>SUCCEEDED</text:p>
          </table:table-cell>
          <table:table-cell office:value-type="float" office:value="1859857" calcext:value-type="float">
            <text:p>1859857</text:p>
          </table:table-cell>
          <table:table-cell office:value-type="float" office:value="181074" calcext:value-type="float">
            <text:p>181074</text:p>
          </table:table-cell>
          <table:table-cell office:value-type="float" office:value="40.973" calcext:value-type="float">
            <text:p>40.973</text:p>
          </table:table-cell>
        </table:table-row>
        <table:table-row table:style-name="ro1">
          <table:table-cell office:value-type="string" calcext:value-type="string">
            <text:p>u-ch427-n512-template-start-paper-x-00</text:p>
          </table:table-cell>
          <table:table-cell office:value-type="float" office:value="4576.736" calcext:value-type="float">
            <text:p>4576.736</text:p>
          </table:table-cell>
          <table:table-cell office:value-type="float" office:value="119.72" calcext:value-type="float">
            <text:p>119.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2022-06-14T23:41:29Z</text:p>
          </table:table-cell>
          <table:table-cell office:value-type="string" calcext:value-type="string">
            <text:p>2022-06-15T02:31:26Z</text:p>
          </table:table-cell>
          <table:table-cell office:value-type="string" calcext:value-type="string">
            <text:p>2022-06-15T03:53:11Z</text:p>
          </table:table-cell>
          <table:table-cell office:value-type="string" calcext:value-type="string">
            <text:p>SUCCEEDED</text:p>
          </table:table-cell>
          <table:table-cell office:value-type="float" office:value="1821947" calcext:value-type="float">
            <text:p>1821947</text:p>
          </table:table-cell>
          <table:table-cell office:value-type="float" office:value="223524" calcext:value-type="float">
            <text:p>223524</text:p>
          </table:table-cell>
          <table:table-cell office:value-type="float" office:value="31.638" calcext:value-type="float">
            <text:p>31.638</text:p>
          </table:table-cell>
        </table:table-row>
        <table:table-row table:style-name="ro1">
          <table:table-cell office:value-type="string" calcext:value-type="string">
            <text:p>u-ch427-n512-template-start-paper-x0-00</text:p>
          </table:table-cell>
          <table:table-cell office:value-type="float" office:value="5430.903" calcext:value-type="float">
            <text:p>5430.903</text:p>
          </table:table-cell>
          <table:table-cell office:value-type="float" office:value="119.02" calcext:value-type="float">
            <text:p>119.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2022-06-15T13:54:20Z</text:p>
          </table:table-cell>
          <table:table-cell office:value-type="string" calcext:value-type="string">
            <text:p>2022-06-15T13:55:23Z</text:p>
          </table:table-cell>
          <table:table-cell office:value-type="string" calcext:value-type="string">
            <text:p>2022-06-15T15:27:26Z</text:p>
          </table:table-cell>
          <table:table-cell office:value-type="string" calcext:value-type="string">
            <text:p>SUCCEEDED</text:p>
          </table:table-cell>
          <table:table-cell office:value-type="float" office:value="1825973" calcext:value-type="float">
            <text:p>1825973</text:p>
          </table:table-cell>
          <table:table-cell office:value-type="float" office:value="65990" calcext:value-type="float">
            <text:p>65990</text:p>
          </table:table-cell>
          <table:table-cell office:value-type="float" office:value="47.42" calcext:value-type="float">
            <text:p>47.42</text:p>
          </table:table-cell>
        </table:table-row>
        <table:table-row table:style-name="ro1">
          <table:table-cell office:value-type="string" calcext:value-type="string">
            <text:p>u-ch427-n512-template-start-paper-x0-prec-00</text:p>
          </table:table-cell>
          <table:table-cell office:value-type="float" office:value="5453.655" calcext:value-type="float">
            <text:p>5453.655</text:p>
          </table:table-cell>
          <table:table-cell office:value-type="float" office:value="118.6" calcext:value-type="float">
            <text:p>118.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2022-06-18T12:44:43Z</text:p>
          </table:table-cell>
          <table:table-cell office:value-type="string" calcext:value-type="string">
            <text:p>2022-06-18T20:32:06Z</text:p>
          </table:table-cell>
          <table:table-cell office:value-type="string" calcext:value-type="string">
            <text:p>2022-06-18T22:04:00Z</text:p>
          </table:table-cell>
          <table:table-cell office:value-type="string" calcext:value-type="string">
            <text:p>SUCCEEDED</text:p>
          </table:table-cell>
          <table:table-cell office:value-type="float" office:value="1858028" calcext:value-type="float">
            <text:p>1858028</text:p>
          </table:table-cell>
          <table:table-cell office:value-type="float" office:value="239776" calcext:value-type="float">
            <text:p>239776</text:p>
          </table:table-cell>
          <table:table-cell office:value-type="float" office:value="46.291" calcext:value-type="float">
            <text:p>46.291</text:p>
          </table:table-cell>
        </table:table-row>
        <table:table-row table:style-name="ro1">
          <table:table-cell office:value-type="string" calcext:value-type="string">
            <text:p>u-ch427-n512-template-start-paper-x5-00</text:p>
          </table:table-cell>
          <table:table-cell office:value-type="float" office:value="5543.246" calcext:value-type="float">
            <text:p>5543.246</text:p>
          </table:table-cell>
          <table:table-cell office:value-type="float" office:value="117.52" calcext:value-type="float">
            <text:p>117.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2022-06-15T19:20:34Z</text:p>
          </table:table-cell>
          <table:table-cell office:value-type="string" calcext:value-type="string">
            <text:p>2022-06-16T01:02:41Z</text:p>
          </table:table-cell>
          <table:table-cell office:value-type="string" calcext:value-type="string">
            <text:p>2022-06-16T02:36:37Z</text:p>
          </table:table-cell>
          <table:table-cell office:value-type="string" calcext:value-type="string">
            <text:p>SUCCEEDED</text:p>
          </table:table-cell>
          <table:table-cell office:value-type="float" office:value="1827873" calcext:value-type="float">
            <text:p>1827873</text:p>
          </table:table-cell>
          <table:table-cell office:value-type="float" office:value="9655" calcext:value-type="float">
            <text:p>9655</text:p>
          </table:table-cell>
          <table:table-cell office:value-type="float" office:value="55.037" calcext:value-type="float">
            <text:p>55.037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-ch427-n96-template-start-paper-00</text:p>
          </table:table-cell>
          <table:table-cell office:value-type="float" office:value="68.597" calcext:value-type="float">
            <text:p>68.597</text:p>
          </table:table-cell>
          <table:table-cell/>
          <table:table-cell office:value-type="string" calcext:value-type="string">
            <text:p>xml-mean</text:p>
          </table:table-cell>
          <table:table-cell office:value-type="float" office:value="68.597" calcext:value-type="float">
            <text:p>68.5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-ch427-n96-template-start-paper-x0-00</text:p>
          </table:table-cell>
          <table:table-cell office:value-type="float" office:value="64.935" calcext:value-type="float">
            <text:p>64.935</text:p>
          </table:table-cell>
          <table:table-cell/>
          <table:table-cell office:value-type="string" calcext:value-type="string">
            <text:p>xml-mean-x1-p0</text:p>
          </table:table-cell>
          <table:table-cell office:value-type="float" office:value="64.935" calcext:value-type="float">
            <text:p>64.9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-ch427-n96-template-start-paper-x5-00</text:p>
          </table:table-cell>
          <table:table-cell office:value-type="float" office:value="71.062" calcext:value-type="float">
            <text:p>71.062</text:p>
          </table:table-cell>
          <table:table-cell/>
          <table:table-cell office:value-type="string" calcext:value-type="string">
            <text:p>xml-mean-x1-p5</text:p>
          </table:table-cell>
          <table:table-cell office:value-type="float" office:value="71.062" calcext:value-type="float">
            <text:p>71.0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-ch427-n96-template-start-paper-prec-00</text:p>
          </table:table-cell>
          <table:table-cell office:value-type="float" office:value="63.914" calcext:value-type="float">
            <text:p>63.914</text:p>
          </table:table-cell>
          <table:table-cell/>
          <table:table-cell office:value-type="string" calcext:value-type="string">
            <text:p>xml-mean-b8</text:p>
          </table:table-cell>
          <table:table-cell office:value-type="float" office:value="63.914" calcext:value-type="float">
            <text:p>63.9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-ch427-n96-template-start-paper-x0-prec-00</text:p>
          </table:table-cell>
          <table:table-cell office:value-type="float" office:value="64.982" calcext:value-type="float">
            <text:p>64.982</text:p>
          </table:table-cell>
          <table:table-cell/>
          <table:table-cell office:value-type="string" calcext:value-type="string">
            <text:p>xml-mean-x1-p0-b8</text:p>
          </table:table-cell>
          <table:table-cell office:value-type="float" office:value="64.982" calcext:value-type="float">
            <text:p>64.9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-ch427-n96-template-start-paper-ms-00</text:p>
          </table:table-cell>
          <table:table-cell office:value-type="float" office:value="69.148" calcext:value-type="float">
            <text:p>69.148</text:p>
          </table:table-cell>
          <table:table-cell/>
          <table:table-cell office:value-type="string" calcext:value-type="string">
            <text:p>xml-mean-stdev</text:p>
          </table:table-cell>
          <table:table-cell office:value-type="float" office:value="69.148" calcext:value-type="float">
            <text:p>69.148</text:p>
          </table:table-cell>
          <table:table-cell table:number-columns-repeated="10"/>
        </table:table-row>
        <table:table-row table:style-name="ro1" table:number-rows-repeated="22">
          <table:table-cell table:number-columns-repeated="15"/>
        </table:table-row>
        <table:table-row table:style-name="ro1">
          <table:table-cell office:value-type="string" calcext:value-type="string">
            <text:p>u-ch427-n216-template-start-paper-00</text:p>
          </table:table-cell>
          <table:table-cell office:value-type="float" office:value="155.401" calcext:value-type="float">
            <text:p>155.401</text:p>
          </table:table-cell>
          <table:table-cell/>
          <table:table-cell office:value-type="string" calcext:value-type="string">
            <text:p>xml-mean</text:p>
          </table:table-cell>
          <table:table-cell office:value-type="float" office:value="155.401" calcext:value-type="float">
            <text:p>155.4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-ch427-n216-template-start-paper-x0-00</text:p>
          </table:table-cell>
          <table:table-cell office:value-type="float" office:value="168.931" calcext:value-type="float">
            <text:p>168.931</text:p>
          </table:table-cell>
          <table:table-cell/>
          <table:table-cell office:value-type="string" calcext:value-type="string">
            <text:p>xml-mean-x1-p0</text:p>
          </table:table-cell>
          <table:table-cell office:value-type="float" office:value="168.931" calcext:value-type="float">
            <text:p>168.9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-ch427-n216-template-start-paper-x5-00</text:p>
          </table:table-cell>
          <table:table-cell office:value-type="float" office:value="156.413" calcext:value-type="float">
            <text:p>156.413</text:p>
          </table:table-cell>
          <table:table-cell/>
          <table:table-cell office:value-type="string" calcext:value-type="string">
            <text:p>xml-mean-x1-p5</text:p>
          </table:table-cell>
          <table:table-cell office:value-type="float" office:value="156.413" calcext:value-type="float">
            <text:p>156.4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-ch427-n216-template-start-paper-prec-00</text:p>
          </table:table-cell>
          <table:table-cell office:value-type="float" office:value="151.111" calcext:value-type="float">
            <text:p>151.111</text:p>
          </table:table-cell>
          <table:table-cell/>
          <table:table-cell office:value-type="string" calcext:value-type="string">
            <text:p>xml-mean-b8</text:p>
          </table:table-cell>
          <table:table-cell office:value-type="float" office:value="151.111" calcext:value-type="float">
            <text:p>151.1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-ch427-n216-template-start-paper-x0-prec-00</text:p>
          </table:table-cell>
          <table:table-cell office:value-type="float" office:value="153.03" calcext:value-type="float">
            <text:p>153.03</text:p>
          </table:table-cell>
          <table:table-cell/>
          <table:table-cell office:value-type="string" calcext:value-type="string">
            <text:p>xml-mean-x1-p0-b8</text:p>
          </table:table-cell>
          <table:table-cell office:value-type="float" office:value="153.03" calcext:value-type="float">
            <text:p>153.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-ch427-n216-template-start-paper-ms-00</text:p>
          </table:table-cell>
          <table:table-cell office:value-type="float" office:value="163.363" calcext:value-type="float">
            <text:p>163.363</text:p>
          </table:table-cell>
          <table:table-cell/>
          <table:table-cell office:value-type="string" calcext:value-type="string">
            <text:p>xml-mean-stdev</text:p>
          </table:table-cell>
          <table:table-cell office:value-type="float" office:value="163.363" calcext:value-type="float">
            <text:p>163.363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>
            <draw:frame table:end-cell-address="Time.E85" table:end-x="0.214cm" table:end-y="0.421cm" draw:z-index="1" draw:style-name="gr1" draw:text-style-name="P1" svg:width="16cm" svg:height="9cm" svg:x="0.001cm" svg:y="0.001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4"/>
        </table:table-row>
        <table:table-row table:style-name="ro1" table:number-rows-repeated="20">
          <table:table-cell table:number-columns-repeated="15"/>
        </table:table-row>
        <table:table-row table:style-name="ro1">
          <table:table-cell office:value-type="string" calcext:value-type="string">
            <text:p>u-ch427-n512-template-start-paper-00</text:p>
          </table:table-cell>
          <table:table-cell office:value-type="float" office:value="5576.717" calcext:value-type="float">
            <text:p>5576.717</text:p>
          </table:table-cell>
          <table:table-cell/>
          <table:table-cell office:value-type="string" calcext:value-type="string">
            <text:p>xml-mean</text:p>
          </table:table-cell>
          <table:table-cell office:value-type="float" office:value="5576.717" calcext:value-type="float">
            <text:p>5576.7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-ch427-n512-template-start-paper-x0-00</text:p>
          </table:table-cell>
          <table:table-cell office:value-type="float" office:value="5430.903" calcext:value-type="float">
            <text:p>5430.903</text:p>
          </table:table-cell>
          <table:table-cell/>
          <table:table-cell office:value-type="string" calcext:value-type="string">
            <text:p>xml-mean-x1-p0</text:p>
          </table:table-cell>
          <table:table-cell office:value-type="float" office:value="5430.903" calcext:value-type="float">
            <text:p>5430.9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-ch427-n512-template-start-paper-x5-00</text:p>
          </table:table-cell>
          <table:table-cell office:value-type="float" office:value="5543.246" calcext:value-type="float">
            <text:p>5543.246</text:p>
          </table:table-cell>
          <table:table-cell/>
          <table:table-cell office:value-type="string" calcext:value-type="string">
            <text:p>xml-mean-x1-p5</text:p>
          </table:table-cell>
          <table:table-cell office:value-type="float" office:value="5543.246" calcext:value-type="float">
            <text:p>5543.2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-ch427-n512-template-start-paper-prec-00</text:p>
          </table:table-cell>
          <table:table-cell office:value-type="float" office:value="5779.523" calcext:value-type="float">
            <text:p>5779.523</text:p>
          </table:table-cell>
          <table:table-cell/>
          <table:table-cell office:value-type="string" calcext:value-type="string">
            <text:p>xml-mean-b8</text:p>
          </table:table-cell>
          <table:table-cell office:value-type="float" office:value="5779.523" calcext:value-type="float">
            <text:p>5779.5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-ch427-n512-template-start-paper-x0-prec-00</text:p>
          </table:table-cell>
          <table:table-cell office:value-type="float" office:value="5453.655" calcext:value-type="float">
            <text:p>5453.655</text:p>
          </table:table-cell>
          <table:table-cell/>
          <table:table-cell office:value-type="string" calcext:value-type="string">
            <text:p>xml-mean-x1-p0-b8</text:p>
          </table:table-cell>
          <table:table-cell office:value-type="float" office:value="5453.655" calcext:value-type="float">
            <text:p>5453.6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-ch427-n512-template-start-paper-ms-00</text:p>
          </table:table-cell>
          <table:table-cell office:value-type="float" office:value="5623.992" calcext:value-type="float">
            <text:p>5623.992</text:p>
          </table:table-cell>
          <table:table-cell/>
          <table:table-cell office:value-type="string" calcext:value-type="string">
            <text:p>xml-mean-stdev</text:p>
          </table:table-cell>
          <table:table-cell office:value-type="float" office:value="5623.992" calcext:value-type="float">
            <text:p>5623.992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>
            <draw:frame table:end-cell-address="Time.E113" table:end-x="0.214cm" table:end-y="0.421cm" draw:z-index="2" draw:style-name="gr1" draw:text-style-name="P1" svg:width="16cm" svg:height="8.998cm" svg:x="0.001cm" svg:y="0.003cm">
              <draw:object draw:notify-on-update-of-ranges="Time.D87:Time.D92 Time.E87:Time.E92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4"/>
        </table:table-row>
        <table:table-row table:style-name="ro1" table:number-rows-repeated="21">
          <table:table-cell table:number-columns-repeated="15"/>
        </table:table-row>
        <table:table-row table:style-name="ro1">
          <table:table-cell office:value-type="string" calcext:value-type="string">
            <text:p>u-ch427-n216-template-start-paper</text:p>
          </table:table-cell>
          <table:table-cell office:value-type="float" office:value="153.971" calcext:value-type="float">
            <text:p>153.971</text:p>
          </table:table-cell>
          <table:table-cell office:value-type="float" office:value="44.88" calcext:value-type="float">
            <text:p>44.88</text:p>
          </table:table-cell>
          <table:table-cell table:number-columns-repeated="2"/>
          <table:table-cell office:value-type="string" calcext:value-type="string">
            <text:p>er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6-20T22:52:53Z</text:p>
          </table:table-cell>
          <table:table-cell office:value-type="string" calcext:value-type="string">
            <text:p>2022-06-20T23:04:27Z</text:p>
          </table:table-cell>
          <table:table-cell office:value-type="string" calcext:value-type="string">
            <text:p>2022-06-20T23:07:42Z</text:p>
          </table:table-cell>
          <table:table-cell office:value-type="string" calcext:value-type="string">
            <text:p>SUCCEEDED</text:p>
          </table:table-cell>
          <table:table-cell office:value-type="float" office:value="1878915" calcext:value-type="float">
            <text:p>1878915</text:p>
          </table:table-cell>
          <table:table-cell office:value-type="float" office:value="161670" calcext:value-type="float">
            <text:p>161670</text:p>
          </table:table-cell>
          <table:table-cell office:value-type="float" office:value="1.11" calcext:value-type="float">
            <text:p>1.11</text:p>
          </table:table-cell>
        </table:table-row>
        <table:table-row table:style-name="ro1">
          <table:table-cell office:value-type="string" calcext:value-type="string">
            <text:p>u-ch427-n216-template-start-paper-00</text:p>
          </table:table-cell>
          <table:table-cell office:value-type="float" office:value="155.401" calcext:value-type="float">
            <text:p>155.401</text:p>
          </table:table-cell>
          <table:table-cell office:value-type="float" office:value="46.66" calcext:value-type="float">
            <text:p>46.6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6-13T18:08:44Z</text:p>
          </table:table-cell>
          <table:table-cell office:value-type="string" calcext:value-type="string">
            <text:p>2022-06-13T18:59:49Z</text:p>
          </table:table-cell>
          <table:table-cell office:value-type="string" calcext:value-type="string">
            <text:p>2022-06-13T19:03:52Z</text:p>
          </table:table-cell>
          <table:table-cell office:value-type="string" calcext:value-type="string">
            <text:p>SUCCEEDED</text:p>
          </table:table-cell>
          <table:table-cell office:value-type="float" office:value="1814959" calcext:value-type="float">
            <text:p>1814959</text:p>
          </table:table-cell>
          <table:table-cell office:value-type="float" office:value="143356" calcext:value-type="float">
            <text:p>143356</text:p>
          </table:table-cell>
          <table:table-cell office:value-type="float" office:value="1.114" calcext:value-type="float">
            <text:p>1.114</text:p>
          </table:table-cell>
        </table:table-row>
        <table:table-row table:style-name="ro1">
          <table:table-cell office:value-type="string" calcext:value-type="string">
            <text:p>u-ch427-n216-template-start-paper-ms</text:p>
          </table:table-cell>
          <table:table-cell office:value-type="float" office:value="180.618" calcext:value-type="float">
            <text:p>180.618</text:p>
          </table:table-cell>
          <table:table-cell office:value-type="float" office:value="59.89" calcext:value-type="float">
            <text:p>59.89</text:p>
          </table:table-cell>
          <table:table-cell table:number-columns-repeated="2"/>
          <table:table-cell office:value-type="string" calcext:value-type="string">
            <text:p>ms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6-20T22:53:46Z</text:p>
          </table:table-cell>
          <table:table-cell office:value-type="string" calcext:value-type="string">
            <text:p>2022-06-20T23:23:12Z</text:p>
          </table:table-cell>
          <table:table-cell office:value-type="string" calcext:value-type="string">
            <text:p>2022-06-20T23:26:59Z</text:p>
          </table:table-cell>
          <table:table-cell office:value-type="string" calcext:value-type="string">
            <text:p>SUCCEEDED</text:p>
          </table:table-cell>
          <table:table-cell office:value-type="float" office:value="1878932" calcext:value-type="float">
            <text:p>1878932</text:p>
          </table:table-cell>
          <table:table-cell office:value-type="float" office:value="260498" calcext:value-type="float">
            <text:p>260498</text:p>
          </table:table-cell>
          <table:table-cell office:value-type="float" office:value="1.222" calcext:value-type="float">
            <text:p>1.222</text:p>
          </table:table-cell>
        </table:table-row>
        <table:table-row table:style-name="ro1">
          <table:table-cell office:value-type="string" calcext:value-type="string">
            <text:p>u-ch427-n216-template-start-paper-ms-00</text:p>
          </table:table-cell>
          <table:table-cell office:value-type="float" office:value="163.363" calcext:value-type="float">
            <text:p>163.363</text:p>
          </table:table-cell>
          <table:table-cell office:value-type="float" office:value="47.15" calcext:value-type="float">
            <text:p>47.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6-18T01:10:08Z</text:p>
          </table:table-cell>
          <table:table-cell office:value-type="string" calcext:value-type="string">
            <text:p>2022-06-18T01:11:05Z</text:p>
          </table:table-cell>
          <table:table-cell office:value-type="string" calcext:value-type="string">
            <text:p>2022-06-18T01:14:36Z</text:p>
          </table:table-cell>
          <table:table-cell office:value-type="string" calcext:value-type="string">
            <text:p>SUCCEEDED</text:p>
          </table:table-cell>
          <table:table-cell office:value-type="float" office:value="1846939" calcext:value-type="float">
            <text:p>1846939</text:p>
          </table:table-cell>
          <table:table-cell office:value-type="float" office:value="55510" calcext:value-type="float">
            <text:p>55510</text:p>
          </table:table-cell>
          <table:table-cell office:value-type="float" office:value="1.249" calcext:value-type="float">
            <text:p>1.249</text:p>
          </table:table-cell>
        </table:table-row>
        <table:table-row table:style-name="ro1">
          <table:table-cell office:value-type="string" calcext:value-type="string">
            <text:p>u-ch427-n216-template-start-paper-prec</text:p>
          </table:table-cell>
          <table:table-cell office:value-type="float" office:value="171.526" calcext:value-type="float">
            <text:p>171.526</text:p>
          </table:table-cell>
          <table:table-cell office:value-type="float" office:value="57.59" calcext:value-type="float">
            <text:p>57.59</text:p>
          </table:table-cell>
          <table:table-cell table:number-columns-repeated="2"/>
          <table:table-cell office:value-type="string" calcext:value-type="string">
            <text:p>ec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6-20T22:53:25Z</text:p>
          </table:table-cell>
          <table:table-cell office:value-type="string" calcext:value-type="string">
            <text:p>2022-06-20T23:23:12Z</text:p>
          </table:table-cell>
          <table:table-cell office:value-type="string" calcext:value-type="string">
            <text:p>2022-06-20T23:26:48Z</text:p>
          </table:table-cell>
          <table:table-cell office:value-type="string" calcext:value-type="string">
            <text:p>SUCCEEDED</text:p>
          </table:table-cell>
          <table:table-cell office:value-type="float" office:value="1878921" calcext:value-type="float">
            <text:p>1878921</text:p>
          </table:table-cell>
          <table:table-cell office:value-type="float" office:value="3429" calcext:value-type="float">
            <text:p>3429</text:p>
          </table:table-cell>
          <table:table-cell office:value-type="float" office:value="1.191" calcext:value-type="float">
            <text:p>1.191</text:p>
          </table:table-cell>
        </table:table-row>
        <table:table-row table:style-name="ro1">
          <table:table-cell office:value-type="string" calcext:value-type="string">
            <text:p>u-ch427-n216-template-start-paper-prec-00</text:p>
          </table:table-cell>
          <table:table-cell office:value-type="float" office:value="151.111" calcext:value-type="float">
            <text:p>151.111</text:p>
          </table:table-cell>
          <table:table-cell office:value-type="float" office:value="43.82" calcext:value-type="float">
            <text:p>43.8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6-18T14:11:10Z</text:p>
          </table:table-cell>
          <table:table-cell office:value-type="string" calcext:value-type="string">
            <text:p>2022-06-18T15:58:39Z</text:p>
          </table:table-cell>
          <table:table-cell office:value-type="string" calcext:value-type="string">
            <text:p>2022-06-18T16:01:53Z</text:p>
          </table:table-cell>
          <table:table-cell office:value-type="string" calcext:value-type="string">
            <text:p>SUCCEEDED</text:p>
          </table:table-cell>
          <table:table-cell office:value-type="float" office:value="1859846" calcext:value-type="float">
            <text:p>1859846</text:p>
          </table:table-cell>
          <table:table-cell office:value-type="float" office:value="7575" calcext:value-type="float">
            <text:p>7575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string" calcext:value-type="string">
            <text:p>u-ch427-n216-template-start-paper-x0</text:p>
          </table:table-cell>
          <table:table-cell office:value-type="float" office:value="154.369" calcext:value-type="float">
            <text:p>154.369</text:p>
          </table:table-cell>
          <table:table-cell office:value-type="float" office:value="45.18" calcext:value-type="float">
            <text:p>45.18</text:p>
          </table:table-cell>
          <table:table-cell table:number-columns-repeated="2"/>
          <table:table-cell office:value-type="string" calcext:value-type="string">
            <text:p>x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6-20T22:53:00Z</text:p>
          </table:table-cell>
          <table:table-cell office:value-type="string" calcext:value-type="string">
            <text:p>2022-06-20T23:11:16Z</text:p>
          </table:table-cell>
          <table:table-cell office:value-type="string" calcext:value-type="string">
            <text:p>2022-06-20T23:14:44Z</text:p>
          </table:table-cell>
          <table:table-cell office:value-type="string" calcext:value-type="string">
            <text:p>SUCCEEDED</text:p>
          </table:table-cell>
          <table:table-cell office:value-type="float" office:value="1878917" calcext:value-type="float">
            <text:p>1878917</text:p>
          </table:table-cell>
          <table:table-cell office:value-type="float" office:value="188370" calcext:value-type="float">
            <text:p>188370</text:p>
          </table:table-cell>
          <table:table-cell office:value-type="float" office:value="1.112" calcext:value-type="float">
            <text:p>1.112</text:p>
          </table:table-cell>
        </table:table-row>
        <table:table-row table:style-name="ro1">
          <table:table-cell office:value-type="string" calcext:value-type="string">
            <text:p>u-ch427-n216-template-start-paper-x0-00</text:p>
          </table:table-cell>
          <table:table-cell office:value-type="float" office:value="168.931" calcext:value-type="float">
            <text:p>168.931</text:p>
          </table:table-cell>
          <table:table-cell office:value-type="float" office:value="45.72" calcext:value-type="float">
            <text:p>45.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6-15T00:36:59Z</text:p>
          </table:table-cell>
          <table:table-cell office:value-type="string" calcext:value-type="string">
            <text:p>2022-06-15T02:31:26Z</text:p>
          </table:table-cell>
          <table:table-cell office:value-type="string" calcext:value-type="string">
            <text:p>2022-06-15T02:35:38Z</text:p>
          </table:table-cell>
          <table:table-cell office:value-type="string" calcext:value-type="string">
            <text:p>SUCCEEDED</text:p>
          </table:table-cell>
          <table:table-cell office:value-type="float" office:value="1822192" calcext:value-type="float">
            <text:p>1822192</text:p>
          </table:table-cell>
          <table:table-cell office:value-type="float" office:value="187410" calcext:value-type="float">
            <text:p>187410</text:p>
          </table:table-cell>
          <table:table-cell office:value-type="float" office:value="1.113" calcext:value-type="float">
            <text:p>1.113</text:p>
          </table:table-cell>
        </table:table-row>
        <table:table-row table:style-name="ro1">
          <table:table-cell office:value-type="string" calcext:value-type="string">
            <text:p>u-ch427-n216-template-start-paper-x0-prec</text:p>
          </table:table-cell>
          <table:table-cell office:value-type="float" office:value="171.353" calcext:value-type="float">
            <text:p>171.353</text:p>
          </table:table-cell>
          <table:table-cell office:value-type="float" office:value="59.8" calcext:value-type="float">
            <text:p>59.8</text:p>
          </table:table-cell>
          <table:table-cell table:number-columns-repeated="2"/>
          <table:table-cell office:value-type="string" calcext:value-type="string">
            <text:p>ec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6-20T22:53:38Z</text:p>
          </table:table-cell>
          <table:table-cell office:value-type="string" calcext:value-type="string">
            <text:p>2022-06-20T23:23:12Z</text:p>
          </table:table-cell>
          <table:table-cell office:value-type="string" calcext:value-type="string">
            <text:p>2022-06-20T23:26:57Z</text:p>
          </table:table-cell>
          <table:table-cell office:value-type="string" calcext:value-type="string">
            <text:p>SUCCEEDED</text:p>
          </table:table-cell>
          <table:table-cell office:value-type="float" office:value="1878926" calcext:value-type="float">
            <text:p>1878926</text:p>
          </table:table-cell>
          <table:table-cell office:value-type="float" office:value="37003" calcext:value-type="float">
            <text:p>37003</text:p>
          </table:table-cell>
          <table:table-cell office:value-type="float" office:value="1.245" calcext:value-type="float">
            <text:p>1.245</text:p>
          </table:table-cell>
        </table:table-row>
        <table:table-row table:style-name="ro1">
          <table:table-cell office:value-type="string" calcext:value-type="string">
            <text:p>u-ch427-n216-template-start-paper-x0-prec-00</text:p>
          </table:table-cell>
          <table:table-cell office:value-type="float" office:value="153.03" calcext:value-type="float">
            <text:p>153.03</text:p>
          </table:table-cell>
          <table:table-cell office:value-type="float" office:value="45.11" calcext:value-type="float">
            <text:p>45.1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6-18T12:44:42Z</text:p>
          </table:table-cell>
          <table:table-cell office:value-type="string" calcext:value-type="string">
            <text:p>2022-06-18T13:00:30Z</text:p>
          </table:table-cell>
          <table:table-cell office:value-type="string" calcext:value-type="string">
            <text:p>2022-06-18T13:03:54Z</text:p>
          </table:table-cell>
          <table:table-cell office:value-type="string" calcext:value-type="string">
            <text:p>SUCCEEDED</text:p>
          </table:table-cell>
          <table:table-cell office:value-type="float" office:value="1858027" calcext:value-type="float">
            <text:p>1858027</text:p>
          </table:table-cell>
          <table:table-cell office:value-type="float" office:value="84518" calcext:value-type="float">
            <text:p>84518</text:p>
          </table:table-cell>
          <table:table-cell office:value-type="float" office:value="1.116" calcext:value-type="float">
            <text:p>1.116</text:p>
          </table:table-cell>
        </table:table-row>
        <table:table-row table:style-name="ro1">
          <table:table-cell office:value-type="string" calcext:value-type="string">
            <text:p>u-ch427-n216-template-start-paper-x5</text:p>
          </table:table-cell>
          <table:table-cell office:value-type="float" office:value="168.976" calcext:value-type="float">
            <text:p>168.976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x5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6-20T22:53:14Z</text:p>
          </table:table-cell>
          <table:table-cell office:value-type="string" calcext:value-type="string">
            <text:p>2022-06-20T23:23:12Z</text:p>
          </table:table-cell>
          <table:table-cell office:value-type="string" calcext:value-type="string">
            <text:p>2022-06-20T23:26:56Z</text:p>
          </table:table-cell>
          <table:table-cell office:value-type="string" calcext:value-type="string">
            <text:p>SUCCEEDED</text:p>
          </table:table-cell>
          <table:table-cell office:value-type="float" office:value="1878920" calcext:value-type="float">
            <text:p>1878920</text:p>
          </table:table-cell>
          <table:table-cell office:value-type="float" office:value="194028" calcext:value-type="float">
            <text:p>194028</text:p>
          </table:table-cell>
          <table:table-cell office:value-type="float" office:value="1.111" calcext:value-type="float">
            <text:p>1.111</text:p>
          </table:table-cell>
        </table:table-row>
        <table:table-row table:style-name="ro1">
          <table:table-cell office:value-type="string" calcext:value-type="string">
            <text:p>u-ch427-n216-template-start-paper-x5-00</text:p>
          </table:table-cell>
          <table:table-cell office:value-type="float" office:value="156.413" calcext:value-type="float">
            <text:p>156.413</text:p>
          </table:table-cell>
          <table:table-cell office:value-type="float" office:value="44.76" calcext:value-type="float">
            <text:p>44.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6-18T17:11:34Z</text:p>
          </table:table-cell>
          <table:table-cell office:value-type="string" calcext:value-type="string">
            <text:p>2022-06-18T17:42:24Z</text:p>
          </table:table-cell>
          <table:table-cell office:value-type="string" calcext:value-type="string">
            <text:p>2022-06-18T17:45:56Z</text:p>
          </table:table-cell>
          <table:table-cell office:value-type="string" calcext:value-type="string">
            <text:p>SUCCEEDED</text:p>
          </table:table-cell>
          <table:table-cell office:value-type="float" office:value="1863323" calcext:value-type="float">
            <text:p>1863323</text:p>
          </table:table-cell>
          <table:table-cell office:value-type="float" office:value="256558" calcext:value-type="float">
            <text:p>256558</text:p>
          </table:table-cell>
          <table:table-cell office:value-type="float" office:value="1.214" calcext:value-type="float">
            <text:p>1.214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-ch427-n512-template-start-paper</text:p>
          </table:table-cell>
          <table:table-cell office:value-type="float" office:value="5474.444" calcext:value-type="float">
            <text:p>5474.444</text:p>
          </table:table-cell>
          <table:table-cell office:value-type="float" office:value="125.79" calcext:value-type="float">
            <text:p>125.79</text:p>
          </table:table-cell>
          <table:table-cell table:number-columns-repeated="2"/>
          <table:table-cell office:value-type="string" calcext:value-type="string">
            <text:p>er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2022-06-20T22:54:06Z</text:p>
          </table:table-cell>
          <table:table-cell office:value-type="string" calcext:value-type="string">
            <text:p>2022-06-21T00:10:03Z</text:p>
          </table:table-cell>
          <table:table-cell office:value-type="string" calcext:value-type="string">
            <text:p>2022-06-21T01:42:10Z</text:p>
          </table:table-cell>
          <table:table-cell office:value-type="string" calcext:value-type="string">
            <text:p>SUCCEEDED</text:p>
          </table:table-cell>
          <table:table-cell office:value-type="float" office:value="1878934" calcext:value-type="float">
            <text:p>1878934</text:p>
          </table:table-cell>
          <table:table-cell office:value-type="float" office:value="162905" calcext:value-type="float">
            <text:p>162905</text:p>
          </table:table-cell>
          <table:table-cell office:value-type="float" office:value="38.38" calcext:value-type="float">
            <text:p>38.38</text:p>
          </table:table-cell>
        </table:table-row>
        <table:table-row table:style-name="ro1">
          <table:table-cell office:value-type="string" calcext:value-type="string">
            <text:p>u-ch427-n512-template-start-paper-00</text:p>
          </table:table-cell>
          <table:table-cell office:value-type="float" office:value="5576.717" calcext:value-type="float">
            <text:p>5576.717</text:p>
          </table:table-cell>
          <table:table-cell office:value-type="float" office:value="117.13" calcext:value-type="float">
            <text:p>117.1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2022-06-14T13:53:51Z</text:p>
          </table:table-cell>
          <table:table-cell office:value-type="string" calcext:value-type="string">
            <text:p>2022-06-14T13:54:13Z</text:p>
          </table:table-cell>
          <table:table-cell office:value-type="string" calcext:value-type="string">
            <text:p>2022-06-14T15:28:05Z</text:p>
          </table:table-cell>
          <table:table-cell office:value-type="string" calcext:value-type="string">
            <text:p>SUCCEEDED</text:p>
          </table:table-cell>
          <table:table-cell office:value-type="float" office:value="1819462" calcext:value-type="float">
            <text:p>1819462</text:p>
          </table:table-cell>
          <table:table-cell office:value-type="float" office:value="49663" calcext:value-type="float">
            <text:p>49663</text:p>
          </table:table-cell>
          <table:table-cell office:value-type="float" office:value="76.79" calcext:value-type="float">
            <text:p>76.79</text:p>
          </table:table-cell>
        </table:table-row>
        <table:table-row table:style-name="ro1">
          <table:table-cell office:value-type="string" calcext:value-type="string">
            <text:p>u-ch427-n512-template-start-paper-ms</text:p>
          </table:table-cell>
          <table:table-cell office:value-type="float" office:value="5641.069" calcext:value-type="float">
            <text:p>5641.069</text:p>
          </table:table-cell>
          <table:table-cell office:value-type="float" office:value="120.62" calcext:value-type="float">
            <text:p>120.62</text:p>
          </table:table-cell>
          <table:table-cell table:number-columns-repeated="2"/>
          <table:table-cell office:value-type="string" calcext:value-type="string">
            <text:p>ms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2022-06-20T23:36:16Z</text:p>
          </table:table-cell>
          <table:table-cell office:value-type="string" calcext:value-type="string">
            <text:p>2022-06-21T02:00:36Z</text:p>
          </table:table-cell>
          <table:table-cell office:value-type="string" calcext:value-type="string">
            <text:p>2022-06-21T03:35:35Z</text:p>
          </table:table-cell>
          <table:table-cell office:value-type="string" calcext:value-type="string">
            <text:p>SUCCEEDED</text:p>
          </table:table-cell>
          <table:table-cell office:value-type="float" office:value="1879309" calcext:value-type="float">
            <text:p>1879309</text:p>
          </table:table-cell>
          <table:table-cell office:value-type="float" office:value="235955" calcext:value-type="float">
            <text:p>235955</text:p>
          </table:table-cell>
          <table:table-cell office:value-type="float" office:value="40.435" calcext:value-type="float">
            <text:p>40.435</text:p>
          </table:table-cell>
        </table:table-row>
        <table:table-row table:style-name="ro1">
          <table:table-cell office:value-type="string" calcext:value-type="string">
            <text:p>u-ch427-n512-template-start-paper-ms-00</text:p>
          </table:table-cell>
          <table:table-cell office:value-type="float" office:value="5623.992" calcext:value-type="float">
            <text:p>5623.992</text:p>
          </table:table-cell>
          <table:table-cell office:value-type="float" office:value="121.26" calcext:value-type="float">
            <text:p>121.2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2022-06-18T12:20:21Z</text:p>
          </table:table-cell>
          <table:table-cell office:value-type="string" calcext:value-type="string">
            <text:p>2022-06-18T12:36:56Z</text:p>
          </table:table-cell>
          <table:table-cell office:value-type="string" calcext:value-type="string">
            <text:p>2022-06-18T14:11:40Z</text:p>
          </table:table-cell>
          <table:table-cell office:value-type="string" calcext:value-type="string">
            <text:p>SUCCEEDED</text:p>
          </table:table-cell>
          <table:table-cell office:value-type="float" office:value="1857539" calcext:value-type="float">
            <text:p>1857539</text:p>
          </table:table-cell>
          <table:table-cell office:value-type="float" office:value="223255" calcext:value-type="float">
            <text:p>223255</text:p>
          </table:table-cell>
          <table:table-cell office:value-type="float" office:value="39.769" calcext:value-type="float">
            <text:p>39.769</text:p>
          </table:table-cell>
        </table:table-row>
        <table:table-row table:style-name="ro1">
          <table:table-cell office:value-type="string" calcext:value-type="string">
            <text:p>u-ch427-n512-template-start-paper-prec</text:p>
          </table:table-cell>
          <table:table-cell office:value-type="float" office:value="5512.149" calcext:value-type="float">
            <text:p>5512.149</text:p>
          </table:table-cell>
          <table:table-cell office:value-type="float" office:value="118.33" calcext:value-type="float">
            <text:p>118.33</text:p>
          </table:table-cell>
          <table:table-cell table:number-columns-repeated="2"/>
          <table:table-cell office:value-type="string" calcext:value-type="string">
            <text:p>ec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2022-06-20T22:54:45Z</text:p>
          </table:table-cell>
          <table:table-cell office:value-type="string" calcext:value-type="string">
            <text:p>2022-06-21T01:02:59Z</text:p>
          </table:table-cell>
          <table:table-cell office:value-type="string" calcext:value-type="string">
            <text:p>2022-06-21T02:35:44Z</text:p>
          </table:table-cell>
          <table:table-cell office:value-type="string" calcext:value-type="string">
            <text:p>SUCCEEDED</text:p>
          </table:table-cell>
          <table:table-cell office:value-type="float" office:value="1878951" calcext:value-type="float">
            <text:p>1878951</text:p>
          </table:table-cell>
          <table:table-cell office:value-type="float" office:value="258915" calcext:value-type="float">
            <text:p>258915</text:p>
          </table:table-cell>
          <table:table-cell office:value-type="float" office:value="39.106" calcext:value-type="float">
            <text:p>39.106</text:p>
          </table:table-cell>
        </table:table-row>
        <table:table-row table:style-name="ro1">
          <table:table-cell office:value-type="string" calcext:value-type="string">
            <text:p>u-ch427-n512-template-start-paper-prec-00</text:p>
          </table:table-cell>
          <table:table-cell office:value-type="float" office:value="5779.523" calcext:value-type="float">
            <text:p>5779.523</text:p>
          </table:table-cell>
          <table:table-cell office:value-type="float" office:value="118.72" calcext:value-type="float">
            <text:p>118.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2022-06-18T14:11:44Z</text:p>
          </table:table-cell>
          <table:table-cell office:value-type="string" calcext:value-type="string">
            <text:p>2022-06-18T20:50:32Z</text:p>
          </table:table-cell>
          <table:table-cell office:value-type="string" calcext:value-type="string">
            <text:p>2022-06-18T22:27:43Z</text:p>
          </table:table-cell>
          <table:table-cell office:value-type="string" calcext:value-type="string">
            <text:p>SUCCEEDED</text:p>
          </table:table-cell>
          <table:table-cell office:value-type="float" office:value="1859857" calcext:value-type="float">
            <text:p>1859857</text:p>
          </table:table-cell>
          <table:table-cell office:value-type="float" office:value="181074" calcext:value-type="float">
            <text:p>181074</text:p>
          </table:table-cell>
          <table:table-cell office:value-type="float" office:value="40.973" calcext:value-type="float">
            <text:p>40.973</text:p>
          </table:table-cell>
        </table:table-row>
        <table:table-row table:style-name="ro1">
          <table:table-cell office:value-type="string" calcext:value-type="string">
            <text:p>u-ch427-n512-template-start-paper-x0</text:p>
          </table:table-cell>
          <table:table-cell office:value-type="float" office:value="5177.915" calcext:value-type="float">
            <text:p>5177.915</text:p>
          </table:table-cell>
          <table:table-cell office:value-type="float" office:value="116.61" calcext:value-type="float">
            <text:p>116.61</text:p>
          </table:table-cell>
          <table:table-cell table:number-columns-repeated="2"/>
          <table:table-cell office:value-type="string" calcext:value-type="string">
            <text:p>x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2022-06-20T22:54:15Z</text:p>
          </table:table-cell>
          <table:table-cell office:value-type="string" calcext:value-type="string">
            <text:p>2022-06-21T00:38:55Z</text:p>
          </table:table-cell>
          <table:table-cell office:value-type="string" calcext:value-type="string">
            <text:p>2022-06-21T02:06:47Z</text:p>
          </table:table-cell>
          <table:table-cell office:value-type="string" calcext:value-type="string">
            <text:p>SUCCEEDED</text:p>
          </table:table-cell>
          <table:table-cell office:value-type="float" office:value="1878945" calcext:value-type="float">
            <text:p>1878945</text:p>
          </table:table-cell>
          <table:table-cell office:value-type="float" office:value="249649" calcext:value-type="float">
            <text:p>249649</text:p>
          </table:table-cell>
          <table:table-cell office:value-type="float" office:value="36.247" calcext:value-type="float">
            <text:p>36.247</text:p>
          </table:table-cell>
        </table:table-row>
        <table:table-row table:style-name="ro1">
          <table:table-cell office:value-type="string" calcext:value-type="string">
            <text:p>u-ch427-n512-template-start-paper-x0-00</text:p>
          </table:table-cell>
          <table:table-cell office:value-type="float" office:value="5430.903" calcext:value-type="float">
            <text:p>5430.903</text:p>
          </table:table-cell>
          <table:table-cell office:value-type="float" office:value="119.02" calcext:value-type="float">
            <text:p>119.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2022-06-15T13:54:20Z</text:p>
          </table:table-cell>
          <table:table-cell office:value-type="string" calcext:value-type="string">
            <text:p>2022-06-15T13:55:23Z</text:p>
          </table:table-cell>
          <table:table-cell office:value-type="string" calcext:value-type="string">
            <text:p>2022-06-15T15:27:26Z</text:p>
          </table:table-cell>
          <table:table-cell office:value-type="string" calcext:value-type="string">
            <text:p>SUCCEEDED</text:p>
          </table:table-cell>
          <table:table-cell office:value-type="float" office:value="1825973" calcext:value-type="float">
            <text:p>1825973</text:p>
          </table:table-cell>
          <table:table-cell office:value-type="float" office:value="65990" calcext:value-type="float">
            <text:p>65990</text:p>
          </table:table-cell>
          <table:table-cell office:value-type="float" office:value="47.42" calcext:value-type="float">
            <text:p>47.42</text:p>
          </table:table-cell>
        </table:table-row>
        <table:table-row table:style-name="ro1">
          <table:table-cell office:value-type="string" calcext:value-type="string">
            <text:p>u-ch427-n512-template-start-paper-x0-prec</text:p>
          </table:table-cell>
          <table:table-cell office:value-type="float" office:value="5817.831" calcext:value-type="float">
            <text:p>5817.831</text:p>
          </table:table-cell>
          <table:table-cell office:value-type="float" office:value="118.82" calcext:value-type="float">
            <text:p>118.82</text:p>
          </table:table-cell>
          <table:table-cell table:number-columns-repeated="2"/>
          <table:table-cell office:value-type="string" calcext:value-type="string">
            <text:p>ec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2022-06-20T23:06:04Z</text:p>
          </table:table-cell>
          <table:table-cell office:value-type="string" calcext:value-type="string">
            <text:p>2022-06-21T01:43:00Z</text:p>
          </table:table-cell>
          <table:table-cell office:value-type="string" calcext:value-type="string">
            <text:p>2022-06-21T03:20:57Z</text:p>
          </table:table-cell>
          <table:table-cell office:value-type="string" calcext:value-type="string">
            <text:p>SUCCEEDED</text:p>
          </table:table-cell>
          <table:table-cell office:value-type="float" office:value="1879051" calcext:value-type="float">
            <text:p>1879051</text:p>
          </table:table-cell>
          <table:table-cell office:value-type="float" office:value="210464" calcext:value-type="float">
            <text:p>210464</text:p>
          </table:table-cell>
          <table:table-cell office:value-type="float" office:value="39.286" calcext:value-type="float">
            <text:p>39.286</text:p>
          </table:table-cell>
        </table:table-row>
        <table:table-row table:style-name="ro1">
          <table:table-cell office:value-type="string" calcext:value-type="string">
            <text:p>u-ch427-n512-template-start-paper-x0-prec-00</text:p>
          </table:table-cell>
          <table:table-cell office:value-type="float" office:value="5453.655" calcext:value-type="float">
            <text:p>5453.655</text:p>
          </table:table-cell>
          <table:table-cell office:value-type="float" office:value="118.6" calcext:value-type="float">
            <text:p>118.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2022-06-18T12:44:43Z</text:p>
          </table:table-cell>
          <table:table-cell office:value-type="string" calcext:value-type="string">
            <text:p>2022-06-18T20:32:06Z</text:p>
          </table:table-cell>
          <table:table-cell office:value-type="string" calcext:value-type="string">
            <text:p>2022-06-18T22:04:00Z</text:p>
          </table:table-cell>
          <table:table-cell office:value-type="string" calcext:value-type="string">
            <text:p>SUCCEEDED</text:p>
          </table:table-cell>
          <table:table-cell office:value-type="float" office:value="1858028" calcext:value-type="float">
            <text:p>1858028</text:p>
          </table:table-cell>
          <table:table-cell office:value-type="float" office:value="239776" calcext:value-type="float">
            <text:p>239776</text:p>
          </table:table-cell>
          <table:table-cell office:value-type="float" office:value="46.291" calcext:value-type="float">
            <text:p>46.291</text:p>
          </table:table-cell>
        </table:table-row>
        <table:table-row table:style-name="ro1">
          <table:table-cell office:value-type="string" calcext:value-type="string">
            <text:p>u-ch427-n512-template-start-paper-x5</text:p>
          </table:table-cell>
          <table:table-cell office:value-type="float" office:value="5467.897" calcext:value-type="float">
            <text:p>5467.897</text:p>
          </table:table-cell>
          <table:table-cell office:value-type="float" office:value="117.75" calcext:value-type="float">
            <text:p>117.75</text:p>
          </table:table-cell>
          <table:table-cell table:number-columns-repeated="2"/>
          <table:table-cell office:value-type="string" calcext:value-type="string">
            <text:p>x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2022-06-20T22:54:33Z</text:p>
          </table:table-cell>
          <table:table-cell office:value-type="string" calcext:value-type="string">
            <text:p>2022-06-21T00:55:36Z</text:p>
          </table:table-cell>
          <table:table-cell office:value-type="string" calcext:value-type="string">
            <text:p>2022-06-21T02:28:16Z</text:p>
          </table:table-cell>
          <table:table-cell office:value-type="string" calcext:value-type="string">
            <text:p>SUCCEEDED</text:p>
          </table:table-cell>
          <table:table-cell office:value-type="float" office:value="1878946" calcext:value-type="float">
            <text:p>1878946</text:p>
          </table:table-cell>
          <table:table-cell office:value-type="float" office:value="150780" calcext:value-type="float">
            <text:p>150780</text:p>
          </table:table-cell>
          <table:table-cell office:value-type="float" office:value="46.259" calcext:value-type="float">
            <text:p>46.259</text:p>
          </table:table-cell>
        </table:table-row>
        <table:table-row table:style-name="ro1">
          <table:table-cell office:value-type="string" calcext:value-type="string">
            <text:p>u-ch427-n512-template-start-paper-x5-00</text:p>
          </table:table-cell>
          <table:table-cell office:value-type="float" office:value="5543.246" calcext:value-type="float">
            <text:p>5543.246</text:p>
          </table:table-cell>
          <table:table-cell office:value-type="float" office:value="117.52" calcext:value-type="float">
            <text:p>117.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2022-06-15T19:20:34Z</text:p>
          </table:table-cell>
          <table:table-cell office:value-type="string" calcext:value-type="string">
            <text:p>2022-06-16T01:02:41Z</text:p>
          </table:table-cell>
          <table:table-cell office:value-type="string" calcext:value-type="string">
            <text:p>2022-06-16T02:36:37Z</text:p>
          </table:table-cell>
          <table:table-cell office:value-type="string" calcext:value-type="string">
            <text:p>SUCCEEDED</text:p>
          </table:table-cell>
          <table:table-cell office:value-type="float" office:value="1827873" calcext:value-type="float">
            <text:p>1827873</text:p>
          </table:table-cell>
          <table:table-cell office:value-type="float" office:value="9655" calcext:value-type="float">
            <text:p>9655</text:p>
          </table:table-cell>
          <table:table-cell office:value-type="float" office:value="55.037" calcext:value-type="float">
            <text:p>55.037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-ch427-n96-template-start-paper</text:p>
          </table:table-cell>
          <table:table-cell office:value-type="float" office:value="64.575" calcext:value-type="float">
            <text:p>64.575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  <table:table-cell office:value-type="string" calcext:value-type="string">
            <text:p>er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022-06-20T22:51:40Z</text:p>
          </table:table-cell>
          <table:table-cell office:value-type="string" calcext:value-type="string">
            <text:p>2022-06-20T23:03:29Z</text:p>
          </table:table-cell>
          <table:table-cell office:value-type="string" calcext:value-type="string">
            <text:p>2022-06-20T23:04:52Z</text:p>
          </table:table-cell>
          <table:table-cell office:value-type="string" calcext:value-type="string">
            <text:p>SUCCEEDED</text:p>
          </table:table-cell>
          <table:table-cell office:value-type="float" office:value="1878907" calcext:value-type="float">
            <text:p>1878907</text:p>
          </table:table-cell>
          <table:table-cell office:value-type="float" office:value="207703" calcext:value-type="float">
            <text:p>207703</text:p>
          </table:table-cell>
          <table:table-cell office:value-type="float" office:value="0.605" calcext:value-type="float">
            <text:p>0.605</text:p>
          </table:table-cell>
        </table:table-row>
        <table:table-row table:style-name="ro1">
          <table:table-cell office:value-type="string" calcext:value-type="string">
            <text:p>u-ch427-n96-template-start-paper-00</text:p>
          </table:table-cell>
          <table:table-cell office:value-type="float" office:value="68.597" calcext:value-type="float">
            <text:p>68.597</text:p>
          </table:table-cell>
          <table:table-cell office:value-type="float" office:value="11.32" calcext:value-type="float">
            <text:p>11.3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022-06-18T17:10:06Z</text:p>
          </table:table-cell>
          <table:table-cell office:value-type="string" calcext:value-type="string">
            <text:p>2022-06-18T17:10:34Z</text:p>
          </table:table-cell>
          <table:table-cell office:value-type="string" calcext:value-type="string">
            <text:p>2022-06-18T17:12:01Z</text:p>
          </table:table-cell>
          <table:table-cell office:value-type="string" calcext:value-type="string">
            <text:p>SUCCEEDED</text:p>
          </table:table-cell>
          <table:table-cell office:value-type="float" office:value="1863309" calcext:value-type="float">
            <text:p>1863309</text:p>
          </table:table-cell>
          <table:table-cell office:value-type="float" office:value="90221" calcext:value-type="float">
            <text:p>90221</text:p>
          </table:table-cell>
          <table:table-cell office:value-type="float" office:value="0.611" calcext:value-type="float">
            <text:p>0.611</text:p>
          </table:table-cell>
        </table:table-row>
        <table:table-row table:style-name="ro1">
          <table:table-cell office:value-type="string" calcext:value-type="string">
            <text:p>u-ch427-n96-template-start-paper-ms</text:p>
          </table:table-cell>
          <table:table-cell office:value-type="float" office:value="67.865" calcext:value-type="float">
            <text:p>67.865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  <table:table-cell office:value-type="string" calcext:value-type="string">
            <text:p>ms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022-06-20T22:52:33Z</text:p>
          </table:table-cell>
          <table:table-cell office:value-type="string" calcext:value-type="string">
            <text:p>2022-06-20T23:09:23Z</text:p>
          </table:table-cell>
          <table:table-cell office:value-type="string" calcext:value-type="string">
            <text:p>2022-06-20T23:10:51Z</text:p>
          </table:table-cell>
          <table:table-cell office:value-type="string" calcext:value-type="string">
            <text:p>SUCCEEDED</text:p>
          </table:table-cell>
          <table:table-cell office:value-type="float" office:value="1878914" calcext:value-type="float">
            <text:p>1878914</text:p>
          </table:table-cell>
          <table:table-cell office:value-type="float" office:value="63617" calcext:value-type="float">
            <text:p>63617</text:p>
          </table:table-cell>
          <table:table-cell office:value-type="float" office:value="0.667" calcext:value-type="float">
            <text:p>0.667</text:p>
          </table:table-cell>
        </table:table-row>
        <table:table-row table:style-name="ro1">
          <table:table-cell office:value-type="string" calcext:value-type="string">
            <text:p>u-ch427-n96-template-start-paper-ms-00</text:p>
          </table:table-cell>
          <table:table-cell office:value-type="float" office:value="69.148" calcext:value-type="float">
            <text:p>69.148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022-06-18T00:16:06Z</text:p>
          </table:table-cell>
          <table:table-cell office:value-type="string" calcext:value-type="string">
            <text:p>2022-06-18T00:16:17Z</text:p>
          </table:table-cell>
          <table:table-cell office:value-type="string" calcext:value-type="string">
            <text:p>2022-06-18T00:17:46Z</text:p>
          </table:table-cell>
          <table:table-cell office:value-type="string" calcext:value-type="string">
            <text:p>SUCCEEDED</text:p>
          </table:table-cell>
          <table:table-cell office:value-type="float" office:value="1846173" calcext:value-type="float">
            <text:p>1846173</text:p>
          </table:table-cell>
          <table:table-cell office:value-type="float" office:value="158857" calcext:value-type="float">
            <text:p>158857</text:p>
          </table:table-cell>
          <table:table-cell office:value-type="float" office:value="0.666" calcext:value-type="float">
            <text:p>0.666</text:p>
          </table:table-cell>
        </table:table-row>
        <table:table-row table:style-name="ro1">
          <table:table-cell office:value-type="string" calcext:value-type="string">
            <text:p>u-ch427-n96-template-start-paper-prec</text:p>
          </table:table-cell>
          <table:table-cell office:value-type="float" office:value="62.973" calcext:value-type="float">
            <text:p>62.973</text:p>
          </table:table-cell>
          <table:table-cell office:value-type="float" office:value="11.14" calcext:value-type="float">
            <text:p>11.14</text:p>
          </table:table-cell>
          <table:table-cell table:number-columns-repeated="2"/>
          <table:table-cell office:value-type="string" calcext:value-type="string">
            <text:p>ec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022-06-20T22:52:08Z</text:p>
          </table:table-cell>
          <table:table-cell office:value-type="string" calcext:value-type="string">
            <text:p>2022-06-20T23:08:25Z</text:p>
          </table:table-cell>
          <table:table-cell office:value-type="string" calcext:value-type="string">
            <text:p>2022-06-20T23:09:47Z</text:p>
          </table:table-cell>
          <table:table-cell office:value-type="string" calcext:value-type="string">
            <text:p>SUCCEEDED</text:p>
          </table:table-cell>
          <table:table-cell office:value-type="float" office:value="1878911" calcext:value-type="float">
            <text:p>1878911</text:p>
          </table:table-cell>
          <table:table-cell office:value-type="float" office:value="13269" calcext:value-type="float">
            <text:p>13269</text:p>
          </table:table-cell>
          <table:table-cell office:value-type="float" office:value="0.612" calcext:value-type="float">
            <text:p>0.612</text:p>
          </table:table-cell>
        </table:table-row>
        <table:table-row table:style-name="ro1">
          <table:table-cell office:value-type="string" calcext:value-type="string">
            <text:p>u-ch427-n96-template-start-paper-prec-00</text:p>
          </table:table-cell>
          <table:table-cell office:value-type="float" office:value="63.914" calcext:value-type="float">
            <text:p>63.914</text:p>
          </table:table-cell>
          <table:table-cell office:value-type="float" office:value="11.74" calcext:value-type="float">
            <text:p>11.7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022-06-18T14:11:28Z</text:p>
          </table:table-cell>
          <table:table-cell office:value-type="string" calcext:value-type="string">
            <text:p>2022-06-18T14:11:48Z</text:p>
          </table:table-cell>
          <table:table-cell office:value-type="string" calcext:value-type="string">
            <text:p>2022-06-18T14:13:10Z</text:p>
          </table:table-cell>
          <table:table-cell office:value-type="string" calcext:value-type="string">
            <text:p>SUCCEEDED</text:p>
          </table:table-cell>
          <table:table-cell office:value-type="float" office:value="1859851" calcext:value-type="float">
            <text:p>1859851</text:p>
          </table:table-cell>
          <table:table-cell office:value-type="float" office:value="210995" calcext:value-type="float">
            <text:p>210995</text:p>
          </table:table-cell>
          <table:table-cell office:value-type="float" office:value="0.601" calcext:value-type="float">
            <text:p>0.601</text:p>
          </table:table-cell>
        </table:table-row>
        <table:table-row table:style-name="ro1">
          <table:table-cell office:value-type="string" calcext:value-type="string">
            <text:p>u-ch427-n96-template-start-paper-x0</text:p>
          </table:table-cell>
          <table:table-cell office:value-type="float" office:value="63.898" calcext:value-type="float">
            <text:p>63.898</text:p>
          </table:table-cell>
          <table:table-cell office:value-type="float" office:value="11.24" calcext:value-type="float">
            <text:p>11.24</text:p>
          </table:table-cell>
          <table:table-cell table:number-columns-repeated="2"/>
          <table:table-cell office:value-type="string" calcext:value-type="string">
            <text:p>x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022-06-20T22:51:49Z</text:p>
          </table:table-cell>
          <table:table-cell office:value-type="string" calcext:value-type="string">
            <text:p>2022-06-20T23:05:29Z</text:p>
          </table:table-cell>
          <table:table-cell office:value-type="string" calcext:value-type="string">
            <text:p>2022-06-20T23:07:04Z</text:p>
          </table:table-cell>
          <table:table-cell office:value-type="string" calcext:value-type="string">
            <text:p>SUCCEEDED</text:p>
          </table:table-cell>
          <table:table-cell office:value-type="float" office:value="1878908" calcext:value-type="float">
            <text:p>1878908</text:p>
          </table:table-cell>
          <table:table-cell office:value-type="float" office:value="223384" calcext:value-type="float">
            <text:p>223384</text:p>
          </table:table-cell>
          <table:table-cell office:value-type="float" office:value="0.605" calcext:value-type="float">
            <text:p>0.605</text:p>
          </table:table-cell>
        </table:table-row>
        <table:table-row table:style-name="ro1">
          <table:table-cell office:value-type="string" calcext:value-type="string">
            <text:p>u-ch427-n96-template-start-paper-x0-00</text:p>
          </table:table-cell>
          <table:table-cell office:value-type="float" office:value="64.935" calcext:value-type="float">
            <text:p>64.935</text:p>
          </table:table-cell>
          <table:table-cell office:value-type="float" office:value="11.6" calcext:value-type="float">
            <text:p>11.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022-06-15T00:41:05Z</text:p>
          </table:table-cell>
          <table:table-cell office:value-type="string" calcext:value-type="string">
            <text:p>2022-06-15T00:41:35Z</text:p>
          </table:table-cell>
          <table:table-cell office:value-type="string" calcext:value-type="string">
            <text:p>2022-06-15T00:43:08Z</text:p>
          </table:table-cell>
          <table:table-cell office:value-type="string" calcext:value-type="string">
            <text:p>SUCCEEDED</text:p>
          </table:table-cell>
          <table:table-cell office:value-type="float" office:value="1822196" calcext:value-type="float">
            <text:p>1822196</text:p>
          </table:table-cell>
          <table:table-cell office:value-type="float" office:value="72382" calcext:value-type="float">
            <text:p>72382</text:p>
          </table:table-cell>
          <table:table-cell office:value-type="float" office:value="0.621" calcext:value-type="float">
            <text:p>0.621</text:p>
          </table:table-cell>
        </table:table-row>
        <table:table-row table:style-name="ro1">
          <table:table-cell office:value-type="string" calcext:value-type="string">
            <text:p>u-ch427-n96-template-start-paper-x0-prec</text:p>
          </table:table-cell>
          <table:table-cell office:value-type="float" office:value="64.01" calcext:value-type="float">
            <text:p>64.01</text:p>
          </table:table-cell>
          <table:table-cell office:value-type="float" office:value="11.72" calcext:value-type="float">
            <text:p>11.72</text:p>
          </table:table-cell>
          <table:table-cell table:number-columns-repeated="2"/>
          <table:table-cell office:value-type="string" calcext:value-type="string">
            <text:p>ec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022-06-20T22:52:20Z</text:p>
          </table:table-cell>
          <table:table-cell office:value-type="string" calcext:value-type="string">
            <text:p>2022-06-20T23:08:25Z</text:p>
          </table:table-cell>
          <table:table-cell office:value-type="string" calcext:value-type="string">
            <text:p>2022-06-20T23:09:57Z</text:p>
          </table:table-cell>
          <table:table-cell office:value-type="string" calcext:value-type="string">
            <text:p>SUCCEEDED</text:p>
          </table:table-cell>
          <table:table-cell office:value-type="float" office:value="1878913" calcext:value-type="float">
            <text:p>1878913</text:p>
          </table:table-cell>
          <table:table-cell office:value-type="float" office:value="212980" calcext:value-type="float">
            <text:p>212980</text:p>
          </table:table-cell>
          <table:table-cell office:value-type="float" office:value="0.605" calcext:value-type="float">
            <text:p>0.605</text:p>
          </table:table-cell>
        </table:table-row>
        <table:table-row table:style-name="ro1">
          <table:table-cell office:value-type="string" calcext:value-type="string">
            <text:p>u-ch427-n96-template-start-paper-x0-prec-00</text:p>
          </table:table-cell>
          <table:table-cell office:value-type="float" office:value="64.982" calcext:value-type="float">
            <text:p>64.982</text:p>
          </table:table-cell>
          <table:table-cell office:value-type="float" office:value="11.55" calcext:value-type="float">
            <text:p>11.5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022-06-18T12:44:43Z</text:p>
          </table:table-cell>
          <table:table-cell office:value-type="string" calcext:value-type="string">
            <text:p>2022-06-18T12:48:29Z</text:p>
          </table:table-cell>
          <table:table-cell office:value-type="string" calcext:value-type="string">
            <text:p>2022-06-18T12:50:00Z</text:p>
          </table:table-cell>
          <table:table-cell office:value-type="string" calcext:value-type="string">
            <text:p>SUCCEEDED</text:p>
          </table:table-cell>
          <table:table-cell office:value-type="float" office:value="1858029" calcext:value-type="float">
            <text:p>1858029</text:p>
          </table:table-cell>
          <table:table-cell office:value-type="float" office:value="31775" calcext:value-type="float">
            <text:p>31775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u-ch427-n96-template-start-paper-x5</text:p>
          </table:table-cell>
          <table:table-cell office:value-type="float" office:value="65.031" calcext:value-type="float">
            <text:p>65.031</text:p>
          </table:table-cell>
          <table:table-cell office:value-type="float" office:value="11.84" calcext:value-type="float">
            <text:p>11.84</text:p>
          </table:table-cell>
          <table:table-cell table:number-columns-repeated="2"/>
          <table:table-cell office:value-type="string" calcext:value-type="string">
            <text:p>x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022-06-20T22:51:56Z</text:p>
          </table:table-cell>
          <table:table-cell office:value-type="string" calcext:value-type="string">
            <text:p>2022-06-20T23:07:26Z</text:p>
          </table:table-cell>
          <table:table-cell office:value-type="string" calcext:value-type="string">
            <text:p>2022-06-20T23:09:01Z</text:p>
          </table:table-cell>
          <table:table-cell office:value-type="string" calcext:value-type="string">
            <text:p>SUCCEEDED</text:p>
          </table:table-cell>
          <table:table-cell office:value-type="float" office:value="1878910" calcext:value-type="float">
            <text:p>1878910</text:p>
          </table:table-cell>
          <table:table-cell office:value-type="float" office:value="238610" calcext:value-type="float">
            <text:p>238610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u-ch427-n96-template-start-paper-x5-00</text:p>
          </table:table-cell>
          <table:table-cell office:value-type="float" office:value="71.062" calcext:value-type="float">
            <text:p>71.062</text:p>
          </table:table-cell>
          <table:table-cell office:value-type="float" office:value="11.51" calcext:value-type="float">
            <text:p>11.5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022-06-15T16:58:17Z</text:p>
          </table:table-cell>
          <table:table-cell office:value-type="string" calcext:value-type="string">
            <text:p>2022-06-15T16:59:56Z</text:p>
          </table:table-cell>
          <table:table-cell office:value-type="string" calcext:value-type="string">
            <text:p>2022-06-15T17:01:36Z</text:p>
          </table:table-cell>
          <table:table-cell office:value-type="string" calcext:value-type="string">
            <text:p>SUCCEEDED</text:p>
          </table:table-cell>
          <table:table-cell office:value-type="float" office:value="1827300" calcext:value-type="float">
            <text:p>1827300</text:p>
          </table:table-cell>
          <table:table-cell office:value-type="float" office:value="133529" calcext:value-type="float">
            <text:p>133529</text:p>
          </table:table-cell>
          <table:table-cell office:value-type="float" office:value="0.605" calcext:value-type="float">
            <text:p>0.605</text:p>
          </table:table-cell>
        </table:table-row>
      </table:table>
      <table:table table:name="Storage + Time (template)" table:style-name="ta1">
        <table:shapes>
          <draw:frame draw:z-index="3" draw:style-name="gr1" draw:text-style-name="P1" svg:width="15.999cm" svg:height="8.999cm" svg:x="14.749cm" svg:y="22.579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4" draw:style-name="gr1" draw:text-style-name="P1" svg:width="15.999cm" svg:height="8.999cm" svg:x="14.749cm" svg:y="13.097cm">
            <draw:object draw:notify-on-update-of-ranges="Time.D31:Time.D36 Time.E31:Time.E3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5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row table:style-name="ro1" table:number-rows-repeated="5">
          <table:table-cell table:number-columns-repeated="9"/>
        </table:table-row>
        <table:table-row table:style-name="ro1">
          <table:table-cell/>
          <table:table-cell office:value-type="string" calcext:value-type="string">
            <text:p>u-ch427-n96-template-start-paper-00</text:p>
          </table:table-cell>
          <table:table-cell office:value-type="float" office:value="6087724" calcext:value-type="float">
            <text:p>6087724</text:p>
          </table:table-cell>
          <table:table-cell/>
          <table:table-cell office:value-type="string" calcext:value-type="string">
            <text:p>xml-mean</text:p>
          </table:table-cell>
          <table:table-cell office:value-type="float" office:value="6087724" calcext:value-type="float">
            <text:p>6087724</text:p>
          </table:table-cell>
          <table:table-cell/>
          <table:table-cell office:value-type="string" calcext:value-type="string">
            <text:p>Manually collec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-ch427-n96-template-start-paper-x0-00</text:p>
          </table:table-cell>
          <table:table-cell office:value-type="float" office:value="4977876" calcext:value-type="float">
            <text:p>4977876</text:p>
          </table:table-cell>
          <table:table-cell/>
          <table:table-cell office:value-type="string" calcext:value-type="string">
            <text:p>xml-mean-x1-p0</text:p>
          </table:table-cell>
          <table:table-cell office:value-type="float" office:value="4977876" calcext:value-type="float">
            <text:p>497787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-ch427-n96-template-start-paper-x5-00</text:p>
          </table:table-cell>
          <table:table-cell office:value-type="float" office:value="4977876" calcext:value-type="float">
            <text:p>4977876</text:p>
          </table:table-cell>
          <table:table-cell/>
          <table:table-cell office:value-type="string" calcext:value-type="string">
            <text:p>xml-mean-x1-p5</text:p>
          </table:table-cell>
          <table:table-cell office:value-type="float" office:value="4977876" calcext:value-type="float">
            <text:p>4977876</text:p>
          </table:table-cell>
          <table:table-cell/>
          <table:table-cell office:value-type="string" calcext:value-type="string">
            <text:p>u-ch427-n96-template-start-paper-00</text:p>
          </table:table-cell>
          <table:table-cell office:value-type="float" office:value="6087724" calcext:value-type="float">
            <text:p>6087724</text:p>
          </table:table-cell>
        </table:table-row>
        <table:table-row table:style-name="ro1">
          <table:table-cell/>
          <table:table-cell office:value-type="string" calcext:value-type="string">
            <text:p>u-ch427-n96-template-start-paper-prec-00</text:p>
          </table:table-cell>
          <table:table-cell office:value-type="float" office:value="3044160" calcext:value-type="float">
            <text:p>3044160</text:p>
          </table:table-cell>
          <table:table-cell/>
          <table:table-cell office:value-type="string" calcext:value-type="string">
            <text:p>xml-mean-b8</text:p>
          </table:table-cell>
          <table:table-cell office:value-type="float" office:value="3044160" calcext:value-type="float">
            <text:p>304416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-ch427-n96-template-start-paper-x0-prec-00</text:p>
          </table:table-cell>
          <table:table-cell office:value-type="float" office:value="2303108" calcext:value-type="float">
            <text:p>2303108</text:p>
          </table:table-cell>
          <table:table-cell/>
          <table:table-cell office:value-type="string" calcext:value-type="string">
            <text:p>xml-mean-x1-p0-b8</text:p>
          </table:table-cell>
          <table:table-cell office:value-type="float" office:value="2303108" calcext:value-type="float">
            <text:p>2303108</text:p>
          </table:table-cell>
          <table:table-cell/>
          <table:table-cell office:value-type="string" calcext:value-type="string">
            <text:p>u-ch427-n216-template-start-paper-x5-00</text:p>
          </table:table-cell>
          <table:table-cell office:value-type="float" office:value="24835248" calcext:value-type="float">
            <text:p>24835248</text:p>
          </table:table-cell>
        </table:table-row>
        <table:table-row table:style-name="ro1">
          <table:table-cell/>
          <table:table-cell office:value-type="string" calcext:value-type="string">
            <text:p>u-ch427-n96-template-start-paper-ms-00</text:p>
          </table:table-cell>
          <table:table-cell office:value-type="float" office:value="12174312" calcext:value-type="float">
            <text:p>12174312</text:p>
          </table:table-cell>
          <table:table-cell/>
          <table:table-cell office:value-type="string" calcext:value-type="string">
            <text:p>xml-mean-stdev</text:p>
          </table:table-cell>
          <table:table-cell office:value-type="float" office:value="12174312" calcext:value-type="float">
            <text:p>12174312</text:p>
          </table:table-cell>
          <table:table-cell/>
          <table:table-cell office:value-type="string" calcext:value-type="string">
            <text:p>u-ch427-n216-template-start-paper-prec-00</text:p>
          </table:table-cell>
          <table:table-cell office:value-type="float" office:value="15408304" calcext:value-type="float">
            <text:p>1540830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u-ch427-n216-template-start-paper-x0-prec-00</text:p>
          </table:table-cell>
          <table:table-cell office:value-type="float" office:value="11339604" calcext:value-type="float">
            <text:p>1133960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u-ch427-n512-template-start-paper-prec-00</text:p>
          </table:table-cell>
          <table:table-cell office:value-type="float" office:value="86537908" calcext:value-type="float">
            <text:p>86537908</text:p>
          </table:table-cell>
        </table:table-row>
        <table:table-row table:style-name="ro1">
          <table:table-cell/>
          <table:table-cell office:value-type="string" calcext:value-type="string">
            <text:p>u-ch427-n216-template-start-paper-00</text:p>
          </table:table-cell>
          <table:table-cell office:value-type="float" office:value="30804704" calcext:value-type="float">
            <text:p>30804704</text:p>
          </table:table-cell>
          <table:table-cell/>
          <table:table-cell office:value-type="string" calcext:value-type="string">
            <text:p>xml-mean</text:p>
          </table:table-cell>
          <table:table-cell office:value-type="float" office:value="30804704" calcext:value-type="float">
            <text:p>30804704</text:p>
          </table:table-cell>
          <table:table-cell/>
          <table:table-cell office:value-type="string" calcext:value-type="string">
            <text:p>u-ch427-n512-template-start-paper-x0-prec-00</text:p>
          </table:table-cell>
          <table:table-cell office:value-type="float" office:value="60513388" calcext:value-type="float">
            <text:p>60513388</text:p>
          </table:table-cell>
        </table:table-row>
        <table:table-row table:style-name="ro1">
          <table:table-cell/>
          <table:table-cell office:value-type="string" calcext:value-type="string">
            <text:p>u-ch427-n216-template-start-paper-x0-00</text:p>
          </table:table-cell>
          <table:table-cell office:value-type="float" office:value="24831904" calcext:value-type="float">
            <text:p>24831904</text:p>
          </table:table-cell>
          <table:table-cell/>
          <table:table-cell office:value-type="string" calcext:value-type="string">
            <text:p>xml-mean-x1-p0</text:p>
          </table:table-cell>
          <table:table-cell office:value-type="float" office:value="24831904" calcext:value-type="float">
            <text:p>2483190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-ch427-n216-template-start-paper-x5-00</text:p>
          </table:table-cell>
          <table:table-cell office:value-type="float" office:value="24835248" calcext:value-type="float">
            <text:p>24835248</text:p>
          </table:table-cell>
          <table:table-cell/>
          <table:table-cell office:value-type="string" calcext:value-type="string">
            <text:p>xml-mean-x1-p5</text:p>
          </table:table-cell>
          <table:table-cell office:value-type="float" office:value="24835248" calcext:value-type="float">
            <text:p>2483524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-ch427-n216-template-start-paper-prec-00</text:p>
          </table:table-cell>
          <table:table-cell office:value-type="float" office:value="15408304" calcext:value-type="float">
            <text:p>15408304</text:p>
          </table:table-cell>
          <table:table-cell/>
          <table:table-cell office:value-type="string" calcext:value-type="string">
            <text:p>xml-mean-b8</text:p>
          </table:table-cell>
          <table:table-cell office:value-type="float" office:value="15408304" calcext:value-type="float">
            <text:p>1540830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-ch427-n216-template-start-paper-x0-prec-00</text:p>
          </table:table-cell>
          <table:table-cell office:value-type="float" office:value="11339604" calcext:value-type="float">
            <text:p>11339604</text:p>
          </table:table-cell>
          <table:table-cell/>
          <table:table-cell office:value-type="string" calcext:value-type="string">
            <text:p>xml-mean-x1-p0-b8</text:p>
          </table:table-cell>
          <table:table-cell office:value-type="float" office:value="11339604" calcext:value-type="float">
            <text:p>1133960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-ch427-n216-template-start-paper-ms-00</text:p>
          </table:table-cell>
          <table:table-cell office:value-type="float" office:value="61609432" calcext:value-type="float">
            <text:p>61609432</text:p>
          </table:table-cell>
          <table:table-cell/>
          <table:table-cell office:value-type="string" calcext:value-type="string">
            <text:p>xml-mean-stdev</text:p>
          </table:table-cell>
          <table:table-cell office:value-type="float" office:value="61609432" calcext:value-type="float">
            <text:p>61609432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u-ch427-n512-template-start-paper-00</text:p>
          </table:table-cell>
          <table:table-cell office:value-type="float" office:value="173054624" calcext:value-type="float">
            <text:p>173054624</text:p>
          </table:table-cell>
          <table:table-cell/>
          <table:table-cell office:value-type="string" calcext:value-type="string">
            <text:p>xml-mean</text:p>
          </table:table-cell>
          <table:table-cell office:value-type="float" office:value="173054624" calcext:value-type="float">
            <text:p>1730546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-ch427-n512-template-start-paper-x0-00</text:p>
          </table:table-cell>
          <table:table-cell office:value-type="float" office:value="136255312" calcext:value-type="float">
            <text:p>136255312</text:p>
          </table:table-cell>
          <table:table-cell/>
          <table:table-cell office:value-type="string" calcext:value-type="string">
            <text:p>xml-mean-x1-p0</text:p>
          </table:table-cell>
          <table:table-cell office:value-type="float" office:value="136255312" calcext:value-type="float">
            <text:p>13625531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-ch427-n512-template-start-paper-x5-00</text:p>
          </table:table-cell>
          <table:table-cell office:value-type="float" office:value="136255312" calcext:value-type="float">
            <text:p>136255312</text:p>
          </table:table-cell>
          <table:table-cell/>
          <table:table-cell office:value-type="string" calcext:value-type="string">
            <text:p>xml-mean-x1-p5</text:p>
          </table:table-cell>
          <table:table-cell office:value-type="float" office:value="136255312" calcext:value-type="float">
            <text:p>13625531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-ch427-n512-template-start-paper-prec-00</text:p>
          </table:table-cell>
          <table:table-cell office:value-type="float" office:value="86537908" calcext:value-type="float">
            <text:p>86537908</text:p>
          </table:table-cell>
          <table:table-cell/>
          <table:table-cell office:value-type="string" calcext:value-type="string">
            <text:p>xml-mean-b8</text:p>
          </table:table-cell>
          <table:table-cell office:value-type="float" office:value="86537908" calcext:value-type="float">
            <text:p>8653790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-ch427-n512-template-start-paper-x0-prec-00</text:p>
          </table:table-cell>
          <table:table-cell office:value-type="float" office:value="60513388" calcext:value-type="float">
            <text:p>60513388</text:p>
          </table:table-cell>
          <table:table-cell/>
          <table:table-cell office:value-type="string" calcext:value-type="string">
            <text:p>xml-mean-x1-p0-b8</text:p>
          </table:table-cell>
          <table:table-cell office:value-type="float" office:value="60513388" calcext:value-type="float">
            <text:p>605133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-ch427-n512-template-start-paper-ms-00</text:p>
          </table:table-cell>
          <table:table-cell office:value-type="float" office:value="346109240" calcext:value-type="float">
            <text:p>346109240</text:p>
          </table:table-cell>
          <table:table-cell/>
          <table:table-cell office:value-type="string" calcext:value-type="string">
            <text:p>xml-mean-stdev</text:p>
          </table:table-cell>
          <table:table-cell office:value-type="float" office:value="346109240" calcext:value-type="float">
            <text:p>346109240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>
            <draw:frame table:end-cell-address="'Storage + Time (template)'.D49" table:end-x="1.766cm" table:end-y="0.417cm" draw:z-index="0" draw:style-name="gr1" draw:text-style-name="P1" svg:width="14.249cm" svg:height="8.995cm" svg:x="0.001cm" svg:y="0.001cm">
              <draw:object draw:notify-on-update-of-ranges="'Storage + Time (template)'.E6:'Storage + Time (template)'.E11 'Storage + Time (template)'.F6:'Storage + Time (template)'.F1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  <table:table-row table:style-name="ro1" table:number-rows-repeated="20">
          <table:table-cell table:number-columns-repeated="9"/>
        </table:table-row>
        <table:table-row table:style-name="ro1">
          <table:table-cell>
            <draw:frame table:end-cell-address="'Storage + Time (template)'.D70" table:end-x="2.074cm" table:end-y="0.42cm" draw:z-index="1" draw:style-name="gr1" draw:text-style-name="P1" svg:width="14.557cm" svg:height="8.997cm" svg:x="0.001cm" svg:y="0.003cm">
              <draw:object draw:notify-on-update-of-ranges="'Storage + Time (template)'.E15:'Storage + Time (template)'.E20 'Storage + Time (template)'.F15:'Storage + Time (template)'.F2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8"/>
        </table:table-row>
        <table:table-row table:style-name="ro1" table:number-rows-repeated="20">
          <table:table-cell table:number-columns-repeated="9"/>
        </table:table-row>
        <table:table-row table:style-name="ro1">
          <table:table-cell>
            <draw:frame table:end-cell-address="'Storage + Time (template)'.D91" table:end-x="2.02cm" table:end-y="0.423cm" draw:z-index="2" draw:style-name="gr1" draw:text-style-name="P1" svg:width="14.503cm" svg:height="9.002cm" svg:x="0.001cm" svg:y="0.001cm">
              <draw:object draw:notify-on-update-of-ranges="'Storage + Time (template)'.E23:'Storage + Time (template)'.E28 'Storage + Time (template)'.F23:'Storage + Time (template)'.F28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3"/>
          <table:table-cell>
            <draw:frame table:end-cell-address="'Storage + Time (template)'.I91" table:end-x="0.581cm" table:end-y="0.421cm" draw:z-index="5" draw:style-name="gr1" draw:text-style-name="P1" svg:width="15.999cm" svg:height="8.999cm" svg:x="0.007cm" svg:y="0.002cm">
              <draw:object draw:notify-on-update-of-ranges="Time.D87:Time.D92 Time.E87:Time.E92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4"/>
        </table:table-row>
      </table:table>
      <table:table table:name="Time N96" table:style-name="ta1">
        <table:table-column table:style-name="co10" table:default-cell-style-name="Default"/>
        <table:table-column table:style-name="co5" table:number-columns-repeated="14" table:default-cell-style-name="Default"/>
        <table:table-row table:style-name="ro1">
          <table:table-cell office:value-type="string" calcext:value-type="string">
            <text:p>u-ch427-n96-start-paper-00</text:p>
          </table:table-cell>
          <table:table-cell office:value-type="float" office:value="66.515" calcext:value-type="float">
            <text:p>66.515</text:p>
          </table:table-cell>
          <table:table-cell office:value-type="float" office:value="12.55" calcext:value-type="float">
            <text:p>12.5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2022-06-13T18:49:34Z</text:p>
          </table:table-cell>
          <table:table-cell office:value-type="string" calcext:value-type="string">
            <text:p>2022-06-13T18:49:45Z</text:p>
          </table:table-cell>
          <table:table-cell office:value-type="string" calcext:value-type="string">
            <text:p>2022-06-13T18:51:12Z</text:p>
          </table:table-cell>
          <table:table-cell office:value-type="string" calcext:value-type="string">
            <text:p>SUCCEEDED</text:p>
          </table:table-cell>
          <table:table-cell office:value-type="float" office:value="1815138" calcext:value-type="float">
            <text:p>1815138</text:p>
          </table:table-cell>
          <table:table-cell office:value-type="float" office:value="116494" calcext:value-type="float">
            <text:p>116494</text:p>
          </table:table-cell>
          <table:table-cell office:value-type="float" office:value="0.612" calcext:value-type="float">
            <text:p>0.612</text:p>
          </table:table-cell>
        </table:table-row>
        <table:table-row table:style-name="ro1">
          <table:table-cell office:value-type="string" calcext:value-type="string">
            <text:p>u-ch427-n96-start-paper-01</text:p>
          </table:table-cell>
          <table:table-cell office:value-type="float" office:value="63.282" calcext:value-type="float">
            <text:p>63.282</text:p>
          </table:table-cell>
          <table:table-cell office:value-type="float" office:value="10.63" calcext:value-type="float">
            <text:p>10.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2022-06-13T19:17:11Z</text:p>
          </table:table-cell>
          <table:table-cell office:value-type="string" calcext:value-type="string">
            <text:p>2022-06-13T20:27:13Z</text:p>
          </table:table-cell>
          <table:table-cell office:value-type="string" calcext:value-type="string">
            <text:p>2022-06-13T20:28:35Z</text:p>
          </table:table-cell>
          <table:table-cell office:value-type="string" calcext:value-type="string">
            <text:p>SUCCEEDED</text:p>
          </table:table-cell>
          <table:table-cell office:value-type="float" office:value="1815248" calcext:value-type="float">
            <text:p>1815248</text:p>
          </table:table-cell>
          <table:table-cell office:value-type="float" office:value="153228" calcext:value-type="float">
            <text:p>153228</text:p>
          </table:table-cell>
          <table:table-cell office:value-type="float" office:value="0.594" calcext:value-type="float">
            <text:p>0.594</text:p>
          </table:table-cell>
        </table:table-row>
        <table:table-row table:style-name="ro1">
          <table:table-cell office:value-type="string" calcext:value-type="string">
            <text:p>u-ch427-n96-start-paper-02</text:p>
          </table:table-cell>
          <table:table-cell office:value-type="float" office:value="73.75" calcext:value-type="float">
            <text:p>73.75</text:p>
          </table:table-cell>
          <table:table-cell office:value-type="float" office:value="11.6" calcext:value-type="float">
            <text:p>11.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022-06-16T05:53:20Z</text:p>
          </table:table-cell>
          <table:table-cell office:value-type="string" calcext:value-type="string">
            <text:p>2022-06-16T05:56:28Z</text:p>
          </table:table-cell>
          <table:table-cell office:value-type="string" calcext:value-type="string">
            <text:p>2022-06-16T05:57:58Z</text:p>
          </table:table-cell>
          <table:table-cell office:value-type="string" calcext:value-type="string">
            <text:p>SUCCEEDED</text:p>
          </table:table-cell>
          <table:table-cell office:value-type="float" office:value="1830238" calcext:value-type="float">
            <text:p>1830238</text:p>
          </table:table-cell>
          <table:table-cell office:value-type="float" office:value="18303" calcext:value-type="float">
            <text:p>18303</text:p>
          </table:table-cell>
          <table:table-cell office:value-type="float" office:value="0.597" calcext:value-type="float">
            <text:p>0.597</text:p>
          </table:table-cell>
        </table:table-row>
        <table:table-row table:style-name="ro1">
          <table:table-cell office:value-type="string" calcext:value-type="string">
            <text:p>u-ch427-n96-start-paper-03</text:p>
          </table:table-cell>
          <table:table-cell office:value-type="float" office:value="71.648" calcext:value-type="float">
            <text:p>71.648</text:p>
          </table:table-cell>
          <table:table-cell office:value-type="float" office:value="11.52" calcext:value-type="float">
            <text:p>11.5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022-06-16T05:53:24Z</text:p>
          </table:table-cell>
          <table:table-cell office:value-type="string" calcext:value-type="string">
            <text:p>2022-06-16T05:56:28Z</text:p>
          </table:table-cell>
          <table:table-cell office:value-type="string" calcext:value-type="string">
            <text:p>2022-06-16T05:57:59Z</text:p>
          </table:table-cell>
          <table:table-cell office:value-type="string" calcext:value-type="string">
            <text:p>SUCCEEDED</text:p>
          </table:table-cell>
          <table:table-cell office:value-type="float" office:value="1830243" calcext:value-type="float">
            <text:p>1830243</text:p>
          </table:table-cell>
          <table:table-cell office:value-type="float" office:value="210878" calcext:value-type="float">
            <text:p>210878</text:p>
          </table:table-cell>
          <table:table-cell office:value-type="float" office:value="0.637" calcext:value-type="float">
            <text:p>0.637</text:p>
          </table:table-cell>
        </table:table-row>
        <table:table-row table:style-name="ro1">
          <table:table-cell office:value-type="string" calcext:value-type="string">
            <text:p>u-ch427-n96-start-paper-04</text:p>
          </table:table-cell>
          <table:table-cell office:value-type="float" office:value="65.341" calcext:value-type="float">
            <text:p>65.341</text:p>
          </table:table-cell>
          <table:table-cell office:value-type="float" office:value="12.51" calcext:value-type="float">
            <text:p>12.5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2022-06-16T05:59:30Z</text:p>
          </table:table-cell>
          <table:table-cell office:value-type="string" calcext:value-type="string">
            <text:p>2022-06-16T05:59:53Z</text:p>
          </table:table-cell>
          <table:table-cell office:value-type="string" calcext:value-type="string">
            <text:p>2022-06-16T06:01:21Z</text:p>
          </table:table-cell>
          <table:table-cell office:value-type="string" calcext:value-type="string">
            <text:p>SUCCEEDED</text:p>
          </table:table-cell>
          <table:table-cell office:value-type="float" office:value="1830269" calcext:value-type="float">
            <text:p>1830269</text:p>
          </table:table-cell>
          <table:table-cell office:value-type="float" office:value="224433" calcext:value-type="float">
            <text:p>224433</text:p>
          </table:table-cell>
          <table:table-cell office:value-type="float" office:value="0.731" calcext:value-type="float">
            <text:p>0.731</text:p>
          </table:table-cell>
        </table:table-row>
        <table:table-row table:style-name="ro1">
          <table:table-cell office:value-type="string" calcext:value-type="string">
            <text:p>u-ch427-n96-start-paper-05</text:p>
          </table:table-cell>
          <table:table-cell office:value-type="float" office:value="78.863" calcext:value-type="float">
            <text:p>78.863</text:p>
          </table:table-cell>
          <table:table-cell office:value-type="float" office:value="15.01" calcext:value-type="float">
            <text:p>15.0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2022-06-16T05:53:23Z</text:p>
          </table:table-cell>
          <table:table-cell office:value-type="string" calcext:value-type="string">
            <text:p>2022-06-16T05:53:33Z</text:p>
          </table:table-cell>
          <table:table-cell office:value-type="string" calcext:value-type="string">
            <text:p>2022-06-16T05:55:34Z</text:p>
          </table:table-cell>
          <table:table-cell office:value-type="string" calcext:value-type="string">
            <text:p>SUCCEEDED</text:p>
          </table:table-cell>
          <table:table-cell office:value-type="float" office:value="1830239" calcext:value-type="float">
            <text:p>1830239</text:p>
          </table:table-cell>
          <table:table-cell office:value-type="float" office:value="218635" calcext:value-type="float">
            <text:p>218635</text:p>
          </table:table-cell>
          <table:table-cell office:value-type="float" office:value="0.636" calcext:value-type="float">
            <text:p>0.636</text:p>
          </table:table-cell>
        </table:table-row>
        <table:table-row table:style-name="ro1">
          <table:table-cell office:value-type="string" calcext:value-type="string">
            <text:p>u-ch427-n96-start-paper-06</text:p>
          </table:table-cell>
          <table:table-cell office:value-type="float" office:value="78.04" calcext:value-type="float">
            <text:p>78.04</text:p>
          </table:table-cell>
          <table:table-cell office:value-type="float" office:value="14.96" calcext:value-type="float">
            <text:p>14.9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2022-06-16T05:53:23Z</text:p>
          </table:table-cell>
          <table:table-cell office:value-type="string" calcext:value-type="string">
            <text:p>2022-06-16T05:53:33Z</text:p>
          </table:table-cell>
          <table:table-cell office:value-type="string" calcext:value-type="string">
            <text:p>2022-06-16T05:55:35Z</text:p>
          </table:table-cell>
          <table:table-cell office:value-type="string" calcext:value-type="string">
            <text:p>SUCCEEDED</text:p>
          </table:table-cell>
          <table:table-cell office:value-type="float" office:value="1830240" calcext:value-type="float">
            <text:p>1830240</text:p>
          </table:table-cell>
          <table:table-cell office:value-type="float" office:value="196051" calcext:value-type="float">
            <text:p>196051</text:p>
          </table:table-cell>
          <table:table-cell office:value-type="float" office:value="0.672" calcext:value-type="float">
            <text:p>0.672</text:p>
          </table:table-cell>
        </table:table-row>
        <table:table-row table:style-name="ro1">
          <table:table-cell office:value-type="string" calcext:value-type="string">
            <text:p>u-ch427-n96-start-paper-07</text:p>
          </table:table-cell>
          <table:table-cell office:value-type="float" office:value="68.458" calcext:value-type="float">
            <text:p>68.458</text:p>
          </table:table-cell>
          <table:table-cell office:value-type="float" office:value="13.52" calcext:value-type="float">
            <text:p>13.5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2022-06-16T05:59:30Z</text:p>
          </table:table-cell>
          <table:table-cell office:value-type="string" calcext:value-type="string">
            <text:p>2022-06-16T06:01:21Z</text:p>
          </table:table-cell>
          <table:table-cell office:value-type="string" calcext:value-type="string">
            <text:p>2022-06-16T06:03:13Z</text:p>
          </table:table-cell>
          <table:table-cell office:value-type="string" calcext:value-type="string">
            <text:p>SUCCEEDED</text:p>
          </table:table-cell>
          <table:table-cell office:value-type="float" office:value="1830273" calcext:value-type="float">
            <text:p>1830273</text:p>
          </table:table-cell>
          <table:table-cell office:value-type="float" office:value="205575" calcext:value-type="float">
            <text:p>205575</text:p>
          </table:table-cell>
          <table:table-cell office:value-type="float" office:value="0.688" calcext:value-type="float">
            <text:p>0.688</text:p>
          </table:table-cell>
        </table:table-row>
        <table:table-row table:style-name="ro1">
          <table:table-cell office:value-type="string" calcext:value-type="string">
            <text:p>u-ch427-n96-start-paper-08</text:p>
          </table:table-cell>
          <table:table-cell office:value-type="float" office:value="68.973" calcext:value-type="float">
            <text:p>68.973</text:p>
          </table:table-cell>
          <table:table-cell office:value-type="float" office:value="14.22" calcext:value-type="float">
            <text:p>14.2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2022-06-16T05:53:19Z</text:p>
          </table:table-cell>
          <table:table-cell office:value-type="string" calcext:value-type="string">
            <text:p>2022-06-16T05:53:33Z</text:p>
          </table:table-cell>
          <table:table-cell office:value-type="string" calcext:value-type="string">
            <text:p>2022-06-16T05:56:09Z</text:p>
          </table:table-cell>
          <table:table-cell office:value-type="string" calcext:value-type="string">
            <text:p>SUCCEEDED</text:p>
          </table:table-cell>
          <table:table-cell office:value-type="float" office:value="1830235" calcext:value-type="float">
            <text:p>1830235</text:p>
          </table:table-cell>
          <table:table-cell office:value-type="float" office:value="201976" calcext:value-type="float">
            <text:p>201976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string" calcext:value-type="string">
            <text:p>u-ch427-n96-start-paper-09</text:p>
          </table:table-cell>
          <table:table-cell office:value-type="float" office:value="77.556" calcext:value-type="float">
            <text:p>77.556</text:p>
          </table:table-cell>
          <table:table-cell office:value-type="float" office:value="14.23" calcext:value-type="float">
            <text:p>14.2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2022-06-16T05:53:19Z</text:p>
          </table:table-cell>
          <table:table-cell office:value-type="string" calcext:value-type="string">
            <text:p>2022-06-16T05:53:33Z</text:p>
          </table:table-cell>
          <table:table-cell office:value-type="string" calcext:value-type="string">
            <text:p>2022-06-16T05:55:40Z</text:p>
          </table:table-cell>
          <table:table-cell office:value-type="string" calcext:value-type="string">
            <text:p>SUCCEEDED</text:p>
          </table:table-cell>
          <table:table-cell office:value-type="float" office:value="1830234" calcext:value-type="float">
            <text:p>1830234</text:p>
          </table:table-cell>
          <table:table-cell office:value-type="float" office:value="201956" calcext:value-type="float">
            <text:p>201956</text:p>
          </table:table-cell>
          <table:table-cell office:value-type="float" office:value="0.719" calcext:value-type="float">
            <text:p>0.719</text:p>
          </table:table-cell>
        </table:table-row>
        <table:table-row table:style-name="ro1">
          <table:table-cell office:value-type="string" calcext:value-type="string">
            <text:p>u-ch427-n96-start-paper-10</text:p>
          </table:table-cell>
          <table:table-cell office:value-type="float" office:value="78.913" calcext:value-type="float">
            <text:p>78.913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2022-06-13T19:17:24Z</text:p>
          </table:table-cell>
          <table:table-cell office:value-type="string" calcext:value-type="string">
            <text:p>2022-06-14T02:16:18Z</text:p>
          </table:table-cell>
          <table:table-cell office:value-type="string" calcext:value-type="string">
            <text:p>2022-06-14T02:18:35Z</text:p>
          </table:table-cell>
          <table:table-cell office:value-type="string" calcext:value-type="string">
            <text:p>SUCCEEDED</text:p>
          </table:table-cell>
          <table:table-cell office:value-type="float" office:value="1815249" calcext:value-type="float">
            <text:p>1815249</text:p>
          </table:table-cell>
          <table:table-cell office:value-type="float" office:value="175373" calcext:value-type="float">
            <text:p>175373</text:p>
          </table:table-cell>
          <table:table-cell office:value-type="float" office:value="0.782" calcext:value-type="float">
            <text:p>0.782</text:p>
          </table:table-cell>
        </table:table-row>
        <table:table-row table:style-name="ro1">
          <table:table-cell office:value-type="string" calcext:value-type="string">
            <text:p>u-ch427-n96-start-paper-11</text:p>
          </table:table-cell>
          <table:table-cell office:value-type="float" office:value="65.887" calcext:value-type="float">
            <text:p>65.887</text:p>
          </table:table-cell>
          <table:table-cell office:value-type="float" office:value="11.64" calcext:value-type="float">
            <text:p>11.6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022-06-18T21:21:52Z</text:p>
          </table:table-cell>
          <table:table-cell office:value-type="string" calcext:value-type="string">
            <text:p>2022-06-18T21:22:36Z</text:p>
          </table:table-cell>
          <table:table-cell office:value-type="string" calcext:value-type="string">
            <text:p>2022-06-18T21:24:00Z</text:p>
          </table:table-cell>
          <table:table-cell office:value-type="string" calcext:value-type="string">
            <text:p>SUCCEEDED</text:p>
          </table:table-cell>
          <table:table-cell office:value-type="float" office:value="1866163" calcext:value-type="float">
            <text:p>1866163</text:p>
          </table:table-cell>
          <table:table-cell office:value-type="float" office:value="238969" calcext:value-type="float">
            <text:p>238969</text:p>
          </table:table-cell>
          <table:table-cell office:value-type="float" office:value="0.606" calcext:value-type="float">
            <text:p>0.606</text:p>
          </table:table-cell>
        </table:table-row>
        <table:table-row table:style-name="ro1">
          <table:table-cell office:value-type="string" calcext:value-type="string">
            <text:p>u-ch427-n96-start-paper-12</text:p>
          </table:table-cell>
          <table:table-cell office:value-type="float" office:value="62.028" calcext:value-type="float">
            <text:p>62.028</text:p>
          </table:table-cell>
          <table:table-cell office:value-type="float" office:value="10.36" calcext:value-type="float">
            <text:p>10.3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022-06-18T21:27:01Z</text:p>
          </table:table-cell>
          <table:table-cell office:value-type="string" calcext:value-type="string">
            <text:p>2022-06-18T21:29:28Z</text:p>
          </table:table-cell>
          <table:table-cell office:value-type="string" calcext:value-type="string">
            <text:p>2022-06-18T21:30:48Z</text:p>
          </table:table-cell>
          <table:table-cell office:value-type="string" calcext:value-type="string">
            <text:p>SUCCEEDED</text:p>
          </table:table-cell>
          <table:table-cell office:value-type="float" office:value="1866212" calcext:value-type="float">
            <text:p>1866212</text:p>
          </table:table-cell>
          <table:table-cell office:value-type="float" office:value="69174" calcext:value-type="float">
            <text:p>69174</text:p>
          </table:table-cell>
          <table:table-cell office:value-type="float" office:value="0.605" calcext:value-type="float">
            <text:p>0.605</text:p>
          </table:table-cell>
        </table:table-row>
        <table:table-row table:style-name="ro1">
          <table:table-cell office:value-type="string" calcext:value-type="string">
            <text:p>u-ch427-n96-start-paper-13</text:p>
          </table:table-cell>
          <table:table-cell office:value-type="float" office:value="68.385" calcext:value-type="float">
            <text:p>68.385</text:p>
          </table:table-cell>
          <table:table-cell office:value-type="float" office:value="11.95" calcext:value-type="float">
            <text:p>11.9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022-06-19T01:38:34Z</text:p>
          </table:table-cell>
          <table:table-cell office:value-type="string" calcext:value-type="string">
            <text:p>2022-06-19T01:40:00Z</text:p>
          </table:table-cell>
          <table:table-cell office:value-type="string" calcext:value-type="string">
            <text:p>2022-06-19T01:41:32Z</text:p>
          </table:table-cell>
          <table:table-cell office:value-type="string" calcext:value-type="string">
            <text:p>SUCCEEDED</text:p>
          </table:table-cell>
          <table:table-cell office:value-type="float" office:value="1867367" calcext:value-type="float">
            <text:p>1867367</text:p>
          </table:table-cell>
          <table:table-cell office:value-type="float" office:value="44534" calcext:value-type="float">
            <text:p>44534</text:p>
          </table:table-cell>
          <table:table-cell office:value-type="float" office:value="0.614" calcext:value-type="float">
            <text:p>0.614</text:p>
          </table:table-cell>
        </table:table-row>
        <table:table-row table:style-name="ro1">
          <table:table-cell office:value-type="string" calcext:value-type="string">
            <text:p>u-ch427-n96-start-paper-14</text:p>
          </table:table-cell>
          <table:table-cell office:value-type="float" office:value="68.144" calcext:value-type="float">
            <text:p>68.144</text:p>
          </table:table-cell>
          <table:table-cell office:value-type="float" office:value="12.82" calcext:value-type="float">
            <text:p>12.8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2022-06-18T21:22:26Z</text:p>
          </table:table-cell>
          <table:table-cell office:value-type="string" calcext:value-type="string">
            <text:p>2022-06-18T21:23:09Z</text:p>
          </table:table-cell>
          <table:table-cell office:value-type="string" calcext:value-type="string">
            <text:p>2022-06-18T21:24:38Z</text:p>
          </table:table-cell>
          <table:table-cell office:value-type="string" calcext:value-type="string">
            <text:p>SUCCEEDED</text:p>
          </table:table-cell>
          <table:table-cell office:value-type="float" office:value="1866174" calcext:value-type="float">
            <text:p>1866174</text:p>
          </table:table-cell>
          <table:table-cell office:value-type="float" office:value="37896" calcext:value-type="float">
            <text:p>37896</text:p>
          </table:table-cell>
          <table:table-cell office:value-type="float" office:value="0.635" calcext:value-type="float">
            <text:p>0.635</text:p>
          </table:table-cell>
        </table:table-row>
        <table:table-row table:style-name="ro1">
          <table:table-cell office:value-type="string" calcext:value-type="string">
            <text:p>u-ch427-n96-start-paper-15</text:p>
          </table:table-cell>
          <table:table-cell office:value-type="float" office:value="70.509" calcext:value-type="float">
            <text:p>70.509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2022-06-19T01:38:57Z</text:p>
          </table:table-cell>
          <table:table-cell office:value-type="string" calcext:value-type="string">
            <text:p>2022-06-19T01:41:12Z</text:p>
          </table:table-cell>
          <table:table-cell office:value-type="string" calcext:value-type="string">
            <text:p>2022-06-19T01:42:51Z</text:p>
          </table:table-cell>
          <table:table-cell office:value-type="string" calcext:value-type="string">
            <text:p>SUCCEEDED</text:p>
          </table:table-cell>
          <table:table-cell office:value-type="float" office:value="1867368" calcext:value-type="float">
            <text:p>1867368</text:p>
          </table:table-cell>
          <table:table-cell office:value-type="float" office:value="244986" calcext:value-type="float">
            <text:p>244986</text:p>
          </table:table-cell>
          <table:table-cell office:value-type="float" office:value="0.732" calcext:value-type="float">
            <text:p>0.732</text:p>
          </table:table-cell>
        </table:table-row>
        <table:table-row table:style-name="ro1">
          <table:table-cell office:value-type="string" calcext:value-type="string">
            <text:p>u-ch427-n96-start-paper-16</text:p>
          </table:table-cell>
          <table:table-cell office:value-type="float" office:value="67.459" calcext:value-type="float">
            <text:p>67.459</text:p>
          </table:table-cell>
          <table:table-cell office:value-type="float" office:value="13.25" calcext:value-type="float">
            <text:p>13.2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2022-06-18T21:28:51Z</text:p>
          </table:table-cell>
          <table:table-cell office:value-type="string" calcext:value-type="string">
            <text:p>2022-06-18T21:32:08Z</text:p>
          </table:table-cell>
          <table:table-cell office:value-type="string" calcext:value-type="string">
            <text:p>2022-06-18T21:34:00Z</text:p>
          </table:table-cell>
          <table:table-cell office:value-type="string" calcext:value-type="string">
            <text:p>SUCCEEDED</text:p>
          </table:table-cell>
          <table:table-cell office:value-type="float" office:value="1866228" calcext:value-type="float">
            <text:p>1866228</text:p>
          </table:table-cell>
          <table:table-cell office:value-type="float" office:value="42333" calcext:value-type="float">
            <text:p>42333</text:p>
          </table:table-cell>
          <table:table-cell office:value-type="float" office:value="0.679" calcext:value-type="float">
            <text:p>0.679</text:p>
          </table:table-cell>
        </table:table-row>
        <table:table-row table:style-name="ro1">
          <table:table-cell office:value-type="string" calcext:value-type="string">
            <text:p>u-ch427-n96-start-paper-17</text:p>
          </table:table-cell>
          <table:table-cell office:value-type="float" office:value="69.954" calcext:value-type="float">
            <text:p>69.954</text:p>
          </table:table-cell>
          <table:table-cell office:value-type="float" office:value="13.52" calcext:value-type="float">
            <text:p>13.5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2022-06-18T21:22:56Z</text:p>
          </table:table-cell>
          <table:table-cell office:value-type="string" calcext:value-type="string">
            <text:p>2022-06-18T21:24:57Z</text:p>
          </table:table-cell>
          <table:table-cell office:value-type="string" calcext:value-type="string">
            <text:p>2022-06-18T21:26:53Z</text:p>
          </table:table-cell>
          <table:table-cell office:value-type="string" calcext:value-type="string">
            <text:p>SUCCEEDED</text:p>
          </table:table-cell>
          <table:table-cell office:value-type="float" office:value="1866180" calcext:value-type="float">
            <text:p>1866180</text:p>
          </table:table-cell>
          <table:table-cell office:value-type="float" office:value="254454" calcext:value-type="float">
            <text:p>254454</text:p>
          </table:table-cell>
          <table:table-cell office:value-type="float" office:value="0.698" calcext:value-type="float">
            <text:p>0.698</text:p>
          </table:table-cell>
        </table:table-row>
        <table:table-row table:style-name="ro1">
          <table:table-cell office:value-type="string" calcext:value-type="string">
            <text:p>u-ch427-n96-start-paper-18</text:p>
          </table:table-cell>
          <table:table-cell office:value-type="float" office:value="68.436" calcext:value-type="float">
            <text:p>68.436</text:p>
          </table:table-cell>
          <table:table-cell office:value-type="float" office:value="13.95" calcext:value-type="float">
            <text:p>13.9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2022-06-18T21:34:17Z</text:p>
          </table:table-cell>
          <table:table-cell office:value-type="string" calcext:value-type="string">
            <text:p>2022-06-18T21:43:40Z</text:p>
          </table:table-cell>
          <table:table-cell office:value-type="string" calcext:value-type="string">
            <text:p>2022-06-18T21:45:36Z</text:p>
          </table:table-cell>
          <table:table-cell office:value-type="string" calcext:value-type="string">
            <text:p>SUCCEEDED</text:p>
          </table:table-cell>
          <table:table-cell office:value-type="float" office:value="1866260" calcext:value-type="float">
            <text:p>1866260</text:p>
          </table:table-cell>
          <table:table-cell office:value-type="float" office:value="186509" calcext:value-type="float">
            <text:p>186509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u-ch427-n96-start-paper-19</text:p>
          </table:table-cell>
          <table:table-cell office:value-type="float" office:value="73.521" calcext:value-type="float">
            <text:p>73.521</text:p>
          </table:table-cell>
          <table:table-cell office:value-type="float" office:value="14.47" calcext:value-type="float">
            <text:p>14.4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2022-06-18T22:34:36Z</text:p>
          </table:table-cell>
          <table:table-cell office:value-type="string" calcext:value-type="string">
            <text:p>2022-06-18T22:46:11Z</text:p>
          </table:table-cell>
          <table:table-cell office:value-type="string" calcext:value-type="string">
            <text:p>2022-06-18T22:48:14Z</text:p>
          </table:table-cell>
          <table:table-cell office:value-type="string" calcext:value-type="string">
            <text:p>SUCCEEDED</text:p>
          </table:table-cell>
          <table:table-cell office:value-type="float" office:value="1866612" calcext:value-type="float">
            <text:p>1866612</text:p>
          </table:table-cell>
          <table:table-cell office:value-type="float" office:value="84417" calcext:value-type="float">
            <text:p>84417</text:p>
          </table:table-cell>
          <table:table-cell office:value-type="float" office:value="0.797" calcext:value-type="float">
            <text:p>0.797</text:p>
          </table:table-cell>
        </table:table-row>
        <table:table-row table:style-name="ro1">
          <table:table-cell office:value-type="string" calcext:value-type="string">
            <text:p>u-ch427-n96-start-paper-20</text:p>
          </table:table-cell>
          <table:table-cell office:value-type="float" office:value="103.228" calcext:value-type="float">
            <text:p>103.228</text:p>
          </table:table-cell>
          <table:table-cell office:value-type="float" office:value="18.97" calcext:value-type="float">
            <text:p>18.9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2022-06-13T18:50:45Z</text:p>
          </table:table-cell>
          <table:table-cell office:value-type="string" calcext:value-type="string">
            <text:p>2022-06-14T03:35:57Z</text:p>
          </table:table-cell>
          <table:table-cell office:value-type="string" calcext:value-type="string">
            <text:p>2022-06-14T03:39:45Z</text:p>
          </table:table-cell>
          <table:table-cell office:value-type="string" calcext:value-type="string">
            <text:p>SUCCEEDED</text:p>
          </table:table-cell>
          <table:table-cell office:value-type="float" office:value="1815140" calcext:value-type="float">
            <text:p>1815140</text:p>
          </table:table-cell>
          <table:table-cell office:value-type="float" office:value="104802" calcext:value-type="float">
            <text:p>104802</text:p>
          </table:table-cell>
          <table:table-cell office:value-type="float" office:value="3.08" calcext:value-type="float">
            <text:p>3.08</text:p>
          </table:table-cell>
        </table:table-row>
        <table:table-row table:style-name="ro1">
          <table:table-cell office:value-type="string" calcext:value-type="string">
            <text:p>u-ch427-n96-start-paper-21</text:p>
          </table:table-cell>
          <table:table-cell office:value-type="float" office:value="68.936" calcext:value-type="float">
            <text:p>68.936</text:p>
          </table:table-cell>
          <table:table-cell office:value-type="float" office:value="11.66" calcext:value-type="float">
            <text:p>11.6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022-06-19T04:40:09Z</text:p>
          </table:table-cell>
          <table:table-cell office:value-type="string" calcext:value-type="string">
            <text:p>2022-06-19T04:40:45Z</text:p>
          </table:table-cell>
          <table:table-cell office:value-type="string" calcext:value-type="string">
            <text:p>2022-06-19T04:42:18Z</text:p>
          </table:table-cell>
          <table:table-cell office:value-type="string" calcext:value-type="string">
            <text:p>SUCCEEDED</text:p>
          </table:table-cell>
          <table:table-cell office:value-type="float" office:value="1867734" calcext:value-type="float">
            <text:p>1867734</text:p>
          </table:table-cell>
          <table:table-cell office:value-type="float" office:value="136018" calcext:value-type="float">
            <text:p>136018</text:p>
          </table:table-cell>
          <table:table-cell office:value-type="float" office:value="0.602" calcext:value-type="float">
            <text:p>0.602</text:p>
          </table:table-cell>
        </table:table-row>
        <table:table-row table:style-name="ro1">
          <table:table-cell office:value-type="string" calcext:value-type="string">
            <text:p>u-ch427-n96-start-paper-22</text:p>
          </table:table-cell>
          <table:table-cell office:value-type="float" office:value="63.773" calcext:value-type="float">
            <text:p>63.773</text:p>
          </table:table-cell>
          <table:table-cell office:value-type="float" office:value="11.46" calcext:value-type="float">
            <text:p>11.46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022-06-18T21:24:45Z</text:p>
          </table:table-cell>
          <table:table-cell office:value-type="string" calcext:value-type="string">
            <text:p>2022-06-18T21:29:28Z</text:p>
          </table:table-cell>
          <table:table-cell office:value-type="string" calcext:value-type="string">
            <text:p>2022-06-18T21:30:49Z</text:p>
          </table:table-cell>
          <table:table-cell office:value-type="string" calcext:value-type="string">
            <text:p>SUCCEEDED</text:p>
          </table:table-cell>
          <table:table-cell office:value-type="float" office:value="1866192" calcext:value-type="float">
            <text:p>1866192</text:p>
          </table:table-cell>
          <table:table-cell office:value-type="float" office:value="26592" calcext:value-type="float">
            <text:p>26592</text:p>
          </table:table-cell>
          <table:table-cell office:value-type="float" office:value="0.605" calcext:value-type="float">
            <text:p>0.605</text:p>
          </table:table-cell>
        </table:table-row>
        <table:table-row table:style-name="ro1">
          <table:table-cell office:value-type="string" calcext:value-type="string">
            <text:p>u-ch427-n96-start-paper-23</text:p>
          </table:table-cell>
          <table:table-cell office:value-type="float" office:value="66.958" calcext:value-type="float">
            <text:p>66.958</text:p>
          </table:table-cell>
          <table:table-cell office:value-type="float" office:value="12.27" calcext:value-type="float">
            <text:p>12.27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022-06-18T22:36:54Z</text:p>
          </table:table-cell>
          <table:table-cell office:value-type="string" calcext:value-type="string">
            <text:p>2022-06-18T22:42:45Z</text:p>
          </table:table-cell>
          <table:table-cell office:value-type="string" calcext:value-type="string">
            <text:p>2022-06-18T22:44:13Z</text:p>
          </table:table-cell>
          <table:table-cell office:value-type="string" calcext:value-type="string">
            <text:p>SUCCEEDED</text:p>
          </table:table-cell>
          <table:table-cell office:value-type="float" office:value="1866636" calcext:value-type="float">
            <text:p>1866636</text:p>
          </table:table-cell>
          <table:table-cell office:value-type="float" office:value="68579" calcext:value-type="float">
            <text:p>68579</text:p>
          </table:table-cell>
          <table:table-cell office:value-type="float" office:value="0.743" calcext:value-type="float">
            <text:p>0.743</text:p>
          </table:table-cell>
        </table:table-row>
        <table:table-row table:style-name="ro1">
          <table:table-cell office:value-type="string" calcext:value-type="string">
            <text:p>u-ch427-n96-start-paper-24</text:p>
          </table:table-cell>
          <table:table-cell office:value-type="float" office:value="65.397" calcext:value-type="float">
            <text:p>65.397</text:p>
          </table:table-cell>
          <table:table-cell office:value-type="float" office:value="12.12" calcext:value-type="float">
            <text:p>12.1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2022-06-18T21:24:03Z</text:p>
          </table:table-cell>
          <table:table-cell office:value-type="string" calcext:value-type="string">
            <text:p>2022-06-18T21:27:21Z</text:p>
          </table:table-cell>
          <table:table-cell office:value-type="string" calcext:value-type="string">
            <text:p>2022-06-18T21:28:49Z</text:p>
          </table:table-cell>
          <table:table-cell office:value-type="string" calcext:value-type="string">
            <text:p>SUCCEEDED</text:p>
          </table:table-cell>
          <table:table-cell office:value-type="float" office:value="1866183" calcext:value-type="float">
            <text:p>1866183</text:p>
          </table:table-cell>
          <table:table-cell office:value-type="float" office:value="10819" calcext:value-type="float">
            <text:p>10819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string" calcext:value-type="string">
            <text:p>u-ch427-n96-start-paper-25</text:p>
          </table:table-cell>
          <table:table-cell office:value-type="float" office:value="71.843" calcext:value-type="float">
            <text:p>71.843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2022-06-19T01:40:40Z</text:p>
          </table:table-cell>
          <table:table-cell office:value-type="string" calcext:value-type="string">
            <text:p>2022-06-19T01:41:12Z</text:p>
          </table:table-cell>
          <table:table-cell office:value-type="string" calcext:value-type="string">
            <text:p>2022-06-19T01:42:51Z</text:p>
          </table:table-cell>
          <table:table-cell office:value-type="string" calcext:value-type="string">
            <text:p>SUCCEEDED</text:p>
          </table:table-cell>
          <table:table-cell office:value-type="float" office:value="1867377" calcext:value-type="float">
            <text:p>1867377</text:p>
          </table:table-cell>
          <table:table-cell office:value-type="float" office:value="34045" calcext:value-type="float">
            <text:p>34045</text:p>
          </table:table-cell>
          <table:table-cell office:value-type="float" office:value="0.652" calcext:value-type="float">
            <text:p>0.652</text:p>
          </table:table-cell>
        </table:table-row>
        <table:table-row table:style-name="ro1">
          <table:table-cell office:value-type="string" calcext:value-type="string">
            <text:p>u-ch427-n96-start-paper-26</text:p>
          </table:table-cell>
          <table:table-cell office:value-type="float" office:value="72.754" calcext:value-type="float">
            <text:p>72.754</text:p>
          </table:table-cell>
          <table:table-cell office:value-type="float" office:value="12.66" calcext:value-type="float">
            <text:p>12.6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2022-06-19T01:37:03Z</text:p>
          </table:table-cell>
          <table:table-cell office:value-type="string" calcext:value-type="string">
            <text:p>2022-06-19T01:37:40Z</text:p>
          </table:table-cell>
          <table:table-cell office:value-type="string" calcext:value-type="string">
            <text:p>2022-06-19T01:39:19Z</text:p>
          </table:table-cell>
          <table:table-cell office:value-type="string" calcext:value-type="string">
            <text:p>SUCCEEDED</text:p>
          </table:table-cell>
          <table:table-cell office:value-type="float" office:value="1867365" calcext:value-type="float">
            <text:p>1867365</text:p>
          </table:table-cell>
          <table:table-cell office:value-type="float" office:value="28200" calcext:value-type="float">
            <text:p>28200</text:p>
          </table:table-cell>
          <table:table-cell office:value-type="float" office:value="0.694" calcext:value-type="float">
            <text:p>0.694</text:p>
          </table:table-cell>
        </table:table-row>
        <table:table-row table:style-name="ro1">
          <table:table-cell office:value-type="string" calcext:value-type="string">
            <text:p>u-ch427-n96-start-paper-27</text:p>
          </table:table-cell>
          <table:table-cell office:value-type="float" office:value="69" calcext:value-type="float">
            <text:p>69</text:p>
          </table:table-cell>
          <table:table-cell office:value-type="float" office:value="13.83" calcext:value-type="float">
            <text:p>13.83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2022-06-18T21:31:02Z</text:p>
          </table:table-cell>
          <table:table-cell office:value-type="string" calcext:value-type="string">
            <text:p>2022-06-18T21:39:26Z</text:p>
          </table:table-cell>
          <table:table-cell office:value-type="string" calcext:value-type="string">
            <text:p>2022-06-18T21:41:20Z</text:p>
          </table:table-cell>
          <table:table-cell office:value-type="string" calcext:value-type="string">
            <text:p>SUCCEEDED</text:p>
          </table:table-cell>
          <table:table-cell office:value-type="float" office:value="1866245" calcext:value-type="float">
            <text:p>1866245</text:p>
          </table:table-cell>
          <table:table-cell office:value-type="float" office:value="59226" calcext:value-type="float">
            <text:p>59226</text:p>
          </table:table-cell>
          <table:table-cell office:value-type="float" office:value="0.693" calcext:value-type="float">
            <text:p>0.693</text:p>
          </table:table-cell>
        </table:table-row>
        <table:table-row table:style-name="ro1">
          <table:table-cell office:value-type="string" calcext:value-type="string">
            <text:p>u-ch427-n96-start-paper-28</text:p>
          </table:table-cell>
          <table:table-cell office:value-type="float" office:value="69.787" calcext:value-type="float">
            <text:p>69.787</text:p>
          </table:table-cell>
          <table:table-cell office:value-type="float" office:value="14.18" calcext:value-type="float">
            <text:p>14.1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2022-06-18T21:31:06Z</text:p>
          </table:table-cell>
          <table:table-cell office:value-type="string" calcext:value-type="string">
            <text:p>2022-06-18T21:41:14Z</text:p>
          </table:table-cell>
          <table:table-cell office:value-type="string" calcext:value-type="string">
            <text:p>2022-06-18T21:43:11Z</text:p>
          </table:table-cell>
          <table:table-cell office:value-type="string" calcext:value-type="string">
            <text:p>SUCCEEDED</text:p>
          </table:table-cell>
          <table:table-cell office:value-type="float" office:value="1866249" calcext:value-type="float">
            <text:p>1866249</text:p>
          </table:table-cell>
          <table:table-cell office:value-type="float" office:value="170283" calcext:value-type="float">
            <text:p>170283</text:p>
          </table:table-cell>
          <table:table-cell office:value-type="float" office:value="0.686" calcext:value-type="float">
            <text:p>0.686</text:p>
          </table:table-cell>
        </table:table-row>
        <table:table-row table:style-name="ro1">
          <table:table-cell office:value-type="string" calcext:value-type="string">
            <text:p>u-ch427-n96-start-paper-29</text:p>
          </table:table-cell>
          <table:table-cell office:value-type="float" office:value="70.231" calcext:value-type="float">
            <text:p>70.231</text:p>
          </table:table-cell>
          <table:table-cell office:value-type="float" office:value="13.86" calcext:value-type="float">
            <text:p>13.86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2022-06-18T22:36:37Z</text:p>
          </table:table-cell>
          <table:table-cell office:value-type="string" calcext:value-type="string">
            <text:p>2022-06-18T22:49:05Z</text:p>
          </table:table-cell>
          <table:table-cell office:value-type="string" calcext:value-type="string">
            <text:p>2022-06-18T22:51:04Z</text:p>
          </table:table-cell>
          <table:table-cell office:value-type="string" calcext:value-type="string">
            <text:p>SUCCEEDED</text:p>
          </table:table-cell>
          <table:table-cell office:value-type="float" office:value="1866635" calcext:value-type="float">
            <text:p>1866635</text:p>
          </table:table-cell>
          <table:table-cell office:value-type="float" office:value="101207" calcext:value-type="float">
            <text:p>101207</text:p>
          </table:table-cell>
          <table:table-cell office:value-type="float" office:value="0.709" calcext:value-type="float">
            <text:p>0.709</text:p>
          </table:table-cell>
        </table:table-row>
        <table:table-row table:style-name="ro1">
          <table:table-cell office:value-type="string" calcext:value-type="string">
            <text:p>u-ch427-n96-start-paper-30</text:p>
          </table:table-cell>
          <table:table-cell office:value-type="float" office:value="162.218" calcext:value-type="float">
            <text:p>162.218</text:p>
          </table:table-cell>
          <table:table-cell office:value-type="float" office:value="42.43" calcext:value-type="float">
            <text:p>42.43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2022-06-14T19:41:52Z</text:p>
          </table:table-cell>
          <table:table-cell office:value-type="string" calcext:value-type="string">
            <text:p>2022-06-14T20:53:55Z</text:p>
          </table:table-cell>
          <table:table-cell office:value-type="string" calcext:value-type="string">
            <text:p>2022-06-14T20:59:11Z</text:p>
          </table:table-cell>
          <table:table-cell office:value-type="string" calcext:value-type="string">
            <text:p>SUCCEEDED</text:p>
          </table:table-cell>
          <table:table-cell office:value-type="float" office:value="1821113" calcext:value-type="float">
            <text:p>1821113</text:p>
          </table:table-cell>
          <table:table-cell office:value-type="float" office:value="24861" calcext:value-type="float">
            <text:p>24861</text:p>
          </table:table-cell>
          <table:table-cell office:value-type="float" office:value="6.064" calcext:value-type="float">
            <text:p>6.064</text:p>
          </table:table-cell>
        </table:table-row>
        <table:table-row table:style-name="ro1">
          <table:table-cell office:value-type="string" calcext:value-type="string">
            <text:p>u-ch427-n96-start-paper-50</text:p>
          </table:table-cell>
          <table:table-cell office:value-type="float" office:value="273.078" calcext:value-type="float">
            <text:p>273.078</text:p>
          </table:table-cell>
          <table:table-cell office:value-type="float" office:value="51.48" calcext:value-type="float">
            <text:p>51.48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string" calcext:value-type="string">
            <text:p>2022-06-15T16:48:54Z</text:p>
          </table:table-cell>
          <table:table-cell office:value-type="string" calcext:value-type="string">
            <text:p>2022-06-15T17:50:43Z</text:p>
          </table:table-cell>
          <table:table-cell office:value-type="string" calcext:value-type="string">
            <text:p>2022-06-15T17:58:11Z</text:p>
          </table:table-cell>
          <table:table-cell office:value-type="string" calcext:value-type="string">
            <text:p>SUCCEEDED</text:p>
          </table:table-cell>
          <table:table-cell office:value-type="float" office:value="1827273" calcext:value-type="float">
            <text:p>1827273</text:p>
          </table:table-cell>
          <table:table-cell office:value-type="float" office:value="149960" calcext:value-type="float">
            <text:p>149960</text:p>
          </table:table-cell>
          <table:table-cell office:value-type="float" office:value="3.119" calcext:value-type="float">
            <text:p>3.119</text:p>
          </table:table-cell>
        </table:table-row>
        <table:table-row table:style-name="ro1">
          <table:table-cell office:value-type="string" calcext:value-type="string">
            <text:p>u-ch427-n96-start-paper-97</text:p>
          </table:table-cell>
          <table:table-cell office:value-type="float" office:value="613.343" calcext:value-type="float">
            <text:p>613.343</text:p>
          </table:table-cell>
          <table:table-cell office:value-type="float" office:value="92.67" calcext:value-type="float">
            <text:p>92.67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/>
          <table:table-cell office:value-type="float" office:value="391" calcext:value-type="float">
            <text:p>391</text:p>
          </table:table-cell>
          <table:table-cell office:value-type="string" calcext:value-type="string">
            <text:p>2022-06-16T05:53:23Z</text:p>
          </table:table-cell>
          <table:table-cell office:value-type="string" calcext:value-type="string">
            <text:p>2022-06-16T21:06:43Z</text:p>
          </table:table-cell>
          <table:table-cell office:value-type="string" calcext:value-type="string">
            <text:p>2022-06-16T21:24:58Z</text:p>
          </table:table-cell>
          <table:table-cell office:value-type="string" calcext:value-type="string">
            <text:p>SUCCEEDED</text:p>
          </table:table-cell>
          <table:table-cell office:value-type="float" office:value="1830242" calcext:value-type="float">
            <text:p>1830242</text:p>
          </table:table-cell>
          <table:table-cell office:value-type="float" office:value="131984" calcext:value-type="float">
            <text:p>131984</text:p>
          </table:table-cell>
          <table:table-cell office:value-type="float" office:value="18.878" calcext:value-type="float">
            <text:p>18.878</text:p>
          </table:table-cell>
        </table:table-row>
        <table:table-row table:style-name="ro1">
          <table:table-cell office:value-type="string" calcext:value-type="string">
            <text:p>u-ch427-n96-start-paper-98</text:p>
          </table:table-cell>
          <table:table-cell office:value-type="float" office:value="903.709" calcext:value-type="float">
            <text:p>903.709</text:p>
          </table:table-cell>
          <table:table-cell office:value-type="float" office:value="73.88" calcext:value-type="float">
            <text:p>73.88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/>
          <table:table-cell office:value-type="float" office:value="395" calcext:value-type="float">
            <text:p>395</text:p>
          </table:table-cell>
          <table:table-cell office:value-type="string" calcext:value-type="string">
            <text:p>2022-06-16T05:53:24Z</text:p>
          </table:table-cell>
          <table:table-cell office:value-type="string" calcext:value-type="string">
            <text:p>2022-06-16T21:19:38Z</text:p>
          </table:table-cell>
          <table:table-cell office:value-type="string" calcext:value-type="string">
            <text:p>2022-06-16T21:42:34Z</text:p>
          </table:table-cell>
          <table:table-cell office:value-type="string" calcext:value-type="string">
            <text:p>SUCCEEDED</text:p>
          </table:table-cell>
          <table:table-cell office:value-type="float" office:value="1830245" calcext:value-type="float">
            <text:p>1830245</text:p>
          </table:table-cell>
          <table:table-cell office:value-type="float" office:value="209561" calcext:value-type="float">
            <text:p>209561</text:p>
          </table:table-cell>
          <table:table-cell office:value-type="float" office:value="20.389" calcext:value-type="float">
            <text:p>20.389</text:p>
          </table:table-cell>
        </table:table-row>
        <table:table-row table:style-name="ro1">
          <table:table-cell office:value-type="string" calcext:value-type="string">
            <text:p>u-ch427-n96-start-paper-99</text:p>
          </table:table-cell>
          <table:table-cell office:value-type="float" office:value="930.802" calcext:value-type="float">
            <text:p>930.802</text:p>
          </table:table-cell>
          <table:table-cell office:value-type="float" office:value="89.13" calcext:value-type="float">
            <text:p>89.13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string" calcext:value-type="string">
            <text:p>2022-06-16T05:53:20Z</text:p>
          </table:table-cell>
          <table:table-cell office:value-type="string" calcext:value-type="string">
            <text:p>2022-06-16T18:33:34Z</text:p>
          </table:table-cell>
          <table:table-cell office:value-type="string" calcext:value-type="string">
            <text:p>2022-06-16T18:57:00Z</text:p>
          </table:table-cell>
          <table:table-cell office:value-type="string" calcext:value-type="string">
            <text:p>SUCCEEDED</text:p>
          </table:table-cell>
          <table:table-cell office:value-type="float" office:value="1830237" calcext:value-type="float">
            <text:p>1830237</text:p>
          </table:table-cell>
          <table:table-cell office:value-type="float" office:value="116932" calcext:value-type="float">
            <text:p>116932</text:p>
          </table:table-cell>
          <table:table-cell office:value-type="float" office:value="18.008" calcext:value-type="float">
            <text:p>18.008</text:p>
          </table:table-cell>
        </table:table-row>
        <table:table-row table:style-name="ro1">
          <table:table-cell office:value-type="string" calcext:value-type="string">
            <text:p>u-ch427-n96-start-paper-100</text:p>
          </table:table-cell>
          <table:table-cell office:value-type="float" office:value="877.07" calcext:value-type="float">
            <text:p>877.07</text:p>
          </table:table-cell>
          <table:table-cell office:value-type="float" office:value="89.11" calcext:value-type="float">
            <text:p>89.1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string" calcext:value-type="string">
            <text:p>2022-06-15T13:39:44Z</text:p>
          </table:table-cell>
          <table:table-cell office:value-type="string" calcext:value-type="string">
            <text:p>2022-06-15T16:10:56Z</text:p>
          </table:table-cell>
          <table:table-cell office:value-type="string" calcext:value-type="string">
            <text:p>2022-06-15T16:32:46Z</text:p>
          </table:table-cell>
          <table:table-cell office:value-type="string" calcext:value-type="string">
            <text:p>SUCCEEDED</text:p>
          </table:table-cell>
          <table:table-cell office:value-type="float" office:value="1825850" calcext:value-type="float">
            <text:p>1825850</text:p>
          </table:table-cell>
          <table:table-cell office:value-type="float" office:value="57785" calcext:value-type="float">
            <text:p>57785</text:p>
          </table:table-cell>
          <table:table-cell office:value-type="float" office:value="37.73" calcext:value-type="float">
            <text:p>37.73</text:p>
          </table:table-cell>
        </table:table-row>
        <table:table-row table:style-name="ro1">
          <table:table-cell office:value-type="string" calcext:value-type="string">
            <text:p>u-ch427-n96-start-paper-x0-00</text:p>
          </table:table-cell>
          <table:table-cell office:value-type="float" office:value="59.571" calcext:value-type="float">
            <text:p>59.571</text:p>
          </table:table-cell>
          <table:table-cell office:value-type="float" office:value="10.49" calcext:value-type="float">
            <text:p>10.4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2022-06-15T15:06:22Z</text:p>
          </table:table-cell>
          <table:table-cell office:value-type="string" calcext:value-type="string">
            <text:p>2022-06-15T15:07:02Z</text:p>
          </table:table-cell>
          <table:table-cell office:value-type="string" calcext:value-type="string">
            <text:p>2022-06-15T15:08:15Z</text:p>
          </table:table-cell>
          <table:table-cell office:value-type="string" calcext:value-type="string">
            <text:p>SUCCEEDED</text:p>
          </table:table-cell>
          <table:table-cell office:value-type="float" office:value="1826538" calcext:value-type="float">
            <text:p>1826538</text:p>
          </table:table-cell>
          <table:table-cell office:value-type="float" office:value="228620" calcext:value-type="float">
            <text:p>228620</text:p>
          </table:table-cell>
          <table:table-cell office:value-type="float" office:value="0.527" calcext:value-type="float">
            <text:p>0.527</text:p>
          </table:table-cell>
        </table:table-row>
        <table:table-row table:style-name="ro1">
          <table:table-cell office:value-type="string" calcext:value-type="string">
            <text:p>u-ch427-n96-start-paper-x0-01</text:p>
          </table:table-cell>
          <table:table-cell office:value-type="float" office:value="61.365" calcext:value-type="float">
            <text:p>61.365</text:p>
          </table:table-cell>
          <table:table-cell office:value-type="float" office:value="9.53" calcext:value-type="float">
            <text:p>9.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2022-06-15T15:06:37Z</text:p>
          </table:table-cell>
          <table:table-cell office:value-type="string" calcext:value-type="string">
            <text:p>2022-06-15T15:07:02Z</text:p>
          </table:table-cell>
          <table:table-cell office:value-type="string" calcext:value-type="string">
            <text:p>2022-06-15T15:08:30Z</text:p>
          </table:table-cell>
          <table:table-cell office:value-type="string" calcext:value-type="string">
            <text:p>SUCCEEDED</text:p>
          </table:table-cell>
          <table:table-cell office:value-type="float" office:value="1826539" calcext:value-type="float">
            <text:p>1826539</text:p>
          </table:table-cell>
          <table:table-cell office:value-type="float" office:value="57673" calcext:value-type="float">
            <text:p>57673</text:p>
          </table:table-cell>
          <table:table-cell office:value-type="float" office:value="0.593" calcext:value-type="float">
            <text:p>0.593</text:p>
          </table:table-cell>
        </table:table-row>
        <table:table-row table:style-name="ro1">
          <table:table-cell office:value-type="string" calcext:value-type="string">
            <text:p>u-ch427-n96-start-paper-x0-02</text:p>
          </table:table-cell>
          <table:table-cell office:value-type="float" office:value="63.755" calcext:value-type="float">
            <text:p>63.755</text:p>
          </table:table-cell>
          <table:table-cell office:value-type="float" office:value="11.65" calcext:value-type="float">
            <text:p>11.6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022-06-15T20:16:58Z</text:p>
          </table:table-cell>
          <table:table-cell office:value-type="string" calcext:value-type="string">
            <text:p>2022-06-15T20:23:05Z</text:p>
          </table:table-cell>
          <table:table-cell office:value-type="string" calcext:value-type="string">
            <text:p>2022-06-15T20:24:37Z</text:p>
          </table:table-cell>
          <table:table-cell office:value-type="string" calcext:value-type="string">
            <text:p>SUCCEEDED</text:p>
          </table:table-cell>
          <table:table-cell office:value-type="float" office:value="1828117" calcext:value-type="float">
            <text:p>1828117</text:p>
          </table:table-cell>
          <table:table-cell office:value-type="float" office:value="5372" calcext:value-type="float">
            <text:p>5372</text:p>
          </table:table-cell>
          <table:table-cell office:value-type="float" office:value="0.605" calcext:value-type="float">
            <text:p>0.605</text:p>
          </table:table-cell>
        </table:table-row>
        <table:table-row table:style-name="ro1">
          <table:table-cell office:value-type="string" calcext:value-type="string">
            <text:p>u-ch427-n96-start-paper-x0-03</text:p>
          </table:table-cell>
          <table:table-cell office:value-type="float" office:value="66.494" calcext:value-type="float">
            <text:p>66.494</text:p>
          </table:table-cell>
          <table:table-cell office:value-type="float" office:value="12.49" calcext:value-type="float">
            <text:p>12.4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022-06-15T20:17:06Z</text:p>
          </table:table-cell>
          <table:table-cell office:value-type="string" calcext:value-type="string">
            <text:p>2022-06-15T20:27:07Z</text:p>
          </table:table-cell>
          <table:table-cell office:value-type="string" calcext:value-type="string">
            <text:p>2022-06-15T20:28:46Z</text:p>
          </table:table-cell>
          <table:table-cell office:value-type="string" calcext:value-type="string">
            <text:p>SUCCEEDED</text:p>
          </table:table-cell>
          <table:table-cell office:value-type="float" office:value="1828118" calcext:value-type="float">
            <text:p>1828118</text:p>
          </table:table-cell>
          <table:table-cell office:value-type="float" office:value="30623" calcext:value-type="float">
            <text:p>30623</text:p>
          </table:table-cell>
          <table:table-cell office:value-type="float" office:value="0.704" calcext:value-type="float">
            <text:p>0.704</text:p>
          </table:table-cell>
        </table:table-row>
        <table:table-row table:style-name="ro1">
          <table:table-cell office:value-type="string" calcext:value-type="string">
            <text:p>u-ch427-n96-start-paper-x0-04</text:p>
          </table:table-cell>
          <table:table-cell office:value-type="float" office:value="67.676" calcext:value-type="float">
            <text:p>67.676</text:p>
          </table:table-cell>
          <table:table-cell office:value-type="float" office:value="12.56" calcext:value-type="float">
            <text:p>12.5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2022-06-15T20:17:18Z</text:p>
          </table:table-cell>
          <table:table-cell office:value-type="string" calcext:value-type="string">
            <text:p>2022-06-15T20:19:06Z</text:p>
          </table:table-cell>
          <table:table-cell office:value-type="string" calcext:value-type="string">
            <text:p>2022-06-15T20:20:46Z</text:p>
          </table:table-cell>
          <table:table-cell office:value-type="string" calcext:value-type="string">
            <text:p>SUCCEEDED</text:p>
          </table:table-cell>
          <table:table-cell office:value-type="float" office:value="1828121" calcext:value-type="float">
            <text:p>1828121</text:p>
          </table:table-cell>
          <table:table-cell office:value-type="float" office:value="181503" calcext:value-type="float">
            <text:p>181503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u-ch427-n96-start-paper-x0-05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2022-06-15T20:17:29Z</text:p>
          </table:table-cell>
          <table:table-cell office:value-type="string" calcext:value-type="string">
            <text:p>2022-06-15T20:20:09Z</text:p>
          </table:table-cell>
          <table:table-cell office:value-type="string" calcext:value-type="string">
            <text:p>2022-06-15T20:22:07Z</text:p>
          </table:table-cell>
          <table:table-cell office:value-type="string" calcext:value-type="string">
            <text:p>SUCCEEDED</text:p>
          </table:table-cell>
          <table:table-cell office:value-type="float" office:value="1828122" calcext:value-type="float">
            <text:p>1828122</text:p>
          </table:table-cell>
          <table:table-cell office:value-type="float" office:value="132818" calcext:value-type="float">
            <text:p>132818</text:p>
          </table:table-cell>
          <table:table-cell office:value-type="float" office:value="0.654" calcext:value-type="float">
            <text:p>0.654</text:p>
          </table:table-cell>
        </table:table-row>
        <table:table-row table:style-name="ro1">
          <table:table-cell office:value-type="string" calcext:value-type="string">
            <text:p>u-ch427-n96-start-paper-x0-06</text:p>
          </table:table-cell>
          <table:table-cell office:value-type="float" office:value="69.125" calcext:value-type="float">
            <text:p>69.125</text:p>
          </table:table-cell>
          <table:table-cell office:value-type="float" office:value="13.37" calcext:value-type="float">
            <text:p>13.3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2022-06-15T20:17:39Z</text:p>
          </table:table-cell>
          <table:table-cell office:value-type="string" calcext:value-type="string">
            <text:p>2022-06-15T20:33:57Z</text:p>
          </table:table-cell>
          <table:table-cell office:value-type="string" calcext:value-type="string">
            <text:p>2022-06-15T20:36:03Z</text:p>
          </table:table-cell>
          <table:table-cell office:value-type="string" calcext:value-type="string">
            <text:p>SUCCEEDED</text:p>
          </table:table-cell>
          <table:table-cell office:value-type="float" office:value="1828123" calcext:value-type="float">
            <text:p>1828123</text:p>
          </table:table-cell>
          <table:table-cell office:value-type="float" office:value="19531" calcext:value-type="float">
            <text:p>19531</text:p>
          </table:table-cell>
          <table:table-cell office:value-type="float" office:value="0.917" calcext:value-type="float">
            <text:p>0.917</text:p>
          </table:table-cell>
        </table:table-row>
        <table:table-row table:style-name="ro1">
          <table:table-cell office:value-type="string" calcext:value-type="string">
            <text:p>u-ch427-n96-start-paper-x0-07</text:p>
          </table:table-cell>
          <table:table-cell office:value-type="float" office:value="74.081" calcext:value-type="float">
            <text:p>74.081</text:p>
          </table:table-cell>
          <table:table-cell office:value-type="float" office:value="13.57" calcext:value-type="float">
            <text:p>13.5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2022-06-15T20:22:55Z</text:p>
          </table:table-cell>
          <table:table-cell office:value-type="string" calcext:value-type="string">
            <text:p>2022-06-15T20:44:37Z</text:p>
          </table:table-cell>
          <table:table-cell office:value-type="string" calcext:value-type="string">
            <text:p>2022-06-15T20:46:49Z</text:p>
          </table:table-cell>
          <table:table-cell office:value-type="string" calcext:value-type="string">
            <text:p>SUCCEEDED</text:p>
          </table:table-cell>
          <table:table-cell office:value-type="float" office:value="1828138" calcext:value-type="float">
            <text:p>1828138</text:p>
          </table:table-cell>
          <table:table-cell office:value-type="float" office:value="132216" calcext:value-type="float">
            <text:p>132216</text:p>
          </table:table-cell>
          <table:table-cell office:value-type="float" office:value="0.696" calcext:value-type="float">
            <text:p>0.696</text:p>
          </table:table-cell>
        </table:table-row>
        <table:table-row table:style-name="ro1">
          <table:table-cell office:value-type="string" calcext:value-type="string">
            <text:p>u-ch427-n96-start-paper-x0-08</text:p>
          </table:table-cell>
          <table:table-cell office:value-type="float" office:value="73.699" calcext:value-type="float">
            <text:p>73.69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2022-06-15T20:23:00Z</text:p>
          </table:table-cell>
          <table:table-cell office:value-type="string" calcext:value-type="string">
            <text:p>2022-06-15T21:21:35Z</text:p>
          </table:table-cell>
          <table:table-cell office:value-type="string" calcext:value-type="string">
            <text:p>2022-06-15T21:23:48Z</text:p>
          </table:table-cell>
          <table:table-cell office:value-type="string" calcext:value-type="string">
            <text:p>SUCCEEDED</text:p>
          </table:table-cell>
          <table:table-cell office:value-type="float" office:value="1828139" calcext:value-type="float">
            <text:p>1828139</text:p>
          </table:table-cell>
          <table:table-cell office:value-type="float" office:value="232230" calcext:value-type="float">
            <text:p>232230</text:p>
          </table:table-cell>
          <table:table-cell office:value-type="float" office:value="0.873" calcext:value-type="float">
            <text:p>0.873</text:p>
          </table:table-cell>
        </table:table-row>
        <table:table-row table:style-name="ro1">
          <table:table-cell office:value-type="string" calcext:value-type="string">
            <text:p>u-ch427-n96-start-paper-x0-09</text:p>
          </table:table-cell>
          <table:table-cell office:value-type="float" office:value="76.161" calcext:value-type="float">
            <text:p>76.161</text:p>
          </table:table-cell>
          <table:table-cell office:value-type="float" office:value="14.58" calcext:value-type="float">
            <text:p>14.5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2022-06-15T20:23:10Z</text:p>
          </table:table-cell>
          <table:table-cell office:value-type="string" calcext:value-type="string">
            <text:p>2022-06-15T21:42:01Z</text:p>
          </table:table-cell>
          <table:table-cell office:value-type="string" calcext:value-type="string">
            <text:p>2022-06-15T21:44:18Z</text:p>
          </table:table-cell>
          <table:table-cell office:value-type="string" calcext:value-type="string">
            <text:p>SUCCEEDED</text:p>
          </table:table-cell>
          <table:table-cell office:value-type="float" office:value="1828140" calcext:value-type="float">
            <text:p>1828140</text:p>
          </table:table-cell>
          <table:table-cell office:value-type="float" office:value="93049" calcext:value-type="float">
            <text:p>93049</text:p>
          </table:table-cell>
          <table:table-cell office:value-type="float" office:value="0.978" calcext:value-type="float">
            <text:p>0.978</text:p>
          </table:table-cell>
        </table:table-row>
        <table:table-row table:style-name="ro1">
          <table:table-cell office:value-type="string" calcext:value-type="string">
            <text:p>u-ch427-n96-start-paper-x0-10</text:p>
          </table:table-cell>
          <table:table-cell office:value-type="float" office:value="79.217" calcext:value-type="float">
            <text:p>79.217</text:p>
          </table:table-cell>
          <table:table-cell office:value-type="float" office:value="13.81" calcext:value-type="float">
            <text:p>13.8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2022-06-15T15:11:59Z</text:p>
          </table:table-cell>
          <table:table-cell office:value-type="string" calcext:value-type="string">
            <text:p>2022-06-15T15:13:04Z</text:p>
          </table:table-cell>
          <table:table-cell office:value-type="string" calcext:value-type="string">
            <text:p>2022-06-15T15:15:25Z</text:p>
          </table:table-cell>
          <table:table-cell office:value-type="string" calcext:value-type="string">
            <text:p>SUCCEEDED</text:p>
          </table:table-cell>
          <table:table-cell office:value-type="float" office:value="1826581" calcext:value-type="float">
            <text:p>1826581</text:p>
          </table:table-cell>
          <table:table-cell office:value-type="float" office:value="127661" calcext:value-type="float">
            <text:p>127661</text:p>
          </table:table-cell>
          <table:table-cell office:value-type="float" office:value="1.102" calcext:value-type="float">
            <text:p>1.102</text:p>
          </table:table-cell>
        </table:table-row>
        <table:table-row table:style-name="ro1">
          <table:table-cell office:value-type="string" calcext:value-type="string">
            <text:p>u-ch427-n96-start-paper-x0-11</text:p>
          </table:table-cell>
          <table:table-cell office:value-type="float" office:value="65.192" calcext:value-type="float">
            <text:p>65.192</text:p>
          </table:table-cell>
          <table:table-cell office:value-type="float" office:value="10.53" calcext:value-type="float">
            <text:p>10.5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022-06-17T18:26:40Z</text:p>
          </table:table-cell>
          <table:table-cell office:value-type="string" calcext:value-type="string">
            <text:p>2022-06-18T05:05:49Z</text:p>
          </table:table-cell>
          <table:table-cell office:value-type="string" calcext:value-type="string">
            <text:p>2022-06-18T05:07:25Z</text:p>
          </table:table-cell>
          <table:table-cell office:value-type="string" calcext:value-type="string">
            <text:p>SUCCEEDED</text:p>
          </table:table-cell>
          <table:table-cell office:value-type="float" office:value="1843207" calcext:value-type="float">
            <text:p>1843207</text:p>
          </table:table-cell>
          <table:table-cell office:value-type="float" office:value="131544" calcext:value-type="float">
            <text:p>131544</text:p>
          </table:table-cell>
          <table:table-cell office:value-type="float" office:value="0.606" calcext:value-type="float">
            <text:p>0.606</text:p>
          </table:table-cell>
        </table:table-row>
        <table:table-row table:style-name="ro1">
          <table:table-cell office:value-type="string" calcext:value-type="string">
            <text:p>u-ch427-n96-start-paper-x0-12</text:p>
          </table:table-cell>
          <table:table-cell office:value-type="float" office:value="66.708" calcext:value-type="float">
            <text:p>66.708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022-06-17T18:26:39Z</text:p>
          </table:table-cell>
          <table:table-cell office:value-type="string" calcext:value-type="string">
            <text:p>2022-06-18T05:05:49Z</text:p>
          </table:table-cell>
          <table:table-cell office:value-type="string" calcext:value-type="string">
            <text:p>2022-06-18T05:07:25Z</text:p>
          </table:table-cell>
          <table:table-cell office:value-type="string" calcext:value-type="string">
            <text:p>SUCCEEDED</text:p>
          </table:table-cell>
          <table:table-cell office:value-type="float" office:value="1843205" calcext:value-type="float">
            <text:p>1843205</text:p>
          </table:table-cell>
          <table:table-cell office:value-type="float" office:value="91909" calcext:value-type="float">
            <text:p>91909</text:p>
          </table:table-cell>
          <table:table-cell office:value-type="float" office:value="0.603" calcext:value-type="float">
            <text:p>0.603</text:p>
          </table:table-cell>
        </table:table-row>
        <table:table-row table:style-name="ro1">
          <table:table-cell office:value-type="string" calcext:value-type="string">
            <text:p>u-ch427-n96-start-paper-x0-13</text:p>
          </table:table-cell>
          <table:table-cell office:value-type="float" office:value="65.715" calcext:value-type="float">
            <text:p>65.715</text:p>
          </table:table-cell>
          <table:table-cell office:value-type="float" office:value="11.75" calcext:value-type="float">
            <text:p>11.7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022-06-17T18:26:45Z</text:p>
          </table:table-cell>
          <table:table-cell office:value-type="string" calcext:value-type="string">
            <text:p>2022-06-18T05:05:49Z</text:p>
          </table:table-cell>
          <table:table-cell office:value-type="string" calcext:value-type="string">
            <text:p>2022-06-18T05:07:27Z</text:p>
          </table:table-cell>
          <table:table-cell office:value-type="string" calcext:value-type="string">
            <text:p>SUCCEEDED</text:p>
          </table:table-cell>
          <table:table-cell office:value-type="float" office:value="1843209" calcext:value-type="float">
            <text:p>1843209</text:p>
          </table:table-cell>
          <table:table-cell office:value-type="float" office:value="136484" calcext:value-type="float">
            <text:p>136484</text:p>
          </table:table-cell>
          <table:table-cell office:value-type="float" office:value="0.681" calcext:value-type="float">
            <text:p>0.681</text:p>
          </table:table-cell>
        </table:table-row>
        <table:table-row table:style-name="ro1">
          <table:table-cell office:value-type="string" calcext:value-type="string">
            <text:p>u-ch427-n96-start-paper-x0-14</text:p>
          </table:table-cell>
          <table:table-cell office:value-type="float" office:value="66.725" calcext:value-type="float">
            <text:p>66.725</text:p>
          </table:table-cell>
          <table:table-cell office:value-type="float" office:value="12.8" calcext:value-type="float">
            <text:p>12.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2022-06-17T18:26:57Z</text:p>
          </table:table-cell>
          <table:table-cell office:value-type="string" calcext:value-type="string">
            <text:p>2022-06-18T05:05:48Z</text:p>
          </table:table-cell>
          <table:table-cell office:value-type="string" calcext:value-type="string">
            <text:p>2022-06-18T05:07:26Z</text:p>
          </table:table-cell>
          <table:table-cell office:value-type="string" calcext:value-type="string">
            <text:p>SUCCEEDED</text:p>
          </table:table-cell>
          <table:table-cell office:value-type="float" office:value="1843211" calcext:value-type="float">
            <text:p>1843211</text:p>
          </table:table-cell>
          <table:table-cell office:value-type="float" office:value="254311" calcext:value-type="float">
            <text:p>254311</text:p>
          </table:table-cell>
          <table:table-cell office:value-type="float" office:value="0.634" calcext:value-type="float">
            <text:p>0.634</text:p>
          </table:table-cell>
        </table:table-row>
        <table:table-row table:style-name="ro1">
          <table:table-cell office:value-type="string" calcext:value-type="string">
            <text:p>u-ch427-n96-start-paper-x0-15</text:p>
          </table:table-cell>
          <table:table-cell office:value-type="float" office:value="63.899" calcext:value-type="float">
            <text:p>63.899</text:p>
          </table:table-cell>
          <table:table-cell office:value-type="float" office:value="12.8" calcext:value-type="float">
            <text:p>12.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2022-06-17T18:27:12Z</text:p>
          </table:table-cell>
          <table:table-cell office:value-type="string" calcext:value-type="string">
            <text:p>2022-06-18T05:05:48Z</text:p>
          </table:table-cell>
          <table:table-cell office:value-type="string" calcext:value-type="string">
            <text:p>2022-06-18T05:07:43Z</text:p>
          </table:table-cell>
          <table:table-cell office:value-type="string" calcext:value-type="string">
            <text:p>SUCCEEDED</text:p>
          </table:table-cell>
          <table:table-cell office:value-type="float" office:value="1843214" calcext:value-type="float">
            <text:p>1843214</text:p>
          </table:table-cell>
          <table:table-cell office:value-type="float" office:value="38600" calcext:value-type="float">
            <text:p>38600</text:p>
          </table:table-cell>
          <table:table-cell office:value-type="float" office:value="0.803" calcext:value-type="float">
            <text:p>0.803</text:p>
          </table:table-cell>
        </table:table-row>
        <table:table-row table:style-name="ro1">
          <table:table-cell office:value-type="string" calcext:value-type="string">
            <text:p>u-ch427-n96-start-paper-x0-16</text:p>
          </table:table-cell>
          <table:table-cell office:value-type="float" office:value="65.886" calcext:value-type="float">
            <text:p>65.886</text:p>
          </table:table-cell>
          <table:table-cell office:value-type="float" office:value="12.51" calcext:value-type="float">
            <text:p>12.5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2022-06-17T18:27:19Z</text:p>
          </table:table-cell>
          <table:table-cell office:value-type="string" calcext:value-type="string">
            <text:p>2022-06-18T05:05:48Z</text:p>
          </table:table-cell>
          <table:table-cell office:value-type="string" calcext:value-type="string">
            <text:p>2022-06-18T05:07:49Z</text:p>
          </table:table-cell>
          <table:table-cell office:value-type="string" calcext:value-type="string">
            <text:p>SUCCEEDED</text:p>
          </table:table-cell>
          <table:table-cell office:value-type="float" office:value="1843215" calcext:value-type="float">
            <text:p>1843215</text:p>
          </table:table-cell>
          <table:table-cell office:value-type="float" office:value="83847" calcext:value-type="float">
            <text:p>83847</text:p>
          </table:table-cell>
          <table:table-cell office:value-type="float" office:value="0.884" calcext:value-type="float">
            <text:p>0.884</text:p>
          </table:table-cell>
        </table:table-row>
        <table:table-row table:style-name="ro1">
          <table:table-cell office:value-type="string" calcext:value-type="string">
            <text:p>u-ch427-n96-start-paper-x0-17</text:p>
          </table:table-cell>
          <table:table-cell office:value-type="float" office:value="69.136" calcext:value-type="float">
            <text:p>69.136</text:p>
          </table:table-cell>
          <table:table-cell office:value-type="float" office:value="14.19" calcext:value-type="float">
            <text:p>14.19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2022-06-18T07:39:02Z</text:p>
          </table:table-cell>
          <table:table-cell office:value-type="string" calcext:value-type="string">
            <text:p>2022-06-18T07:39:45Z</text:p>
          </table:table-cell>
          <table:table-cell office:value-type="string" calcext:value-type="string">
            <text:p>2022-06-18T07:41:51Z</text:p>
          </table:table-cell>
          <table:table-cell office:value-type="string" calcext:value-type="string">
            <text:p>SUCCEEDED</text:p>
          </table:table-cell>
          <table:table-cell office:value-type="float" office:value="1852205" calcext:value-type="float">
            <text:p>1852205</text:p>
          </table:table-cell>
          <table:table-cell office:value-type="float" office:value="137057" calcext:value-type="float">
            <text:p>137057</text:p>
          </table:table-cell>
          <table:table-cell office:value-type="float" office:value="0.673" calcext:value-type="float">
            <text:p>0.673</text:p>
          </table:table-cell>
        </table:table-row>
        <table:table-row table:style-name="ro1">
          <table:table-cell office:value-type="string" calcext:value-type="string">
            <text:p>u-ch427-n96-start-paper-x0-18</text:p>
          </table:table-cell>
          <table:table-cell office:value-type="float" office:value="72.065" calcext:value-type="float">
            <text:p>72.065</text:p>
          </table:table-cell>
          <table:table-cell office:value-type="float" office:value="13.08" calcext:value-type="float">
            <text:p>13.0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2022-06-18T07:39:11Z</text:p>
          </table:table-cell>
          <table:table-cell office:value-type="string" calcext:value-type="string">
            <text:p>2022-06-18T07:39:45Z</text:p>
          </table:table-cell>
          <table:table-cell office:value-type="string" calcext:value-type="string">
            <text:p>2022-06-18T07:41:55Z</text:p>
          </table:table-cell>
          <table:table-cell office:value-type="string" calcext:value-type="string">
            <text:p>SUCCEEDED</text:p>
          </table:table-cell>
          <table:table-cell office:value-type="float" office:value="1852208" calcext:value-type="float">
            <text:p>1852208</text:p>
          </table:table-cell>
          <table:table-cell office:value-type="float" office:value="249274" calcext:value-type="float">
            <text:p>249274</text:p>
          </table:table-cell>
          <table:table-cell office:value-type="float" office:value="0.963" calcext:value-type="float">
            <text:p>0.963</text:p>
          </table:table-cell>
        </table:table-row>
        <table:table-row table:style-name="ro1">
          <table:table-cell office:value-type="string" calcext:value-type="string">
            <text:p>u-ch427-n96-start-paper-x0-19</text:p>
          </table:table-cell>
          <table:table-cell office:value-type="float" office:value="72.331" calcext:value-type="float">
            <text:p>72.331</text:p>
          </table:table-cell>
          <table:table-cell office:value-type="float" office:value="13.76" calcext:value-type="float">
            <text:p>13.76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2022-06-18T07:39:34Z</text:p>
          </table:table-cell>
          <table:table-cell office:value-type="string" calcext:value-type="string">
            <text:p>2022-06-18T07:40:24Z</text:p>
          </table:table-cell>
          <table:table-cell office:value-type="string" calcext:value-type="string">
            <text:p>2022-06-18T07:42:36Z</text:p>
          </table:table-cell>
          <table:table-cell office:value-type="string" calcext:value-type="string">
            <text:p>SUCCEEDED</text:p>
          </table:table-cell>
          <table:table-cell office:value-type="float" office:value="1852215" calcext:value-type="float">
            <text:p>1852215</text:p>
          </table:table-cell>
          <table:table-cell office:value-type="float" office:value="90077" calcext:value-type="float">
            <text:p>90077</text:p>
          </table:table-cell>
          <table:table-cell office:value-type="float" office:value="0.829" calcext:value-type="float">
            <text:p>0.829</text:p>
          </table:table-cell>
        </table:table-row>
        <table:table-row table:style-name="ro1">
          <table:table-cell office:value-type="string" calcext:value-type="string">
            <text:p>u-ch427-n96-start-paper-x0-20</text:p>
          </table:table-cell>
          <table:table-cell office:value-type="float" office:value="117.413" calcext:value-type="float">
            <text:p>117.413</text:p>
          </table:table-cell>
          <table:table-cell office:value-type="float" office:value="19.67" calcext:value-type="float">
            <text:p>19.6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2022-06-15T15:07:09Z</text:p>
          </table:table-cell>
          <table:table-cell office:value-type="string" calcext:value-type="string">
            <text:p>2022-06-15T15:08:01Z</text:p>
          </table:table-cell>
          <table:table-cell office:value-type="string" calcext:value-type="string">
            <text:p>2022-06-15T15:11:35Z</text:p>
          </table:table-cell>
          <table:table-cell office:value-type="string" calcext:value-type="string">
            <text:p>SUCCEEDED</text:p>
          </table:table-cell>
          <table:table-cell office:value-type="float" office:value="1826542" calcext:value-type="float">
            <text:p>1826542</text:p>
          </table:table-cell>
          <table:table-cell office:value-type="float" office:value="126623" calcext:value-type="float">
            <text:p>126623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string" calcext:value-type="string">
            <text:p>u-ch427-n96-start-paper-x0-21</text:p>
          </table:table-cell>
          <table:table-cell office:value-type="float" office:value="60.606" calcext:value-type="float">
            <text:p>60.606</text:p>
          </table:table-cell>
          <table:table-cell office:value-type="float" office:value="11.19" calcext:value-type="float">
            <text:p>11.19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022-06-18T07:39:50Z</text:p>
          </table:table-cell>
          <table:table-cell office:value-type="string" calcext:value-type="string">
            <text:p>2022-06-18T07:40:24Z</text:p>
          </table:table-cell>
          <table:table-cell office:value-type="string" calcext:value-type="string">
            <text:p>2022-06-18T07:41:53Z</text:p>
          </table:table-cell>
          <table:table-cell office:value-type="string" calcext:value-type="string">
            <text:p>SUCCEEDED</text:p>
          </table:table-cell>
          <table:table-cell office:value-type="float" office:value="1852221" calcext:value-type="float">
            <text:p>1852221</text:p>
          </table:table-cell>
          <table:table-cell office:value-type="float" office:value="37727" calcext:value-type="float">
            <text:p>37727</text:p>
          </table:table-cell>
          <table:table-cell office:value-type="float" office:value="0.599" calcext:value-type="float">
            <text:p>0.599</text:p>
          </table:table-cell>
        </table:table-row>
        <table:table-row table:style-name="ro1">
          <table:table-cell office:value-type="string" calcext:value-type="string">
            <text:p>u-ch427-n96-start-paper-x0-22</text:p>
          </table:table-cell>
          <table:table-cell office:value-type="float" office:value="60.543" calcext:value-type="float">
            <text:p>60.543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022-06-18T07:39:55Z</text:p>
          </table:table-cell>
          <table:table-cell office:value-type="string" calcext:value-type="string">
            <text:p>2022-06-18T07:40:24Z</text:p>
          </table:table-cell>
          <table:table-cell office:value-type="string" calcext:value-type="string">
            <text:p>2022-06-18T07:41:53Z</text:p>
          </table:table-cell>
          <table:table-cell office:value-type="string" calcext:value-type="string">
            <text:p>SUCCEEDED</text:p>
          </table:table-cell>
          <table:table-cell office:value-type="float" office:value="1852223" calcext:value-type="float">
            <text:p>1852223</text:p>
          </table:table-cell>
          <table:table-cell office:value-type="float" office:value="6789" calcext:value-type="float">
            <text:p>6789</text:p>
          </table:table-cell>
          <table:table-cell office:value-type="float" office:value="0.641" calcext:value-type="float">
            <text:p>0.641</text:p>
          </table:table-cell>
        </table:table-row>
        <table:table-row table:style-name="ro1">
          <table:table-cell office:value-type="string" calcext:value-type="string">
            <text:p>u-ch427-n96-start-paper-x0-23</text:p>
          </table:table-cell>
          <table:table-cell office:value-type="float" office:value="61.292" calcext:value-type="float">
            <text:p>61.292</text:p>
          </table:table-cell>
          <table:table-cell office:value-type="float" office:value="11.43" calcext:value-type="float">
            <text:p>11.4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022-06-18T07:40:06Z</text:p>
          </table:table-cell>
          <table:table-cell office:value-type="string" calcext:value-type="string">
            <text:p>2022-06-18T07:40:24Z</text:p>
          </table:table-cell>
          <table:table-cell office:value-type="string" calcext:value-type="string">
            <text:p>2022-06-18T07:41:56Z</text:p>
          </table:table-cell>
          <table:table-cell office:value-type="string" calcext:value-type="string">
            <text:p>SUCCEEDED</text:p>
          </table:table-cell>
          <table:table-cell office:value-type="float" office:value="1852228" calcext:value-type="float">
            <text:p>1852228</text:p>
          </table:table-cell>
          <table:table-cell office:value-type="float" office:value="160277" calcext:value-type="float">
            <text:p>160277</text:p>
          </table:table-cell>
          <table:table-cell office:value-type="float" office:value="0.623" calcext:value-type="float">
            <text:p>0.623</text:p>
          </table:table-cell>
        </table:table-row>
        <table:table-row table:style-name="ro1">
          <table:table-cell office:value-type="string" calcext:value-type="string">
            <text:p>u-ch427-n96-start-paper-x0-24</text:p>
          </table:table-cell>
          <table:table-cell office:value-type="float" office:value="61.362" calcext:value-type="float">
            <text:p>61.362</text:p>
          </table:table-cell>
          <table:table-cell office:value-type="float" office:value="11.86" calcext:value-type="float">
            <text:p>11.86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2022-06-18T07:40:17Z</text:p>
          </table:table-cell>
          <table:table-cell office:value-type="string" calcext:value-type="string">
            <text:p>2022-06-18T07:41:00Z</text:p>
          </table:table-cell>
          <table:table-cell office:value-type="string" calcext:value-type="string">
            <text:p>2022-06-18T07:42:34Z</text:p>
          </table:table-cell>
          <table:table-cell office:value-type="string" calcext:value-type="string">
            <text:p>SUCCEEDED</text:p>
          </table:table-cell>
          <table:table-cell office:value-type="float" office:value="1852232" calcext:value-type="float">
            <text:p>1852232</text:p>
          </table:table-cell>
          <table:table-cell office:value-type="float" office:value="230963" calcext:value-type="float">
            <text:p>230963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string" calcext:value-type="string">
            <text:p>u-ch427-n96-start-paper-x0-25</text:p>
          </table:table-cell>
          <table:table-cell office:value-type="float" office:value="66.335" calcext:value-type="float">
            <text:p>66.335</text:p>
          </table:table-cell>
          <table:table-cell office:value-type="float" office:value="13.6" calcext:value-type="float">
            <text:p>13.6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2022-06-18T07:40:36Z</text:p>
          </table:table-cell>
          <table:table-cell office:value-type="string" calcext:value-type="string">
            <text:p>2022-06-18T07:42:15Z</text:p>
          </table:table-cell>
          <table:table-cell office:value-type="string" calcext:value-type="string">
            <text:p>2022-06-18T07:44:13Z</text:p>
          </table:table-cell>
          <table:table-cell office:value-type="string" calcext:value-type="string">
            <text:p>SUCCEEDED</text:p>
          </table:table-cell>
          <table:table-cell office:value-type="float" office:value="1852244" calcext:value-type="float">
            <text:p>1852244</text:p>
          </table:table-cell>
          <table:table-cell office:value-type="float" office:value="14475" calcext:value-type="float">
            <text:p>14475</text:p>
          </table:table-cell>
          <table:table-cell office:value-type="float" office:value="0.678" calcext:value-type="float">
            <text:p>0.678</text:p>
          </table:table-cell>
        </table:table-row>
        <table:table-row table:style-name="ro1">
          <table:table-cell office:value-type="string" calcext:value-type="string">
            <text:p>u-ch427-n96-start-paper-x0-26</text:p>
          </table:table-cell>
          <table:table-cell office:value-type="float" office:value="68.022" calcext:value-type="float">
            <text:p>68.022</text:p>
          </table:table-cell>
          <table:table-cell office:value-type="float" office:value="13.46" calcext:value-type="float">
            <text:p>13.4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2022-06-18T07:40:52Z</text:p>
          </table:table-cell>
          <table:table-cell office:value-type="string" calcext:value-type="string">
            <text:p>2022-06-18T07:42:15Z</text:p>
          </table:table-cell>
          <table:table-cell office:value-type="string" calcext:value-type="string">
            <text:p>2022-06-18T07:44:17Z</text:p>
          </table:table-cell>
          <table:table-cell office:value-type="string" calcext:value-type="string">
            <text:p>SUCCEEDED</text:p>
          </table:table-cell>
          <table:table-cell office:value-type="float" office:value="1852250" calcext:value-type="float">
            <text:p>1852250</text:p>
          </table:table-cell>
          <table:table-cell office:value-type="float" office:value="5207" calcext:value-type="float">
            <text:p>5207</text:p>
          </table:table-cell>
          <table:table-cell office:value-type="float" office:value="0.821" calcext:value-type="float">
            <text:p>0.821</text:p>
          </table:table-cell>
        </table:table-row>
        <table:table-row table:style-name="ro1">
          <table:table-cell office:value-type="string" calcext:value-type="string">
            <text:p>u-ch427-n96-start-paper-x0-27</text:p>
          </table:table-cell>
          <table:table-cell office:value-type="float" office:value="65.609" calcext:value-type="float">
            <text:p>65.609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2022-06-18T07:41:01Z</text:p>
          </table:table-cell>
          <table:table-cell office:value-type="string" calcext:value-type="string">
            <text:p>2022-06-18T07:42:15Z</text:p>
          </table:table-cell>
          <table:table-cell office:value-type="string" calcext:value-type="string">
            <text:p>2022-06-18T07:44:18Z</text:p>
          </table:table-cell>
          <table:table-cell office:value-type="string" calcext:value-type="string">
            <text:p>SUCCEEDED</text:p>
          </table:table-cell>
          <table:table-cell office:value-type="float" office:value="1852254" calcext:value-type="float">
            <text:p>1852254</text:p>
          </table:table-cell>
          <table:table-cell office:value-type="float" office:value="153189" calcext:value-type="float">
            <text:p>153189</text:p>
          </table:table-cell>
          <table:table-cell office:value-type="float" office:value="0.707" calcext:value-type="float">
            <text:p>0.707</text:p>
          </table:table-cell>
        </table:table-row>
        <table:table-row table:style-name="ro1">
          <table:table-cell office:value-type="string" calcext:value-type="string">
            <text:p>u-ch427-n96-start-paper-x0-28</text:p>
          </table:table-cell>
          <table:table-cell office:value-type="float" office:value="75.424" calcext:value-type="float">
            <text:p>75.424</text:p>
          </table:table-cell>
          <table:table-cell office:value-type="float" office:value="13.93" calcext:value-type="float">
            <text:p>13.93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2022-06-18T20:44:37Z</text:p>
          </table:table-cell>
          <table:table-cell office:value-type="string" calcext:value-type="string">
            <text:p>2022-06-18T20:45:18Z</text:p>
          </table:table-cell>
          <table:table-cell office:value-type="string" calcext:value-type="string">
            <text:p>2022-06-18T20:47:34Z</text:p>
          </table:table-cell>
          <table:table-cell office:value-type="string" calcext:value-type="string">
            <text:p>SUCCEEDED</text:p>
          </table:table-cell>
          <table:table-cell office:value-type="float" office:value="1865757" calcext:value-type="float">
            <text:p>1865757</text:p>
          </table:table-cell>
          <table:table-cell office:value-type="float" office:value="164165" calcext:value-type="float">
            <text:p>164165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table-cell office:value-type="string" calcext:value-type="string">
            <text:p>u-ch427-n96-start-paper-x0-29</text:p>
          </table:table-cell>
          <table:table-cell office:value-type="float" office:value="78.703" calcext:value-type="float">
            <text:p>78.703</text:p>
          </table:table-cell>
          <table:table-cell office:value-type="float" office:value="15.08" calcext:value-type="float">
            <text:p>15.08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2022-06-18T20:44:46Z</text:p>
          </table:table-cell>
          <table:table-cell office:value-type="string" calcext:value-type="string">
            <text:p>2022-06-18T20:45:18Z</text:p>
          </table:table-cell>
          <table:table-cell office:value-type="string" calcext:value-type="string">
            <text:p>2022-06-18T20:47:37Z</text:p>
          </table:table-cell>
          <table:table-cell office:value-type="string" calcext:value-type="string">
            <text:p>SUCCEEDED</text:p>
          </table:table-cell>
          <table:table-cell office:value-type="float" office:value="1865763" calcext:value-type="float">
            <text:p>1865763</text:p>
          </table:table-cell>
          <table:table-cell office:value-type="float" office:value="87084" calcext:value-type="float">
            <text:p>87084</text:p>
          </table:table-cell>
          <table:table-cell office:value-type="float" office:value="0.854" calcext:value-type="float">
            <text:p>0.854</text:p>
          </table:table-cell>
        </table:table-row>
        <table:table-row table:style-name="ro1">
          <table:table-cell office:value-type="string" calcext:value-type="string">
            <text:p>u-ch427-n96-start-paper-x0-30</text:p>
          </table:table-cell>
          <table:table-cell office:value-type="float" office:value="169.728" calcext:value-type="float">
            <text:p>169.728</text:p>
          </table:table-cell>
          <table:table-cell office:value-type="float" office:value="39.96" calcext:value-type="float">
            <text:p>39.9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2022-06-15T15:07:24Z</text:p>
          </table:table-cell>
          <table:table-cell office:value-type="string" calcext:value-type="string">
            <text:p>2022-06-15T15:12:05Z</text:p>
          </table:table-cell>
          <table:table-cell office:value-type="string" calcext:value-type="string">
            <text:p>2022-06-15T15:17:10Z</text:p>
          </table:table-cell>
          <table:table-cell office:value-type="string" calcext:value-type="string">
            <text:p>SUCCEEDED</text:p>
          </table:table-cell>
          <table:table-cell office:value-type="float" office:value="1826543" calcext:value-type="float">
            <text:p>1826543</text:p>
          </table:table-cell>
          <table:table-cell office:value-type="float" office:value="224646" calcext:value-type="float">
            <text:p>224646</text:p>
          </table:table-cell>
          <table:table-cell office:value-type="float" office:value="2.168" calcext:value-type="float">
            <text:p>2.168</text:p>
          </table:table-cell>
        </table:table-row>
        <table:table-row table:style-name="ro1">
          <table:table-cell office:value-type="string" calcext:value-type="string">
            <text:p>u-ch427-n96-start-paper-x0-50</text:p>
          </table:table-cell>
          <table:table-cell office:value-type="float" office:value="280.34" calcext:value-type="float">
            <text:p>280.34</text:p>
          </table:table-cell>
          <table:table-cell office:value-type="float" office:value="50.45" calcext:value-type="float">
            <text:p>50.4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string" calcext:value-type="string">
            <text:p>2022-06-15T15:07:38Z</text:p>
          </table:table-cell>
          <table:table-cell office:value-type="string" calcext:value-type="string">
            <text:p>2022-06-15T15:26:00Z</text:p>
          </table:table-cell>
          <table:table-cell office:value-type="string" calcext:value-type="string">
            <text:p>2022-06-15T15:34:08Z</text:p>
          </table:table-cell>
          <table:table-cell office:value-type="string" calcext:value-type="string">
            <text:p>SUCCEEDED</text:p>
          </table:table-cell>
          <table:table-cell office:value-type="float" office:value="1826544" calcext:value-type="float">
            <text:p>1826544</text:p>
          </table:table-cell>
          <table:table-cell office:value-type="float" office:value="248373" calcext:value-type="float">
            <text:p>248373</text:p>
          </table:table-cell>
          <table:table-cell office:value-type="float" office:value="3.592" calcext:value-type="float">
            <text:p>3.592</text:p>
          </table:table-cell>
        </table:table-row>
        <table:table-row table:style-name="ro1">
          <table:table-cell office:value-type="string" calcext:value-type="string">
            <text:p>u-ch427-n96-start-paper-x0-97</text:p>
          </table:table-cell>
          <table:table-cell office:value-type="float" office:value="642.506" calcext:value-type="float">
            <text:p>642.506</text:p>
          </table:table-cell>
          <table:table-cell office:value-type="float" office:value="87.29" calcext:value-type="float">
            <text:p>87.29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/>
          <table:table-cell office:value-type="float" office:value="391" calcext:value-type="float">
            <text:p>391</text:p>
          </table:table-cell>
          <table:table-cell office:value-type="string" calcext:value-type="string">
            <text:p>2022-06-18T21:17:03Z</text:p>
          </table:table-cell>
          <table:table-cell office:value-type="string" calcext:value-type="string">
            <text:p>2022-06-19T12:38:40Z</text:p>
          </table:table-cell>
          <table:table-cell office:value-type="string" calcext:value-type="string">
            <text:p>2022-06-19T12:57:16Z</text:p>
          </table:table-cell>
          <table:table-cell office:value-type="string" calcext:value-type="string">
            <text:p>SUCCEEDED</text:p>
          </table:table-cell>
          <table:table-cell office:value-type="float" office:value="1866121" calcext:value-type="float">
            <text:p>1866121</text:p>
          </table:table-cell>
          <table:table-cell office:value-type="float" office:value="169444" calcext:value-type="float">
            <text:p>169444</text:p>
          </table:table-cell>
          <table:table-cell office:value-type="float" office:value="19.378" calcext:value-type="float">
            <text:p>19.378</text:p>
          </table:table-cell>
        </table:table-row>
        <table:table-row table:style-name="ro1">
          <table:table-cell office:value-type="string" calcext:value-type="string">
            <text:p>u-ch427-n96-start-paper-x0-98</text:p>
          </table:table-cell>
          <table:table-cell office:value-type="float" office:value="942.621" calcext:value-type="float">
            <text:p>942.621</text:p>
          </table:table-cell>
          <table:table-cell office:value-type="float" office:value="87.2" calcext:value-type="float">
            <text:p>87.2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/>
          <table:table-cell office:value-type="float" office:value="395" calcext:value-type="float">
            <text:p>395</text:p>
          </table:table-cell>
          <table:table-cell office:value-type="string" calcext:value-type="string">
            <text:p>2022-06-18T21:14:01Z</text:p>
          </table:table-cell>
          <table:table-cell office:value-type="string" calcext:value-type="string">
            <text:p>2022-06-19T11:34:34Z</text:p>
          </table:table-cell>
          <table:table-cell office:value-type="string" calcext:value-type="string">
            <text:p>2022-06-19T11:57:50Z</text:p>
          </table:table-cell>
          <table:table-cell office:value-type="string" calcext:value-type="string">
            <text:p>SUCCEEDED</text:p>
          </table:table-cell>
          <table:table-cell office:value-type="float" office:value="1866088" calcext:value-type="float">
            <text:p>1866088</text:p>
          </table:table-cell>
          <table:table-cell office:value-type="float" office:value="117951" calcext:value-type="float">
            <text:p>117951</text:p>
          </table:table-cell>
          <table:table-cell office:value-type="float" office:value="17.36" calcext:value-type="float">
            <text:p>17.36</text:p>
          </table:table-cell>
        </table:table-row>
        <table:table-row table:style-name="ro1">
          <table:table-cell office:value-type="string" calcext:value-type="string">
            <text:p>u-ch427-n96-start-paper-x0-99</text:p>
          </table:table-cell>
          <table:table-cell office:value-type="float" office:value="967.407" calcext:value-type="float">
            <text:p>967.407</text:p>
          </table:table-cell>
          <table:table-cell office:value-type="float" office:value="89.63" calcext:value-type="float">
            <text:p>89.63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string" calcext:value-type="string">
            <text:p>2022-06-18T21:15:37Z</text:p>
          </table:table-cell>
          <table:table-cell office:value-type="string" calcext:value-type="string">
            <text:p>2022-06-19T11:10:33Z</text:p>
          </table:table-cell>
          <table:table-cell office:value-type="string" calcext:value-type="string">
            <text:p>2022-06-19T11:34:06Z</text:p>
          </table:table-cell>
          <table:table-cell office:value-type="string" calcext:value-type="string">
            <text:p>SUCCEEDED</text:p>
          </table:table-cell>
          <table:table-cell office:value-type="float" office:value="1866110" calcext:value-type="float">
            <text:p>1866110</text:p>
          </table:table-cell>
          <table:table-cell office:value-type="float" office:value="90372" calcext:value-type="float">
            <text:p>90372</text:p>
          </table:table-cell>
          <table:table-cell office:value-type="float" office:value="17.599" calcext:value-type="float">
            <text:p>17.599</text:p>
          </table:table-cell>
        </table:table-row>
        <table:table-row table:style-name="ro1">
          <table:table-cell office:value-type="string" calcext:value-type="string">
            <text:p>u-ch427-n96-start-paper-x0-100</text:p>
          </table:table-cell>
          <table:table-cell office:value-type="float" office:value="905.889" calcext:value-type="float">
            <text:p>905.889</text:p>
          </table:table-cell>
          <table:table-cell office:value-type="float" office:value="86.23" calcext:value-type="float">
            <text:p>86.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string" calcext:value-type="string">
            <text:p>2022-06-15T15:07:56Z</text:p>
          </table:table-cell>
          <table:table-cell office:value-type="string" calcext:value-type="string">
            <text:p>2022-06-15T17:12:54Z</text:p>
          </table:table-cell>
          <table:table-cell office:value-type="string" calcext:value-type="string">
            <text:p>2022-06-15T17:35:25Z</text:p>
          </table:table-cell>
          <table:table-cell office:value-type="string" calcext:value-type="string">
            <text:p>SUCCEEDED</text:p>
          </table:table-cell>
          <table:table-cell office:value-type="float" office:value="1826547" calcext:value-type="float">
            <text:p>1826547</text:p>
          </table:table-cell>
          <table:table-cell office:value-type="float" office:value="84597" calcext:value-type="float">
            <text:p>84597</text:p>
          </table:table-cell>
          <table:table-cell office:value-type="float" office:value="37.19" calcext:value-type="float">
            <text:p>37.19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Ensemble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-x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.515" calcext:value-type="float">
            <text:p>66.515</text:p>
          </table:table-cell>
          <table:table-cell office:value-type="float" office:value="59.571" calcext:value-type="float">
            <text:p>59.571</text:p>
          </table:table-cell>
          <table:table-cell/>
          <table:table-cell>
            <draw:frame table:end-cell-address="'Time N96'.L95" table:end-x="0.196cm" table:end-y="0.421cm" draw:z-index="0" draw:style-name="gr1" draw:text-style-name="P1" svg:width="16cm" svg:height="8.998cm" svg:x="0.001cm" svg:y="0.003cm">
              <draw:object draw:notify-on-update-of-ranges="'Time N96'.A76:'Time N96'.A111 'Time N96'.B75:'Time N96'.B75 'Time N96'.B76:'Time N96'.B111 'Time N96'.A76:'Time N96'.A111 'Time N96'.C75:'Time N96'.C75 'Time N96'.C76:'Time N96'.C111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.282" calcext:value-type="float">
            <text:p>63.282</text:p>
          </table:table-cell>
          <table:table-cell office:value-type="float" office:value="61.365" calcext:value-type="float">
            <text:p>61.365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3.75" calcext:value-type="float">
            <text:p>73.75</text:p>
          </table:table-cell>
          <table:table-cell office:value-type="float" office:value="63.755" calcext:value-type="float">
            <text:p>63.755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1.648" calcext:value-type="float">
            <text:p>71.648</text:p>
          </table:table-cell>
          <table:table-cell office:value-type="float" office:value="66.494" calcext:value-type="float">
            <text:p>66.49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.341" calcext:value-type="float">
            <text:p>65.341</text:p>
          </table:table-cell>
          <table:table-cell office:value-type="float" office:value="67.676" calcext:value-type="float">
            <text:p>67.676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863" calcext:value-type="float">
            <text:p>78.863</text:p>
          </table:table-cell>
          <table:table-cell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4" calcext:value-type="float">
            <text:p>78.04</text:p>
          </table:table-cell>
          <table:table-cell office:value-type="float" office:value="69.125" calcext:value-type="float">
            <text:p>69.125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8.458" calcext:value-type="float">
            <text:p>68.458</text:p>
          </table:table-cell>
          <table:table-cell office:value-type="float" office:value="74.081" calcext:value-type="float">
            <text:p>74.081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8.973" calcext:value-type="float">
            <text:p>68.973</text:p>
          </table:table-cell>
          <table:table-cell office:value-type="float" office:value="73.699" calcext:value-type="float">
            <text:p>73.699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7.556" calcext:value-type="float">
            <text:p>77.556</text:p>
          </table:table-cell>
          <table:table-cell office:value-type="float" office:value="76.161" calcext:value-type="float">
            <text:p>76.161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8.913" calcext:value-type="float">
            <text:p>78.913</text:p>
          </table:table-cell>
          <table:table-cell office:value-type="float" office:value="79.217" calcext:value-type="float">
            <text:p>79.217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5.887" calcext:value-type="float">
            <text:p>65.887</text:p>
          </table:table-cell>
          <table:table-cell office:value-type="float" office:value="65.192" calcext:value-type="float">
            <text:p>65.192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2.028" calcext:value-type="float">
            <text:p>62.028</text:p>
          </table:table-cell>
          <table:table-cell office:value-type="float" office:value="66.708" calcext:value-type="float">
            <text:p>66.708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8.385" calcext:value-type="float">
            <text:p>68.385</text:p>
          </table:table-cell>
          <table:table-cell office:value-type="float" office:value="65.715" calcext:value-type="float">
            <text:p>65.715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8.144" calcext:value-type="float">
            <text:p>68.144</text:p>
          </table:table-cell>
          <table:table-cell office:value-type="float" office:value="66.725" calcext:value-type="float">
            <text:p>66.725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0.509" calcext:value-type="float">
            <text:p>70.509</text:p>
          </table:table-cell>
          <table:table-cell office:value-type="float" office:value="63.899" calcext:value-type="float">
            <text:p>63.899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7.459" calcext:value-type="float">
            <text:p>67.459</text:p>
          </table:table-cell>
          <table:table-cell office:value-type="float" office:value="65.886" calcext:value-type="float">
            <text:p>65.886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9.954" calcext:value-type="float">
            <text:p>69.954</text:p>
          </table:table-cell>
          <table:table-cell office:value-type="float" office:value="69.136" calcext:value-type="float">
            <text:p>69.136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8.436" calcext:value-type="float">
            <text:p>68.436</text:p>
          </table:table-cell>
          <table:table-cell office:value-type="float" office:value="72.065" calcext:value-type="float">
            <text:p>72.065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3.521" calcext:value-type="float">
            <text:p>73.521</text:p>
          </table:table-cell>
          <table:table-cell office:value-type="float" office:value="72.331" calcext:value-type="float">
            <text:p>72.331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3.228" calcext:value-type="float">
            <text:p>103.228</text:p>
          </table:table-cell>
          <table:table-cell office:value-type="float" office:value="117.413" calcext:value-type="float">
            <text:p>117.413</text:p>
          </table:table-cell>
          <table:table-cell table:number-columns-repeated="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8.936" calcext:value-type="float">
            <text:p>68.936</text:p>
          </table:table-cell>
          <table:table-cell office:value-type="float" office:value="60.606" calcext:value-type="float">
            <text:p>60.606</text:p>
          </table:table-cell>
          <table:table-cell table:number-columns-repeated="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3.773" calcext:value-type="float">
            <text:p>63.773</text:p>
          </table:table-cell>
          <table:table-cell office:value-type="float" office:value="60.543" calcext:value-type="float">
            <text:p>60.543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6.958" calcext:value-type="float">
            <text:p>66.958</text:p>
          </table:table-cell>
          <table:table-cell office:value-type="float" office:value="61.292" calcext:value-type="float">
            <text:p>61.292</text:p>
          </table:table-cell>
          <table:table-cell table:number-columns-repeated="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5.397" calcext:value-type="float">
            <text:p>65.397</text:p>
          </table:table-cell>
          <table:table-cell office:value-type="float" office:value="61.362" calcext:value-type="float">
            <text:p>61.362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1.843" calcext:value-type="float">
            <text:p>71.843</text:p>
          </table:table-cell>
          <table:table-cell office:value-type="float" office:value="66.335" calcext:value-type="float">
            <text:p>66.335</text:p>
          </table:table-cell>
          <table:table-cell table:number-columns-repeated="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2.754" calcext:value-type="float">
            <text:p>72.754</text:p>
          </table:table-cell>
          <table:table-cell office:value-type="float" office:value="68.022" calcext:value-type="float">
            <text:p>68.022</text:p>
          </table:table-cell>
          <table:table-cell table:number-columns-repeated="1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9" calcext:value-type="float">
            <text:p>69</text:p>
          </table:table-cell>
          <table:table-cell office:value-type="float" office:value="65.609" calcext:value-type="float">
            <text:p>65.609</text:p>
          </table:table-cell>
          <table:table-cell table:number-columns-repeated="1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9.787" calcext:value-type="float">
            <text:p>69.787</text:p>
          </table:table-cell>
          <table:table-cell office:value-type="float" office:value="75.424" calcext:value-type="float">
            <text:p>75.424</text:p>
          </table:table-cell>
          <table:table-cell table:number-columns-repeated="1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0.231" calcext:value-type="float">
            <text:p>70.231</text:p>
          </table:table-cell>
          <table:table-cell office:value-type="float" office:value="78.703" calcext:value-type="float">
            <text:p>78.703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2.218" calcext:value-type="float">
            <text:p>162.218</text:p>
          </table:table-cell>
          <table:table-cell office:value-type="float" office:value="169.728" calcext:value-type="float">
            <text:p>169.728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73.078" calcext:value-type="float">
            <text:p>273.078</text:p>
          </table:table-cell>
          <table:table-cell office:value-type="float" office:value="280.34" calcext:value-type="float">
            <text:p>280.34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13.343" calcext:value-type="float">
            <text:p>613.343</text:p>
          </table:table-cell>
          <table:table-cell office:value-type="float" office:value="642.506" calcext:value-type="float">
            <text:p>642.50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03.709" calcext:value-type="float">
            <text:p>903.709</text:p>
          </table:table-cell>
          <table:table-cell office:value-type="float" office:value="942.621" calcext:value-type="float">
            <text:p>942.621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30.802" calcext:value-type="float">
            <text:p>930.802</text:p>
          </table:table-cell>
          <table:table-cell office:value-type="float" office:value="967.407" calcext:value-type="float">
            <text:p>967.407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77.07" calcext:value-type="float">
            <text:p>877.07</text:p>
          </table:table-cell>
          <table:table-cell office:value-type="float" office:value="905.889" calcext:value-type="float">
            <text:p>905.889</text:p>
          </table:table-cell>
          <table:table-cell table:number-columns-repeated="12"/>
        </table:table-row>
      </table:table>
      <table:table table:name="Time N216" table:style-name="ta1">
        <table:table-column table:style-name="co10" table:default-cell-style-name="Default"/>
        <table:table-column table:style-name="co5" table:number-columns-repeated="14" table:default-cell-style-name="Default"/>
        <table:table-row table:style-name="ro1">
          <table:table-cell office:value-type="string" calcext:value-type="string">
            <text:p>u-ch427-n216-start-paper-00</text:p>
          </table:table-cell>
          <table:table-cell office:value-type="float" office:value="134.172" calcext:value-type="float">
            <text:p>134.172</text:p>
          </table:table-cell>
          <table:table-cell office:value-type="float" office:value="40.51" calcext:value-type="float">
            <text:p>40.5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6-13T19:20:45Z</text:p>
          </table:table-cell>
          <table:table-cell office:value-type="string" calcext:value-type="string">
            <text:p>2022-06-14T01:50:40Z</text:p>
          </table:table-cell>
          <table:table-cell office:value-type="string" calcext:value-type="string">
            <text:p>2022-06-14T01:53:17Z</text:p>
          </table:table-cell>
          <table:table-cell office:value-type="string" calcext:value-type="string">
            <text:p>SUCCEEDED</text:p>
          </table:table-cell>
          <table:table-cell office:value-type="float" office:value="1815254" calcext:value-type="float">
            <text:p>1815254</text:p>
          </table:table-cell>
          <table:table-cell office:value-type="float" office:value="47454" calcext:value-type="float">
            <text:p>47454</text:p>
          </table:table-cell>
          <table:table-cell office:value-type="float" office:value="0.881" calcext:value-type="float">
            <text:p>0.881</text:p>
          </table:table-cell>
        </table:table-row>
        <table:table-row table:style-name="ro1">
          <table:table-cell office:value-type="string" calcext:value-type="string">
            <text:p>u-ch427-n216-start-paper-01</text:p>
          </table:table-cell>
          <table:table-cell office:value-type="float" office:value="150.725" calcext:value-type="float">
            <text:p>150.725</text:p>
          </table:table-cell>
          <table:table-cell office:value-type="float" office:value="43.15" calcext:value-type="float">
            <text:p>43.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6-13T19:21:07Z</text:p>
          </table:table-cell>
          <table:table-cell office:value-type="string" calcext:value-type="string">
            <text:p>2022-06-14T01:53:59Z</text:p>
          </table:table-cell>
          <table:table-cell office:value-type="string" calcext:value-type="string">
            <text:p>2022-06-14T01:57:20Z</text:p>
          </table:table-cell>
          <table:table-cell office:value-type="string" calcext:value-type="string">
            <text:p>SUCCEEDED</text:p>
          </table:table-cell>
          <table:table-cell office:value-type="float" office:value="1815256" calcext:value-type="float">
            <text:p>1815256</text:p>
          </table:table-cell>
          <table:table-cell office:value-type="float" office:value="150803" calcext:value-type="float">
            <text:p>150803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u-ch427-n216-start-paper-02</text:p>
          </table:table-cell>
          <table:table-cell office:value-type="float" office:value="154.525" calcext:value-type="float">
            <text:p>154.525</text:p>
          </table:table-cell>
          <table:table-cell office:value-type="float" office:value="45.85" calcext:value-type="float">
            <text:p>45.8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6-16T05:59:30Z</text:p>
          </table:table-cell>
          <table:table-cell office:value-type="string" calcext:value-type="string">
            <text:p>2022-06-16T06:00:38Z</text:p>
          </table:table-cell>
          <table:table-cell office:value-type="string" calcext:value-type="string">
            <text:p>2022-06-16T06:03:54Z</text:p>
          </table:table-cell>
          <table:table-cell office:value-type="string" calcext:value-type="string">
            <text:p>SUCCEEDED</text:p>
          </table:table-cell>
          <table:table-cell office:value-type="float" office:value="1830270" calcext:value-type="float">
            <text:p>1830270</text:p>
          </table:table-cell>
          <table:table-cell office:value-type="float" office:value="226951" calcext:value-type="float">
            <text:p>226951</text:p>
          </table:table-cell>
          <table:table-cell office:value-type="float" office:value="1.105" calcext:value-type="float">
            <text:p>1.105</text:p>
          </table:table-cell>
        </table:table-row>
        <table:table-row table:style-name="ro1">
          <table:table-cell office:value-type="string" calcext:value-type="string">
            <text:p>u-ch427-n216-start-paper-03</text:p>
          </table:table-cell>
          <table:table-cell office:value-type="float" office:value="157.653" calcext:value-type="float">
            <text:p>157.653</text:p>
          </table:table-cell>
          <table:table-cell office:value-type="float" office:value="48.39" calcext:value-type="float">
            <text:p>48.3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2022-06-16T05:59:30Z</text:p>
          </table:table-cell>
          <table:table-cell office:value-type="string" calcext:value-type="string">
            <text:p>2022-06-16T06:01:21Z</text:p>
          </table:table-cell>
          <table:table-cell office:value-type="string" calcext:value-type="string">
            <text:p>2022-06-16T06:04:44Z</text:p>
          </table:table-cell>
          <table:table-cell office:value-type="string" calcext:value-type="string">
            <text:p>SUCCEEDED</text:p>
          </table:table-cell>
          <table:table-cell office:value-type="float" office:value="1830272" calcext:value-type="float">
            <text:p>1830272</text:p>
          </table:table-cell>
          <table:table-cell office:value-type="float" office:value="227268" calcext:value-type="float">
            <text:p>227268</text:p>
          </table:table-cell>
          <table:table-cell office:value-type="float" office:value="1.135" calcext:value-type="float">
            <text:p>1.135</text:p>
          </table:table-cell>
        </table:table-row>
        <table:table-row table:style-name="ro1">
          <table:table-cell office:value-type="string" calcext:value-type="string">
            <text:p>u-ch427-n216-start-paper-04</text:p>
          </table:table-cell>
          <table:table-cell office:value-type="float" office:value="163.453" calcext:value-type="float">
            <text:p>163.453</text:p>
          </table:table-cell>
          <table:table-cell office:value-type="float" office:value="51.95" calcext:value-type="float">
            <text:p>51.9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2022-06-16T05:53:16Z</text:p>
          </table:table-cell>
          <table:table-cell office:value-type="string" calcext:value-type="string">
            <text:p>2022-06-16T05:53:33Z</text:p>
          </table:table-cell>
          <table:table-cell office:value-type="string" calcext:value-type="string">
            <text:p>2022-06-16T05:57:07Z</text:p>
          </table:table-cell>
          <table:table-cell office:value-type="string" calcext:value-type="string">
            <text:p>SUCCEEDED</text:p>
          </table:table-cell>
          <table:table-cell office:value-type="float" office:value="1830233" calcext:value-type="float">
            <text:p>1830233</text:p>
          </table:table-cell>
          <table:table-cell office:value-type="float" office:value="94795" calcext:value-type="float">
            <text:p>94795</text:p>
          </table:table-cell>
          <table:table-cell office:value-type="float" office:value="1.146" calcext:value-type="float">
            <text:p>1.146</text:p>
          </table:table-cell>
        </table:table-row>
        <table:table-row table:style-name="ro1">
          <table:table-cell office:value-type="string" calcext:value-type="string">
            <text:p>u-ch427-n216-start-paper-05</text:p>
          </table:table-cell>
          <table:table-cell office:value-type="float" office:value="166.752" calcext:value-type="float">
            <text:p>166.752</text:p>
          </table:table-cell>
          <table:table-cell office:value-type="float" office:value="54.43" calcext:value-type="float">
            <text:p>54.4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2022-06-16T05:53:19Z</text:p>
          </table:table-cell>
          <table:table-cell office:value-type="string" calcext:value-type="string">
            <text:p>2022-06-16T05:53:33Z</text:p>
          </table:table-cell>
          <table:table-cell office:value-type="string" calcext:value-type="string">
            <text:p>2022-06-16T05:57:33Z</text:p>
          </table:table-cell>
          <table:table-cell office:value-type="string" calcext:value-type="string">
            <text:p>SUCCEEDED</text:p>
          </table:table-cell>
          <table:table-cell office:value-type="float" office:value="1830236" calcext:value-type="float">
            <text:p>1830236</text:p>
          </table:table-cell>
          <table:table-cell office:value-type="float" office:value="90268" calcext:value-type="float">
            <text:p>90268</text:p>
          </table:table-cell>
          <table:table-cell office:value-type="float" office:value="1.266" calcext:value-type="float">
            <text:p>1.266</text:p>
          </table:table-cell>
        </table:table-row>
        <table:table-row table:style-name="ro1">
          <table:table-cell office:value-type="string" calcext:value-type="string">
            <text:p>u-ch427-n216-start-paper-06</text:p>
          </table:table-cell>
          <table:table-cell office:value-type="float" office:value="188.429" calcext:value-type="float">
            <text:p>188.429</text:p>
          </table:table-cell>
          <table:table-cell office:value-type="float" office:value="57.77" calcext:value-type="float">
            <text:p>57.7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2022-06-16T05:53:23Z</text:p>
          </table:table-cell>
          <table:table-cell office:value-type="string" calcext:value-type="string">
            <text:p>2022-06-16T05:56:28Z</text:p>
          </table:table-cell>
          <table:table-cell office:value-type="string" calcext:value-type="string">
            <text:p>2022-06-16T06:00:51Z</text:p>
          </table:table-cell>
          <table:table-cell office:value-type="string" calcext:value-type="string">
            <text:p>SUCCEEDED</text:p>
          </table:table-cell>
          <table:table-cell office:value-type="float" office:value="1830241" calcext:value-type="float">
            <text:p>1830241</text:p>
          </table:table-cell>
          <table:table-cell office:value-type="float" office:value="166721" calcext:value-type="float">
            <text:p>166721</text:p>
          </table:table-cell>
          <table:table-cell office:value-type="float" office:value="1.212" calcext:value-type="float">
            <text:p>1.212</text:p>
          </table:table-cell>
        </table:table-row>
        <table:table-row table:style-name="ro1">
          <table:table-cell office:value-type="string" calcext:value-type="string">
            <text:p>u-ch427-n216-start-paper-07</text:p>
          </table:table-cell>
          <table:table-cell office:value-type="float" office:value="183.314" calcext:value-type="float">
            <text:p>183.314</text:p>
          </table:table-cell>
          <table:table-cell office:value-type="float" office:value="61.31" calcext:value-type="float">
            <text:p>61.3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2022-06-16T05:53:24Z</text:p>
          </table:table-cell>
          <table:table-cell office:value-type="string" calcext:value-type="string">
            <text:p>2022-06-16T05:58:33Z</text:p>
          </table:table-cell>
          <table:table-cell office:value-type="string" calcext:value-type="string">
            <text:p>2022-06-16T06:02:56Z</text:p>
          </table:table-cell>
          <table:table-cell office:value-type="string" calcext:value-type="string">
            <text:p>SUCCEEDED</text:p>
          </table:table-cell>
          <table:table-cell office:value-type="float" office:value="1830244" calcext:value-type="float">
            <text:p>1830244</text:p>
          </table:table-cell>
          <table:table-cell office:value-type="float" office:value="147852" calcext:value-type="float">
            <text:p>147852</text:p>
          </table:table-cell>
          <table:table-cell office:value-type="float" office:value="1.246" calcext:value-type="float">
            <text:p>1.246</text:p>
          </table:table-cell>
        </table:table-row>
        <table:table-row table:style-name="ro1">
          <table:table-cell office:value-type="string" calcext:value-type="string">
            <text:p>u-ch427-n216-start-paper-08</text:p>
          </table:table-cell>
          <table:table-cell office:value-type="float" office:value="181.241" calcext:value-type="float">
            <text:p>181.241</text:p>
          </table:table-cell>
          <table:table-cell office:value-type="float" office:value="66.56" calcext:value-type="float">
            <text:p>66.5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2022-06-16T06:04:35Z</text:p>
          </table:table-cell>
          <table:table-cell office:value-type="string" calcext:value-type="string">
            <text:p>2022-06-16T06:14:56Z</text:p>
          </table:table-cell>
          <table:table-cell office:value-type="string" calcext:value-type="string">
            <text:p>2022-06-16T06:19:41Z</text:p>
          </table:table-cell>
          <table:table-cell office:value-type="string" calcext:value-type="string">
            <text:p>SUCCEEDED</text:p>
          </table:table-cell>
          <table:table-cell office:value-type="float" office:value="1830284" calcext:value-type="float">
            <text:p>1830284</text:p>
          </table:table-cell>
          <table:table-cell office:value-type="float" office:value="226700" calcext:value-type="float">
            <text:p>226700</text:p>
          </table:table-cell>
          <table:table-cell office:value-type="float" office:value="1.33" calcext:value-type="float">
            <text:p>1.33</text:p>
          </table:table-cell>
        </table:table-row>
        <table:table-row table:style-name="ro1">
          <table:table-cell office:value-type="string" calcext:value-type="string">
            <text:p>u-ch427-n216-start-paper-09</text:p>
          </table:table-cell>
          <table:table-cell office:value-type="float" office:value="193.51" calcext:value-type="float">
            <text:p>193.51</text:p>
          </table:table-cell>
          <table:table-cell office:value-type="float" office:value="66.2" calcext:value-type="float">
            <text:p>66.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2022-06-16T06:04:43Z</text:p>
          </table:table-cell>
          <table:table-cell office:value-type="string" calcext:value-type="string">
            <text:p>2022-06-16T06:20:01Z</text:p>
          </table:table-cell>
          <table:table-cell office:value-type="string" calcext:value-type="string">
            <text:p>2022-06-16T06:24:57Z</text:p>
          </table:table-cell>
          <table:table-cell office:value-type="string" calcext:value-type="string">
            <text:p>SUCCEEDED</text:p>
          </table:table-cell>
          <table:table-cell office:value-type="float" office:value="1830287" calcext:value-type="float">
            <text:p>1830287</text:p>
          </table:table-cell>
          <table:table-cell office:value-type="float" office:value="24729" calcext:value-type="float">
            <text:p>24729</text:p>
          </table:table-cell>
          <table:table-cell office:value-type="float" office:value="2.298" calcext:value-type="float">
            <text:p>2.298</text:p>
          </table:table-cell>
        </table:table-row>
        <table:table-row table:style-name="ro1">
          <table:table-cell office:value-type="string" calcext:value-type="string">
            <text:p>u-ch427-n216-start-paper-10</text:p>
          </table:table-cell>
          <table:table-cell office:value-type="float" office:value="206.272" calcext:value-type="float">
            <text:p>206.272</text:p>
          </table:table-cell>
          <table:table-cell office:value-type="float" office:value="84.63" calcext:value-type="float">
            <text:p>84.6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2022-06-13T19:47:43Z</text:p>
          </table:table-cell>
          <table:table-cell office:value-type="string" calcext:value-type="string">
            <text:p>2022-06-13T20:26:42Z</text:p>
          </table:table-cell>
          <table:table-cell office:value-type="string" calcext:value-type="string">
            <text:p>2022-06-13T20:32:40Z</text:p>
          </table:table-cell>
          <table:table-cell office:value-type="string" calcext:value-type="string">
            <text:p>SUCCEEDED</text:p>
          </table:table-cell>
          <table:table-cell office:value-type="float" office:value="1815367" calcext:value-type="float">
            <text:p>1815367</text:p>
          </table:table-cell>
          <table:table-cell office:value-type="float" office:value="39078" calcext:value-type="float">
            <text:p>39078</text:p>
          </table:table-cell>
          <table:table-cell office:value-type="float" office:value="1.394" calcext:value-type="float">
            <text:p>1.394</text:p>
          </table:table-cell>
        </table:table-row>
        <table:table-row table:style-name="ro1">
          <table:table-cell office:value-type="string" calcext:value-type="string">
            <text:p>u-ch427-n216-start-paper-11</text:p>
          </table:table-cell>
          <table:table-cell office:value-type="float" office:value="154.868" calcext:value-type="float">
            <text:p>154.868</text:p>
          </table:table-cell>
          <table:table-cell office:value-type="float" office:value="45.63" calcext:value-type="float">
            <text:p>45.6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6-18T22:01:18Z</text:p>
          </table:table-cell>
          <table:table-cell office:value-type="string" calcext:value-type="string">
            <text:p>2022-06-18T22:01:49Z</text:p>
          </table:table-cell>
          <table:table-cell office:value-type="string" calcext:value-type="string">
            <text:p>2022-06-18T22:05:08Z</text:p>
          </table:table-cell>
          <table:table-cell office:value-type="string" calcext:value-type="string">
            <text:p>SUCCEEDED</text:p>
          </table:table-cell>
          <table:table-cell office:value-type="float" office:value="1866483" calcext:value-type="float">
            <text:p>1866483</text:p>
          </table:table-cell>
          <table:table-cell office:value-type="float" office:value="213411" calcext:value-type="float">
            <text:p>213411</text:p>
          </table:table-cell>
          <table:table-cell office:value-type="float" office:value="1.103" calcext:value-type="float">
            <text:p>1.103</text:p>
          </table:table-cell>
        </table:table-row>
        <table:table-row table:style-name="ro1">
          <table:table-cell office:value-type="string" calcext:value-type="string">
            <text:p>u-ch427-n216-start-paper-12</text:p>
          </table:table-cell>
          <table:table-cell office:value-type="float" office:value="165.879" calcext:value-type="float">
            <text:p>165.879</text:p>
          </table:table-cell>
          <table:table-cell office:value-type="float" office:value="45.43" calcext:value-type="float">
            <text:p>45.4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6-18T22:01:32Z</text:p>
          </table:table-cell>
          <table:table-cell office:value-type="string" calcext:value-type="string">
            <text:p>2022-06-18T22:02:22Z</text:p>
          </table:table-cell>
          <table:table-cell office:value-type="string" calcext:value-type="string">
            <text:p>2022-06-18T22:05:54Z</text:p>
          </table:table-cell>
          <table:table-cell office:value-type="string" calcext:value-type="string">
            <text:p>SUCCEEDED</text:p>
          </table:table-cell>
          <table:table-cell office:value-type="float" office:value="1866486" calcext:value-type="float">
            <text:p>1866486</text:p>
          </table:table-cell>
          <table:table-cell office:value-type="float" office:value="257516" calcext:value-type="float">
            <text:p>257516</text:p>
          </table:table-cell>
          <table:table-cell office:value-type="float" office:value="1.278" calcext:value-type="float">
            <text:p>1.278</text:p>
          </table:table-cell>
        </table:table-row>
        <table:table-row table:style-name="ro1">
          <table:table-cell office:value-type="string" calcext:value-type="string">
            <text:p>u-ch427-n216-start-paper-13</text:p>
          </table:table-cell>
          <table:table-cell office:value-type="float" office:value="171.46" calcext:value-type="float">
            <text:p>171.46</text:p>
          </table:table-cell>
          <table:table-cell office:value-type="float" office:value="53.42" calcext:value-type="float">
            <text:p>53.4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2022-06-18T22:01:47Z</text:p>
          </table:table-cell>
          <table:table-cell office:value-type="string" calcext:value-type="string">
            <text:p>2022-06-18T22:04:39Z</text:p>
          </table:table-cell>
          <table:table-cell office:value-type="string" calcext:value-type="string">
            <text:p>2022-06-18T22:08:17Z</text:p>
          </table:table-cell>
          <table:table-cell office:value-type="string" calcext:value-type="string">
            <text:p>SUCCEEDED</text:p>
          </table:table-cell>
          <table:table-cell office:value-type="float" office:value="1866490" calcext:value-type="float">
            <text:p>1866490</text:p>
          </table:table-cell>
          <table:table-cell office:value-type="float" office:value="50669" calcext:value-type="float">
            <text:p>50669</text:p>
          </table:table-cell>
          <table:table-cell office:value-type="float" office:value="1.256" calcext:value-type="float">
            <text:p>1.256</text:p>
          </table:table-cell>
        </table:table-row>
        <table:table-row table:style-name="ro1">
          <table:table-cell office:value-type="string" calcext:value-type="string">
            <text:p>u-ch427-n216-start-paper-14</text:p>
          </table:table-cell>
          <table:table-cell office:value-type="float" office:value="170.068" calcext:value-type="float">
            <text:p>170.068</text:p>
          </table:table-cell>
          <table:table-cell office:value-type="float" office:value="51.91" calcext:value-type="float">
            <text:p>51.9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2022-06-19T02:18:16Z</text:p>
          </table:table-cell>
          <table:table-cell office:value-type="string" calcext:value-type="string">
            <text:p>2022-06-19T03:00:20Z</text:p>
          </table:table-cell>
          <table:table-cell office:value-type="string" calcext:value-type="string">
            <text:p>2022-06-19T03:04:02Z</text:p>
          </table:table-cell>
          <table:table-cell office:value-type="string" calcext:value-type="string">
            <text:p>SUCCEEDED</text:p>
          </table:table-cell>
          <table:table-cell office:value-type="float" office:value="1867481" calcext:value-type="float">
            <text:p>1867481</text:p>
          </table:table-cell>
          <table:table-cell office:value-type="float" office:value="138790" calcext:value-type="float">
            <text:p>138790</text:p>
          </table:table-cell>
          <table:table-cell office:value-type="float" office:value="1.151" calcext:value-type="float">
            <text:p>1.151</text:p>
          </table:table-cell>
        </table:table-row>
        <table:table-row table:style-name="ro1">
          <table:table-cell office:value-type="string" calcext:value-type="string">
            <text:p>u-ch427-n216-start-paper-15</text:p>
          </table:table-cell>
          <table:table-cell office:value-type="float" office:value="171.259" calcext:value-type="float">
            <text:p>171.259</text:p>
          </table:table-cell>
          <table:table-cell office:value-type="float" office:value="54.7" calcext:value-type="float">
            <text:p>54.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2022-06-18T22:08:15Z</text:p>
          </table:table-cell>
          <table:table-cell office:value-type="string" calcext:value-type="string">
            <text:p>2022-06-18T22:38:43Z</text:p>
          </table:table-cell>
          <table:table-cell office:value-type="string" calcext:value-type="string">
            <text:p>2022-06-18T22:42:28Z</text:p>
          </table:table-cell>
          <table:table-cell office:value-type="string" calcext:value-type="string">
            <text:p>SUCCEEDED</text:p>
          </table:table-cell>
          <table:table-cell office:value-type="float" office:value="1866519" calcext:value-type="float">
            <text:p>1866519</text:p>
          </table:table-cell>
          <table:table-cell office:value-type="float" office:value="234069" calcext:value-type="float">
            <text:p>234069</text:p>
          </table:table-cell>
          <table:table-cell office:value-type="float" office:value="1.146" calcext:value-type="float">
            <text:p>1.146</text:p>
          </table:table-cell>
        </table:table-row>
        <table:table-row table:style-name="ro1">
          <table:table-cell office:value-type="string" calcext:value-type="string">
            <text:p>u-ch427-n216-start-paper-16</text:p>
          </table:table-cell>
          <table:table-cell office:value-type="float" office:value="181.216" calcext:value-type="float">
            <text:p>181.216</text:p>
          </table:table-cell>
          <table:table-cell office:value-type="float" office:value="60.82" calcext:value-type="float">
            <text:p>60.8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2022-06-18T22:43:35Z</text:p>
          </table:table-cell>
          <table:table-cell office:value-type="string" calcext:value-type="string">
            <text:p>2022-06-18T23:16:05Z</text:p>
          </table:table-cell>
          <table:table-cell office:value-type="string" calcext:value-type="string">
            <text:p>2022-06-18T23:20:24Z</text:p>
          </table:table-cell>
          <table:table-cell office:value-type="string" calcext:value-type="string">
            <text:p>SUCCEEDED</text:p>
          </table:table-cell>
          <table:table-cell office:value-type="float" office:value="1866666" calcext:value-type="float">
            <text:p>1866666</text:p>
          </table:table-cell>
          <table:table-cell office:value-type="float" office:value="48157" calcext:value-type="float">
            <text:p>48157</text:p>
          </table:table-cell>
          <table:table-cell office:value-type="float" office:value="1.306" calcext:value-type="float">
            <text:p>1.306</text:p>
          </table:table-cell>
        </table:table-row>
        <table:table-row table:style-name="ro1">
          <table:table-cell office:value-type="string" calcext:value-type="string">
            <text:p>u-ch427-n216-start-paper-17</text:p>
          </table:table-cell>
          <table:table-cell office:value-type="float" office:value="196.054" calcext:value-type="float">
            <text:p>196.054</text:p>
          </table:table-cell>
          <table:table-cell office:value-type="float" office:value="60.26" calcext:value-type="float">
            <text:p>60.2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2022-06-18T23:13:54Z</text:p>
          </table:table-cell>
          <table:table-cell office:value-type="string" calcext:value-type="string">
            <text:p>2022-06-18T23:51:55Z</text:p>
          </table:table-cell>
          <table:table-cell office:value-type="string" calcext:value-type="string">
            <text:p>2022-06-18T23:56:32Z</text:p>
          </table:table-cell>
          <table:table-cell office:value-type="string" calcext:value-type="string">
            <text:p>SUCCEEDED</text:p>
          </table:table-cell>
          <table:table-cell office:value-type="float" office:value="1866799" calcext:value-type="float">
            <text:p>1866799</text:p>
          </table:table-cell>
          <table:table-cell office:value-type="float" office:value="40436" calcext:value-type="float">
            <text:p>40436</text:p>
          </table:table-cell>
          <table:table-cell office:value-type="float" office:value="2.491" calcext:value-type="float">
            <text:p>2.491</text:p>
          </table:table-cell>
        </table:table-row>
        <table:table-row table:style-name="ro1">
          <table:table-cell office:value-type="string" calcext:value-type="string">
            <text:p>u-ch427-n216-start-paper-18</text:p>
          </table:table-cell>
          <table:table-cell office:value-type="float" office:value="193.985" calcext:value-type="float">
            <text:p>193.985</text:p>
          </table:table-cell>
          <table:table-cell office:value-type="float" office:value="64.72" calcext:value-type="float">
            <text:p>64.7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2022-06-18T23:14:01Z</text:p>
          </table:table-cell>
          <table:table-cell office:value-type="string" calcext:value-type="string">
            <text:p>2022-06-19T00:56:35Z</text:p>
          </table:table-cell>
          <table:table-cell office:value-type="string" calcext:value-type="string">
            <text:p>2022-06-19T01:01:13Z</text:p>
          </table:table-cell>
          <table:table-cell office:value-type="string" calcext:value-type="string">
            <text:p>SUCCEEDED</text:p>
          </table:table-cell>
          <table:table-cell office:value-type="float" office:value="1866800" calcext:value-type="float">
            <text:p>1866800</text:p>
          </table:table-cell>
          <table:table-cell office:value-type="float" office:value="169274" calcext:value-type="float">
            <text:p>169274</text:p>
          </table:table-cell>
          <table:table-cell office:value-type="float" office:value="1.248" calcext:value-type="float">
            <text:p>1.248</text:p>
          </table:table-cell>
        </table:table-row>
        <table:table-row table:style-name="ro1">
          <table:table-cell office:value-type="string" calcext:value-type="string">
            <text:p>u-ch427-n216-start-paper-19</text:p>
          </table:table-cell>
          <table:table-cell office:value-type="float" office:value="204.232" calcext:value-type="float">
            <text:p>204.232</text:p>
          </table:table-cell>
          <table:table-cell office:value-type="float" office:value="70.8" calcext:value-type="float">
            <text:p>70.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2022-06-18T22:49:14Z</text:p>
          </table:table-cell>
          <table:table-cell office:value-type="string" calcext:value-type="string">
            <text:p>2022-06-19T00:50:55Z</text:p>
          </table:table-cell>
          <table:table-cell office:value-type="string" calcext:value-type="string">
            <text:p>2022-06-19T00:56:05Z</text:p>
          </table:table-cell>
          <table:table-cell office:value-type="string" calcext:value-type="string">
            <text:p>SUCCEEDED</text:p>
          </table:table-cell>
          <table:table-cell office:value-type="float" office:value="1866696" calcext:value-type="float">
            <text:p>1866696</text:p>
          </table:table-cell>
          <table:table-cell office:value-type="float" office:value="111092" calcext:value-type="float">
            <text:p>111092</text:p>
          </table:table-cell>
          <table:table-cell office:value-type="float" office:value="1.379" calcext:value-type="float">
            <text:p>1.379</text:p>
          </table:table-cell>
        </table:table-row>
        <table:table-row table:style-name="ro1">
          <table:table-cell office:value-type="string" calcext:value-type="string">
            <text:p>u-ch427-n216-start-paper-20</text:p>
          </table:table-cell>
          <table:table-cell office:value-type="float" office:value="289.298" calcext:value-type="float">
            <text:p>289.298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string" calcext:value-type="string">
            <text:p>2022-06-14T13:56:27Z</text:p>
          </table:table-cell>
          <table:table-cell office:value-type="string" calcext:value-type="string">
            <text:p>2022-06-14T14:00:13Z</text:p>
          </table:table-cell>
          <table:table-cell office:value-type="string" calcext:value-type="string">
            <text:p>2022-06-14T14:09:09Z</text:p>
          </table:table-cell>
          <table:table-cell office:value-type="string" calcext:value-type="string">
            <text:p>SUCCEEDED</text:p>
          </table:table-cell>
          <table:table-cell office:value-type="float" office:value="1819479" calcext:value-type="float">
            <text:p>1819479</text:p>
          </table:table-cell>
          <table:table-cell office:value-type="float" office:value="45758" calcext:value-type="float">
            <text:p>45758</text:p>
          </table:table-cell>
          <table:table-cell office:value-type="float" office:value="5.553" calcext:value-type="float">
            <text:p>5.553</text:p>
          </table:table-cell>
        </table:table-row>
        <table:table-row table:style-name="ro1">
          <table:table-cell office:value-type="string" calcext:value-type="string">
            <text:p>u-ch427-n216-start-paper-21</text:p>
          </table:table-cell>
          <table:table-cell office:value-type="float" office:value="161.461" calcext:value-type="float">
            <text:p>161.461</text:p>
          </table:table-cell>
          <table:table-cell office:value-type="float" office:value="53.7" calcext:value-type="float">
            <text:p>53.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6-18T22:04:11Z</text:p>
          </table:table-cell>
          <table:table-cell office:value-type="string" calcext:value-type="string">
            <text:p>2022-06-18T22:04:38Z</text:p>
          </table:table-cell>
          <table:table-cell office:value-type="string" calcext:value-type="string">
            <text:p>2022-06-18T22:08:02Z</text:p>
          </table:table-cell>
          <table:table-cell office:value-type="string" calcext:value-type="string">
            <text:p>SUCCEEDED</text:p>
          </table:table-cell>
          <table:table-cell office:value-type="float" office:value="1866499" calcext:value-type="float">
            <text:p>1866499</text:p>
          </table:table-cell>
          <table:table-cell office:value-type="float" office:value="42392" calcext:value-type="float">
            <text:p>42392</text:p>
          </table:table-cell>
          <table:table-cell office:value-type="float" office:value="1.11" calcext:value-type="float">
            <text:p>1.11</text:p>
          </table:table-cell>
        </table:table-row>
        <table:table-row table:style-name="ro1">
          <table:table-cell office:value-type="string" calcext:value-type="string">
            <text:p>u-ch427-n216-start-paper-22</text:p>
          </table:table-cell>
          <table:table-cell office:value-type="float" office:value="153.691" calcext:value-type="float">
            <text:p>153.691</text:p>
          </table:table-cell>
          <table:table-cell office:value-type="float" office:value="45.49" calcext:value-type="float">
            <text:p>45.49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6-18T22:08:20Z</text:p>
          </table:table-cell>
          <table:table-cell office:value-type="string" calcext:value-type="string">
            <text:p>2022-06-18T22:23:43Z</text:p>
          </table:table-cell>
          <table:table-cell office:value-type="string" calcext:value-type="string">
            <text:p>2022-06-18T22:26:59Z</text:p>
          </table:table-cell>
          <table:table-cell office:value-type="string" calcext:value-type="string">
            <text:p>SUCCEEDED</text:p>
          </table:table-cell>
          <table:table-cell office:value-type="float" office:value="1866520" calcext:value-type="float">
            <text:p>1866520</text:p>
          </table:table-cell>
          <table:table-cell office:value-type="float" office:value="25180" calcext:value-type="float">
            <text:p>25180</text:p>
          </table:table-cell>
          <table:table-cell office:value-type="float" office:value="1.103" calcext:value-type="float">
            <text:p>1.103</text:p>
          </table:table-cell>
        </table:table-row>
        <table:table-row table:style-name="ro1">
          <table:table-cell office:value-type="string" calcext:value-type="string">
            <text:p>u-ch427-n216-start-paper-23</text:p>
          </table:table-cell>
          <table:table-cell office:value-type="float" office:value="162.151" calcext:value-type="float">
            <text:p>162.151</text:p>
          </table:table-cell>
          <table:table-cell office:value-type="float" office:value="50.78" calcext:value-type="float">
            <text:p>50.78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2022-06-18T22:44:48Z</text:p>
          </table:table-cell>
          <table:table-cell office:value-type="string" calcext:value-type="string">
            <text:p>2022-06-18T22:54:48Z</text:p>
          </table:table-cell>
          <table:table-cell office:value-type="string" calcext:value-type="string">
            <text:p>2022-06-18T22:58:16Z</text:p>
          </table:table-cell>
          <table:table-cell office:value-type="string" calcext:value-type="string">
            <text:p>SUCCEEDED</text:p>
          </table:table-cell>
          <table:table-cell office:value-type="float" office:value="1866674" calcext:value-type="float">
            <text:p>1866674</text:p>
          </table:table-cell>
          <table:table-cell office:value-type="float" office:value="118026" calcext:value-type="float">
            <text:p>118026</text:p>
          </table:table-cell>
          <table:table-cell office:value-type="float" office:value="1.133" calcext:value-type="float">
            <text:p>1.133</text:p>
          </table:table-cell>
        </table:table-row>
        <table:table-row table:style-name="ro1">
          <table:table-cell office:value-type="string" calcext:value-type="string">
            <text:p>u-ch427-n216-start-paper-24</text:p>
          </table:table-cell>
          <table:table-cell office:value-type="float" office:value="175.941" calcext:value-type="float">
            <text:p>175.941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2022-06-19T02:15:10Z</text:p>
          </table:table-cell>
          <table:table-cell office:value-type="string" calcext:value-type="string">
            <text:p>2022-06-19T02:21:45Z</text:p>
          </table:table-cell>
          <table:table-cell office:value-type="string" calcext:value-type="string">
            <text:p>2022-06-19T02:25:31Z</text:p>
          </table:table-cell>
          <table:table-cell office:value-type="string" calcext:value-type="string">
            <text:p>SUCCEEDED</text:p>
          </table:table-cell>
          <table:table-cell office:value-type="float" office:value="1867472" calcext:value-type="float">
            <text:p>1867472</text:p>
          </table:table-cell>
          <table:table-cell office:value-type="float" office:value="66354" calcext:value-type="float">
            <text:p>66354</text:p>
          </table:table-cell>
          <table:table-cell office:value-type="float" office:value="1.197" calcext:value-type="float">
            <text:p>1.197</text:p>
          </table:table-cell>
        </table:table-row>
        <table:table-row table:style-name="ro1">
          <table:table-cell office:value-type="string" calcext:value-type="string">
            <text:p>u-ch427-n216-start-paper-25</text:p>
          </table:table-cell>
          <table:table-cell office:value-type="float" office:value="175.547" calcext:value-type="float">
            <text:p>175.547</text:p>
          </table:table-cell>
          <table:table-cell office:value-type="float" office:value="54.78" calcext:value-type="float">
            <text:p>54.78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2022-06-19T02:15:19Z</text:p>
          </table:table-cell>
          <table:table-cell office:value-type="string" calcext:value-type="string">
            <text:p>2022-06-19T03:09:07Z</text:p>
          </table:table-cell>
          <table:table-cell office:value-type="string" calcext:value-type="string">
            <text:p>2022-06-19T03:13:18Z</text:p>
          </table:table-cell>
          <table:table-cell office:value-type="string" calcext:value-type="string">
            <text:p>SUCCEEDED</text:p>
          </table:table-cell>
          <table:table-cell office:value-type="float" office:value="1867473" calcext:value-type="float">
            <text:p>1867473</text:p>
          </table:table-cell>
          <table:table-cell office:value-type="float" office:value="101810" calcext:value-type="float">
            <text:p>101810</text:p>
          </table:table-cell>
          <table:table-cell office:value-type="float" office:value="1.171" calcext:value-type="float">
            <text:p>1.171</text:p>
          </table:table-cell>
        </table:table-row>
        <table:table-row table:style-name="ro1">
          <table:table-cell office:value-type="string" calcext:value-type="string">
            <text:p>u-ch427-n216-start-paper-26</text:p>
          </table:table-cell>
          <table:table-cell office:value-type="float" office:value="188.352" calcext:value-type="float">
            <text:p>188.352</text:p>
          </table:table-cell>
          <table:table-cell office:value-type="float" office:value="60.8" calcext:value-type="float">
            <text:p>60.8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2022-06-19T02:15:39Z</text:p>
          </table:table-cell>
          <table:table-cell office:value-type="string" calcext:value-type="string">
            <text:p>2022-06-19T03:13:40Z</text:p>
          </table:table-cell>
          <table:table-cell office:value-type="string" calcext:value-type="string">
            <text:p>2022-06-19T03:18:07Z</text:p>
          </table:table-cell>
          <table:table-cell office:value-type="string" calcext:value-type="string">
            <text:p>SUCCEEDED</text:p>
          </table:table-cell>
          <table:table-cell office:value-type="float" office:value="1867474" calcext:value-type="float">
            <text:p>1867474</text:p>
          </table:table-cell>
          <table:table-cell office:value-type="float" office:value="159289" calcext:value-type="float">
            <text:p>159289</text:p>
          </table:table-cell>
          <table:table-cell office:value-type="float" office:value="1.657" calcext:value-type="float">
            <text:p>1.657</text:p>
          </table:table-cell>
        </table:table-row>
        <table:table-row table:style-name="ro1">
          <table:table-cell office:value-type="string" calcext:value-type="string">
            <text:p>u-ch427-n216-start-paper-27</text:p>
          </table:table-cell>
          <table:table-cell office:value-type="float" office:value="192.391" calcext:value-type="float">
            <text:p>192.391</text:p>
          </table:table-cell>
          <table:table-cell office:value-type="float" office:value="60.78" calcext:value-type="float">
            <text:p>60.78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2022-06-18T23:20:50Z</text:p>
          </table:table-cell>
          <table:table-cell office:value-type="string" calcext:value-type="string">
            <text:p>2022-06-19T00:39:17Z</text:p>
          </table:table-cell>
          <table:table-cell office:value-type="string" calcext:value-type="string">
            <text:p>2022-06-19T00:43:48Z</text:p>
          </table:table-cell>
          <table:table-cell office:value-type="string" calcext:value-type="string">
            <text:p>SUCCEEDED</text:p>
          </table:table-cell>
          <table:table-cell office:value-type="float" office:value="1866828" calcext:value-type="float">
            <text:p>1866828</text:p>
          </table:table-cell>
          <table:table-cell office:value-type="float" office:value="30992" calcext:value-type="float">
            <text:p>30992</text:p>
          </table:table-cell>
          <table:table-cell office:value-type="float" office:value="1.325" calcext:value-type="float">
            <text:p>1.325</text:p>
          </table:table-cell>
        </table:table-row>
        <table:table-row table:style-name="ro1">
          <table:table-cell office:value-type="string" calcext:value-type="string">
            <text:p>u-ch427-n216-start-paper-28</text:p>
          </table:table-cell>
          <table:table-cell office:value-type="float" office:value="184.737" calcext:value-type="float">
            <text:p>184.737</text:p>
          </table:table-cell>
          <table:table-cell office:value-type="float" office:value="63.9" calcext:value-type="float">
            <text:p>63.9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2022-06-18T22:05:09Z</text:p>
          </table:table-cell>
          <table:table-cell office:value-type="string" calcext:value-type="string">
            <text:p>2022-06-18T23:22:00Z</text:p>
          </table:table-cell>
          <table:table-cell office:value-type="string" calcext:value-type="string">
            <text:p>2022-06-18T23:26:47Z</text:p>
          </table:table-cell>
          <table:table-cell office:value-type="string" calcext:value-type="string">
            <text:p>SUCCEEDED</text:p>
          </table:table-cell>
          <table:table-cell office:value-type="float" office:value="1866504" calcext:value-type="float">
            <text:p>1866504</text:p>
          </table:table-cell>
          <table:table-cell office:value-type="float" office:value="176406" calcext:value-type="float">
            <text:p>176406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string" calcext:value-type="string">
            <text:p>u-ch427-n216-start-paper-29</text:p>
          </table:table-cell>
          <table:table-cell office:value-type="float" office:value="197.598" calcext:value-type="float">
            <text:p>197.598</text:p>
          </table:table-cell>
          <table:table-cell office:value-type="float" office:value="65.7" calcext:value-type="float">
            <text:p>65.7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2022-06-18T22:06:33Z</text:p>
          </table:table-cell>
          <table:table-cell office:value-type="string" calcext:value-type="string">
            <text:p>2022-06-18T23:32:28Z</text:p>
          </table:table-cell>
          <table:table-cell office:value-type="string" calcext:value-type="string">
            <text:p>2022-06-18T23:37:31Z</text:p>
          </table:table-cell>
          <table:table-cell office:value-type="string" calcext:value-type="string">
            <text:p>SUCCEEDED</text:p>
          </table:table-cell>
          <table:table-cell office:value-type="float" office:value="1866516" calcext:value-type="float">
            <text:p>1866516</text:p>
          </table:table-cell>
          <table:table-cell office:value-type="float" office:value="236103" calcext:value-type="float">
            <text:p>236103</text:p>
          </table:table-cell>
          <table:table-cell office:value-type="float" office:value="2.609" calcext:value-type="float">
            <text:p>2.609</text:p>
          </table:table-cell>
        </table:table-row>
        <table:table-row table:style-name="ro1">
          <table:table-cell office:value-type="string" calcext:value-type="string">
            <text:p>u-ch427-n216-start-paper-30</text:p>
          </table:table-cell>
          <table:table-cell office:value-type="float" office:value="379.078" calcext:value-type="float">
            <text:p>379.078</text:p>
          </table:table-cell>
          <table:table-cell office:value-type="float" office:value="121.9" calcext:value-type="float">
            <text:p>121.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string" calcext:value-type="string">
            <text:p>2022-06-13T19:56:26Z</text:p>
          </table:table-cell>
          <table:table-cell office:value-type="string" calcext:value-type="string">
            <text:p>2022-06-14T05:55:54Z</text:p>
          </table:table-cell>
          <table:table-cell office:value-type="string" calcext:value-type="string">
            <text:p>2022-06-14T06:08:20Z</text:p>
          </table:table-cell>
          <table:table-cell office:value-type="string" calcext:value-type="string">
            <text:p>SUCCEEDED</text:p>
          </table:table-cell>
          <table:table-cell office:value-type="float" office:value="1815397" calcext:value-type="float">
            <text:p>1815397</text:p>
          </table:table-cell>
          <table:table-cell office:value-type="float" office:value="262054" calcext:value-type="float">
            <text:p>262054</text:p>
          </table:table-cell>
          <table:table-cell office:value-type="float" office:value="11.579" calcext:value-type="float">
            <text:p>11.579</text:p>
          </table:table-cell>
        </table:table-row>
        <table:table-row table:style-name="ro1">
          <table:table-cell office:value-type="string" calcext:value-type="string">
            <text:p>u-ch427-n216-start-paper-50</text:p>
          </table:table-cell>
          <table:table-cell office:value-type="float" office:value="864.219" calcext:value-type="float">
            <text:p>864.219</text:p>
          </table:table-cell>
          <table:table-cell office:value-type="float" office:value="185.11" calcext:value-type="float">
            <text:p>185.1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708" calcext:value-type="float">
            <text:p>708</text:p>
          </table:table-cell>
          <table:table-cell office:value-type="string" calcext:value-type="string">
            <text:p>2022-06-15T00:39:49Z</text:p>
          </table:table-cell>
          <table:table-cell office:value-type="string" calcext:value-type="string">
            <text:p>2022-06-15T07:08:04Z</text:p>
          </table:table-cell>
          <table:table-cell office:value-type="string" calcext:value-type="string">
            <text:p>2022-06-15T07:32:36Z</text:p>
          </table:table-cell>
          <table:table-cell office:value-type="string" calcext:value-type="string">
            <text:p>SUCCEEDED</text:p>
          </table:table-cell>
          <table:table-cell office:value-type="float" office:value="1822194" calcext:value-type="float">
            <text:p>1822194</text:p>
          </table:table-cell>
          <table:table-cell office:value-type="float" office:value="105470" calcext:value-type="float">
            <text:p>105470</text:p>
          </table:table-cell>
          <table:table-cell office:value-type="float" office:value="8.241" calcext:value-type="float">
            <text:p>8.241</text:p>
          </table:table-cell>
        </table:table-row>
        <table:table-row table:style-name="ro1">
          <table:table-cell office:value-type="string" calcext:value-type="string">
            <text:p>u-ch427-n216-start-paper-x0-00</text:p>
          </table:table-cell>
          <table:table-cell office:value-type="float" office:value="128.189" calcext:value-type="float">
            <text:p>128.189</text:p>
          </table:table-cell>
          <table:table-cell office:value-type="float" office:value="40.09" calcext:value-type="float">
            <text:p>40.0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6-15T16:32:12Z</text:p>
          </table:table-cell>
          <table:table-cell office:value-type="string" calcext:value-type="string">
            <text:p>2022-06-15T16:47:52Z</text:p>
          </table:table-cell>
          <table:table-cell office:value-type="string" calcext:value-type="string">
            <text:p>2022-06-15T16:50:16Z</text:p>
          </table:table-cell>
          <table:table-cell office:value-type="string" calcext:value-type="string">
            <text:p>SUCCEEDED</text:p>
          </table:table-cell>
          <table:table-cell office:value-type="float" office:value="1827203" calcext:value-type="float">
            <text:p>1827203</text:p>
          </table:table-cell>
          <table:table-cell office:value-type="float" office:value="86824" calcext:value-type="float">
            <text:p>86824</text:p>
          </table:table-cell>
          <table:table-cell office:value-type="float" office:value="0.869" calcext:value-type="float">
            <text:p>0.869</text:p>
          </table:table-cell>
        </table:table-row>
        <table:table-row table:style-name="ro1">
          <table:table-cell office:value-type="string" calcext:value-type="string">
            <text:p>u-ch427-n216-start-paper-x0-01</text:p>
          </table:table-cell>
          <table:table-cell office:value-type="float" office:value="151.249" calcext:value-type="float">
            <text:p>151.249</text:p>
          </table:table-cell>
          <table:table-cell office:value-type="float" office:value="41.69" calcext:value-type="float">
            <text:p>41.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6-15T16:32:24Z</text:p>
          </table:table-cell>
          <table:table-cell office:value-type="string" calcext:value-type="string">
            <text:p>2022-06-15T17:00:56Z</text:p>
          </table:table-cell>
          <table:table-cell office:value-type="string" calcext:value-type="string">
            <text:p>2022-06-15T17:03:56Z</text:p>
          </table:table-cell>
          <table:table-cell office:value-type="string" calcext:value-type="string">
            <text:p>SUCCEEDED</text:p>
          </table:table-cell>
          <table:table-cell office:value-type="float" office:value="1827204" calcext:value-type="float">
            <text:p>1827204</text:p>
          </table:table-cell>
          <table:table-cell office:value-type="float" office:value="212898" calcext:value-type="float">
            <text:p>212898</text:p>
          </table:table-cell>
          <table:table-cell office:value-type="float" office:value="1.099" calcext:value-type="float">
            <text:p>1.099</text:p>
          </table:table-cell>
        </table:table-row>
        <table:table-row table:style-name="ro1">
          <table:table-cell office:value-type="string" calcext:value-type="string">
            <text:p>u-ch427-n216-start-paper-x0-02</text:p>
          </table:table-cell>
          <table:table-cell office:value-type="float" office:value="154.187" calcext:value-type="float">
            <text:p>154.187</text:p>
          </table:table-cell>
          <table:table-cell office:value-type="float" office:value="45.89" calcext:value-type="float">
            <text:p>45.8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6-15T20:49:28Z</text:p>
          </table:table-cell>
          <table:table-cell office:value-type="string" calcext:value-type="string">
            <text:p>2022-06-15T22:57:55Z</text:p>
          </table:table-cell>
          <table:table-cell office:value-type="string" calcext:value-type="string">
            <text:p>2022-06-15T23:01:23Z</text:p>
          </table:table-cell>
          <table:table-cell office:value-type="string" calcext:value-type="string">
            <text:p>SUCCEEDED</text:p>
          </table:table-cell>
          <table:table-cell office:value-type="float" office:value="1828298" calcext:value-type="float">
            <text:p>1828298</text:p>
          </table:table-cell>
          <table:table-cell office:value-type="float" office:value="35932" calcext:value-type="float">
            <text:p>35932</text:p>
          </table:table-cell>
          <table:table-cell office:value-type="float" office:value="1.113" calcext:value-type="float">
            <text:p>1.113</text:p>
          </table:table-cell>
        </table:table-row>
        <table:table-row table:style-name="ro1">
          <table:table-cell office:value-type="string" calcext:value-type="string">
            <text:p>u-ch427-n216-start-paper-x0-03</text:p>
          </table:table-cell>
          <table:table-cell office:value-type="float" office:value="158.55" calcext:value-type="float">
            <text:p>158.55</text:p>
          </table:table-cell>
          <table:table-cell office:value-type="float" office:value="49.85" calcext:value-type="float">
            <text:p>49.8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2022-06-15T20:49:36Z</text:p>
          </table:table-cell>
          <table:table-cell office:value-type="string" calcext:value-type="string">
            <text:p>2022-06-15T23:44:53Z</text:p>
          </table:table-cell>
          <table:table-cell office:value-type="string" calcext:value-type="string">
            <text:p>2022-06-15T23:48:29Z</text:p>
          </table:table-cell>
          <table:table-cell office:value-type="string" calcext:value-type="string">
            <text:p>SUCCEEDED</text:p>
          </table:table-cell>
          <table:table-cell office:value-type="float" office:value="1828299" calcext:value-type="float">
            <text:p>1828299</text:p>
          </table:table-cell>
          <table:table-cell office:value-type="float" office:value="234118" calcext:value-type="float">
            <text:p>234118</text:p>
          </table:table-cell>
          <table:table-cell office:value-type="float" office:value="1.147" calcext:value-type="float">
            <text:p>1.147</text:p>
          </table:table-cell>
        </table:table-row>
        <table:table-row table:style-name="ro1">
          <table:table-cell office:value-type="string" calcext:value-type="string">
            <text:p>u-ch427-n216-start-paper-x0-04</text:p>
          </table:table-cell>
          <table:table-cell office:value-type="float" office:value="162.808" calcext:value-type="float">
            <text:p>162.808</text:p>
          </table:table-cell>
          <table:table-cell office:value-type="float" office:value="52.53" calcext:value-type="float">
            <text:p>52.5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2022-06-15T20:49:50Z</text:p>
          </table:table-cell>
          <table:table-cell office:value-type="string" calcext:value-type="string">
            <text:p>2022-06-15T23:02:54Z</text:p>
          </table:table-cell>
          <table:table-cell office:value-type="string" calcext:value-type="string">
            <text:p>2022-06-15T23:06:38Z</text:p>
          </table:table-cell>
          <table:table-cell office:value-type="string" calcext:value-type="string">
            <text:p>SUCCEEDED</text:p>
          </table:table-cell>
          <table:table-cell office:value-type="float" office:value="1828300" calcext:value-type="float">
            <text:p>1828300</text:p>
          </table:table-cell>
          <table:table-cell office:value-type="float" office:value="91242" calcext:value-type="float">
            <text:p>91242</text:p>
          </table:table-cell>
          <table:table-cell office:value-type="float" office:value="1.142" calcext:value-type="float">
            <text:p>1.142</text:p>
          </table:table-cell>
        </table:table-row>
        <table:table-row table:style-name="ro1">
          <table:table-cell office:value-type="string" calcext:value-type="string">
            <text:p>u-ch427-n216-start-paper-x0-05</text:p>
          </table:table-cell>
          <table:table-cell office:value-type="float" office:value="175.069" calcext:value-type="float">
            <text:p>175.069</text:p>
          </table:table-cell>
          <table:table-cell office:value-type="float" office:value="58.98" calcext:value-type="float">
            <text:p>58.9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2022-06-15T20:49:55Z</text:p>
          </table:table-cell>
          <table:table-cell office:value-type="string" calcext:value-type="string">
            <text:p>2022-06-15T23:53:53Z</text:p>
          </table:table-cell>
          <table:table-cell office:value-type="string" calcext:value-type="string">
            <text:p>2022-06-15T23:58:10Z</text:p>
          </table:table-cell>
          <table:table-cell office:value-type="string" calcext:value-type="string">
            <text:p>SUCCEEDED</text:p>
          </table:table-cell>
          <table:table-cell office:value-type="float" office:value="1828301" calcext:value-type="float">
            <text:p>1828301</text:p>
          </table:table-cell>
          <table:table-cell office:value-type="float" office:value="81396" calcext:value-type="float">
            <text:p>81396</text:p>
          </table:table-cell>
          <table:table-cell office:value-type="float" office:value="1.586" calcext:value-type="float">
            <text:p>1.586</text:p>
          </table:table-cell>
        </table:table-row>
        <table:table-row table:style-name="ro1">
          <table:table-cell office:value-type="string" calcext:value-type="string">
            <text:p>u-ch427-n216-start-paper-x0-06</text:p>
          </table:table-cell>
          <table:table-cell office:value-type="float" office:value="168.119" calcext:value-type="float">
            <text:p>168.119</text:p>
          </table:table-cell>
          <table:table-cell office:value-type="float" office:value="57.1" calcext:value-type="float">
            <text:p>57.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2022-06-15T20:50:09Z</text:p>
          </table:table-cell>
          <table:table-cell office:value-type="string" calcext:value-type="string">
            <text:p>2022-06-16T01:18:12Z</text:p>
          </table:table-cell>
          <table:table-cell office:value-type="string" calcext:value-type="string">
            <text:p>2022-06-16T01:22:27Z</text:p>
          </table:table-cell>
          <table:table-cell office:value-type="string" calcext:value-type="string">
            <text:p>SUCCEEDED</text:p>
          </table:table-cell>
          <table:table-cell office:value-type="float" office:value="1828302" calcext:value-type="float">
            <text:p>1828302</text:p>
          </table:table-cell>
          <table:table-cell office:value-type="float" office:value="38599" calcext:value-type="float">
            <text:p>38599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string" calcext:value-type="string">
            <text:p>u-ch427-n216-start-paper-x0-07</text:p>
          </table:table-cell>
          <table:table-cell office:value-type="float" office:value="179.203" calcext:value-type="float">
            <text:p>179.203</text:p>
          </table:table-cell>
          <table:table-cell office:value-type="float" office:value="61.05" calcext:value-type="float">
            <text:p>61.0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2022-06-15T20:50:19Z</text:p>
          </table:table-cell>
          <table:table-cell office:value-type="string" calcext:value-type="string">
            <text:p>2022-06-16T01:09:52Z</text:p>
          </table:table-cell>
          <table:table-cell office:value-type="string" calcext:value-type="string">
            <text:p>2022-06-16T01:14:40Z</text:p>
          </table:table-cell>
          <table:table-cell office:value-type="string" calcext:value-type="string">
            <text:p>SUCCEEDED</text:p>
          </table:table-cell>
          <table:table-cell office:value-type="float" office:value="1828303" calcext:value-type="float">
            <text:p>1828303</text:p>
          </table:table-cell>
          <table:table-cell office:value-type="float" office:value="172999" calcext:value-type="float">
            <text:p>172999</text:p>
          </table:table-cell>
          <table:table-cell office:value-type="float" office:value="1.452" calcext:value-type="float">
            <text:p>1.452</text:p>
          </table:table-cell>
        </table:table-row>
        <table:table-row table:style-name="ro1">
          <table:table-cell office:value-type="string" calcext:value-type="string">
            <text:p>u-ch427-n216-start-paper-x0-08</text:p>
          </table:table-cell>
          <table:table-cell office:value-type="float" office:value="201.616" calcext:value-type="float">
            <text:p>201.616</text:p>
          </table:table-cell>
          <table:table-cell office:value-type="float" office:value="64.17" calcext:value-type="float">
            <text:p>64.1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2022-06-15T20:50:27Z</text:p>
          </table:table-cell>
          <table:table-cell office:value-type="string" calcext:value-type="string">
            <text:p>2022-06-16T01:15:45Z</text:p>
          </table:table-cell>
          <table:table-cell office:value-type="string" calcext:value-type="string">
            <text:p>2022-06-16T01:20:59Z</text:p>
          </table:table-cell>
          <table:table-cell office:value-type="string" calcext:value-type="string">
            <text:p>SUCCEEDED</text:p>
          </table:table-cell>
          <table:table-cell office:value-type="float" office:value="1828304" calcext:value-type="float">
            <text:p>1828304</text:p>
          </table:table-cell>
          <table:table-cell office:value-type="float" office:value="51746" calcext:value-type="float">
            <text:p>51746</text:p>
          </table:table-cell>
          <table:table-cell office:value-type="float" office:value="1.954" calcext:value-type="float">
            <text:p>1.954</text:p>
          </table:table-cell>
        </table:table-row>
        <table:table-row table:style-name="ro1">
          <table:table-cell office:value-type="string" calcext:value-type="string">
            <text:p>u-ch427-n216-start-paper-x0-09</text:p>
          </table:table-cell>
          <table:table-cell office:value-type="float" office:value="192.774" calcext:value-type="float">
            <text:p>192.774</text:p>
          </table:table-cell>
          <table:table-cell office:value-type="float" office:value="65.3" calcext:value-type="float">
            <text:p>65.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2022-06-15T20:50:44Z</text:p>
          </table:table-cell>
          <table:table-cell office:value-type="string" calcext:value-type="string">
            <text:p>2022-06-16T01:21:32Z</text:p>
          </table:table-cell>
          <table:table-cell office:value-type="string" calcext:value-type="string">
            <text:p>2022-06-16T01:26:40Z</text:p>
          </table:table-cell>
          <table:table-cell office:value-type="string" calcext:value-type="string">
            <text:p>SUCCEEDED</text:p>
          </table:table-cell>
          <table:table-cell office:value-type="float" office:value="1828305" calcext:value-type="float">
            <text:p>1828305</text:p>
          </table:table-cell>
          <table:table-cell office:value-type="float" office:value="76954" calcext:value-type="float">
            <text:p>76954</text:p>
          </table:table-cell>
          <table:table-cell office:value-type="float" office:value="2.648" calcext:value-type="float">
            <text:p>2.648</text:p>
          </table:table-cell>
        </table:table-row>
        <table:table-row table:style-name="ro1">
          <table:table-cell office:value-type="string" calcext:value-type="string">
            <text:p>u-ch427-n216-start-paper-x0-10</text:p>
          </table:table-cell>
          <table:table-cell office:value-type="float" office:value="211.866" calcext:value-type="float">
            <text:p>211.866</text:p>
          </table:table-cell>
          <table:table-cell office:value-type="float" office:value="70.6" calcext:value-type="float">
            <text:p>70.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2022-06-15T16:32:44Z</text:p>
          </table:table-cell>
          <table:table-cell office:value-type="string" calcext:value-type="string">
            <text:p>2022-06-15T17:50:43Z</text:p>
          </table:table-cell>
          <table:table-cell office:value-type="string" calcext:value-type="string">
            <text:p>2022-06-15T17:56:12Z</text:p>
          </table:table-cell>
          <table:table-cell office:value-type="string" calcext:value-type="string">
            <text:p>SUCCEEDED</text:p>
          </table:table-cell>
          <table:table-cell office:value-type="float" office:value="1827206" calcext:value-type="float">
            <text:p>1827206</text:p>
          </table:table-cell>
          <table:table-cell office:value-type="float" office:value="159841" calcext:value-type="float">
            <text:p>159841</text:p>
          </table:table-cell>
          <table:table-cell office:value-type="float" office:value="2.62" calcext:value-type="float">
            <text:p>2.62</text:p>
          </table:table-cell>
        </table:table-row>
        <table:table-row table:style-name="ro1">
          <table:table-cell office:value-type="string" calcext:value-type="string">
            <text:p>u-ch427-n216-start-paper-x0-11</text:p>
          </table:table-cell>
          <table:table-cell office:value-type="float" office:value="173.69" calcext:value-type="float">
            <text:p>173.69</text:p>
          </table:table-cell>
          <table:table-cell office:value-type="float" office:value="49.37" calcext:value-type="float">
            <text:p>49.3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6-18T07:42:09Z</text:p>
          </table:table-cell>
          <table:table-cell office:value-type="string" calcext:value-type="string">
            <text:p>2022-06-18T07:43:30Z</text:p>
          </table:table-cell>
          <table:table-cell office:value-type="string" calcext:value-type="string">
            <text:p>2022-06-18T07:47:17Z</text:p>
          </table:table-cell>
          <table:table-cell office:value-type="string" calcext:value-type="string">
            <text:p>SUCCEEDED</text:p>
          </table:table-cell>
          <table:table-cell office:value-type="float" office:value="1852292" calcext:value-type="float">
            <text:p>1852292</text:p>
          </table:table-cell>
          <table:table-cell office:value-type="float" office:value="106777" calcext:value-type="float">
            <text:p>106777</text:p>
          </table:table-cell>
          <table:table-cell office:value-type="float" office:value="1.251" calcext:value-type="float">
            <text:p>1.251</text:p>
          </table:table-cell>
        </table:table-row>
        <table:table-row table:style-name="ro1">
          <table:table-cell office:value-type="string" calcext:value-type="string">
            <text:p>u-ch427-n216-start-paper-x0-12</text:p>
          </table:table-cell>
          <table:table-cell office:value-type="float" office:value="164.502" calcext:value-type="float">
            <text:p>164.502</text:p>
          </table:table-cell>
          <table:table-cell office:value-type="float" office:value="49.48" calcext:value-type="float">
            <text:p>49.4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6-18T07:42:26Z</text:p>
          </table:table-cell>
          <table:table-cell office:value-type="string" calcext:value-type="string">
            <text:p>2022-06-18T07:43:30Z</text:p>
          </table:table-cell>
          <table:table-cell office:value-type="string" calcext:value-type="string">
            <text:p>2022-06-18T07:47:08Z</text:p>
          </table:table-cell>
          <table:table-cell office:value-type="string" calcext:value-type="string">
            <text:p>SUCCEEDED</text:p>
          </table:table-cell>
          <table:table-cell office:value-type="float" office:value="1852301" calcext:value-type="float">
            <text:p>1852301</text:p>
          </table:table-cell>
          <table:table-cell office:value-type="float" office:value="170080" calcext:value-type="float">
            <text:p>170080</text:p>
          </table:table-cell>
          <table:table-cell office:value-type="float" office:value="1.114" calcext:value-type="float">
            <text:p>1.114</text:p>
          </table:table-cell>
        </table:table-row>
        <table:table-row table:style-name="ro1">
          <table:table-cell office:value-type="string" calcext:value-type="string">
            <text:p>u-ch427-n216-start-paper-x0-13</text:p>
          </table:table-cell>
          <table:table-cell office:value-type="float" office:value="171.173" calcext:value-type="float">
            <text:p>171.173</text:p>
          </table:table-cell>
          <table:table-cell office:value-type="float" office:value="49.01" calcext:value-type="float">
            <text:p>49.0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2022-06-18T07:42:42Z</text:p>
          </table:table-cell>
          <table:table-cell office:value-type="string" calcext:value-type="string">
            <text:p>2022-06-18T07:47:53Z</text:p>
          </table:table-cell>
          <table:table-cell office:value-type="string" calcext:value-type="string">
            <text:p>2022-06-18T07:51:43Z</text:p>
          </table:table-cell>
          <table:table-cell office:value-type="string" calcext:value-type="string">
            <text:p>SUCCEEDED</text:p>
          </table:table-cell>
          <table:table-cell office:value-type="float" office:value="1852309" calcext:value-type="float">
            <text:p>1852309</text:p>
          </table:table-cell>
          <table:table-cell office:value-type="float" office:value="84382" calcext:value-type="float">
            <text:p>84382</text:p>
          </table:table-cell>
          <table:table-cell office:value-type="float" office:value="1.129" calcext:value-type="float">
            <text:p>1.129</text:p>
          </table:table-cell>
        </table:table-row>
        <table:table-row table:style-name="ro1">
          <table:table-cell office:value-type="string" calcext:value-type="string">
            <text:p>u-ch427-n216-start-paper-x0-14</text:p>
          </table:table-cell>
          <table:table-cell office:value-type="float" office:value="182.632" calcext:value-type="float">
            <text:p>182.632</text:p>
          </table:table-cell>
          <table:table-cell office:value-type="float" office:value="54.01" calcext:value-type="float">
            <text:p>54.0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2022-06-18T07:42:48Z</text:p>
          </table:table-cell>
          <table:table-cell office:value-type="string" calcext:value-type="string">
            <text:p>2022-06-18T07:49:35Z</text:p>
          </table:table-cell>
          <table:table-cell office:value-type="string" calcext:value-type="string">
            <text:p>2022-06-18T07:53:39Z</text:p>
          </table:table-cell>
          <table:table-cell office:value-type="string" calcext:value-type="string">
            <text:p>SUCCEEDED</text:p>
          </table:table-cell>
          <table:table-cell office:value-type="float" office:value="1852315" calcext:value-type="float">
            <text:p>1852315</text:p>
          </table:table-cell>
          <table:table-cell office:value-type="float" office:value="28417" calcext:value-type="float">
            <text:p>28417</text:p>
          </table:table-cell>
          <table:table-cell office:value-type="float" office:value="2.681" calcext:value-type="float">
            <text:p>2.681</text:p>
          </table:table-cell>
        </table:table-row>
        <table:table-row table:style-name="ro1">
          <table:table-cell office:value-type="string" calcext:value-type="string">
            <text:p>u-ch427-n216-start-paper-x0-15</text:p>
          </table:table-cell>
          <table:table-cell office:value-type="float" office:value="171.102" calcext:value-type="float">
            <text:p>171.102</text:p>
          </table:table-cell>
          <table:table-cell office:value-type="float" office:value="55.67" calcext:value-type="float">
            <text:p>55.6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2022-06-18T07:42:57Z</text:p>
          </table:table-cell>
          <table:table-cell office:value-type="string" calcext:value-type="string">
            <text:p>2022-06-18T07:44:43Z</text:p>
          </table:table-cell>
          <table:table-cell office:value-type="string" calcext:value-type="string">
            <text:p>2022-06-18T07:48:57Z</text:p>
          </table:table-cell>
          <table:table-cell office:value-type="string" calcext:value-type="string">
            <text:p>SUCCEEDED</text:p>
          </table:table-cell>
          <table:table-cell office:value-type="float" office:value="1852322" calcext:value-type="float">
            <text:p>1852322</text:p>
          </table:table-cell>
          <table:table-cell office:value-type="float" office:value="160143" calcext:value-type="float">
            <text:p>160143</text:p>
          </table:table-cell>
          <table:table-cell office:value-type="float" office:value="1.273" calcext:value-type="float">
            <text:p>1.273</text:p>
          </table:table-cell>
        </table:table-row>
        <table:table-row table:style-name="ro1">
          <table:table-cell office:value-type="string" calcext:value-type="string">
            <text:p>u-ch427-n216-start-paper-x0-16</text:p>
          </table:table-cell>
          <table:table-cell office:value-type="float" office:value="183.569" calcext:value-type="float">
            <text:p>183.569</text:p>
          </table:table-cell>
          <table:table-cell office:value-type="float" office:value="56.64" calcext:value-type="float">
            <text:p>56.6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2022-06-18T07:43:20Z</text:p>
          </table:table-cell>
          <table:table-cell office:value-type="string" calcext:value-type="string">
            <text:p>2022-06-18T07:47:53Z</text:p>
          </table:table-cell>
          <table:table-cell office:value-type="string" calcext:value-type="string">
            <text:p>2022-06-18T07:52:25Z</text:p>
          </table:table-cell>
          <table:table-cell office:value-type="string" calcext:value-type="string">
            <text:p>SUCCEEDED</text:p>
          </table:table-cell>
          <table:table-cell office:value-type="float" office:value="1852332" calcext:value-type="float">
            <text:p>1852332</text:p>
          </table:table-cell>
          <table:table-cell office:value-type="float" office:value="83450" calcext:value-type="float">
            <text:p>83450</text:p>
          </table:table-cell>
          <table:table-cell office:value-type="float" office:value="1.221" calcext:value-type="float">
            <text:p>1.221</text:p>
          </table:table-cell>
        </table:table-row>
        <table:table-row table:style-name="ro1">
          <table:table-cell office:value-type="string" calcext:value-type="string">
            <text:p>u-ch427-n216-start-paper-x0-17</text:p>
          </table:table-cell>
          <table:table-cell office:value-type="float" office:value="180.747" calcext:value-type="float">
            <text:p>180.747</text:p>
          </table:table-cell>
          <table:table-cell office:value-type="float" office:value="61.37" calcext:value-type="float">
            <text:p>61.3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2022-06-18T07:43:35Z</text:p>
          </table:table-cell>
          <table:table-cell office:value-type="string" calcext:value-type="string">
            <text:p>2022-06-18T07:54:14Z</text:p>
          </table:table-cell>
          <table:table-cell office:value-type="string" calcext:value-type="string">
            <text:p>2022-06-18T07:58:45Z</text:p>
          </table:table-cell>
          <table:table-cell office:value-type="string" calcext:value-type="string">
            <text:p>SUCCEEDED</text:p>
          </table:table-cell>
          <table:table-cell office:value-type="float" office:value="1852337" calcext:value-type="float">
            <text:p>1852337</text:p>
          </table:table-cell>
          <table:table-cell office:value-type="float" office:value="141192" calcext:value-type="float">
            <text:p>141192</text:p>
          </table:table-cell>
          <table:table-cell office:value-type="float" office:value="1.709" calcext:value-type="float">
            <text:p>1.709</text:p>
          </table:table-cell>
        </table:table-row>
        <table:table-row table:style-name="ro1">
          <table:table-cell office:value-type="string" calcext:value-type="string">
            <text:p>u-ch427-n216-start-paper-x0-18</text:p>
          </table:table-cell>
          <table:table-cell office:value-type="float" office:value="197.244" calcext:value-type="float">
            <text:p>197.244</text:p>
          </table:table-cell>
          <table:table-cell office:value-type="float" office:value="64.05" calcext:value-type="float">
            <text:p>64.0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2022-06-18T10:43:50Z</text:p>
          </table:table-cell>
          <table:table-cell office:value-type="string" calcext:value-type="string">
            <text:p>2022-06-18T15:52:09Z</text:p>
          </table:table-cell>
          <table:table-cell office:value-type="string" calcext:value-type="string">
            <text:p>2022-06-18T15:57:21Z</text:p>
          </table:table-cell>
          <table:table-cell office:value-type="string" calcext:value-type="string">
            <text:p>SUCCEEDED</text:p>
          </table:table-cell>
          <table:table-cell office:value-type="float" office:value="1855749" calcext:value-type="float">
            <text:p>1855749</text:p>
          </table:table-cell>
          <table:table-cell office:value-type="float" office:value="208323" calcext:value-type="float">
            <text:p>208323</text:p>
          </table:table-cell>
          <table:table-cell office:value-type="float" office:value="2.107" calcext:value-type="float">
            <text:p>2.107</text:p>
          </table:table-cell>
        </table:table-row>
        <table:table-row table:style-name="ro1">
          <table:table-cell office:value-type="string" calcext:value-type="string">
            <text:p>u-ch427-n216-start-paper-x0-19</text:p>
          </table:table-cell>
          <table:table-cell office:value-type="float" office:value="211.465" calcext:value-type="float">
            <text:p>211.465</text:p>
          </table:table-cell>
          <table:table-cell office:value-type="float" office:value="66.93" calcext:value-type="float">
            <text:p>66.93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2022-06-18T10:44:03Z</text:p>
          </table:table-cell>
          <table:table-cell office:value-type="string" calcext:value-type="string">
            <text:p>2022-06-18T16:58:55Z</text:p>
          </table:table-cell>
          <table:table-cell office:value-type="string" calcext:value-type="string">
            <text:p>2022-06-18T17:04:20Z</text:p>
          </table:table-cell>
          <table:table-cell office:value-type="string" calcext:value-type="string">
            <text:p>SUCCEEDED</text:p>
          </table:table-cell>
          <table:table-cell office:value-type="float" office:value="1855754" calcext:value-type="float">
            <text:p>1855754</text:p>
          </table:table-cell>
          <table:table-cell office:value-type="float" office:value="81111" calcext:value-type="float">
            <text:p>81111</text:p>
          </table:table-cell>
          <table:table-cell office:value-type="float" office:value="2.427" calcext:value-type="float">
            <text:p>2.427</text:p>
          </table:table-cell>
        </table:table-row>
        <table:table-row table:style-name="ro1">
          <table:table-cell office:value-type="string" calcext:value-type="string">
            <text:p>u-ch427-n216-start-paper-x0-20</text:p>
          </table:table-cell>
          <table:table-cell office:value-type="float" office:value="315.653" calcext:value-type="float">
            <text:p>315.653</text:p>
          </table:table-cell>
          <table:table-cell office:value-type="float" office:value="101.63" calcext:value-type="float">
            <text:p>101.6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string" calcext:value-type="string">
            <text:p>2022-06-15T16:32:59Z</text:p>
          </table:table-cell>
          <table:table-cell office:value-type="string" calcext:value-type="string">
            <text:p>2022-06-15T17:02:53Z</text:p>
          </table:table-cell>
          <table:table-cell office:value-type="string" calcext:value-type="string">
            <text:p>2022-06-15T17:12:23Z</text:p>
          </table:table-cell>
          <table:table-cell office:value-type="string" calcext:value-type="string">
            <text:p>SUCCEEDED</text:p>
          </table:table-cell>
          <table:table-cell office:value-type="float" office:value="1827208" calcext:value-type="float">
            <text:p>1827208</text:p>
          </table:table-cell>
          <table:table-cell office:value-type="float" office:value="24675" calcext:value-type="float">
            <text:p>24675</text:p>
          </table:table-cell>
          <table:table-cell office:value-type="float" office:value="8.763" calcext:value-type="float">
            <text:p>8.763</text:p>
          </table:table-cell>
        </table:table-row>
        <table:table-row table:style-name="ro1">
          <table:table-cell office:value-type="string" calcext:value-type="string">
            <text:p>u-ch427-n216-start-paper-x0-21</text:p>
          </table:table-cell>
          <table:table-cell office:value-type="float" office:value="167.536" calcext:value-type="float">
            <text:p>167.536</text:p>
          </table:table-cell>
          <table:table-cell office:value-type="float" office:value="53.74" calcext:value-type="float">
            <text:p>53.74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6-18T07:44:38Z</text:p>
          </table:table-cell>
          <table:table-cell office:value-type="string" calcext:value-type="string">
            <text:p>2022-06-18T07:49:35Z</text:p>
          </table:table-cell>
          <table:table-cell office:value-type="string" calcext:value-type="string">
            <text:p>2022-06-18T07:53:16Z</text:p>
          </table:table-cell>
          <table:table-cell office:value-type="string" calcext:value-type="string">
            <text:p>SUCCEEDED</text:p>
          </table:table-cell>
          <table:table-cell office:value-type="float" office:value="1852354" calcext:value-type="float">
            <text:p>1852354</text:p>
          </table:table-cell>
          <table:table-cell office:value-type="float" office:value="24939" calcext:value-type="float">
            <text:p>24939</text:p>
          </table:table-cell>
          <table:table-cell office:value-type="float" office:value="1.112" calcext:value-type="float">
            <text:p>1.112</text:p>
          </table:table-cell>
        </table:table-row>
        <table:table-row table:style-name="ro1">
          <table:table-cell office:value-type="string" calcext:value-type="string">
            <text:p>u-ch427-n216-start-paper-x0-22</text:p>
          </table:table-cell>
          <table:table-cell office:value-type="float" office:value="167.907" calcext:value-type="float">
            <text:p>167.907</text:p>
          </table:table-cell>
          <table:table-cell office:value-type="float" office:value="45.55" calcext:value-type="float">
            <text:p>45.55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6-18T07:44:55Z</text:p>
          </table:table-cell>
          <table:table-cell office:value-type="string" calcext:value-type="string">
            <text:p>2022-06-18T07:53:04Z</text:p>
          </table:table-cell>
          <table:table-cell office:value-type="string" calcext:value-type="string">
            <text:p>2022-06-18T07:56:46Z</text:p>
          </table:table-cell>
          <table:table-cell office:value-type="string" calcext:value-type="string">
            <text:p>SUCCEEDED</text:p>
          </table:table-cell>
          <table:table-cell office:value-type="float" office:value="1852359" calcext:value-type="float">
            <text:p>1852359</text:p>
          </table:table-cell>
          <table:table-cell office:value-type="float" office:value="242460" calcext:value-type="float">
            <text:p>242460</text:p>
          </table:table-cell>
          <table:table-cell office:value-type="float" office:value="1.135" calcext:value-type="float">
            <text:p>1.135</text:p>
          </table:table-cell>
        </table:table-row>
        <table:table-row table:style-name="ro1">
          <table:table-cell office:value-type="string" calcext:value-type="string">
            <text:p>u-ch427-n216-start-paper-x0-23</text:p>
          </table:table-cell>
          <table:table-cell office:value-type="float" office:value="162.254" calcext:value-type="float">
            <text:p>162.254</text:p>
          </table:table-cell>
          <table:table-cell office:value-type="float" office:value="49.49" calcext:value-type="float">
            <text:p>49.49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2022-06-18T07:45:31Z</text:p>
          </table:table-cell>
          <table:table-cell office:value-type="string" calcext:value-type="string">
            <text:p>2022-06-18T07:51:55Z</text:p>
          </table:table-cell>
          <table:table-cell office:value-type="string" calcext:value-type="string">
            <text:p>2022-06-18T07:55:37Z</text:p>
          </table:table-cell>
          <table:table-cell office:value-type="string" calcext:value-type="string">
            <text:p>SUCCEEDED</text:p>
          </table:table-cell>
          <table:table-cell office:value-type="float" office:value="1852370" calcext:value-type="float">
            <text:p>1852370</text:p>
          </table:table-cell>
          <table:table-cell office:value-type="float" office:value="146875" calcext:value-type="float">
            <text:p>146875</text:p>
          </table:table-cell>
          <table:table-cell office:value-type="float" office:value="1.127" calcext:value-type="float">
            <text:p>1.127</text:p>
          </table:table-cell>
        </table:table-row>
        <table:table-row table:style-name="ro1">
          <table:table-cell office:value-type="string" calcext:value-type="string">
            <text:p>u-ch427-n216-start-paper-x0-24</text:p>
          </table:table-cell>
          <table:table-cell office:value-type="float" office:value="166.52" calcext:value-type="float">
            <text:p>166.52</text:p>
          </table:table-cell>
          <table:table-cell office:value-type="float" office:value="51.77" calcext:value-type="float">
            <text:p>51.77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2022-06-18T10:46:08Z</text:p>
          </table:table-cell>
          <table:table-cell office:value-type="string" calcext:value-type="string">
            <text:p>2022-06-18T15:58:03Z</text:p>
          </table:table-cell>
          <table:table-cell office:value-type="string" calcext:value-type="string">
            <text:p>2022-06-18T16:01:51Z</text:p>
          </table:table-cell>
          <table:table-cell office:value-type="string" calcext:value-type="string">
            <text:p>SUCCEEDED</text:p>
          </table:table-cell>
          <table:table-cell office:value-type="float" office:value="1855783" calcext:value-type="float">
            <text:p>1855783</text:p>
          </table:table-cell>
          <table:table-cell office:value-type="float" office:value="114873" calcext:value-type="float">
            <text:p>114873</text:p>
          </table:table-cell>
          <table:table-cell office:value-type="float" office:value="1.155" calcext:value-type="float">
            <text:p>1.155</text:p>
          </table:table-cell>
        </table:table-row>
        <table:table-row table:style-name="ro1">
          <table:table-cell office:value-type="string" calcext:value-type="string">
            <text:p>u-ch427-n216-start-paper-x0-25</text:p>
          </table:table-cell>
          <table:table-cell office:value-type="float" office:value="172.946" calcext:value-type="float">
            <text:p>172.946</text:p>
          </table:table-cell>
          <table:table-cell office:value-type="float" office:value="55.54" calcext:value-type="float">
            <text:p>55.5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2022-06-18T10:46:28Z</text:p>
          </table:table-cell>
          <table:table-cell office:value-type="string" calcext:value-type="string">
            <text:p>2022-06-18T16:02:37Z</text:p>
          </table:table-cell>
          <table:table-cell office:value-type="string" calcext:value-type="string">
            <text:p>2022-06-18T16:06:54Z</text:p>
          </table:table-cell>
          <table:table-cell office:value-type="string" calcext:value-type="string">
            <text:p>SUCCEEDED</text:p>
          </table:table-cell>
          <table:table-cell office:value-type="float" office:value="1855790" calcext:value-type="float">
            <text:p>1855790</text:p>
          </table:table-cell>
          <table:table-cell office:value-type="float" office:value="250755" calcext:value-type="float">
            <text:p>250755</text:p>
          </table:table-cell>
          <table:table-cell office:value-type="float" office:value="1.166" calcext:value-type="float">
            <text:p>1.166</text:p>
          </table:table-cell>
        </table:table-row>
        <table:table-row table:style-name="ro1">
          <table:table-cell office:value-type="string" calcext:value-type="string">
            <text:p>u-ch427-n216-start-paper-x0-26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-ch427-n216-start-paper-x0-27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216-start-paper-x0-28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216-start-paper-x0-29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216-start-paper-x0-30</text:p>
          </table:table-cell>
          <table:table-cell office:value-type="float" office:value="422.133" calcext:value-type="float">
            <text:p>422.133</text:p>
          </table:table-cell>
          <table:table-cell office:value-type="float" office:value="130.84" calcext:value-type="float">
            <text:p>130.84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string" calcext:value-type="string">
            <text:p>2022-06-15T16:33:13Z</text:p>
          </table:table-cell>
          <table:table-cell office:value-type="string" calcext:value-type="string">
            <text:p>2022-06-15T17:36:51Z</text:p>
          </table:table-cell>
          <table:table-cell office:value-type="string" calcext:value-type="string">
            <text:p>2022-06-15T17:50:09Z</text:p>
          </table:table-cell>
          <table:table-cell office:value-type="string" calcext:value-type="string">
            <text:p>SUCCEEDED</text:p>
          </table:table-cell>
          <table:table-cell office:value-type="float" office:value="1827209" calcext:value-type="float">
            <text:p>1827209</text:p>
          </table:table-cell>
          <table:table-cell office:value-type="float" office:value="88641" calcext:value-type="float">
            <text:p>88641</text:p>
          </table:table-cell>
          <table:table-cell office:value-type="float" office:value="10.836" calcext:value-type="float">
            <text:p>10.836</text:p>
          </table:table-cell>
        </table:table-row>
        <table:table-row table:style-name="ro1">
          <table:table-cell office:value-type="string" calcext:value-type="string">
            <text:p>u-ch427-n216-start-paper-x0-50</text:p>
          </table:table-cell>
          <table:table-cell office:value-type="float" office:value="866.504" calcext:value-type="float">
            <text:p>866.504</text:p>
          </table:table-cell>
          <table:table-cell office:value-type="float" office:value="186.36" calcext:value-type="float">
            <text:p>186.36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708" calcext:value-type="float">
            <text:p>708</text:p>
          </table:table-cell>
          <table:table-cell office:value-type="string" calcext:value-type="string">
            <text:p>2022-06-15T16:48:11Z</text:p>
          </table:table-cell>
          <table:table-cell office:value-type="string" calcext:value-type="string">
            <text:p>2022-06-16T03:19:29Z</text:p>
          </table:table-cell>
          <table:table-cell office:value-type="string" calcext:value-type="string">
            <text:p>2022-06-16T03:43:33Z</text:p>
          </table:table-cell>
          <table:table-cell office:value-type="string" calcext:value-type="string">
            <text:p>SUCCEEDED</text:p>
          </table:table-cell>
          <table:table-cell office:value-type="float" office:value="1827271" calcext:value-type="float">
            <text:p>1827271</text:p>
          </table:table-cell>
          <table:table-cell office:value-type="float" office:value="190169" calcext:value-type="float">
            <text:p>190169</text:p>
          </table:table-cell>
          <table:table-cell office:value-type="float" office:value="11.189" calcext:value-type="float">
            <text:p>11.189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Ensemble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-x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4.172" calcext:value-type="float">
            <text:p>134.172</text:p>
          </table:table-cell>
          <table:table-cell office:value-type="float" office:value="128.189" calcext:value-type="float">
            <text:p>128.189</text:p>
          </table:table-cell>
          <table:table-cell/>
          <table:table-cell>
            <draw:frame table:end-cell-address="'Time N216'.L86" table:end-x="0.201cm" table:end-y="0.421cm" draw:z-index="0" draw:style-name="gr1" draw:text-style-name="P1" svg:width="16cm" svg:height="8.998cm" svg:x="0.006cm" svg:y="0.003cm">
              <draw:object draw:notify-on-update-of-ranges="'Time N216'.A67:'Time N216'.A98 'Time N216'.B66:'Time N216'.B66 'Time N216'.B67:'Time N216'.B98 'Time N216'.A67:'Time N216'.A98 'Time N216'.C66:'Time N216'.C66 'Time N216'.C67:'Time N216'.C98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.725" calcext:value-type="float">
            <text:p>150.725</text:p>
          </table:table-cell>
          <table:table-cell office:value-type="float" office:value="151.249" calcext:value-type="float">
            <text:p>151.249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4.525" calcext:value-type="float">
            <text:p>154.525</text:p>
          </table:table-cell>
          <table:table-cell office:value-type="float" office:value="154.187" calcext:value-type="float">
            <text:p>154.187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7.653" calcext:value-type="float">
            <text:p>157.653</text:p>
          </table:table-cell>
          <table:table-cell office:value-type="float" office:value="158.55" calcext:value-type="float">
            <text:p>158.55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3.453" calcext:value-type="float">
            <text:p>163.453</text:p>
          </table:table-cell>
          <table:table-cell office:value-type="float" office:value="162.808" calcext:value-type="float">
            <text:p>162.808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6.752" calcext:value-type="float">
            <text:p>166.752</text:p>
          </table:table-cell>
          <table:table-cell office:value-type="float" office:value="175.069" calcext:value-type="float">
            <text:p>175.069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8.429" calcext:value-type="float">
            <text:p>188.429</text:p>
          </table:table-cell>
          <table:table-cell office:value-type="float" office:value="168.119" calcext:value-type="float">
            <text:p>168.119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3.314" calcext:value-type="float">
            <text:p>183.314</text:p>
          </table:table-cell>
          <table:table-cell office:value-type="float" office:value="179.203" calcext:value-type="float">
            <text:p>179.203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1.241" calcext:value-type="float">
            <text:p>181.241</text:p>
          </table:table-cell>
          <table:table-cell office:value-type="float" office:value="201.616" calcext:value-type="float">
            <text:p>201.616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3.51" calcext:value-type="float">
            <text:p>193.51</text:p>
          </table:table-cell>
          <table:table-cell office:value-type="float" office:value="192.774" calcext:value-type="float">
            <text:p>192.774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6.272" calcext:value-type="float">
            <text:p>206.272</text:p>
          </table:table-cell>
          <table:table-cell office:value-type="float" office:value="211.866" calcext:value-type="float">
            <text:p>211.866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4.868" calcext:value-type="float">
            <text:p>154.868</text:p>
          </table:table-cell>
          <table:table-cell office:value-type="float" office:value="173.69" calcext:value-type="float">
            <text:p>173.69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5.879" calcext:value-type="float">
            <text:p>165.879</text:p>
          </table:table-cell>
          <table:table-cell office:value-type="float" office:value="164.502" calcext:value-type="float">
            <text:p>164.502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1.46" calcext:value-type="float">
            <text:p>171.46</text:p>
          </table:table-cell>
          <table:table-cell office:value-type="float" office:value="171.173" calcext:value-type="float">
            <text:p>171.173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0.068" calcext:value-type="float">
            <text:p>170.068</text:p>
          </table:table-cell>
          <table:table-cell office:value-type="float" office:value="182.632" calcext:value-type="float">
            <text:p>182.632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1.259" calcext:value-type="float">
            <text:p>171.259</text:p>
          </table:table-cell>
          <table:table-cell office:value-type="float" office:value="171.102" calcext:value-type="float">
            <text:p>171.102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1.216" calcext:value-type="float">
            <text:p>181.216</text:p>
          </table:table-cell>
          <table:table-cell office:value-type="float" office:value="183.569" calcext:value-type="float">
            <text:p>183.569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6.054" calcext:value-type="float">
            <text:p>196.054</text:p>
          </table:table-cell>
          <table:table-cell office:value-type="float" office:value="180.747" calcext:value-type="float">
            <text:p>180.747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3.985" calcext:value-type="float">
            <text:p>193.985</text:p>
          </table:table-cell>
          <table:table-cell office:value-type="float" office:value="197.244" calcext:value-type="float">
            <text:p>197.244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4.232" calcext:value-type="float">
            <text:p>204.232</text:p>
          </table:table-cell>
          <table:table-cell office:value-type="float" office:value="211.465" calcext:value-type="float">
            <text:p>211.465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9.298" calcext:value-type="float">
            <text:p>289.298</text:p>
          </table:table-cell>
          <table:table-cell office:value-type="float" office:value="315.653" calcext:value-type="float">
            <text:p>315.653</text:p>
          </table:table-cell>
          <table:table-cell table:number-columns-repeated="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1.461" calcext:value-type="float">
            <text:p>161.461</text:p>
          </table:table-cell>
          <table:table-cell office:value-type="float" office:value="167.536" calcext:value-type="float">
            <text:p>167.536</text:p>
          </table:table-cell>
          <table:table-cell table:number-columns-repeated="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3.691" calcext:value-type="float">
            <text:p>153.691</text:p>
          </table:table-cell>
          <table:table-cell office:value-type="float" office:value="167.907" calcext:value-type="float">
            <text:p>167.907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2.151" calcext:value-type="float">
            <text:p>162.151</text:p>
          </table:table-cell>
          <table:table-cell office:value-type="float" office:value="162.254" calcext:value-type="float">
            <text:p>162.254</text:p>
          </table:table-cell>
          <table:table-cell table:number-columns-repeated="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75.941" calcext:value-type="float">
            <text:p>175.941</text:p>
          </table:table-cell>
          <table:table-cell office:value-type="float" office:value="166.52" calcext:value-type="float">
            <text:p>166.52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5.547" calcext:value-type="float">
            <text:p>175.547</text:p>
          </table:table-cell>
          <table:table-cell office:value-type="float" office:value="172.946" calcext:value-type="float">
            <text:p>172.946</text:p>
          </table:table-cell>
          <table:table-cell table:number-columns-repeated="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8.352" calcext:value-type="float">
            <text:p>188.352</text:p>
          </table:table-cell>
          <table:table-cell table:number-columns-repeated="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92.391" calcext:value-type="float">
            <text:p>192.391</text:p>
          </table:table-cell>
          <table:table-cell table:number-columns-repeated="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84.737" calcext:value-type="float">
            <text:p>184.737</text:p>
          </table:table-cell>
          <table:table-cell table:number-columns-repeated="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97.598" calcext:value-type="float">
            <text:p>197.598</text:p>
          </table:table-cell>
          <table:table-cell table:number-columns-repeated="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79.078" calcext:value-type="float">
            <text:p>379.078</text:p>
          </table:table-cell>
          <table:table-cell office:value-type="float" office:value="422.133" calcext:value-type="float">
            <text:p>422.133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64.219" calcext:value-type="float">
            <text:p>864.219</text:p>
          </table:table-cell>
          <table:table-cell office:value-type="float" office:value="866.504" calcext:value-type="float">
            <text:p>866.504</text:p>
          </table:table-cell>
          <table:table-cell table:number-columns-repeated="12"/>
        </table:table-row>
      </table:table>
      <table:table table:name="Time N512" table:style-name="ta1">
        <table:table-column table:style-name="co10" table:default-cell-style-name="Default"/>
        <table:table-column table:style-name="co5" table:number-columns-repeated="14" table:default-cell-style-name="Default"/>
        <table:table-row table:style-name="ro1">
          <table:table-cell office:value-type="string" calcext:value-type="string">
            <text:p>u-ch427-n512-start-paper-00</text:p>
          </table:table-cell>
          <table:table-cell office:value-type="float" office:value="4690.243" calcext:value-type="float">
            <text:p>4690.243</text:p>
          </table:table-cell>
          <table:table-cell office:value-type="float" office:value="91.42" calcext:value-type="float">
            <text:p>91.4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2022-06-14T14:14:46Z</text:p>
          </table:table-cell>
          <table:table-cell office:value-type="string" calcext:value-type="string">
            <text:p>2022-06-14T14:15:09Z</text:p>
          </table:table-cell>
          <table:table-cell office:value-type="string" calcext:value-type="string">
            <text:p>2022-06-14T15:33:41Z</text:p>
          </table:table-cell>
          <table:table-cell office:value-type="string" calcext:value-type="string">
            <text:p>SUCCEEDED</text:p>
          </table:table-cell>
          <table:table-cell office:value-type="float" office:value="1819620" calcext:value-type="float">
            <text:p>1819620</text:p>
          </table:table-cell>
          <table:table-cell office:value-type="float" office:value="120611" calcext:value-type="float">
            <text:p>120611</text:p>
          </table:table-cell>
          <table:table-cell office:value-type="float" office:value="32.236" calcext:value-type="float">
            <text:p>32.236</text:p>
          </table:table-cell>
        </table:table-row>
        <table:table-row table:style-name="ro1">
          <table:table-cell office:value-type="string" calcext:value-type="string">
            <text:p>u-ch427-n512-start-paper-01</text:p>
          </table:table-cell>
          <table:table-cell office:value-type="float" office:value="5789.466" calcext:value-type="float">
            <text:p>5789.466</text:p>
          </table:table-cell>
          <table:table-cell office:value-type="float" office:value="106.98" calcext:value-type="float">
            <text:p>106.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2022-06-14T14:15:12Z</text:p>
          </table:table-cell>
          <table:table-cell office:value-type="string" calcext:value-type="string">
            <text:p>2022-06-14T16:11:14Z</text:p>
          </table:table-cell>
          <table:table-cell office:value-type="string" calcext:value-type="string">
            <text:p>2022-06-14T17:48:30Z</text:p>
          </table:table-cell>
          <table:table-cell office:value-type="string" calcext:value-type="string">
            <text:p>SUCCEEDED</text:p>
          </table:table-cell>
          <table:table-cell office:value-type="float" office:value="1819622" calcext:value-type="float">
            <text:p>1819622</text:p>
          </table:table-cell>
          <table:table-cell office:value-type="float" office:value="13298" calcext:value-type="float">
            <text:p>13298</text:p>
          </table:table-cell>
          <table:table-cell office:value-type="float" office:value="38.514" calcext:value-type="float">
            <text:p>38.514</text:p>
          </table:table-cell>
        </table:table-row>
        <table:table-row table:style-name="ro1">
          <table:table-cell office:value-type="string" calcext:value-type="string">
            <text:p>u-ch427-n512-start-paper-02</text:p>
          </table:table-cell>
          <table:table-cell office:value-type="float" office:value="5546.435" calcext:value-type="float">
            <text:p>5546.435</text:p>
          </table:table-cell>
          <table:table-cell office:value-type="float" office:value="119.73" calcext:value-type="float">
            <text:p>119.7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2022-06-16T06:04:56Z</text:p>
          </table:table-cell>
          <table:table-cell office:value-type="string" calcext:value-type="string">
            <text:p>2022-06-16T08:32:36Z</text:p>
          </table:table-cell>
          <table:table-cell office:value-type="string" calcext:value-type="string">
            <text:p>2022-06-16T10:05:55Z</text:p>
          </table:table-cell>
          <table:table-cell office:value-type="string" calcext:value-type="string">
            <text:p>SUCCEEDED</text:p>
          </table:table-cell>
          <table:table-cell office:value-type="float" office:value="1830288" calcext:value-type="float">
            <text:p>1830288</text:p>
          </table:table-cell>
          <table:table-cell office:value-type="float" office:value="222865" calcext:value-type="float">
            <text:p>222865</text:p>
          </table:table-cell>
          <table:table-cell office:value-type="float" office:value="61.764" calcext:value-type="float">
            <text:p>61.764</text:p>
          </table:table-cell>
        </table:table-row>
        <table:table-row table:style-name="ro1">
          <table:table-cell office:value-type="string" calcext:value-type="string">
            <text:p>u-ch427-n512-start-paper-03</text:p>
          </table:table-cell>
          <table:table-cell office:value-type="float" office:value="5498.844" calcext:value-type="float">
            <text:p>5498.844</text:p>
          </table:table-cell>
          <table:table-cell office:value-type="float" office:value="128.3" calcext:value-type="float">
            <text:p>128.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2022-06-16T06:05:06Z</text:p>
          </table:table-cell>
          <table:table-cell office:value-type="string" calcext:value-type="string">
            <text:p>2022-06-16T06:33:47Z</text:p>
          </table:table-cell>
          <table:table-cell office:value-type="string" calcext:value-type="string">
            <text:p>2022-06-16T08:06:40Z</text:p>
          </table:table-cell>
          <table:table-cell office:value-type="string" calcext:value-type="string">
            <text:p>SUCCEEDED</text:p>
          </table:table-cell>
          <table:table-cell office:value-type="float" office:value="1830289" calcext:value-type="float">
            <text:p>1830289</text:p>
          </table:table-cell>
          <table:table-cell office:value-type="float" office:value="197441" calcext:value-type="float">
            <text:p>197441</text:p>
          </table:table-cell>
          <table:table-cell office:value-type="float" office:value="37.205" calcext:value-type="float">
            <text:p>37.205</text:p>
          </table:table-cell>
        </table:table-row>
        <table:table-row table:style-name="ro1">
          <table:table-cell office:value-type="string" calcext:value-type="string">
            <text:p>u-ch427-n512-start-paper-04</text:p>
          </table:table-cell>
          <table:table-cell office:value-type="float" office:value="5879.055" calcext:value-type="float">
            <text:p>5879.055</text:p>
          </table:table-cell>
          <table:table-cell office:value-type="float" office:value="157.86" calcext:value-type="float">
            <text:p>157.8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2022-06-16T06:05:16Z</text:p>
          </table:table-cell>
          <table:table-cell office:value-type="string" calcext:value-type="string">
            <text:p>2022-06-16T08:11:52Z</text:p>
          </table:table-cell>
          <table:table-cell office:value-type="string" calcext:value-type="string">
            <text:p>2022-06-16T09:51:22Z</text:p>
          </table:table-cell>
          <table:table-cell office:value-type="string" calcext:value-type="string">
            <text:p>SUCCEEDED</text:p>
          </table:table-cell>
          <table:table-cell office:value-type="float" office:value="1830291" calcext:value-type="float">
            <text:p>1830291</text:p>
          </table:table-cell>
          <table:table-cell office:value-type="float" office:value="187691" calcext:value-type="float">
            <text:p>187691</text:p>
          </table:table-cell>
          <table:table-cell office:value-type="float" office:value="70.912" calcext:value-type="float">
            <text:p>70.912</text:p>
          </table:table-cell>
        </table:table-row>
        <table:table-row table:style-name="ro1">
          <table:table-cell office:value-type="string" calcext:value-type="string">
            <text:p>u-ch427-n512-start-paper-05</text:p>
          </table:table-cell>
          <table:table-cell office:value-type="float" office:value="5474.939" calcext:value-type="float">
            <text:p>5474.939</text:p>
          </table:table-cell>
          <table:table-cell office:value-type="float" office:value="145.22" calcext:value-type="float">
            <text:p>145.2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2022-06-16T06:05:32Z</text:p>
          </table:table-cell>
          <table:table-cell office:value-type="string" calcext:value-type="string">
            <text:p>2022-06-16T06:25:56Z</text:p>
          </table:table-cell>
          <table:table-cell office:value-type="string" calcext:value-type="string">
            <text:p>2022-06-16T07:58:35Z</text:p>
          </table:table-cell>
          <table:table-cell office:value-type="string" calcext:value-type="string">
            <text:p>SUCCEEDED</text:p>
          </table:table-cell>
          <table:table-cell office:value-type="float" office:value="1830293" calcext:value-type="float">
            <text:p>1830293</text:p>
          </table:table-cell>
          <table:table-cell office:value-type="float" office:value="215226" calcext:value-type="float">
            <text:p>215226</text:p>
          </table:table-cell>
          <table:table-cell office:value-type="float" office:value="38.451" calcext:value-type="float">
            <text:p>38.451</text:p>
          </table:table-cell>
        </table:table-row>
        <table:table-row table:style-name="ro1">
          <table:table-cell office:value-type="string" calcext:value-type="string">
            <text:p>u-ch427-n512-start-paper-06</text:p>
          </table:table-cell>
          <table:table-cell office:value-type="float" office:value="5779.83" calcext:value-type="float">
            <text:p>5779.83</text:p>
          </table:table-cell>
          <table:table-cell office:value-type="float" office:value="155.29" calcext:value-type="float">
            <text:p>155.2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string" calcext:value-type="string">
            <text:p>2022-06-16T05:55:44Z</text:p>
          </table:table-cell>
          <table:table-cell office:value-type="string" calcext:value-type="string">
            <text:p>2022-06-16T06:04:46Z</text:p>
          </table:table-cell>
          <table:table-cell office:value-type="string" calcext:value-type="string">
            <text:p>2022-06-16T07:42:53Z</text:p>
          </table:table-cell>
          <table:table-cell office:value-type="string" calcext:value-type="string">
            <text:p>SUCCEEDED</text:p>
          </table:table-cell>
          <table:table-cell office:value-type="float" office:value="1830251" calcext:value-type="float">
            <text:p>1830251</text:p>
          </table:table-cell>
          <table:table-cell office:value-type="float" office:value="53971" calcext:value-type="float">
            <text:p>53971</text:p>
          </table:table-cell>
          <table:table-cell office:value-type="float" office:value="40.88" calcext:value-type="float">
            <text:p>40.88</text:p>
          </table:table-cell>
        </table:table-row>
        <table:table-row table:style-name="ro1">
          <table:table-cell office:value-type="string" calcext:value-type="string">
            <text:p>u-ch427-n512-start-paper-07</text:p>
          </table:table-cell>
          <table:table-cell office:value-type="float" office:value="5814.131" calcext:value-type="float">
            <text:p>5814.131</text:p>
          </table:table-cell>
          <table:table-cell office:value-type="float" office:value="183.84" calcext:value-type="float">
            <text:p>183.8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2022-06-16T05:56:00Z</text:p>
          </table:table-cell>
          <table:table-cell office:value-type="string" calcext:value-type="string">
            <text:p>2022-06-16T19:37:12Z</text:p>
          </table:table-cell>
          <table:table-cell office:value-type="string" calcext:value-type="string">
            <text:p>2022-06-16T21:16:17Z</text:p>
          </table:table-cell>
          <table:table-cell office:value-type="string" calcext:value-type="string">
            <text:p>SUCCEEDED</text:p>
          </table:table-cell>
          <table:table-cell office:value-type="float" office:value="1830254" calcext:value-type="float">
            <text:p>1830254</text:p>
          </table:table-cell>
          <table:table-cell office:value-type="float" office:value="75867" calcext:value-type="float">
            <text:p>75867</text:p>
          </table:table-cell>
          <table:table-cell office:value-type="float" office:value="39.28" calcext:value-type="float">
            <text:p>39.28</text:p>
          </table:table-cell>
        </table:table-row>
        <table:table-row table:style-name="ro1">
          <table:table-cell office:value-type="string" calcext:value-type="string">
            <text:p>u-ch427-n512-start-paper-08</text:p>
          </table:table-cell>
          <table:table-cell office:value-type="float" office:value="5623.347" calcext:value-type="float">
            <text:p>5623.347</text:p>
          </table:table-cell>
          <table:table-cell office:value-type="float" office:value="177.5" calcext:value-type="float">
            <text:p>177.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2022-06-16T05:56:11Z</text:p>
          </table:table-cell>
          <table:table-cell office:value-type="string" calcext:value-type="string">
            <text:p>2022-06-16T19:30:16Z</text:p>
          </table:table-cell>
          <table:table-cell office:value-type="string" calcext:value-type="string">
            <text:p>2022-06-16T21:06:16Z</text:p>
          </table:table-cell>
          <table:table-cell office:value-type="string" calcext:value-type="string">
            <text:p>SUCCEEDED</text:p>
          </table:table-cell>
          <table:table-cell office:value-type="float" office:value="1830255" calcext:value-type="float">
            <text:p>1830255</text:p>
          </table:table-cell>
          <table:table-cell office:value-type="float" office:value="150077" calcext:value-type="float">
            <text:p>150077</text:p>
          </table:table-cell>
          <table:table-cell office:value-type="float" office:value="50.186" calcext:value-type="float">
            <text:p>50.186</text:p>
          </table:table-cell>
        </table:table-row>
        <table:table-row table:style-name="ro1">
          <table:table-cell office:value-type="string" calcext:value-type="string">
            <text:p>u-ch427-n512-start-paper-09</text:p>
          </table:table-cell>
          <table:table-cell office:value-type="float" office:value="5838.095" calcext:value-type="float">
            <text:p>5838.095</text:p>
          </table:table-cell>
          <table:table-cell office:value-type="float" office:value="206.47" calcext:value-type="float">
            <text:p>206.4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string" calcext:value-type="string">
            <text:p>2022-06-16T05:56:28Z</text:p>
          </table:table-cell>
          <table:table-cell office:value-type="string" calcext:value-type="string">
            <text:p>2022-06-16T23:27:12Z</text:p>
          </table:table-cell>
          <table:table-cell office:value-type="string" calcext:value-type="string">
            <text:p>2022-06-17T01:07:11Z</text:p>
          </table:table-cell>
          <table:table-cell office:value-type="string" calcext:value-type="string">
            <text:p>SUCCEEDED</text:p>
          </table:table-cell>
          <table:table-cell office:value-type="float" office:value="1830257" calcext:value-type="float">
            <text:p>1830257</text:p>
          </table:table-cell>
          <table:table-cell office:value-type="float" office:value="91668" calcext:value-type="float">
            <text:p>91668</text:p>
          </table:table-cell>
          <table:table-cell office:value-type="float" office:value="39.668" calcext:value-type="float">
            <text:p>39.668</text:p>
          </table:table-cell>
        </table:table-row>
        <table:table-row table:style-name="ro1">
          <table:table-cell office:value-type="string" calcext:value-type="string">
            <text:p>u-ch427-n512-start-paper-10</text:p>
          </table:table-cell>
          <table:table-cell office:value-type="float" office:value="5899.427" calcext:value-type="float">
            <text:p>5899.427</text:p>
          </table:table-cell>
          <table:table-cell office:value-type="float" office:value="195.07" calcext:value-type="float">
            <text:p>195.0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string" calcext:value-type="string">
            <text:p>2022-06-14T14:20:38Z</text:p>
          </table:table-cell>
          <table:table-cell office:value-type="string" calcext:value-type="string">
            <text:p>2022-06-15T02:08:35Z</text:p>
          </table:table-cell>
          <table:table-cell office:value-type="string" calcext:value-type="string">
            <text:p>2022-06-15T03:49:55Z</text:p>
          </table:table-cell>
          <table:table-cell office:value-type="string" calcext:value-type="string">
            <text:p>SUCCEEDED</text:p>
          </table:table-cell>
          <table:table-cell office:value-type="float" office:value="1819636" calcext:value-type="float">
            <text:p>1819636</text:p>
          </table:table-cell>
          <table:table-cell office:value-type="float" office:value="138486" calcext:value-type="float">
            <text:p>138486</text:p>
          </table:table-cell>
          <table:table-cell office:value-type="float" office:value="41.808" calcext:value-type="float">
            <text:p>41.808</text:p>
          </table:table-cell>
        </table:table-row>
        <table:table-row table:style-name="ro1">
          <table:table-cell office:value-type="string" calcext:value-type="string">
            <text:p>u-ch427-n512-start-paper-11</text:p>
          </table:table-cell>
          <table:table-cell office:value-type="float" office:value="5694.087" calcext:value-type="float">
            <text:p>5694.087</text:p>
          </table:table-cell>
          <table:table-cell office:value-type="float" office:value="182.3" calcext:value-type="float">
            <text:p>182.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2022-06-16T22:02:32Z</text:p>
          </table:table-cell>
          <table:table-cell office:value-type="string" calcext:value-type="string">
            <text:p>2022-06-16T23:28:47Z</text:p>
          </table:table-cell>
          <table:table-cell office:value-type="string" calcext:value-type="string">
            <text:p>2022-06-17T01:04:32Z</text:p>
          </table:table-cell>
          <table:table-cell office:value-type="string" calcext:value-type="string">
            <text:p>SUCCEEDED</text:p>
          </table:table-cell>
          <table:table-cell office:value-type="float" office:value="1835063" calcext:value-type="float">
            <text:p>1835063</text:p>
          </table:table-cell>
          <table:table-cell office:value-type="float" office:value="15719" calcext:value-type="float">
            <text:p>15719</text:p>
          </table:table-cell>
          <table:table-cell office:value-type="float" office:value="48.824" calcext:value-type="float">
            <text:p>48.824</text:p>
          </table:table-cell>
        </table:table-row>
        <table:table-row table:style-name="ro1">
          <table:table-cell office:value-type="string" calcext:value-type="string">
            <text:p>u-ch427-n512-start-paper-12</text:p>
          </table:table-cell>
          <table:table-cell office:value-type="float" office:value="5420.607" calcext:value-type="float">
            <text:p>5420.607</text:p>
          </table:table-cell>
          <table:table-cell office:value-type="float" office:value="159.48" calcext:value-type="float">
            <text:p>159.4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2022-06-16T22:02:46Z</text:p>
          </table:table-cell>
          <table:table-cell office:value-type="string" calcext:value-type="string">
            <text:p>2022-06-16T23:33:02Z</text:p>
          </table:table-cell>
          <table:table-cell office:value-type="string" calcext:value-type="string">
            <text:p>2022-06-17T01:04:14Z</text:p>
          </table:table-cell>
          <table:table-cell office:value-type="string" calcext:value-type="string">
            <text:p>SUCCEEDED</text:p>
          </table:table-cell>
          <table:table-cell office:value-type="float" office:value="1835064" calcext:value-type="float">
            <text:p>1835064</text:p>
          </table:table-cell>
          <table:table-cell office:value-type="float" office:value="63510" calcext:value-type="float">
            <text:p>63510</text:p>
          </table:table-cell>
          <table:table-cell office:value-type="float" office:value="41.718" calcext:value-type="float">
            <text:p>41.718</text:p>
          </table:table-cell>
        </table:table-row>
        <table:table-row table:style-name="ro1">
          <table:table-cell office:value-type="string" calcext:value-type="string">
            <text:p>u-ch427-n512-start-paper-13</text:p>
          </table:table-cell>
          <table:table-cell office:value-type="float" office:value="5548.964" calcext:value-type="float">
            <text:p>5548.964</text:p>
          </table:table-cell>
          <table:table-cell office:value-type="float" office:value="127.09" calcext:value-type="float">
            <text:p>127.09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2022-06-16T22:02:58Z</text:p>
          </table:table-cell>
          <table:table-cell office:value-type="string" calcext:value-type="string">
            <text:p>2022-06-17T04:24:35Z</text:p>
          </table:table-cell>
          <table:table-cell office:value-type="string" calcext:value-type="string">
            <text:p>2022-06-17T05:58:01Z</text:p>
          </table:table-cell>
          <table:table-cell office:value-type="string" calcext:value-type="string">
            <text:p>SUCCEEDED</text:p>
          </table:table-cell>
          <table:table-cell office:value-type="float" office:value="1835066" calcext:value-type="float">
            <text:p>1835066</text:p>
          </table:table-cell>
          <table:table-cell office:value-type="float" office:value="157496" calcext:value-type="float">
            <text:p>157496</text:p>
          </table:table-cell>
          <table:table-cell office:value-type="float" office:value="37.496" calcext:value-type="float">
            <text:p>37.496</text:p>
          </table:table-cell>
        </table:table-row>
        <table:table-row table:style-name="ro1">
          <table:table-cell office:value-type="string" calcext:value-type="string">
            <text:p>u-ch427-n512-start-paper-14</text:p>
          </table:table-cell>
          <table:table-cell office:value-type="float" office:value="5501.896" calcext:value-type="float">
            <text:p>5501.896</text:p>
          </table:table-cell>
          <table:table-cell office:value-type="float" office:value="139.64" calcext:value-type="float">
            <text:p>139.6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2022-06-16T22:03:18Z</text:p>
          </table:table-cell>
          <table:table-cell office:value-type="string" calcext:value-type="string">
            <text:p>2022-06-17T00:09:05Z</text:p>
          </table:table-cell>
          <table:table-cell office:value-type="string" calcext:value-type="string">
            <text:p>2022-06-17T01:42:05Z</text:p>
          </table:table-cell>
          <table:table-cell office:value-type="string" calcext:value-type="string">
            <text:p>SUCCEEDED</text:p>
          </table:table-cell>
          <table:table-cell office:value-type="float" office:value="1835068" calcext:value-type="float">
            <text:p>1835068</text:p>
          </table:table-cell>
          <table:table-cell office:value-type="float" office:value="12716" calcext:value-type="float">
            <text:p>12716</text:p>
          </table:table-cell>
          <table:table-cell office:value-type="float" office:value="46.922" calcext:value-type="float">
            <text:p>46.922</text:p>
          </table:table-cell>
        </table:table-row>
        <table:table-row table:style-name="ro1">
          <table:table-cell office:value-type="string" calcext:value-type="string">
            <text:p>u-ch427-n512-start-paper-15</text:p>
          </table:table-cell>
          <table:table-cell office:value-type="float" office:value="5574.571" calcext:value-type="float">
            <text:p>5574.571</text:p>
          </table:table-cell>
          <table:table-cell office:value-type="float" office:value="148.15" calcext:value-type="float">
            <text:p>148.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2022-06-16T22:03:30Z</text:p>
          </table:table-cell>
          <table:table-cell office:value-type="string" calcext:value-type="string">
            <text:p>2022-06-17T01:06:49Z</text:p>
          </table:table-cell>
          <table:table-cell office:value-type="string" calcext:value-type="string">
            <text:p>2022-06-17T02:42:00Z</text:p>
          </table:table-cell>
          <table:table-cell office:value-type="string" calcext:value-type="string">
            <text:p>SUCCEEDED</text:p>
          </table:table-cell>
          <table:table-cell office:value-type="float" office:value="1835069" calcext:value-type="float">
            <text:p>1835069</text:p>
          </table:table-cell>
          <table:table-cell office:value-type="float" office:value="87733" calcext:value-type="float">
            <text:p>87733</text:p>
          </table:table-cell>
          <table:table-cell office:value-type="float" office:value="78.479" calcext:value-type="float">
            <text:p>78.479</text:p>
          </table:table-cell>
        </table:table-row>
        <table:table-row table:style-name="ro1">
          <table:table-cell office:value-type="string" calcext:value-type="string">
            <text:p>u-ch427-n512-start-paper-16</text:p>
          </table:table-cell>
          <table:table-cell office:value-type="float" office:value="5813.659" calcext:value-type="float">
            <text:p>5813.659</text:p>
          </table:table-cell>
          <table:table-cell office:value-type="float" office:value="158.5" calcext:value-type="float">
            <text:p>158.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string" calcext:value-type="string">
            <text:p>2022-06-16T22:03:45Z</text:p>
          </table:table-cell>
          <table:table-cell office:value-type="string" calcext:value-type="string">
            <text:p>2022-06-17T00:44:44Z</text:p>
          </table:table-cell>
          <table:table-cell office:value-type="string" calcext:value-type="string">
            <text:p>2022-06-17T02:23:24Z</text:p>
          </table:table-cell>
          <table:table-cell office:value-type="string" calcext:value-type="string">
            <text:p>SUCCEEDED</text:p>
          </table:table-cell>
          <table:table-cell office:value-type="float" office:value="1835071" calcext:value-type="float">
            <text:p>1835071</text:p>
          </table:table-cell>
          <table:table-cell office:value-type="float" office:value="173027" calcext:value-type="float">
            <text:p>173027</text:p>
          </table:table-cell>
          <table:table-cell office:value-type="float" office:value="41.196" calcext:value-type="float">
            <text:p>41.196</text:p>
          </table:table-cell>
        </table:table-row>
        <table:table-row table:style-name="ro1">
          <table:table-cell office:value-type="string" calcext:value-type="string">
            <text:p>u-ch427-n512-start-paper-17</text:p>
          </table:table-cell>
          <table:table-cell office:value-type="float" office:value="5713.074" calcext:value-type="float">
            <text:p>5713.074</text:p>
          </table:table-cell>
          <table:table-cell office:value-type="float" office:value="235.85" calcext:value-type="float">
            <text:p>235.8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2022-06-16T22:04:11Z</text:p>
          </table:table-cell>
          <table:table-cell office:value-type="string" calcext:value-type="string">
            <text:p>2022-06-17T09:02:14Z</text:p>
          </table:table-cell>
          <table:table-cell office:value-type="string" calcext:value-type="string">
            <text:p>2022-06-17T10:39:21Z</text:p>
          </table:table-cell>
          <table:table-cell office:value-type="string" calcext:value-type="string">
            <text:p>SUCCEEDED</text:p>
          </table:table-cell>
          <table:table-cell office:value-type="float" office:value="1835073" calcext:value-type="float">
            <text:p>1835073</text:p>
          </table:table-cell>
          <table:table-cell office:value-type="float" office:value="183148" calcext:value-type="float">
            <text:p>183148</text:p>
          </table:table-cell>
          <table:table-cell office:value-type="float" office:value="39.568" calcext:value-type="float">
            <text:p>39.568</text:p>
          </table:table-cell>
        </table:table-row>
        <table:table-row table:style-name="ro1">
          <table:table-cell office:value-type="string" calcext:value-type="string">
            <text:p>u-ch427-n512-start-paper-18</text:p>
          </table:table-cell>
          <table:table-cell office:value-type="float" office:value="5807.735" calcext:value-type="float">
            <text:p>5807.735</text:p>
          </table:table-cell>
          <table:table-cell office:value-type="float" office:value="225.49" calcext:value-type="float">
            <text:p>225.49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2022-06-16T22:04:22Z</text:p>
          </table:table-cell>
          <table:table-cell office:value-type="string" calcext:value-type="string">
            <text:p>2022-06-17T09:02:14Z</text:p>
          </table:table-cell>
          <table:table-cell office:value-type="string" calcext:value-type="string">
            <text:p>2022-06-17T10:41:16Z</text:p>
          </table:table-cell>
          <table:table-cell office:value-type="string" calcext:value-type="string">
            <text:p>SUCCEEDED</text:p>
          </table:table-cell>
          <table:table-cell office:value-type="float" office:value="1835075" calcext:value-type="float">
            <text:p>1835075</text:p>
          </table:table-cell>
          <table:table-cell office:value-type="float" office:value="67056" calcext:value-type="float">
            <text:p>67056</text:p>
          </table:table-cell>
          <table:table-cell office:value-type="float" office:value="60.928" calcext:value-type="float">
            <text:p>60.928</text:p>
          </table:table-cell>
        </table:table-row>
        <table:table-row table:style-name="ro1">
          <table:table-cell office:value-type="string" calcext:value-type="string">
            <text:p>u-ch427-n512-start-paper-19</text:p>
          </table:table-cell>
          <table:table-cell office:value-type="float" office:value="5926.595" calcext:value-type="float">
            <text:p>5926.595</text:p>
          </table:table-cell>
          <table:table-cell office:value-type="float" office:value="309.48" calcext:value-type="float">
            <text:p>309.4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string" calcext:value-type="string">
            <text:p>2022-06-16T22:04:29Z</text:p>
          </table:table-cell>
          <table:table-cell office:value-type="string" calcext:value-type="string">
            <text:p>2022-06-17T13:30:41Z</text:p>
          </table:table-cell>
          <table:table-cell office:value-type="string" calcext:value-type="string">
            <text:p>2022-06-17T15:11:58Z</text:p>
          </table:table-cell>
          <table:table-cell office:value-type="string" calcext:value-type="string">
            <text:p>SUCCEEDED</text:p>
          </table:table-cell>
          <table:table-cell office:value-type="float" office:value="1835077" calcext:value-type="float">
            <text:p>1835077</text:p>
          </table:table-cell>
          <table:table-cell office:value-type="float" office:value="116573" calcext:value-type="float">
            <text:p>116573</text:p>
          </table:table-cell>
          <table:table-cell office:value-type="float" office:value="82.015" calcext:value-type="float">
            <text:p>82.015</text:p>
          </table:table-cell>
        </table:table-row>
        <table:table-row table:style-name="ro1">
          <table:table-cell office:value-type="string" calcext:value-type="string">
            <text:p>u-ch427-n512-start-paper-20</text:p>
          </table:table-cell>
          <table:table-cell office:value-type="float" office:value="5961.972" calcext:value-type="float">
            <text:p>5961.972</text:p>
          </table:table-cell>
          <table:table-cell office:value-type="float" office:value="304.96" calcext:value-type="float">
            <text:p>304.9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float" office:value="615" calcext:value-type="float">
            <text:p>615</text:p>
          </table:table-cell>
          <table:table-cell office:value-type="string" calcext:value-type="string">
            <text:p>2022-06-14T23:21:00Z</text:p>
          </table:table-cell>
          <table:table-cell office:value-type="string" calcext:value-type="string">
            <text:p>2022-06-15T03:47:52Z</text:p>
          </table:table-cell>
          <table:table-cell office:value-type="string" calcext:value-type="string">
            <text:p>2022-06-15T05:33:34Z</text:p>
          </table:table-cell>
          <table:table-cell office:value-type="string" calcext:value-type="string">
            <text:p>SUCCEEDED</text:p>
          </table:table-cell>
          <table:table-cell office:value-type="float" office:value="1821868" calcext:value-type="float">
            <text:p>1821868</text:p>
          </table:table-cell>
          <table:table-cell office:value-type="float" office:value="13458" calcext:value-type="float">
            <text:p>13458</text:p>
          </table:table-cell>
          <table:table-cell office:value-type="float" office:value="65.809" calcext:value-type="float">
            <text:p>65.809</text:p>
          </table:table-cell>
        </table:table-row>
        <table:table-row table:style-name="ro1">
          <table:table-cell office:value-type="string" calcext:value-type="string">
            <text:p>u-ch427-n512-start-paper-21</text:p>
          </table:table-cell>
          <table:table-cell office:value-type="float" office:value="5569.993" calcext:value-type="float">
            <text:p>5569.993</text:p>
          </table:table-cell>
          <table:table-cell office:value-type="float" office:value="119.47" calcext:value-type="float">
            <text:p>119.4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2022-06-17T02:16:06Z</text:p>
          </table:table-cell>
          <table:table-cell office:value-type="string" calcext:value-type="string">
            <text:p>2022-06-17T04:37:33Z</text:p>
          </table:table-cell>
          <table:table-cell office:value-type="string" calcext:value-type="string">
            <text:p>2022-06-17T06:11:14Z</text:p>
          </table:table-cell>
          <table:table-cell office:value-type="string" calcext:value-type="string">
            <text:p>SUCCEEDED</text:p>
          </table:table-cell>
          <table:table-cell office:value-type="float" office:value="1836792" calcext:value-type="float">
            <text:p>1836792</text:p>
          </table:table-cell>
          <table:table-cell office:value-type="float" office:value="236057" calcext:value-type="float">
            <text:p>236057</text:p>
          </table:table-cell>
          <table:table-cell office:value-type="float" office:value="38.728" calcext:value-type="float">
            <text:p>38.728</text:p>
          </table:table-cell>
        </table:table-row>
        <table:table-row table:style-name="ro1">
          <table:table-cell office:value-type="string" calcext:value-type="string">
            <text:p>u-ch427-n512-start-paper-22</text:p>
          </table:table-cell>
          <table:table-cell office:value-type="float" office:value="5650.95" calcext:value-type="float">
            <text:p>5650.95</text:p>
          </table:table-cell>
          <table:table-cell office:value-type="float" office:value="117.7" calcext:value-type="float">
            <text:p>117.7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2022-06-17T02:16:13Z</text:p>
          </table:table-cell>
          <table:table-cell office:value-type="string" calcext:value-type="string">
            <text:p>2022-06-17T06:41:33Z</text:p>
          </table:table-cell>
          <table:table-cell office:value-type="string" calcext:value-type="string">
            <text:p>2022-06-17T08:16:36Z</text:p>
          </table:table-cell>
          <table:table-cell office:value-type="string" calcext:value-type="string">
            <text:p>SUCCEEDED</text:p>
          </table:table-cell>
          <table:table-cell office:value-type="float" office:value="1836793" calcext:value-type="float">
            <text:p>1836793</text:p>
          </table:table-cell>
          <table:table-cell office:value-type="float" office:value="174219" calcext:value-type="float">
            <text:p>174219</text:p>
          </table:table-cell>
          <table:table-cell office:value-type="float" office:value="39.498" calcext:value-type="float">
            <text:p>39.498</text:p>
          </table:table-cell>
        </table:table-row>
        <table:table-row table:style-name="ro1">
          <table:table-cell office:value-type="string" calcext:value-type="string">
            <text:p>u-ch427-n512-start-paper-23</text:p>
          </table:table-cell>
          <table:table-cell office:value-type="float" office:value="5529.022" calcext:value-type="float">
            <text:p>5529.022</text:p>
          </table:table-cell>
          <table:table-cell office:value-type="float" office:value="130.57" calcext:value-type="float">
            <text:p>130.57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2022-06-17T02:16:28Z</text:p>
          </table:table-cell>
          <table:table-cell office:value-type="string" calcext:value-type="string">
            <text:p>2022-06-17T15:35:14Z</text:p>
          </table:table-cell>
          <table:table-cell office:value-type="string" calcext:value-type="string">
            <text:p>2022-06-17T17:09:41Z</text:p>
          </table:table-cell>
          <table:table-cell office:value-type="string" calcext:value-type="string">
            <text:p>SUCCEEDED</text:p>
          </table:table-cell>
          <table:table-cell office:value-type="float" office:value="1836794" calcext:value-type="float">
            <text:p>1836794</text:p>
          </table:table-cell>
          <table:table-cell office:value-type="float" office:value="28103" calcext:value-type="float">
            <text:p>28103</text:p>
          </table:table-cell>
          <table:table-cell office:value-type="float" office:value="39.016" calcext:value-type="float">
            <text:p>39.016</text:p>
          </table:table-cell>
        </table:table-row>
        <table:table-row table:style-name="ro1">
          <table:table-cell office:value-type="string" calcext:value-type="string">
            <text:p>u-ch427-n512-start-paper-24</text:p>
          </table:table-cell>
          <table:table-cell office:value-type="float" office:value="5573.243" calcext:value-type="float">
            <text:p>5573.243</text:p>
          </table:table-cell>
          <table:table-cell office:value-type="float" office:value="138.69" calcext:value-type="float">
            <text:p>138.69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2022-06-17T02:16:45Z</text:p>
          </table:table-cell>
          <table:table-cell office:value-type="string" calcext:value-type="string">
            <text:p>2022-06-17T05:45:50Z</text:p>
          </table:table-cell>
          <table:table-cell office:value-type="string" calcext:value-type="string">
            <text:p>2022-06-17T07:20:02Z</text:p>
          </table:table-cell>
          <table:table-cell office:value-type="string" calcext:value-type="string">
            <text:p>SUCCEEDED</text:p>
          </table:table-cell>
          <table:table-cell office:value-type="float" office:value="1836796" calcext:value-type="float">
            <text:p>1836796</text:p>
          </table:table-cell>
          <table:table-cell office:value-type="float" office:value="50861" calcext:value-type="float">
            <text:p>50861</text:p>
          </table:table-cell>
          <table:table-cell office:value-type="float" office:value="37.612" calcext:value-type="float">
            <text:p>37.612</text:p>
          </table:table-cell>
        </table:table-row>
        <table:table-row table:style-name="ro1">
          <table:table-cell office:value-type="string" calcext:value-type="string">
            <text:p>u-ch427-n512-start-paper-25</text:p>
          </table:table-cell>
          <table:table-cell office:value-type="float" office:value="5844.207" calcext:value-type="float">
            <text:p>5844.207</text:p>
          </table:table-cell>
          <table:table-cell office:value-type="float" office:value="148.9" calcext:value-type="float">
            <text:p>148.9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2022-06-17T02:17:01Z</text:p>
          </table:table-cell>
          <table:table-cell office:value-type="string" calcext:value-type="string">
            <text:p>2022-06-17T13:37:09Z</text:p>
          </table:table-cell>
          <table:table-cell office:value-type="string" calcext:value-type="string">
            <text:p>2022-06-17T15:16:15Z</text:p>
          </table:table-cell>
          <table:table-cell office:value-type="string" calcext:value-type="string">
            <text:p>SUCCEEDED</text:p>
          </table:table-cell>
          <table:table-cell office:value-type="float" office:value="1836798" calcext:value-type="float">
            <text:p>1836798</text:p>
          </table:table-cell>
          <table:table-cell office:value-type="float" office:value="67910" calcext:value-type="float">
            <text:p>67910</text:p>
          </table:table-cell>
          <table:table-cell office:value-type="float" office:value="66.936" calcext:value-type="float">
            <text:p>66.936</text:p>
          </table:table-cell>
        </table:table-row>
        <table:table-row table:style-name="ro1">
          <table:table-cell office:value-type="string" calcext:value-type="string">
            <text:p>u-ch427-n512-start-paper-26</text:p>
          </table:table-cell>
          <table:table-cell office:value-type="float" office:value="5600.044" calcext:value-type="float">
            <text:p>5600.044</text:p>
          </table:table-cell>
          <table:table-cell office:value-type="float" office:value="206.54" calcext:value-type="float">
            <text:p>206.54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string" calcext:value-type="string">
            <text:p>2022-06-17T02:17:14Z</text:p>
          </table:table-cell>
          <table:table-cell office:value-type="string" calcext:value-type="string">
            <text:p>2022-06-17T13:32:36Z</text:p>
          </table:table-cell>
          <table:table-cell office:value-type="string" calcext:value-type="string">
            <text:p>2022-06-17T15:07:45Z</text:p>
          </table:table-cell>
          <table:table-cell office:value-type="string" calcext:value-type="string">
            <text:p>SUCCEEDED</text:p>
          </table:table-cell>
          <table:table-cell office:value-type="float" office:value="1836799" calcext:value-type="float">
            <text:p>1836799</text:p>
          </table:table-cell>
          <table:table-cell office:value-type="float" office:value="175969" calcext:value-type="float">
            <text:p>175969</text:p>
          </table:table-cell>
          <table:table-cell office:value-type="float" office:value="41.976" calcext:value-type="float">
            <text:p>41.976</text:p>
          </table:table-cell>
        </table:table-row>
        <table:table-row table:style-name="ro1">
          <table:table-cell office:value-type="string" calcext:value-type="string">
            <text:p>u-ch427-n512-start-paper-27</text:p>
          </table:table-cell>
          <table:table-cell office:value-type="float" office:value="5674.307" calcext:value-type="float">
            <text:p>5674.307</text:p>
          </table:table-cell>
          <table:table-cell office:value-type="float" office:value="214.52" calcext:value-type="float">
            <text:p>214.52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2022-06-17T05:17:40Z</text:p>
          </table:table-cell>
          <table:table-cell office:value-type="string" calcext:value-type="string">
            <text:p>2022-06-18T05:05:41Z</text:p>
          </table:table-cell>
          <table:table-cell office:value-type="string" calcext:value-type="string">
            <text:p>2022-06-18T06:42:09Z</text:p>
          </table:table-cell>
          <table:table-cell office:value-type="string" calcext:value-type="string">
            <text:p>SUCCEEDED</text:p>
          </table:table-cell>
          <table:table-cell office:value-type="float" office:value="1837667" calcext:value-type="float">
            <text:p>1837667</text:p>
          </table:table-cell>
          <table:table-cell office:value-type="float" office:value="10803" calcext:value-type="float">
            <text:p>10803</text:p>
          </table:table-cell>
          <table:table-cell office:value-type="float" office:value="54.436" calcext:value-type="float">
            <text:p>54.436</text:p>
          </table:table-cell>
        </table:table-row>
        <table:table-row table:style-name="ro1">
          <table:table-cell office:value-type="string" calcext:value-type="string">
            <text:p>u-ch427-n512-start-paper-28</text:p>
          </table:table-cell>
          <table:table-cell office:value-type="float" office:value="5765.523" calcext:value-type="float">
            <text:p>5765.523</text:p>
          </table:table-cell>
          <table:table-cell office:value-type="float" office:value="178.82" calcext:value-type="float">
            <text:p>178.8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2022-06-17T05:17:52Z</text:p>
          </table:table-cell>
          <table:table-cell office:value-type="string" calcext:value-type="string">
            <text:p>2022-06-17T16:30:49Z</text:p>
          </table:table-cell>
          <table:table-cell office:value-type="string" calcext:value-type="string">
            <text:p>2022-06-17T18:09:10Z</text:p>
          </table:table-cell>
          <table:table-cell office:value-type="string" calcext:value-type="string">
            <text:p>SUCCEEDED</text:p>
          </table:table-cell>
          <table:table-cell office:value-type="float" office:value="1837669" calcext:value-type="float">
            <text:p>1837669</text:p>
          </table:table-cell>
          <table:table-cell office:value-type="float" office:value="182050" calcext:value-type="float">
            <text:p>182050</text:p>
          </table:table-cell>
          <table:table-cell office:value-type="float" office:value="41.232" calcext:value-type="float">
            <text:p>41.232</text:p>
          </table:table-cell>
        </table:table-row>
        <table:table-row table:style-name="ro1">
          <table:table-cell office:value-type="string" calcext:value-type="string">
            <text:p>u-ch427-n512-start-paper-29</text:p>
          </table:table-cell>
          <table:table-cell office:value-type="float" office:value="5904.795" calcext:value-type="float">
            <text:p>5904.795</text:p>
          </table:table-cell>
          <table:table-cell office:value-type="float" office:value="304.26" calcext:value-type="float">
            <text:p>304.26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string" calcext:value-type="string">
            <text:p>2022-06-17T05:18:18Z</text:p>
          </table:table-cell>
          <table:table-cell office:value-type="string" calcext:value-type="string">
            <text:p>2022-06-18T05:05:41Z</text:p>
          </table:table-cell>
          <table:table-cell office:value-type="string" calcext:value-type="string">
            <text:p>2022-06-18T06:46:29Z</text:p>
          </table:table-cell>
          <table:table-cell office:value-type="string" calcext:value-type="string">
            <text:p>SUCCEEDED</text:p>
          </table:table-cell>
          <table:table-cell office:value-type="float" office:value="1837673" calcext:value-type="float">
            <text:p>1837673</text:p>
          </table:table-cell>
          <table:table-cell office:value-type="float" office:value="51227" calcext:value-type="float">
            <text:p>51227</text:p>
          </table:table-cell>
          <table:table-cell office:value-type="float" office:value="65.754" calcext:value-type="float">
            <text:p>65.754</text:p>
          </table:table-cell>
        </table:table-row>
        <table:table-row table:style-name="ro1">
          <table:table-cell office:value-type="string" calcext:value-type="string">
            <text:p>u-ch427-n512-start-paper-30</text:p>
          </table:table-cell>
          <table:table-cell office:value-type="float" office:value="6152.451" calcext:value-type="float">
            <text:p>6152.451</text:p>
          </table:table-cell>
          <table:table-cell office:value-type="float" office:value="376.43" calcext:value-type="float">
            <text:p>376.43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915" calcext:value-type="float">
            <text:p>915</text:p>
          </table:table-cell>
          <table:table-cell office:value-type="string" calcext:value-type="string">
            <text:p>2022-06-15T13:27:53Z</text:p>
          </table:table-cell>
          <table:table-cell office:value-type="string" calcext:value-type="string">
            <text:p>2022-06-18T08:53:35Z</text:p>
          </table:table-cell>
          <table:table-cell office:value-type="string" calcext:value-type="string">
            <text:p>2022-06-18T10:44:17Z</text:p>
          </table:table-cell>
          <table:table-cell office:value-type="string" calcext:value-type="string">
            <text:p>SUCCEEDED</text:p>
          </table:table-cell>
          <table:table-cell office:value-type="float" office:value="1825702" calcext:value-type="float">
            <text:p>1825702</text:p>
          </table:table-cell>
          <table:table-cell office:value-type="float" office:value="14191" calcext:value-type="float">
            <text:p>14191</text:p>
          </table:table-cell>
          <table:table-cell office:value-type="float" office:value="72.226" calcext:value-type="float">
            <text:p>72.226</text:p>
          </table:table-cell>
        </table:table-row>
        <table:table-row table:style-name="ro1">
          <table:table-cell office:value-type="string" calcext:value-type="string">
            <text:p>u-ch427-n512-start-paper-x0-00</text:p>
          </table:table-cell>
          <table:table-cell office:value-type="float" office:value="4922.026" calcext:value-type="float">
            <text:p>4922.026</text:p>
          </table:table-cell>
          <table:table-cell office:value-type="float" office:value="91.85" calcext:value-type="float">
            <text:p>91.8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2022-06-15T14:39:39Z</text:p>
          </table:table-cell>
          <table:table-cell office:value-type="string" calcext:value-type="string">
            <text:p>2022-06-15T14:46:03Z</text:p>
          </table:table-cell>
          <table:table-cell office:value-type="string" calcext:value-type="string">
            <text:p>2022-06-15T16:08:25Z</text:p>
          </table:table-cell>
          <table:table-cell office:value-type="string" calcext:value-type="string">
            <text:p>SUCCEEDED</text:p>
          </table:table-cell>
          <table:table-cell office:value-type="float" office:value="1826303" calcext:value-type="float">
            <text:p>1826303</text:p>
          </table:table-cell>
          <table:table-cell office:value-type="float" office:value="49742" calcext:value-type="float">
            <text:p>49742</text:p>
          </table:table-cell>
          <table:table-cell office:value-type="float" office:value="34.04" calcext:value-type="float">
            <text:p>34.04</text:p>
          </table:table-cell>
        </table:table-row>
        <table:table-row table:style-name="ro1">
          <table:table-cell office:value-type="string" calcext:value-type="string">
            <text:p>u-ch427-n512-start-paper-x0-01</text:p>
          </table:table-cell>
          <table:table-cell office:value-type="float" office:value="5341.542" calcext:value-type="float">
            <text:p>5341.542</text:p>
          </table:table-cell>
          <table:table-cell office:value-type="float" office:value="105.35" calcext:value-type="float">
            <text:p>105.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2022-06-15T14:39:52Z</text:p>
          </table:table-cell>
          <table:table-cell office:value-type="string" calcext:value-type="string">
            <text:p>2022-06-15T14:46:03Z</text:p>
          </table:table-cell>
          <table:table-cell office:value-type="string" calcext:value-type="string">
            <text:p>2022-06-15T16:16:28Z</text:p>
          </table:table-cell>
          <table:table-cell office:value-type="string" calcext:value-type="string">
            <text:p>SUCCEEDED</text:p>
          </table:table-cell>
          <table:table-cell office:value-type="float" office:value="1826304" calcext:value-type="float">
            <text:p>1826304</text:p>
          </table:table-cell>
          <table:table-cell office:value-type="float" office:value="192162" calcext:value-type="float">
            <text:p>192162</text:p>
          </table:table-cell>
          <table:table-cell office:value-type="float" office:value="36.548" calcext:value-type="float">
            <text:p>36.548</text:p>
          </table:table-cell>
        </table:table-row>
        <table:table-row table:style-name="ro1">
          <table:table-cell office:value-type="string" calcext:value-type="string">
            <text:p>u-ch427-n512-start-paper-x0-02</text:p>
          </table:table-cell>
          <table:table-cell office:value-type="float" office:value="5481.459" calcext:value-type="float">
            <text:p>5481.459</text:p>
          </table:table-cell>
          <table:table-cell office:value-type="float" office:value="116.54" calcext:value-type="float">
            <text:p>116.5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2022-06-15T22:32:21Z</text:p>
          </table:table-cell>
          <table:table-cell office:value-type="string" calcext:value-type="string">
            <text:p>2022-06-16T01:27:03Z</text:p>
          </table:table-cell>
          <table:table-cell office:value-type="string" calcext:value-type="string">
            <text:p>2022-06-16T02:59:57Z</text:p>
          </table:table-cell>
          <table:table-cell office:value-type="string" calcext:value-type="string">
            <text:p>SUCCEEDED</text:p>
          </table:table-cell>
          <table:table-cell office:value-type="float" office:value="1828577" calcext:value-type="float">
            <text:p>1828577</text:p>
          </table:table-cell>
          <table:table-cell office:value-type="float" office:value="96111" calcext:value-type="float">
            <text:p>96111</text:p>
          </table:table-cell>
          <table:table-cell office:value-type="float" office:value="63.088" calcext:value-type="float">
            <text:p>63.088</text:p>
          </table:table-cell>
        </table:table-row>
        <table:table-row table:style-name="ro1">
          <table:table-cell office:value-type="string" calcext:value-type="string">
            <text:p>u-ch427-n512-start-paper-x0-03</text:p>
          </table:table-cell>
          <table:table-cell office:value-type="float" office:value="5702.195" calcext:value-type="float">
            <text:p>5702.195</text:p>
          </table:table-cell>
          <table:table-cell office:value-type="float" office:value="128.21" calcext:value-type="float">
            <text:p>128.2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2022-06-15T22:32:31Z</text:p>
          </table:table-cell>
          <table:table-cell office:value-type="string" calcext:value-type="string">
            <text:p>2022-06-16T01:40:50Z</text:p>
          </table:table-cell>
          <table:table-cell office:value-type="string" calcext:value-type="string">
            <text:p>2022-06-16T03:17:28Z</text:p>
          </table:table-cell>
          <table:table-cell office:value-type="string" calcext:value-type="string">
            <text:p>SUCCEEDED</text:p>
          </table:table-cell>
          <table:table-cell office:value-type="float" office:value="1828578" calcext:value-type="float">
            <text:p>1828578</text:p>
          </table:table-cell>
          <table:table-cell office:value-type="float" office:value="136731" calcext:value-type="float">
            <text:p>136731</text:p>
          </table:table-cell>
          <table:table-cell office:value-type="float" office:value="39.296" calcext:value-type="float">
            <text:p>39.296</text:p>
          </table:table-cell>
        </table:table-row>
        <table:table-row table:style-name="ro1">
          <table:table-cell office:value-type="string" calcext:value-type="string">
            <text:p>u-ch427-n512-start-paper-x0-04</text:p>
          </table:table-cell>
          <table:table-cell office:value-type="float" office:value="5513.895" calcext:value-type="float">
            <text:p>5513.895</text:p>
          </table:table-cell>
          <table:table-cell office:value-type="float" office:value="137.11" calcext:value-type="float">
            <text:p>137.1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2022-06-15T22:32:47Z</text:p>
          </table:table-cell>
          <table:table-cell office:value-type="string" calcext:value-type="string">
            <text:p>2022-06-16T01:45:13Z</text:p>
          </table:table-cell>
          <table:table-cell office:value-type="string" calcext:value-type="string">
            <text:p>2022-06-16T03:19:05Z</text:p>
          </table:table-cell>
          <table:table-cell office:value-type="string" calcext:value-type="string">
            <text:p>SUCCEEDED</text:p>
          </table:table-cell>
          <table:table-cell office:value-type="float" office:value="1828579" calcext:value-type="float">
            <text:p>1828579</text:p>
          </table:table-cell>
          <table:table-cell office:value-type="float" office:value="135809" calcext:value-type="float">
            <text:p>135809</text:p>
          </table:table-cell>
          <table:table-cell office:value-type="float" office:value="43.512" calcext:value-type="float">
            <text:p>43.512</text:p>
          </table:table-cell>
        </table:table-row>
        <table:table-row table:style-name="ro1">
          <table:table-cell office:value-type="string" calcext:value-type="string">
            <text:p>u-ch427-n512-start-paper-x0-05</text:p>
          </table:table-cell>
          <table:table-cell office:value-type="float" office:value="5791.555" calcext:value-type="float">
            <text:p>5791.555</text:p>
          </table:table-cell>
          <table:table-cell office:value-type="float" office:value="145.04" calcext:value-type="float">
            <text:p>145.0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2022-06-18T19:56:27Z</text:p>
          </table:table-cell>
          <table:table-cell office:value-type="string" calcext:value-type="string">
            <text:p>2022-06-19T05:25:39Z</text:p>
          </table:table-cell>
          <table:table-cell office:value-type="string" calcext:value-type="string">
            <text:p>2022-06-19T07:04:20Z</text:p>
          </table:table-cell>
          <table:table-cell office:value-type="string" calcext:value-type="string">
            <text:p>SUCCEEDED</text:p>
          </table:table-cell>
          <table:table-cell office:value-type="float" office:value="1865391" calcext:value-type="float">
            <text:p>1865391</text:p>
          </table:table-cell>
          <table:table-cell office:value-type="float" office:value="143768" calcext:value-type="float">
            <text:p>143768</text:p>
          </table:table-cell>
          <table:table-cell office:value-type="float" office:value="73.469" calcext:value-type="float">
            <text:p>73.469</text:p>
          </table:table-cell>
        </table:table-row>
        <table:table-row table:style-name="ro1">
          <table:table-cell office:value-type="string" calcext:value-type="string">
            <text:p>u-ch427-n512-start-paper-x0-06</text:p>
          </table:table-cell>
          <table:table-cell office:value-type="float" office:value="5721.181" calcext:value-type="float">
            <text:p>5721.181</text:p>
          </table:table-cell>
          <table:table-cell office:value-type="float" office:value="161.36" calcext:value-type="float">
            <text:p>161.3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string" calcext:value-type="string">
            <text:p>2022-06-18T19:57:10Z</text:p>
          </table:table-cell>
          <table:table-cell office:value-type="string" calcext:value-type="string">
            <text:p>2022-06-19T09:08:12Z</text:p>
          </table:table-cell>
          <table:table-cell office:value-type="string" calcext:value-type="string">
            <text:p>2022-06-19T10:46:06Z</text:p>
          </table:table-cell>
          <table:table-cell office:value-type="string" calcext:value-type="string">
            <text:p>SUCCEEDED</text:p>
          </table:table-cell>
          <table:table-cell office:value-type="float" office:value="1865399" calcext:value-type="float">
            <text:p>1865399</text:p>
          </table:table-cell>
          <table:table-cell office:value-type="float" office:value="219671" calcext:value-type="float">
            <text:p>219671</text:p>
          </table:table-cell>
          <table:table-cell office:value-type="float" office:value="71.824" calcext:value-type="float">
            <text:p>71.824</text:p>
          </table:table-cell>
        </table:table-row>
        <table:table-row table:style-name="ro1">
          <table:table-cell office:value-type="string" calcext:value-type="string">
            <text:p>u-ch427-n512-start-paper-x0-07</text:p>
          </table:table-cell>
          <table:table-cell office:value-type="float" office:value="5743.04" calcext:value-type="float">
            <text:p>5743.04</text:p>
          </table:table-cell>
          <table:table-cell office:value-type="float" office:value="179.04" calcext:value-type="float">
            <text:p>179.0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2022-06-18T20:02:06Z</text:p>
          </table:table-cell>
          <table:table-cell office:value-type="string" calcext:value-type="string">
            <text:p>2022-06-19T12:10:41Z</text:p>
          </table:table-cell>
          <table:table-cell office:value-type="string" calcext:value-type="string">
            <text:p>2022-06-19T13:48:57Z</text:p>
          </table:table-cell>
          <table:table-cell office:value-type="string" calcext:value-type="string">
            <text:p>SUCCEEDED</text:p>
          </table:table-cell>
          <table:table-cell office:value-type="float" office:value="1865443" calcext:value-type="float">
            <text:p>1865443</text:p>
          </table:table-cell>
          <table:table-cell office:value-type="float" office:value="118817" calcext:value-type="float">
            <text:p>118817</text:p>
          </table:table-cell>
          <table:table-cell office:value-type="float" office:value="61.588" calcext:value-type="float">
            <text:p>61.588</text:p>
          </table:table-cell>
        </table:table-row>
        <table:table-row table:style-name="ro1">
          <table:table-cell office:value-type="string" calcext:value-type="string">
            <text:p>u-ch427-n512-start-paper-x0-08</text:p>
          </table:table-cell>
          <table:table-cell office:value-type="float" office:value="5871.889" calcext:value-type="float">
            <text:p>5871.889</text:p>
          </table:table-cell>
          <table:table-cell office:value-type="float" office:value="179.39" calcext:value-type="float">
            <text:p>179.3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2022-06-18T19:57:22Z</text:p>
          </table:table-cell>
          <table:table-cell office:value-type="string" calcext:value-type="string">
            <text:p>2022-06-19T09:29:12Z</text:p>
          </table:table-cell>
          <table:table-cell office:value-type="string" calcext:value-type="string">
            <text:p>2022-06-19T11:10:01Z</text:p>
          </table:table-cell>
          <table:table-cell office:value-type="string" calcext:value-type="string">
            <text:p>SUCCEEDED</text:p>
          </table:table-cell>
          <table:table-cell office:value-type="float" office:value="1865400" calcext:value-type="float">
            <text:p>1865400</text:p>
          </table:table-cell>
          <table:table-cell office:value-type="float" office:value="205635" calcext:value-type="float">
            <text:p>205635</text:p>
          </table:table-cell>
          <table:table-cell office:value-type="float" office:value="40.684" calcext:value-type="float">
            <text:p>40.684</text:p>
          </table:table-cell>
        </table:table-row>
        <table:table-row table:style-name="ro1">
          <table:table-cell office:value-type="string" calcext:value-type="string">
            <text:p>u-ch427-n512-start-paper-x0-09</text:p>
          </table:table-cell>
          <table:table-cell office:value-type="float" office:value="5778.848" calcext:value-type="float">
            <text:p>5778.848</text:p>
          </table:table-cell>
          <table:table-cell office:value-type="float" office:value="190.8" calcext:value-type="float">
            <text:p>190.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string" calcext:value-type="string">
            <text:p>2022-06-18T19:57:26Z</text:p>
          </table:table-cell>
          <table:table-cell office:value-type="string" calcext:value-type="string">
            <text:p>2022-06-19T05:20:49Z</text:p>
          </table:table-cell>
          <table:table-cell office:value-type="string" calcext:value-type="string">
            <text:p>2022-06-19T07:00:11Z</text:p>
          </table:table-cell>
          <table:table-cell office:value-type="string" calcext:value-type="string">
            <text:p>SUCCEEDED</text:p>
          </table:table-cell>
          <table:table-cell office:value-type="float" office:value="1865402" calcext:value-type="float">
            <text:p>1865402</text:p>
          </table:table-cell>
          <table:table-cell office:value-type="float" office:value="55601" calcext:value-type="float">
            <text:p>55601</text:p>
          </table:table-cell>
          <table:table-cell office:value-type="float" office:value="51.096" calcext:value-type="float">
            <text:p>51.096</text:p>
          </table:table-cell>
        </table:table-row>
        <table:table-row table:style-name="ro1">
          <table:table-cell office:value-type="string" calcext:value-type="string">
            <text:p>u-ch427-n512-start-paper-x0-10</text:p>
          </table:table-cell>
          <table:table-cell office:value-type="float" office:value="5851.599" calcext:value-type="float">
            <text:p>5851.599</text:p>
          </table:table-cell>
          <table:table-cell office:value-type="float" office:value="195.05" calcext:value-type="float">
            <text:p>195.0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string" calcext:value-type="string">
            <text:p>2022-06-15T14:40:04Z</text:p>
          </table:table-cell>
          <table:table-cell office:value-type="string" calcext:value-type="string">
            <text:p>2022-06-15T16:40:55Z</text:p>
          </table:table-cell>
          <table:table-cell office:value-type="string" calcext:value-type="string">
            <text:p>2022-06-15T18:21:53Z</text:p>
          </table:table-cell>
          <table:table-cell office:value-type="string" calcext:value-type="string">
            <text:p>SUCCEEDED</text:p>
          </table:table-cell>
          <table:table-cell office:value-type="float" office:value="1826305" calcext:value-type="float">
            <text:p>1826305</text:p>
          </table:table-cell>
          <table:table-cell office:value-type="float" office:value="78225" calcext:value-type="float">
            <text:p>78225</text:p>
          </table:table-cell>
          <table:table-cell office:value-type="float" office:value="42.394" calcext:value-type="float">
            <text:p>42.394</text:p>
          </table:table-cell>
        </table:table-row>
        <table:table-row table:style-name="ro1">
          <table:table-cell office:value-type="string" calcext:value-type="string">
            <text:p>u-ch427-n512-start-paper-x0-11</text:p>
          </table:table-cell>
          <table:table-cell office:value-type="float" office:value="5353.306" calcext:value-type="float">
            <text:p>5353.306</text:p>
          </table:table-cell>
          <table:table-cell office:value-type="float" office:value="117.47" calcext:value-type="float">
            <text:p>117.4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2022-06-16T13:10:46Z</text:p>
          </table:table-cell>
          <table:table-cell office:value-type="string" calcext:value-type="string">
            <text:p>2022-06-16T15:20:27Z</text:p>
          </table:table-cell>
          <table:table-cell office:value-type="string" calcext:value-type="string">
            <text:p>2022-06-16T16:51:20Z</text:p>
          </table:table-cell>
          <table:table-cell office:value-type="string" calcext:value-type="string">
            <text:p>SUCCEEDED</text:p>
          </table:table-cell>
          <table:table-cell office:value-type="float" office:value="1833113" calcext:value-type="float">
            <text:p>1833113</text:p>
          </table:table-cell>
          <table:table-cell office:value-type="float" office:value="95783" calcext:value-type="float">
            <text:p>95783</text:p>
          </table:table-cell>
          <table:table-cell office:value-type="float" office:value="42.641" calcext:value-type="float">
            <text:p>42.641</text:p>
          </table:table-cell>
        </table:table-row>
        <table:table-row table:style-name="ro1">
          <table:table-cell office:value-type="string" calcext:value-type="string">
            <text:p>u-ch427-n512-start-paper-x0-12</text:p>
          </table:table-cell>
          <table:table-cell office:value-type="float" office:value="5636.199" calcext:value-type="float">
            <text:p>5636.199</text:p>
          </table:table-cell>
          <table:table-cell office:value-type="float" office:value="118.27" calcext:value-type="float">
            <text:p>118.2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2022-06-16T13:11:01Z</text:p>
          </table:table-cell>
          <table:table-cell office:value-type="string" calcext:value-type="string">
            <text:p>2022-06-16T19:29:18Z</text:p>
          </table:table-cell>
          <table:table-cell office:value-type="string" calcext:value-type="string">
            <text:p>2022-06-16T21:04:44Z</text:p>
          </table:table-cell>
          <table:table-cell office:value-type="string" calcext:value-type="string">
            <text:p>SUCCEEDED</text:p>
          </table:table-cell>
          <table:table-cell office:value-type="float" office:value="1833116" calcext:value-type="float">
            <text:p>1833116</text:p>
          </table:table-cell>
          <table:table-cell office:value-type="float" office:value="223938" calcext:value-type="float">
            <text:p>223938</text:p>
          </table:table-cell>
          <table:table-cell office:value-type="float" office:value="53.744" calcext:value-type="float">
            <text:p>53.744</text:p>
          </table:table-cell>
        </table:table-row>
        <table:table-row table:style-name="ro1">
          <table:table-cell office:value-type="string" calcext:value-type="string">
            <text:p>u-ch427-n512-start-paper-x0-13</text:p>
          </table:table-cell>
          <table:table-cell office:value-type="float" office:value="5784.298" calcext:value-type="float">
            <text:p>5784.298</text:p>
          </table:table-cell>
          <table:table-cell office:value-type="float" office:value="126.4" calcext:value-type="float">
            <text:p>126.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2022-06-16T13:11:17Z</text:p>
          </table:table-cell>
          <table:table-cell office:value-type="string" calcext:value-type="string">
            <text:p>2022-06-16T19:36:14Z</text:p>
          </table:table-cell>
          <table:table-cell office:value-type="string" calcext:value-type="string">
            <text:p>2022-06-16T21:14:15Z</text:p>
          </table:table-cell>
          <table:table-cell office:value-type="string" calcext:value-type="string">
            <text:p>SUCCEEDED</text:p>
          </table:table-cell>
          <table:table-cell office:value-type="float" office:value="1833118" calcext:value-type="float">
            <text:p>1833118</text:p>
          </table:table-cell>
          <table:table-cell office:value-type="float" office:value="228957" calcext:value-type="float">
            <text:p>228957</text:p>
          </table:table-cell>
          <table:table-cell office:value-type="float" office:value="58.354" calcext:value-type="float">
            <text:p>58.354</text:p>
          </table:table-cell>
        </table:table-row>
        <table:table-row table:style-name="ro1">
          <table:table-cell office:value-type="string" calcext:value-type="string">
            <text:p>u-ch427-n512-start-paper-x0-14</text:p>
          </table:table-cell>
          <table:table-cell office:value-type="float" office:value="5474.003" calcext:value-type="float">
            <text:p>5474.003</text:p>
          </table:table-cell>
          <table:table-cell office:value-type="float" office:value="136.67" calcext:value-type="float">
            <text:p>136.67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2022-06-16T13:11:30Z</text:p>
          </table:table-cell>
          <table:table-cell office:value-type="string" calcext:value-type="string">
            <text:p>2022-06-16T16:57:39Z</text:p>
          </table:table-cell>
          <table:table-cell office:value-type="string" calcext:value-type="string">
            <text:p>2022-06-16T18:31:02Z</text:p>
          </table:table-cell>
          <table:table-cell office:value-type="string" calcext:value-type="string">
            <text:p>SUCCEEDED</text:p>
          </table:table-cell>
          <table:table-cell office:value-type="float" office:value="1833120" calcext:value-type="float">
            <text:p>1833120</text:p>
          </table:table-cell>
          <table:table-cell office:value-type="float" office:value="166877" calcext:value-type="float">
            <text:p>166877</text:p>
          </table:table-cell>
          <table:table-cell office:value-type="float" office:value="37.92" calcext:value-type="float">
            <text:p>37.92</text:p>
          </table:table-cell>
        </table:table-row>
        <table:table-row table:style-name="ro1">
          <table:table-cell office:value-type="string" calcext:value-type="string">
            <text:p>u-ch427-n512-start-paper-x0-15</text:p>
          </table:table-cell>
          <table:table-cell office:value-type="float" office:value="5688.959" calcext:value-type="float">
            <text:p>5688.959</text:p>
          </table:table-cell>
          <table:table-cell office:value-type="float" office:value="146.71" calcext:value-type="float">
            <text:p>146.7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2022-06-16T13:11:53Z</text:p>
          </table:table-cell>
          <table:table-cell office:value-type="string" calcext:value-type="string">
            <text:p>2022-06-16T23:06:37Z</text:p>
          </table:table-cell>
          <table:table-cell office:value-type="string" calcext:value-type="string">
            <text:p>2022-06-17T00:43:35Z</text:p>
          </table:table-cell>
          <table:table-cell office:value-type="string" calcext:value-type="string">
            <text:p>SUCCEEDED</text:p>
          </table:table-cell>
          <table:table-cell office:value-type="float" office:value="1833121" calcext:value-type="float">
            <text:p>1833121</text:p>
          </table:table-cell>
          <table:table-cell office:value-type="float" office:value="100294" calcext:value-type="float">
            <text:p>100294</text:p>
          </table:table-cell>
          <table:table-cell office:value-type="float" office:value="42.229" calcext:value-type="float">
            <text:p>42.229</text:p>
          </table:table-cell>
        </table:table-row>
        <table:table-row table:style-name="ro1">
          <table:table-cell office:value-type="string" calcext:value-type="string">
            <text:p>u-ch427-n512-start-paper-x0-16</text:p>
          </table:table-cell>
          <table:table-cell office:value-type="float" office:value="5604.619" calcext:value-type="float">
            <text:p>5604.619</text:p>
          </table:table-cell>
          <table:table-cell office:value-type="float" office:value="155.92" calcext:value-type="float">
            <text:p>155.9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string" calcext:value-type="string">
            <text:p>2022-06-16T17:23:24Z</text:p>
          </table:table-cell>
          <table:table-cell office:value-type="string" calcext:value-type="string">
            <text:p>2022-06-16T19:46:28Z</text:p>
          </table:table-cell>
          <table:table-cell office:value-type="string" calcext:value-type="string">
            <text:p>2022-06-16T21:22:20Z</text:p>
          </table:table-cell>
          <table:table-cell office:value-type="string" calcext:value-type="string">
            <text:p>SUCCEEDED</text:p>
          </table:table-cell>
          <table:table-cell office:value-type="float" office:value="1834289" calcext:value-type="float">
            <text:p>1834289</text:p>
          </table:table-cell>
          <table:table-cell office:value-type="float" office:value="250387" calcext:value-type="float">
            <text:p>250387</text:p>
          </table:table-cell>
          <table:table-cell office:value-type="float" office:value="46.12" calcext:value-type="float">
            <text:p>46.12</text:p>
          </table:table-cell>
        </table:table-row>
        <table:table-row table:style-name="ro1">
          <table:table-cell office:value-type="string" calcext:value-type="string">
            <text:p>u-ch427-n512-start-paper-x0-17</text:p>
          </table:table-cell>
          <table:table-cell office:value-type="float" office:value="5860.655" calcext:value-type="float">
            <text:p>5860.655</text:p>
          </table:table-cell>
          <table:table-cell office:value-type="float" office:value="183.9" calcext:value-type="float">
            <text:p>183.9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2022-06-16T20:23:42Z</text:p>
          </table:table-cell>
          <table:table-cell office:value-type="string" calcext:value-type="string">
            <text:p>2022-06-16T23:32:20Z</text:p>
          </table:table-cell>
          <table:table-cell office:value-type="string" calcext:value-type="string">
            <text:p>2022-06-17T01:12:33Z</text:p>
          </table:table-cell>
          <table:table-cell office:value-type="string" calcext:value-type="string">
            <text:p>SUCCEEDED</text:p>
          </table:table-cell>
          <table:table-cell office:value-type="float" office:value="1834589" calcext:value-type="float">
            <text:p>1834589</text:p>
          </table:table-cell>
          <table:table-cell office:value-type="float" office:value="226025" calcext:value-type="float">
            <text:p>226025</text:p>
          </table:table-cell>
          <table:table-cell office:value-type="float" office:value="50.839" calcext:value-type="float">
            <text:p>50.839</text:p>
          </table:table-cell>
        </table:table-row>
        <table:table-row table:style-name="ro1">
          <table:table-cell office:value-type="string" calcext:value-type="string">
            <text:p>u-ch427-n512-start-paper-x0-18</text:p>
          </table:table-cell>
          <table:table-cell office:value-type="float" office:value="5538.057" calcext:value-type="float">
            <text:p>5538.057</text:p>
          </table:table-cell>
          <table:table-cell office:value-type="float" office:value="177.46" calcext:value-type="float">
            <text:p>177.4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2022-06-16T20:24:01Z</text:p>
          </table:table-cell>
          <table:table-cell office:value-type="string" calcext:value-type="string">
            <text:p>2022-06-17T02:42:25Z</text:p>
          </table:table-cell>
          <table:table-cell office:value-type="string" calcext:value-type="string">
            <text:p>2022-06-17T04:17:39Z</text:p>
          </table:table-cell>
          <table:table-cell office:value-type="string" calcext:value-type="string">
            <text:p>SUCCEEDED</text:p>
          </table:table-cell>
          <table:table-cell office:value-type="float" office:value="1834590" calcext:value-type="float">
            <text:p>1834590</text:p>
          </table:table-cell>
          <table:table-cell office:value-type="float" office:value="122464" calcext:value-type="float">
            <text:p>122464</text:p>
          </table:table-cell>
          <table:table-cell office:value-type="float" office:value="38.653" calcext:value-type="float">
            <text:p>38.653</text:p>
          </table:table-cell>
        </table:table-row>
        <table:table-row table:style-name="ro1">
          <table:table-cell office:value-type="string" calcext:value-type="string">
            <text:p>u-ch427-n512-start-paper-x0-19</text:p>
          </table:table-cell>
          <table:table-cell office:value-type="float" office:value="5815.731" calcext:value-type="float">
            <text:p>5815.731</text:p>
          </table:table-cell>
          <table:table-cell office:value-type="float" office:value="306.69" calcext:value-type="float">
            <text:p>306.6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string" calcext:value-type="string">
            <text:p>2022-06-17T02:24:35Z</text:p>
          </table:table-cell>
          <table:table-cell office:value-type="string" calcext:value-type="string">
            <text:p>2022-06-17T13:30:41Z</text:p>
          </table:table-cell>
          <table:table-cell office:value-type="string" calcext:value-type="string">
            <text:p>2022-06-17T15:10:38Z</text:p>
          </table:table-cell>
          <table:table-cell office:value-type="string" calcext:value-type="string">
            <text:p>SUCCEEDED</text:p>
          </table:table-cell>
          <table:table-cell office:value-type="float" office:value="1836838" calcext:value-type="float">
            <text:p>1836838</text:p>
          </table:table-cell>
          <table:table-cell office:value-type="float" office:value="195598" calcext:value-type="float">
            <text:p>195598</text:p>
          </table:table-cell>
          <table:table-cell office:value-type="float" office:value="55.282" calcext:value-type="float">
            <text:p>55.282</text:p>
          </table:table-cell>
        </table:table-row>
        <table:table-row table:style-name="ro1">
          <table:table-cell office:value-type="string" calcext:value-type="string">
            <text:p>u-ch427-n512-start-paper-x0-20</text:p>
          </table:table-cell>
          <table:table-cell office:value-type="float" office:value="6024.352" calcext:value-type="float">
            <text:p>6024.352</text:p>
          </table:table-cell>
          <table:table-cell office:value-type="float" office:value="296.18" calcext:value-type="float">
            <text:p>296.1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float" office:value="615" calcext:value-type="float">
            <text:p>615</text:p>
          </table:table-cell>
          <table:table-cell office:value-type="string" calcext:value-type="string">
            <text:p>2022-06-15T19:30:04Z</text:p>
          </table:table-cell>
          <table:table-cell office:value-type="string" calcext:value-type="string">
            <text:p>2022-06-17T02:34:43Z</text:p>
          </table:table-cell>
          <table:table-cell office:value-type="string" calcext:value-type="string">
            <text:p>2022-06-17T04:21:28Z</text:p>
          </table:table-cell>
          <table:table-cell office:value-type="string" calcext:value-type="string">
            <text:p>SUCCEEDED</text:p>
          </table:table-cell>
          <table:table-cell office:value-type="float" office:value="1827955" calcext:value-type="float">
            <text:p>1827955</text:p>
          </table:table-cell>
          <table:table-cell office:value-type="float" office:value="56524" calcext:value-type="float">
            <text:p>56524</text:p>
          </table:table-cell>
          <table:table-cell office:value-type="float" office:value="49.69" calcext:value-type="float">
            <text:p>49.69</text:p>
          </table:table-cell>
        </table:table-row>
        <table:table-row table:style-name="ro1">
          <table:table-cell office:value-type="string" calcext:value-type="string">
            <text:p>u-ch427-n512-start-paper-x0-21</text:p>
          </table:table-cell>
          <table:table-cell office:value-type="float" office:value="5644.687" calcext:value-type="float">
            <text:p>5644.687</text:p>
          </table:table-cell>
          <table:table-cell office:value-type="float" office:value="118.13" calcext:value-type="float">
            <text:p>118.1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2022-06-16T13:11:01Z</text:p>
          </table:table-cell>
          <table:table-cell office:value-type="string" calcext:value-type="string">
            <text:p>2022-06-16T19:17:25Z</text:p>
          </table:table-cell>
          <table:table-cell office:value-type="string" calcext:value-type="string">
            <text:p>2022-06-16T20:53:01Z</text:p>
          </table:table-cell>
          <table:table-cell office:value-type="string" calcext:value-type="string">
            <text:p>SUCCEEDED</text:p>
          </table:table-cell>
          <table:table-cell office:value-type="float" office:value="1833115" calcext:value-type="float">
            <text:p>1833115</text:p>
          </table:table-cell>
          <table:table-cell office:value-type="float" office:value="24557" calcext:value-type="float">
            <text:p>24557</text:p>
          </table:table-cell>
          <table:table-cell office:value-type="float" office:value="37.755" calcext:value-type="float">
            <text:p>37.755</text:p>
          </table:table-cell>
        </table:table-row>
        <table:table-row table:style-name="ro1">
          <table:table-cell office:value-type="string" calcext:value-type="string">
            <text:p>u-ch427-n512-start-paper-x0-22</text:p>
          </table:table-cell>
          <table:table-cell office:value-type="float" office:value="5570.919" calcext:value-type="float">
            <text:p>5570.919</text:p>
          </table:table-cell>
          <table:table-cell office:value-type="float" office:value="164.18" calcext:value-type="float">
            <text:p>164.18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2022-06-16T13:11:13Z</text:p>
          </table:table-cell>
          <table:table-cell office:value-type="string" calcext:value-type="string">
            <text:p>2022-06-16T19:38:12Z</text:p>
          </table:table-cell>
          <table:table-cell office:value-type="string" calcext:value-type="string">
            <text:p>2022-06-16T21:12:35Z</text:p>
          </table:table-cell>
          <table:table-cell office:value-type="string" calcext:value-type="string">
            <text:p>SUCCEEDED</text:p>
          </table:table-cell>
          <table:table-cell office:value-type="float" office:value="1833117" calcext:value-type="float">
            <text:p>1833117</text:p>
          </table:table-cell>
          <table:table-cell office:value-type="float" office:value="114652" calcext:value-type="float">
            <text:p>114652</text:p>
          </table:table-cell>
          <table:table-cell office:value-type="float" office:value="37.664" calcext:value-type="float">
            <text:p>37.664</text:p>
          </table:table-cell>
        </table:table-row>
        <table:table-row table:style-name="ro1">
          <table:table-cell office:value-type="string" calcext:value-type="string">
            <text:p>u-ch427-n512-start-paper-x0-23</text:p>
          </table:table-cell>
          <table:table-cell office:value-type="float" office:value="5636.207" calcext:value-type="float">
            <text:p>5636.207</text:p>
          </table:table-cell>
          <table:table-cell office:value-type="float" office:value="128.95" calcext:value-type="float">
            <text:p>128.95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2022-06-17T18:06:50Z</text:p>
          </table:table-cell>
          <table:table-cell office:value-type="string" calcext:value-type="string">
            <text:p>2022-06-18T06:43:11Z</text:p>
          </table:table-cell>
          <table:table-cell office:value-type="string" calcext:value-type="string">
            <text:p>2022-06-18T08:18:45Z</text:p>
          </table:table-cell>
          <table:table-cell office:value-type="string" calcext:value-type="string">
            <text:p>SUCCEEDED</text:p>
          </table:table-cell>
          <table:table-cell office:value-type="float" office:value="1843026" calcext:value-type="float">
            <text:p>1843026</text:p>
          </table:table-cell>
          <table:table-cell office:value-type="float" office:value="197567" calcext:value-type="float">
            <text:p>197567</text:p>
          </table:table-cell>
          <table:table-cell office:value-type="float" office:value="46.189" calcext:value-type="float">
            <text:p>46.189</text:p>
          </table:table-cell>
        </table:table-row>
        <table:table-row table:style-name="ro1">
          <table:table-cell office:value-type="string" calcext:value-type="string">
            <text:p>u-ch427-n512-start-paper-x0-24</text:p>
          </table:table-cell>
          <table:table-cell office:value-type="float" office:value="5784.554" calcext:value-type="float">
            <text:p>5784.554</text:p>
          </table:table-cell>
          <table:table-cell office:value-type="float" office:value="193.94" calcext:value-type="float">
            <text:p>193.9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2022-06-17T11:46:48Z</text:p>
          </table:table-cell>
          <table:table-cell office:value-type="string" calcext:value-type="string">
            <text:p>2022-06-18T05:08:48Z</text:p>
          </table:table-cell>
          <table:table-cell office:value-type="string" calcext:value-type="string">
            <text:p>2022-06-18T06:47:13Z</text:p>
          </table:table-cell>
          <table:table-cell office:value-type="string" calcext:value-type="string">
            <text:p>SUCCEEDED</text:p>
          </table:table-cell>
          <table:table-cell office:value-type="float" office:value="1840124" calcext:value-type="float">
            <text:p>1840124</text:p>
          </table:table-cell>
          <table:table-cell office:value-type="float" office:value="147134" calcext:value-type="float">
            <text:p>147134</text:p>
          </table:table-cell>
          <table:table-cell office:value-type="float" office:value="40.753" calcext:value-type="float">
            <text:p>40.753</text:p>
          </table:table-cell>
        </table:table-row>
        <table:table-row table:style-name="ro1">
          <table:table-cell office:value-type="string" calcext:value-type="string">
            <text:p>u-ch427-n512-start-paper-x0-25</text:p>
          </table:table-cell>
          <table:table-cell office:value-type="float" office:value="5540.227" calcext:value-type="float">
            <text:p>5540.227</text:p>
          </table:table-cell>
          <table:table-cell office:value-type="float" office:value="147.84" calcext:value-type="float">
            <text:p>147.8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2022-06-17T11:46:43Z</text:p>
          </table:table-cell>
          <table:table-cell office:value-type="string" calcext:value-type="string">
            <text:p>2022-06-17T15:48:16Z</text:p>
          </table:table-cell>
          <table:table-cell office:value-type="string" calcext:value-type="string">
            <text:p>2022-06-17T17:23:26Z</text:p>
          </table:table-cell>
          <table:table-cell office:value-type="string" calcext:value-type="string">
            <text:p>SUCCEEDED</text:p>
          </table:table-cell>
          <table:table-cell office:value-type="float" office:value="1840122" calcext:value-type="float">
            <text:p>1840122</text:p>
          </table:table-cell>
          <table:table-cell office:value-type="float" office:value="206268" calcext:value-type="float">
            <text:p>206268</text:p>
          </table:table-cell>
          <table:table-cell office:value-type="float" office:value="45.725" calcext:value-type="float">
            <text:p>45.725</text:p>
          </table:table-cell>
        </table:table-row>
        <table:table-row table:style-name="ro1">
          <table:table-cell office:value-type="string" calcext:value-type="string">
            <text:p>u-ch427-n512-start-paper-x0-26</text:p>
          </table:table-cell>
          <table:table-cell office:value-type="float" office:value="5698.512" calcext:value-type="float">
            <text:p>5698.512</text:p>
          </table:table-cell>
          <table:table-cell office:value-type="float" office:value="169.52" calcext:value-type="float">
            <text:p>169.5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string" calcext:value-type="string">
            <text:p>2022-06-17T10:36:06Z</text:p>
          </table:table-cell>
          <table:table-cell office:value-type="string" calcext:value-type="string">
            <text:p>2022-06-18T06:49:21Z</text:p>
          </table:table-cell>
          <table:table-cell office:value-type="string" calcext:value-type="string">
            <text:p>2022-06-18T08:26:48Z</text:p>
          </table:table-cell>
          <table:table-cell office:value-type="string" calcext:value-type="string">
            <text:p>SUCCEEDED</text:p>
          </table:table-cell>
          <table:table-cell office:value-type="float" office:value="1839644" calcext:value-type="float">
            <text:p>1839644</text:p>
          </table:table-cell>
          <table:table-cell office:value-type="float" office:value="256895" calcext:value-type="float">
            <text:p>256895</text:p>
          </table:table-cell>
          <table:table-cell office:value-type="float" office:value="38.612" calcext:value-type="float">
            <text:p>38.612</text:p>
          </table:table-cell>
        </table:table-row>
        <table:table-row table:style-name="ro1">
          <table:table-cell office:value-type="string" calcext:value-type="string">
            <text:p>u-ch427-n512-start-paper-x0-27</text:p>
          </table:table-cell>
          <table:table-cell office:value-type="float" office:value="5493.378" calcext:value-type="float">
            <text:p>5493.378</text:p>
          </table:table-cell>
          <table:table-cell office:value-type="float" office:value="173.36" calcext:value-type="float">
            <text:p>173.36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2022-06-17T10:36:41Z</text:p>
          </table:table-cell>
          <table:table-cell office:value-type="string" calcext:value-type="string">
            <text:p>2022-06-18T06:47:22Z</text:p>
          </table:table-cell>
          <table:table-cell office:value-type="string" calcext:value-type="string">
            <text:p>2022-06-18T08:21:30Z</text:p>
          </table:table-cell>
          <table:table-cell office:value-type="string" calcext:value-type="string">
            <text:p>SUCCEEDED</text:p>
          </table:table-cell>
          <table:table-cell office:value-type="float" office:value="1839647" calcext:value-type="float">
            <text:p>1839647</text:p>
          </table:table-cell>
          <table:table-cell office:value-type="float" office:value="156172" calcext:value-type="float">
            <text:p>156172</text:p>
          </table:table-cell>
          <table:table-cell office:value-type="float" office:value="39.307" calcext:value-type="float">
            <text:p>39.307</text:p>
          </table:table-cell>
        </table:table-row>
        <table:table-row table:style-name="ro1">
          <table:table-cell office:value-type="string" calcext:value-type="string">
            <text:p>u-ch427-n512-start-paper-x0-28</text:p>
          </table:table-cell>
          <table:table-cell office:value-type="float" office:value="5696.156" calcext:value-type="float">
            <text:p>5696.156</text:p>
          </table:table-cell>
          <table:table-cell office:value-type="float" office:value="176.34" calcext:value-type="float">
            <text:p>176.34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2022-06-17T10:36:56Z</text:p>
          </table:table-cell>
          <table:table-cell office:value-type="string" calcext:value-type="string">
            <text:p>2022-06-18T06:55:14Z</text:p>
          </table:table-cell>
          <table:table-cell office:value-type="string" calcext:value-type="string">
            <text:p>2022-06-18T08:33:05Z</text:p>
          </table:table-cell>
          <table:table-cell office:value-type="string" calcext:value-type="string">
            <text:p>SUCCEEDED</text:p>
          </table:table-cell>
          <table:table-cell office:value-type="float" office:value="1839659" calcext:value-type="float">
            <text:p>1839659</text:p>
          </table:table-cell>
          <table:table-cell office:value-type="float" office:value="112245" calcext:value-type="float">
            <text:p>112245</text:p>
          </table:table-cell>
          <table:table-cell office:value-type="float" office:value="51.2" calcext:value-type="float">
            <text:p>51.2</text:p>
          </table:table-cell>
        </table:table-row>
        <table:table-row table:style-name="ro1">
          <table:table-cell office:value-type="string" calcext:value-type="string">
            <text:p>u-ch427-n512-start-paper-x0-29</text:p>
          </table:table-cell>
          <table:table-cell office:value-type="float" office:value="5724.352" calcext:value-type="float">
            <text:p>5724.352</text:p>
          </table:table-cell>
          <table:table-cell office:value-type="float" office:value="262.74" calcext:value-type="float">
            <text:p>262.74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string" calcext:value-type="string">
            <text:p>2022-06-17T10:36:48Z</text:p>
          </table:table-cell>
          <table:table-cell office:value-type="string" calcext:value-type="string">
            <text:p>2022-06-18T05:07:22Z</text:p>
          </table:table-cell>
          <table:table-cell office:value-type="string" calcext:value-type="string">
            <text:p>2022-06-18T06:45:49Z</text:p>
          </table:table-cell>
          <table:table-cell office:value-type="string" calcext:value-type="string">
            <text:p>SUCCEEDED</text:p>
          </table:table-cell>
          <table:table-cell office:value-type="float" office:value="1839649" calcext:value-type="float">
            <text:p>1839649</text:p>
          </table:table-cell>
          <table:table-cell office:value-type="float" office:value="258032" calcext:value-type="float">
            <text:p>258032</text:p>
          </table:table-cell>
          <table:table-cell office:value-type="float" office:value="60.62" calcext:value-type="float">
            <text:p>60.62</text:p>
          </table:table-cell>
        </table:table-row>
        <table:table-row table:style-name="ro1">
          <table:table-cell office:value-type="string" calcext:value-type="string">
            <text:p>u-ch427-n512-start-paper-x0-30</text:p>
          </table:table-cell>
          <table:table-cell office:value-type="float" office:value="6163.027" calcext:value-type="float">
            <text:p>6163.027</text:p>
          </table:table-cell>
          <table:table-cell office:value-type="float" office:value="377.08" calcext:value-type="float">
            <text:p>377.08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915" calcext:value-type="float">
            <text:p>915</text:p>
          </table:table-cell>
          <table:table-cell office:value-type="string" calcext:value-type="string">
            <text:p>2022-06-15T14:40:18Z</text:p>
          </table:table-cell>
          <table:table-cell office:value-type="string" calcext:value-type="string">
            <text:p>2022-06-18T10:45:29Z</text:p>
          </table:table-cell>
          <table:table-cell office:value-type="string" calcext:value-type="string">
            <text:p>2022-06-18T12:36:37Z</text:p>
          </table:table-cell>
          <table:table-cell office:value-type="string" calcext:value-type="string">
            <text:p>SUCCEEDED</text:p>
          </table:table-cell>
          <table:table-cell office:value-type="float" office:value="1826308" calcext:value-type="float">
            <text:p>1826308</text:p>
          </table:table-cell>
          <table:table-cell office:value-type="float" office:value="90372" calcext:value-type="float">
            <text:p>90372</text:p>
          </table:table-cell>
          <table:table-cell office:value-type="float" office:value="56.173" calcext:value-type="float">
            <text:p>56.173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Ensemble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-x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90.243" calcext:value-type="float">
            <text:p>4690.243</text:p>
          </table:table-cell>
          <table:table-cell office:value-type="float" office:value="4922.026" calcext:value-type="float">
            <text:p>4922.026</text:p>
          </table:table-cell>
          <table:table-cell/>
          <table:table-cell>
            <draw:frame table:end-cell-address="'Time N512'.L84" table:end-x="0.196cm" table:end-y="0.421cm" draw:z-index="0" draw:style-name="gr1" draw:text-style-name="P1" svg:width="16cm" svg:height="8.998cm" svg:x="0.001cm" svg:y="0.003cm">
              <draw:object draw:notify-on-update-of-ranges="'Time N512'.A65:'Time N512'.A95 'Time N512'.B64:'Time N512'.B64 'Time N512'.B65:'Time N512'.B95 'Time N512'.A65:'Time N512'.A95 'Time N512'.C64:'Time N512'.C64 'Time N512'.C65:'Time N512'.C95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89.466" calcext:value-type="float">
            <text:p>5789.466</text:p>
          </table:table-cell>
          <table:table-cell office:value-type="float" office:value="5341.542" calcext:value-type="float">
            <text:p>5341.54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46.435" calcext:value-type="float">
            <text:p>5546.435</text:p>
          </table:table-cell>
          <table:table-cell office:value-type="float" office:value="5481.459" calcext:value-type="float">
            <text:p>5481.459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98.844" calcext:value-type="float">
            <text:p>5498.844</text:p>
          </table:table-cell>
          <table:table-cell office:value-type="float" office:value="5702.195" calcext:value-type="float">
            <text:p>5702.195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879.055" calcext:value-type="float">
            <text:p>5879.055</text:p>
          </table:table-cell>
          <table:table-cell office:value-type="float" office:value="5513.895" calcext:value-type="float">
            <text:p>5513.89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74.939" calcext:value-type="float">
            <text:p>5474.939</text:p>
          </table:table-cell>
          <table:table-cell office:value-type="float" office:value="5791.555" calcext:value-type="float">
            <text:p>5791.555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79.83" calcext:value-type="float">
            <text:p>5779.83</text:p>
          </table:table-cell>
          <table:table-cell office:value-type="float" office:value="5721.181" calcext:value-type="float">
            <text:p>5721.181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814.131" calcext:value-type="float">
            <text:p>5814.131</text:p>
          </table:table-cell>
          <table:table-cell office:value-type="float" office:value="5743.04" calcext:value-type="float">
            <text:p>5743.04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23.347" calcext:value-type="float">
            <text:p>5623.347</text:p>
          </table:table-cell>
          <table:table-cell office:value-type="float" office:value="5871.889" calcext:value-type="float">
            <text:p>5871.889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38.095" calcext:value-type="float">
            <text:p>5838.095</text:p>
          </table:table-cell>
          <table:table-cell office:value-type="float" office:value="5778.848" calcext:value-type="float">
            <text:p>5778.848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99.427" calcext:value-type="float">
            <text:p>5899.427</text:p>
          </table:table-cell>
          <table:table-cell office:value-type="float" office:value="5851.599" calcext:value-type="float">
            <text:p>5851.599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694.087" calcext:value-type="float">
            <text:p>5694.087</text:p>
          </table:table-cell>
          <table:table-cell office:value-type="float" office:value="5353.306" calcext:value-type="float">
            <text:p>5353.306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420.607" calcext:value-type="float">
            <text:p>5420.607</text:p>
          </table:table-cell>
          <table:table-cell office:value-type="float" office:value="5636.199" calcext:value-type="float">
            <text:p>5636.199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548.964" calcext:value-type="float">
            <text:p>5548.964</text:p>
          </table:table-cell>
          <table:table-cell office:value-type="float" office:value="5784.298" calcext:value-type="float">
            <text:p>5784.298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501.896" calcext:value-type="float">
            <text:p>5501.896</text:p>
          </table:table-cell>
          <table:table-cell office:value-type="float" office:value="5474.003" calcext:value-type="float">
            <text:p>5474.003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574.571" calcext:value-type="float">
            <text:p>5574.571</text:p>
          </table:table-cell>
          <table:table-cell office:value-type="float" office:value="5688.959" calcext:value-type="float">
            <text:p>5688.959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813.659" calcext:value-type="float">
            <text:p>5813.659</text:p>
          </table:table-cell>
          <table:table-cell office:value-type="float" office:value="5604.619" calcext:value-type="float">
            <text:p>5604.619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713.074" calcext:value-type="float">
            <text:p>5713.074</text:p>
          </table:table-cell>
          <table:table-cell office:value-type="float" office:value="5860.655" calcext:value-type="float">
            <text:p>5860.655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807.735" calcext:value-type="float">
            <text:p>5807.735</text:p>
          </table:table-cell>
          <table:table-cell office:value-type="float" office:value="5538.057" calcext:value-type="float">
            <text:p>5538.057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926.595" calcext:value-type="float">
            <text:p>5926.595</text:p>
          </table:table-cell>
          <table:table-cell office:value-type="float" office:value="5815.731" calcext:value-type="float">
            <text:p>5815.731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961.972" calcext:value-type="float">
            <text:p>5961.972</text:p>
          </table:table-cell>
          <table:table-cell office:value-type="float" office:value="6024.352" calcext:value-type="float">
            <text:p>6024.352</text:p>
          </table:table-cell>
          <table:table-cell table:number-columns-repeated="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569.993" calcext:value-type="float">
            <text:p>5569.993</text:p>
          </table:table-cell>
          <table:table-cell office:value-type="float" office:value="5644.687" calcext:value-type="float">
            <text:p>5644.687</text:p>
          </table:table-cell>
          <table:table-cell table:number-columns-repeated="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650.95" calcext:value-type="float">
            <text:p>5650.95</text:p>
          </table:table-cell>
          <table:table-cell office:value-type="float" office:value="5570.919" calcext:value-type="float">
            <text:p>5570.919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529.022" calcext:value-type="float">
            <text:p>5529.022</text:p>
          </table:table-cell>
          <table:table-cell office:value-type="float" office:value="5636.207" calcext:value-type="float">
            <text:p>5636.207</text:p>
          </table:table-cell>
          <table:table-cell table:number-columns-repeated="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573.243" calcext:value-type="float">
            <text:p>5573.243</text:p>
          </table:table-cell>
          <table:table-cell office:value-type="float" office:value="5784.554" calcext:value-type="float">
            <text:p>5784.554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844.207" calcext:value-type="float">
            <text:p>5844.207</text:p>
          </table:table-cell>
          <table:table-cell office:value-type="float" office:value="5540.227" calcext:value-type="float">
            <text:p>5540.227</text:p>
          </table:table-cell>
          <table:table-cell table:number-columns-repeated="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600.044" calcext:value-type="float">
            <text:p>5600.044</text:p>
          </table:table-cell>
          <table:table-cell office:value-type="float" office:value="5698.512" calcext:value-type="float">
            <text:p>5698.512</text:p>
          </table:table-cell>
          <table:table-cell table:number-columns-repeated="1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674.307" calcext:value-type="float">
            <text:p>5674.307</text:p>
          </table:table-cell>
          <table:table-cell office:value-type="float" office:value="5493.378" calcext:value-type="float">
            <text:p>5493.378</text:p>
          </table:table-cell>
          <table:table-cell table:number-columns-repeated="1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765.523" calcext:value-type="float">
            <text:p>5765.523</text:p>
          </table:table-cell>
          <table:table-cell office:value-type="float" office:value="5696.156" calcext:value-type="float">
            <text:p>5696.156</text:p>
          </table:table-cell>
          <table:table-cell table:number-columns-repeated="1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904.795" calcext:value-type="float">
            <text:p>5904.795</text:p>
          </table:table-cell>
          <table:table-cell office:value-type="float" office:value="5724.352" calcext:value-type="float">
            <text:p>5724.352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152.451" calcext:value-type="float">
            <text:p>6152.451</text:p>
          </table:table-cell>
          <table:table-cell office:value-type="float" office:value="6163.027" calcext:value-type="float">
            <text:p>6163.027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1">00/00/0000</text:date>, <text:time style:data-style-name="N2" text:time-value="23:39:05.9060449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6-21T16:09:55.849278995</dc:date>
    <meta:editing-duration>PT2H54M30S</meta:editing-duration>
    <meta:editing-cycles>7</meta:editing-cycles>
    <meta:generator>LibreOffice/6.4.7.2$Linux_X86_64 LibreOffice_project/40$Build-2</meta:generator>
    <meta:document-statistic meta:table-count="6" meta:cell-count="7011" meta:object-count="1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25cm" svg:height="8.996cm" xlink:href=".." xlink:type="simple" chart:class="chart:bar" chart:style-name="ch1">
        <chart:title svg:x="5.666cm" svg:y="0.315cm" chart:style-name="ch2">
          <text:p>N96 - Storage</text:p>
        </chart:title>
        <chart:plot-area chart:style-name="ch3" table:cell-range-address="'Storage + Time (template)'.E6:'Storage + Time (template)'.F11" chart:data-source-has-labels="column" svg:x="0.285cm" svg:y="1.273cm" svg:width="13.68cm" svg:height="7.544cm">
          <chartooo:coordinate-region svg:x="2.018cm" svg:y="1.273cm" svg:width="11.947cm" svg:height="4.737cm"/>
          <chart:axis chart:dimension="x" chart:name="primary-x" chart:style-name="ch4" chartooo:axis-type="auto">
            <chartooo:date-scale/>
            <chart:categories table:cell-range-address="'Storage + Time (template)'.E6:'Storage + Time (template)'.E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torage + Time (template)'.F6:'Storage + Time (template)'.F1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xml-mean</text:p>
                <draw:g>
                  <svg:desc>'Storage + Time (template)'.E6:'Storage + Time (template)'.E11</svg:desc>
                </draw:g>
              </table:table-cell>
              <table:table-cell office:value-type="float" office:value="6087724">
                <text:p>6087724</text:p>
                <draw:g>
                  <svg:desc>'Storage + Time (template)'.F6:'Storage + Time (template)'.F11</svg:desc>
                </draw:g>
              </table:table-cell>
            </table:table-row>
            <table:table-row>
              <table:table-cell office:value-type="string">
                <text:p>xml-mean-x1-p0</text:p>
              </table:table-cell>
              <table:table-cell office:value-type="float" office:value="4977876">
                <text:p>4977876</text:p>
              </table:table-cell>
            </table:table-row>
            <table:table-row>
              <table:table-cell office:value-type="string">
                <text:p>xml-mean-x1-p5</text:p>
              </table:table-cell>
              <table:table-cell office:value-type="float" office:value="4977876">
                <text:p>4977876</text:p>
              </table:table-cell>
            </table:table-row>
            <table:table-row>
              <table:table-cell office:value-type="string">
                <text:p>xml-mean-b8</text:p>
              </table:table-cell>
              <table:table-cell office:value-type="float" office:value="3044160">
                <text:p>3044160</text:p>
              </table:table-cell>
            </table:table-row>
            <table:table-row>
              <table:table-cell office:value-type="string">
                <text:p>xml-mean-x1-p0-b8</text:p>
              </table:table-cell>
              <table:table-cell office:value-type="float" office:value="2303108">
                <text:p>2303108</text:p>
              </table:table-cell>
            </table:table-row>
            <table:table-row>
              <table:table-cell office:value-type="string">
                <text:p>xml-mean-stdev</text:p>
              </table:table-cell>
              <table:table-cell office:value-type="float" office:value="12174312">
                <text:p>121743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5cm" svg:y="0.316cm" chart:style-name="ch2">
          <text:p>N216 - Time x Ensembles</text:p>
        </chart:title>
        <chart:legend chart:legend-position="end" svg:x="13.598cm" svg:y="3.952cm" style:legend-expansion="high" chart:style-name="ch3"/>
        <chart:plot-area chart:style-name="ch4" table:cell-range-address="'Time N216'.A67:'Time N216'.C98 'Time N216'.B66:'Time N216'.C66" chart:data-source-has-labels="row" svg:x="0.32cm" svg:y="1.275cm" svg:width="12.958cm" svg:height="7.545cm">
          <chartooo:coordinate-region svg:x="1.127cm" svg:y="1.474cm" svg:width="11.779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ime N216'.B67:'Time N216'.B98" chart:label-cell-address="'Time N216'.B66:'Time N216'.B66" chart:class="chart:scatter">
            <chart:domain table:cell-range-address="'Time N216'.A67:'Time N216'.A98"/>
            <chart:data-point chart:repeated="32"/>
          </chart:series>
          <chart:series chart:style-name="ch8" chart:values-cell-range-address="'Time N216'.C67:'Time N216'.C98" chart:label-cell-address="'Time N216'.C66:'Time N216'.C66" chart:class="chart:scatter">
            <chart:data-point chart:repeated="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</text:p>
                <draw:g>
                  <svg:desc>'Time N216'.B66:'Time N216'.B66</svg:desc>
                </draw:g>
              </table:table-cell>
              <table:table-cell office:value-type="string">
                <text:p>Time-x</text:p>
                <draw:g>
                  <svg:desc>'Time N216'.C66:'Time N216'.C6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Time N216'.A67:'Time N216'.A98</svg:desc>
                </draw:g>
              </table:table-cell>
              <table:table-cell office:value-type="float" office:value="134.172">
                <text:p>134.172</text:p>
                <draw:g>
                  <svg:desc>'Time N216'.B67:'Time N216'.B98</svg:desc>
                </draw:g>
              </table:table-cell>
              <table:table-cell office:value-type="float" office:value="128.189">
                <text:p>128.189</text:p>
                <draw:g>
                  <svg:desc>'Time N216'.C67:'Time N216'.C9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0.725">
                <text:p>150.725</text:p>
              </table:table-cell>
              <table:table-cell office:value-type="float" office:value="151.249">
                <text:p>151.2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54.525">
                <text:p>154.525</text:p>
              </table:table-cell>
              <table:table-cell office:value-type="float" office:value="154.187">
                <text:p>154.1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57.653">
                <text:p>157.653</text:p>
              </table:table-cell>
              <table:table-cell office:value-type="float" office:value="158.55">
                <text:p>158.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63.453">
                <text:p>163.453</text:p>
              </table:table-cell>
              <table:table-cell office:value-type="float" office:value="162.808">
                <text:p>162.8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66.752">
                <text:p>166.752</text:p>
              </table:table-cell>
              <table:table-cell office:value-type="float" office:value="175.069">
                <text:p>175.0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88.429">
                <text:p>188.429</text:p>
              </table:table-cell>
              <table:table-cell office:value-type="float" office:value="168.119">
                <text:p>168.1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83.314">
                <text:p>183.314</text:p>
              </table:table-cell>
              <table:table-cell office:value-type="float" office:value="179.203">
                <text:p>179.2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81.241">
                <text:p>181.241</text:p>
              </table:table-cell>
              <table:table-cell office:value-type="float" office:value="201.616">
                <text:p>201.6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93.51">
                <text:p>193.51</text:p>
              </table:table-cell>
              <table:table-cell office:value-type="float" office:value="192.774">
                <text:p>192.7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06.272">
                <text:p>206.272</text:p>
              </table:table-cell>
              <table:table-cell office:value-type="float" office:value="211.866">
                <text:p>211.8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54.868">
                <text:p>154.868</text:p>
              </table:table-cell>
              <table:table-cell office:value-type="float" office:value="173.69">
                <text:p>173.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65.879">
                <text:p>165.879</text:p>
              </table:table-cell>
              <table:table-cell office:value-type="float" office:value="164.502">
                <text:p>164.5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71.46">
                <text:p>171.46</text:p>
              </table:table-cell>
              <table:table-cell office:value-type="float" office:value="171.173">
                <text:p>171.1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70.068">
                <text:p>170.068</text:p>
              </table:table-cell>
              <table:table-cell office:value-type="float" office:value="182.632">
                <text:p>182.6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71.259">
                <text:p>171.259</text:p>
              </table:table-cell>
              <table:table-cell office:value-type="float" office:value="171.102">
                <text:p>171.1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81.216">
                <text:p>181.216</text:p>
              </table:table-cell>
              <table:table-cell office:value-type="float" office:value="183.569">
                <text:p>183.5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96.054">
                <text:p>196.054</text:p>
              </table:table-cell>
              <table:table-cell office:value-type="float" office:value="180.747">
                <text:p>180.7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93.985">
                <text:p>193.985</text:p>
              </table:table-cell>
              <table:table-cell office:value-type="float" office:value="197.244">
                <text:p>197.2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04.232">
                <text:p>204.232</text:p>
              </table:table-cell>
              <table:table-cell office:value-type="float" office:value="211.465">
                <text:p>211.4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89.298">
                <text:p>289.298</text:p>
              </table:table-cell>
              <table:table-cell office:value-type="float" office:value="315.653">
                <text:p>315.6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61.461">
                <text:p>161.461</text:p>
              </table:table-cell>
              <table:table-cell office:value-type="float" office:value="167.536">
                <text:p>167.5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53.691">
                <text:p>153.691</text:p>
              </table:table-cell>
              <table:table-cell office:value-type="float" office:value="167.907">
                <text:p>167.9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62.151">
                <text:p>162.151</text:p>
              </table:table-cell>
              <table:table-cell office:value-type="float" office:value="162.254">
                <text:p>162.2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75.941">
                <text:p>175.941</text:p>
              </table:table-cell>
              <table:table-cell office:value-type="float" office:value="166.52">
                <text:p>166.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75.547">
                <text:p>175.547</text:p>
              </table:table-cell>
              <table:table-cell office:value-type="float" office:value="172.946">
                <text:p>172.9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88.352">
                <text:p>188.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92.391">
                <text:p>192.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84.737">
                <text:p>184.7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97.598">
                <text:p>197.5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79.078">
                <text:p>379.078</text:p>
              </table:table-cell>
              <table:table-cell office:value-type="float" office:value="422.133">
                <text:p>422.1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">
                <text:p>50</text:p>
              </table:table-cell>
              <table:table-cell office:value-type="float" office:value="864.219">
                <text:p>864.219</text:p>
              </table:table-cell>
              <table:table-cell office:value-type="float" office:value="866.504">
                <text:p>866.50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5cm" svg:y="0.316cm" chart:style-name="ch2">
          <text:p>N512 - Time x Ensembles</text:p>
        </chart:title>
        <chart:legend chart:legend-position="end" svg:x="13.598cm" svg:y="3.952cm" style:legend-expansion="high" chart:style-name="ch3"/>
        <chart:plot-area chart:style-name="ch4" table:cell-range-address="'Time N512'.A65:'Time N512'.C95 'Time N512'.B64:'Time N512'.C64" chart:data-source-has-labels="row" svg:x="0.32cm" svg:y="1.275cm" svg:width="12.958cm" svg:height="7.545cm">
          <chartooo:coordinate-region svg:x="1.312cm" svg:y="1.474cm" svg:width="11.779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ime N512'.B65:'Time N512'.B95" chart:label-cell-address="'Time N512'.B64:'Time N512'.B64" chart:class="chart:scatter">
            <chart:domain table:cell-range-address="'Time N512'.A65:'Time N512'.A95"/>
            <chart:data-point chart:repeated="31"/>
          </chart:series>
          <chart:series chart:style-name="ch8" chart:values-cell-range-address="'Time N512'.C65:'Time N512'.C95" chart:label-cell-address="'Time N512'.C64:'Time N512'.C64" chart:class="chart:scatter">
            <chart:data-point chart:repeated="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</text:p>
                <draw:g>
                  <svg:desc>'Time N512'.B64:'Time N512'.B64</svg:desc>
                </draw:g>
              </table:table-cell>
              <table:table-cell office:value-type="string">
                <text:p>Time-x</text:p>
                <draw:g>
                  <svg:desc>'Time N512'.C64:'Time N512'.C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Time N512'.A65:'Time N512'.A95</svg:desc>
                </draw:g>
              </table:table-cell>
              <table:table-cell office:value-type="float" office:value="4690.243">
                <text:p>4690.243</text:p>
                <draw:g>
                  <svg:desc>'Time N512'.B65:'Time N512'.B95</svg:desc>
                </draw:g>
              </table:table-cell>
              <table:table-cell office:value-type="float" office:value="4922.026">
                <text:p>4922.026</text:p>
                <draw:g>
                  <svg:desc>'Time N512'.C65:'Time N512'.C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789.466">
                <text:p>5789.466</text:p>
              </table:table-cell>
              <table:table-cell office:value-type="float" office:value="5341.542">
                <text:p>5341.5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546.435">
                <text:p>5546.435</text:p>
              </table:table-cell>
              <table:table-cell office:value-type="float" office:value="5481.459">
                <text:p>5481.4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498.844">
                <text:p>5498.844</text:p>
              </table:table-cell>
              <table:table-cell office:value-type="float" office:value="5702.195">
                <text:p>5702.1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879.055">
                <text:p>5879.055</text:p>
              </table:table-cell>
              <table:table-cell office:value-type="float" office:value="5513.895">
                <text:p>5513.8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474.939">
                <text:p>5474.939</text:p>
              </table:table-cell>
              <table:table-cell office:value-type="float" office:value="5791.555">
                <text:p>5791.5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779.83">
                <text:p>5779.83</text:p>
              </table:table-cell>
              <table:table-cell office:value-type="float" office:value="5721.181">
                <text:p>5721.1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5814.131">
                <text:p>5814.131</text:p>
              </table:table-cell>
              <table:table-cell office:value-type="float" office:value="5743.04">
                <text:p>5743.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623.347">
                <text:p>5623.347</text:p>
              </table:table-cell>
              <table:table-cell office:value-type="float" office:value="5871.889">
                <text:p>5871.8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838.095">
                <text:p>5838.095</text:p>
              </table:table-cell>
              <table:table-cell office:value-type="float" office:value="5778.848">
                <text:p>5778.8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899.427">
                <text:p>5899.427</text:p>
              </table:table-cell>
              <table:table-cell office:value-type="float" office:value="5851.599">
                <text:p>5851.5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5694.087">
                <text:p>5694.087</text:p>
              </table:table-cell>
              <table:table-cell office:value-type="float" office:value="5353.306">
                <text:p>5353.3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5420.607">
                <text:p>5420.607</text:p>
              </table:table-cell>
              <table:table-cell office:value-type="float" office:value="5636.199">
                <text:p>5636.1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5548.964">
                <text:p>5548.964</text:p>
              </table:table-cell>
              <table:table-cell office:value-type="float" office:value="5784.298">
                <text:p>5784.2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5501.896">
                <text:p>5501.896</text:p>
              </table:table-cell>
              <table:table-cell office:value-type="float" office:value="5474.003">
                <text:p>5474.0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5574.571">
                <text:p>5574.571</text:p>
              </table:table-cell>
              <table:table-cell office:value-type="float" office:value="5688.959">
                <text:p>5688.9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5813.659">
                <text:p>5813.659</text:p>
              </table:table-cell>
              <table:table-cell office:value-type="float" office:value="5604.619">
                <text:p>5604.6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5713.074">
                <text:p>5713.074</text:p>
              </table:table-cell>
              <table:table-cell office:value-type="float" office:value="5860.655">
                <text:p>5860.6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5807.735">
                <text:p>5807.735</text:p>
              </table:table-cell>
              <table:table-cell office:value-type="float" office:value="5538.057">
                <text:p>5538.0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5926.595">
                <text:p>5926.595</text:p>
              </table:table-cell>
              <table:table-cell office:value-type="float" office:value="5815.731">
                <text:p>5815.7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5961.972">
                <text:p>5961.972</text:p>
              </table:table-cell>
              <table:table-cell office:value-type="float" office:value="6024.352">
                <text:p>6024.3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5569.993">
                <text:p>5569.993</text:p>
              </table:table-cell>
              <table:table-cell office:value-type="float" office:value="5644.687">
                <text:p>5644.6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5650.95">
                <text:p>5650.95</text:p>
              </table:table-cell>
              <table:table-cell office:value-type="float" office:value="5570.919">
                <text:p>5570.9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5529.022">
                <text:p>5529.022</text:p>
              </table:table-cell>
              <table:table-cell office:value-type="float" office:value="5636.207">
                <text:p>5636.2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5573.243">
                <text:p>5573.243</text:p>
              </table:table-cell>
              <table:table-cell office:value-type="float" office:value="5784.554">
                <text:p>5784.5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5844.207">
                <text:p>5844.207</text:p>
              </table:table-cell>
              <table:table-cell office:value-type="float" office:value="5540.227">
                <text:p>5540.2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5600.044">
                <text:p>5600.044</text:p>
              </table:table-cell>
              <table:table-cell office:value-type="float" office:value="5698.512">
                <text:p>5698.5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5674.307">
                <text:p>5674.307</text:p>
              </table:table-cell>
              <table:table-cell office:value-type="float" office:value="5493.378">
                <text:p>5493.3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5765.523">
                <text:p>5765.523</text:p>
              </table:table-cell>
              <table:table-cell office:value-type="float" office:value="5696.156">
                <text:p>5696.1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5904.795">
                <text:p>5904.795</text:p>
              </table:table-cell>
              <table:table-cell office:value-type="float" office:value="5724.352">
                <text:p>5724.3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6152.451">
                <text:p>6152.451</text:p>
              </table:table-cell>
              <table:table-cell office:value-type="float" office:value="6163.027">
                <text:p>6163.02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469cm" svg:y="0.316cm" chart:style-name="ch2">
          <text:p>N96 - Time x Ensembles</text:p>
        </chart:title>
        <chart:legend chart:legend-position="end" svg:x="13.598cm" svg:y="3.952cm" style:legend-expansion="high" chart:style-name="ch3"/>
        <chart:plot-area chart:style-name="ch4" table:cell-range-address="'Time N96'.A76:'Time N96'.C111 'Time N96'.B75:'Time N96'.C75" chart:data-source-has-labels="row" svg:x="0.32cm" svg:y="1.275cm" svg:width="12.958cm" svg:height="7.545cm">
          <chartooo:coordinate-region svg:x="1.127cm" svg:y="1.474cm" svg:width="11.686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ime N96'.B76:'Time N96'.B111" chart:label-cell-address="'Time N96'.B75:'Time N96'.B75" chart:class="chart:scatter">
            <chart:domain table:cell-range-address="'Time N96'.A76:'Time N96'.A111"/>
            <chart:data-point chart:repeated="36"/>
          </chart:series>
          <chart:series chart:style-name="ch8" chart:values-cell-range-address="'Time N96'.C76:'Time N96'.C111" chart:label-cell-address="'Time N96'.C75:'Time N96'.C75" chart:class="chart:scatter">
            <chart:data-point chart:repeated="3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</text:p>
                <draw:g>
                  <svg:desc>'Time N96'.B75:'Time N96'.B75</svg:desc>
                </draw:g>
              </table:table-cell>
              <table:table-cell office:value-type="string">
                <text:p>Time-x</text:p>
                <draw:g>
                  <svg:desc>'Time N96'.C75:'Time N96'.C7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Time N96'.A76:'Time N96'.A111</svg:desc>
                </draw:g>
              </table:table-cell>
              <table:table-cell office:value-type="float" office:value="66.515">
                <text:p>66.515</text:p>
                <draw:g>
                  <svg:desc>'Time N96'.B76:'Time N96'.B111</svg:desc>
                </draw:g>
              </table:table-cell>
              <table:table-cell office:value-type="float" office:value="59.571">
                <text:p>59.571</text:p>
                <draw:g>
                  <svg:desc>'Time N96'.C76:'Time N96'.C1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3.282">
                <text:p>63.282</text:p>
              </table:table-cell>
              <table:table-cell office:value-type="float" office:value="61.365">
                <text:p>61.3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3.75">
                <text:p>73.75</text:p>
              </table:table-cell>
              <table:table-cell office:value-type="float" office:value="63.755">
                <text:p>63.7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71.648">
                <text:p>71.648</text:p>
              </table:table-cell>
              <table:table-cell office:value-type="float" office:value="66.494">
                <text:p>66.4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5.341">
                <text:p>65.341</text:p>
              </table:table-cell>
              <table:table-cell office:value-type="float" office:value="67.676">
                <text:p>67.6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8.863">
                <text:p>78.86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8.04">
                <text:p>78.04</text:p>
              </table:table-cell>
              <table:table-cell office:value-type="float" office:value="69.125">
                <text:p>69.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8.458">
                <text:p>68.458</text:p>
              </table:table-cell>
              <table:table-cell office:value-type="float" office:value="74.081">
                <text:p>74.0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68.973">
                <text:p>68.973</text:p>
              </table:table-cell>
              <table:table-cell office:value-type="float" office:value="73.699">
                <text:p>73.6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7.556">
                <text:p>77.556</text:p>
              </table:table-cell>
              <table:table-cell office:value-type="float" office:value="76.161">
                <text:p>76.1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78.913">
                <text:p>78.913</text:p>
              </table:table-cell>
              <table:table-cell office:value-type="float" office:value="79.217">
                <text:p>79.2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65.887">
                <text:p>65.887</text:p>
              </table:table-cell>
              <table:table-cell office:value-type="float" office:value="65.192">
                <text:p>65.1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62.028">
                <text:p>62.028</text:p>
              </table:table-cell>
              <table:table-cell office:value-type="float" office:value="66.708">
                <text:p>66.7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68.385">
                <text:p>68.385</text:p>
              </table:table-cell>
              <table:table-cell office:value-type="float" office:value="65.715">
                <text:p>65.7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68.144">
                <text:p>68.144</text:p>
              </table:table-cell>
              <table:table-cell office:value-type="float" office:value="66.725">
                <text:p>66.7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70.509">
                <text:p>70.509</text:p>
              </table:table-cell>
              <table:table-cell office:value-type="float" office:value="63.899">
                <text:p>63.8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67.459">
                <text:p>67.459</text:p>
              </table:table-cell>
              <table:table-cell office:value-type="float" office:value="65.886">
                <text:p>65.8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69.954">
                <text:p>69.954</text:p>
              </table:table-cell>
              <table:table-cell office:value-type="float" office:value="69.136">
                <text:p>69.1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68.436">
                <text:p>68.436</text:p>
              </table:table-cell>
              <table:table-cell office:value-type="float" office:value="72.065">
                <text:p>72.0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73.521">
                <text:p>73.521</text:p>
              </table:table-cell>
              <table:table-cell office:value-type="float" office:value="72.331">
                <text:p>72.3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03.228">
                <text:p>103.228</text:p>
              </table:table-cell>
              <table:table-cell office:value-type="float" office:value="117.413">
                <text:p>117.4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68.936">
                <text:p>68.936</text:p>
              </table:table-cell>
              <table:table-cell office:value-type="float" office:value="60.606">
                <text:p>60.6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63.773">
                <text:p>63.773</text:p>
              </table:table-cell>
              <table:table-cell office:value-type="float" office:value="60.543">
                <text:p>60.5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66.958">
                <text:p>66.958</text:p>
              </table:table-cell>
              <table:table-cell office:value-type="float" office:value="61.292">
                <text:p>61.2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65.397">
                <text:p>65.397</text:p>
              </table:table-cell>
              <table:table-cell office:value-type="float" office:value="61.362">
                <text:p>61.3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71.843">
                <text:p>71.843</text:p>
              </table:table-cell>
              <table:table-cell office:value-type="float" office:value="66.335">
                <text:p>66.3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72.754">
                <text:p>72.754</text:p>
              </table:table-cell>
              <table:table-cell office:value-type="float" office:value="68.022">
                <text:p>68.0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69">
                <text:p>69</text:p>
              </table:table-cell>
              <table:table-cell office:value-type="float" office:value="65.609">
                <text:p>65.6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69.787">
                <text:p>69.787</text:p>
              </table:table-cell>
              <table:table-cell office:value-type="float" office:value="75.424">
                <text:p>75.4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70.231">
                <text:p>70.231</text:p>
              </table:table-cell>
              <table:table-cell office:value-type="float" office:value="78.703">
                <text:p>78.7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62.218">
                <text:p>162.218</text:p>
              </table:table-cell>
              <table:table-cell office:value-type="float" office:value="169.728">
                <text:p>169.7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">
                <text:p>50</text:p>
              </table:table-cell>
              <table:table-cell office:value-type="float" office:value="273.078">
                <text:p>273.078</text:p>
              </table:table-cell>
              <table:table-cell office:value-type="float" office:value="280.34">
                <text:p>280.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7">
                <text:p>97</text:p>
              </table:table-cell>
              <table:table-cell office:value-type="float" office:value="613.343">
                <text:p>613.343</text:p>
              </table:table-cell>
              <table:table-cell office:value-type="float" office:value="642.506">
                <text:p>642.5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8">
                <text:p>98</text:p>
              </table:table-cell>
              <table:table-cell office:value-type="float" office:value="903.709">
                <text:p>903.709</text:p>
              </table:table-cell>
              <table:table-cell office:value-type="float" office:value="942.621">
                <text:p>942.6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9">
                <text:p>99</text:p>
              </table:table-cell>
              <table:table-cell office:value-type="float" office:value="930.802">
                <text:p>930.802</text:p>
              </table:table-cell>
              <table:table-cell office:value-type="float" office:value="967.407">
                <text:p>967.4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">
                <text:p>100</text:p>
              </table:table-cell>
              <table:table-cell office:value-type="float" office:value="877.07">
                <text:p>877.07</text:p>
              </table:table-cell>
              <table:table-cell office:value-type="float" office:value="905.889">
                <text:p>905.88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558cm" svg:height="8.998cm" xlink:href=".." xlink:type="simple" chart:class="chart:bar" chart:style-name="ch1">
        <chart:title svg:x="5.701cm" svg:y="0.315cm" chart:style-name="ch2">
          <text:p>N216 - Storage</text:p>
        </chart:title>
        <chart:plot-area chart:style-name="ch3" table:cell-range-address="'Storage + Time (template)'.E15:'Storage + Time (template)'.F20" chart:data-source-has-labels="column" svg:x="0.291cm" svg:y="1.273cm" svg:width="13.976cm" svg:height="7.546cm">
          <chartooo:coordinate-region svg:x="2.024cm" svg:y="1.273cm" svg:width="12.243cm" svg:height="4.739cm"/>
          <chart:axis chart:dimension="x" chart:name="primary-x" chart:style-name="ch4" chartooo:axis-type="auto">
            <chartooo:date-scale/>
            <chart:categories table:cell-range-address="'Storage + Time (template)'.E15:'Storage + Time (template)'.E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torage + Time (template)'.F15:'Storage + Time (template)'.F20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xml-mean</text:p>
                <draw:g>
                  <svg:desc>'Storage + Time (template)'.E15:'Storage + Time (template)'.E20</svg:desc>
                </draw:g>
              </table:table-cell>
              <table:table-cell office:value-type="float" office:value="30804704">
                <text:p>30804704</text:p>
                <draw:g>
                  <svg:desc>'Storage + Time (template)'.F15:'Storage + Time (template)'.F20</svg:desc>
                </draw:g>
              </table:table-cell>
            </table:table-row>
            <table:table-row>
              <table:table-cell office:value-type="string">
                <text:p>xml-mean-x1-p0</text:p>
              </table:table-cell>
              <table:table-cell office:value-type="float" office:value="24831904">
                <text:p>24831904</text:p>
              </table:table-cell>
            </table:table-row>
            <table:table-row>
              <table:table-cell office:value-type="string">
                <text:p>xml-mean-x1-p5</text:p>
              </table:table-cell>
              <table:table-cell office:value-type="float" office:value="24835248">
                <text:p>24835248</text:p>
              </table:table-cell>
            </table:table-row>
            <table:table-row>
              <table:table-cell office:value-type="string">
                <text:p>xml-mean-b8</text:p>
              </table:table-cell>
              <table:table-cell office:value-type="float" office:value="15408304">
                <text:p>15408304</text:p>
              </table:table-cell>
            </table:table-row>
            <table:table-row>
              <table:table-cell office:value-type="string">
                <text:p>xml-mean-x1-p0-b8</text:p>
              </table:table-cell>
              <table:table-cell office:value-type="float" office:value="11339604">
                <text:p>11339604</text:p>
              </table:table-cell>
            </table:table-row>
            <table:table-row>
              <table:table-cell office:value-type="string">
                <text:p>xml-mean-stdev</text:p>
              </table:table-cell>
              <table:table-cell office:value-type="float" office:value="61609432">
                <text:p>616094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504cm" svg:height="9.003cm" xlink:href=".." xlink:type="simple" chart:class="chart:bar" chart:style-name="ch1">
        <chart:title svg:x="5.674cm" svg:y="0.316cm" chart:style-name="ch2">
          <text:p>N512 - Storage</text:p>
        </chart:title>
        <chart:plot-area chart:style-name="ch3" table:cell-range-address="'Storage + Time (template)'.E23:'Storage + Time (template)'.F28" chart:data-source-has-labels="column" svg:x="0.29cm" svg:y="1.275cm" svg:width="13.924cm" svg:height="7.548cm">
          <chartooo:coordinate-region svg:x="2.208cm" svg:y="1.275cm" svg:width="12.006cm" svg:height="4.74cm"/>
          <chart:axis chart:dimension="x" chart:name="primary-x" chart:style-name="ch4" chartooo:axis-type="auto">
            <chartooo:date-scale/>
            <chart:categories table:cell-range-address="'Storage + Time (template)'.E23:'Storage + Time (template)'.E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torage + Time (template)'.F23:'Storage + Time (template)'.F28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xml-mean</text:p>
                <draw:g>
                  <svg:desc>'Storage + Time (template)'.E23:'Storage + Time (template)'.E28</svg:desc>
                </draw:g>
              </table:table-cell>
              <table:table-cell office:value-type="float" office:value="173054624">
                <text:p>173054624</text:p>
                <draw:g>
                  <svg:desc>'Storage + Time (template)'.F23:'Storage + Time (template)'.F28</svg:desc>
                </draw:g>
              </table:table-cell>
            </table:table-row>
            <table:table-row>
              <table:table-cell office:value-type="string">
                <text:p>xml-mean-x1-p0</text:p>
              </table:table-cell>
              <table:table-cell office:value-type="float" office:value="136255312">
                <text:p>136255312</text:p>
              </table:table-cell>
            </table:table-row>
            <table:table-row>
              <table:table-cell office:value-type="string">
                <text:p>xml-mean-x1-p5</text:p>
              </table:table-cell>
              <table:table-cell office:value-type="float" office:value="136255312">
                <text:p>136255312</text:p>
              </table:table-cell>
            </table:table-row>
            <table:table-row>
              <table:table-cell office:value-type="string">
                <text:p>xml-mean-b8</text:p>
              </table:table-cell>
              <table:table-cell office:value-type="float" office:value="86537908">
                <text:p>86537908</text:p>
              </table:table-cell>
            </table:table-row>
            <table:table-row>
              <table:table-cell office:value-type="string">
                <text:p>xml-mean-x1-p0-b8</text:p>
              </table:table-cell>
              <table:table-cell office:value-type="float" office:value="60513388">
                <text:p>60513388</text:p>
              </table:table-cell>
            </table:table-row>
            <table:table-row>
              <table:table-cell office:value-type="string">
                <text:p>xml-mean-stdev</text:p>
              </table:table-cell>
              <table:table-cell office:value-type="float" office:value="346109240">
                <text:p>34610924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19cm" svg:y="0.316cm" chart:style-name="ch2">
          <text:p>N96 - Time</text:p>
        </chart:title>
        <chart:plot-area chart:style-name="ch3" table:cell-range-address="Time.D31:Time.E36" chart:data-source-has-labels="column" svg:x="0.32cm" svg:y="1.275cm" svg:width="15.36cm" svg:height="7.545cm">
          <chartooo:coordinate-region svg:x="0.941cm" svg:y="1.275cm" svg:width="14.739cm" svg:height="4.738cm"/>
          <chart:axis chart:dimension="x" chart:name="primary-x" chart:style-name="ch4" chartooo:axis-type="auto">
            <chartooo:date-scale/>
            <chart:categories table:cell-range-address="Time.D31:Time.D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ime.E31:Time.E36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xml-mean</text:p>
                <draw:g>
                  <svg:desc>Time.D31:Time.D36</svg:desc>
                </draw:g>
              </table:table-cell>
              <table:table-cell office:value-type="float" office:value="68.597">
                <text:p>68.597</text:p>
                <draw:g>
                  <svg:desc>Time.E31:Time.E36</svg:desc>
                </draw:g>
              </table:table-cell>
            </table:table-row>
            <table:table-row>
              <table:table-cell office:value-type="string">
                <text:p>xml-mean-x1-p0</text:p>
              </table:table-cell>
              <table:table-cell office:value-type="float" office:value="64.935">
                <text:p>64.935</text:p>
              </table:table-cell>
            </table:table-row>
            <table:table-row>
              <table:table-cell office:value-type="string">
                <text:p>xml-mean-x1-p5</text:p>
              </table:table-cell>
              <table:table-cell office:value-type="float" office:value="71.062">
                <text:p>71.062</text:p>
              </table:table-cell>
            </table:table-row>
            <table:table-row>
              <table:table-cell office:value-type="string">
                <text:p>xml-mean-b8</text:p>
              </table:table-cell>
              <table:table-cell office:value-type="float" office:value="63.914">
                <text:p>63.914</text:p>
              </table:table-cell>
            </table:table-row>
            <table:table-row>
              <table:table-cell office:value-type="string">
                <text:p>xml-mean-x1-p0-b8</text:p>
              </table:table-cell>
              <table:table-cell office:value-type="float" office:value="64.982">
                <text:p>64.982</text:p>
              </table:table-cell>
            </table:table-row>
            <table:table-row>
              <table:table-cell office:value-type="string">
                <text:p>xml-mean-stdev</text:p>
              </table:table-cell>
              <table:table-cell office:value-type="float" office:value="69.148">
                <text:p>69.14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19cm" svg:y="0.316cm" chart:style-name="ch2">
          <text:p>N96 - Time</text:p>
        </chart:title>
        <chart:plot-area chart:style-name="ch3" table:cell-range-address="Time.D31:Time.E36" chart:data-source-has-labels="column" svg:x="0.32cm" svg:y="1.275cm" svg:width="15.36cm" svg:height="7.545cm">
          <chartooo:coordinate-region svg:x="0.941cm" svg:y="1.275cm" svg:width="14.739cm" svg:height="4.738cm"/>
          <chart:axis chart:dimension="x" chart:name="primary-x" chart:style-name="ch4" chartooo:axis-type="auto">
            <chartooo:date-scale/>
            <chart:categories table:cell-range-address="Time.D31:Time.D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ime.E31:Time.E36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xml-mean</text:p>
                <draw:g>
                  <svg:desc>Time.D31:Time.D36</svg:desc>
                </draw:g>
              </table:table-cell>
              <table:table-cell office:value-type="float" office:value="68.597">
                <text:p>68.597</text:p>
                <draw:g>
                  <svg:desc>Time.E31:Time.E36</svg:desc>
                </draw:g>
              </table:table-cell>
            </table:table-row>
            <table:table-row>
              <table:table-cell office:value-type="string">
                <text:p>xml-mean-x1-p0</text:p>
              </table:table-cell>
              <table:table-cell office:value-type="float" office:value="64.935">
                <text:p>64.935</text:p>
              </table:table-cell>
            </table:table-row>
            <table:table-row>
              <table:table-cell office:value-type="string">
                <text:p>xml-mean-x1-p5</text:p>
              </table:table-cell>
              <table:table-cell office:value-type="float" office:value="71.062">
                <text:p>71.062</text:p>
              </table:table-cell>
            </table:table-row>
            <table:table-row>
              <table:table-cell office:value-type="string">
                <text:p>xml-mean-b8</text:p>
              </table:table-cell>
              <table:table-cell office:value-type="float" office:value="63.914">
                <text:p>63.914</text:p>
              </table:table-cell>
            </table:table-row>
            <table:table-row>
              <table:table-cell office:value-type="string">
                <text:p>xml-mean-x1-p0-b8</text:p>
              </table:table-cell>
              <table:table-cell office:value-type="float" office:value="64.982">
                <text:p>64.982</text:p>
              </table:table-cell>
            </table:table-row>
            <table:table-row>
              <table:table-cell office:value-type="string">
                <text:p>xml-mean-stdev</text:p>
              </table:table-cell>
              <table:table-cell office:value-type="float" office:value="69.148">
                <text:p>69.14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6.7cm" svg:y="0.316cm" chart:style-name="ch2">
          <text:p>N216 - Time</text:p>
        </chart:title>
        <chart:plot-area chart:style-name="ch3" chart:data-source-has-labels="both" svg:x="0.32cm" svg:y="1.275cm" svg:width="15.36cm" svg:height="7.545cm">
          <chartooo:coordinate-region svg:x="1.127cm" svg:y="1.275cm" svg:width="14.553cm" svg:height="4.738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xml-mean</text:p>
              </table:table-cell>
              <table:table-cell office:value-type="float" office:value="155.401">
                <text:p>155.401</text:p>
              </table:table-cell>
            </table:table-row>
            <table:table-row>
              <table:table-cell office:value-type="string">
                <text:p>xml-mean-x1-p0</text:p>
              </table:table-cell>
              <table:table-cell office:value-type="float" office:value="168.931">
                <text:p>168.931</text:p>
              </table:table-cell>
            </table:table-row>
            <table:table-row>
              <table:table-cell office:value-type="string">
                <text:p>xml-mean-x1-p5</text:p>
              </table:table-cell>
              <table:table-cell office:value-type="float" office:value="156.413">
                <text:p>156.413</text:p>
              </table:table-cell>
            </table:table-row>
            <table:table-row>
              <table:table-cell office:value-type="string">
                <text:p>xml-mean-b8</text:p>
              </table:table-cell>
              <table:table-cell office:value-type="float" office:value="151.111">
                <text:p>151.111</text:p>
              </table:table-cell>
            </table:table-row>
            <table:table-row>
              <table:table-cell office:value-type="string">
                <text:p>xml-mean-x1-p0-b8</text:p>
              </table:table-cell>
              <table:table-cell office:value-type="float" office:value="153.03">
                <text:p>153.03</text:p>
              </table:table-cell>
            </table:table-row>
            <table:table-row>
              <table:table-cell office:value-type="string">
                <text:p>xml-mean-stdev</text:p>
              </table:table-cell>
              <table:table-cell office:value-type="float" office:value="163.363">
                <text:p>163.36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6.7cm" svg:y="0.316cm" chart:style-name="ch2">
          <text:p>N216 - Time</text:p>
        </chart:title>
        <chart:plot-area chart:style-name="ch3" chart:data-source-has-labels="both" svg:x="0.32cm" svg:y="1.275cm" svg:width="15.36cm" svg:height="7.545cm">
          <chartooo:coordinate-region svg:x="1.127cm" svg:y="1.275cm" svg:width="14.553cm" svg:height="4.738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xml-mean</text:p>
              </table:table-cell>
              <table:table-cell office:value-type="float" office:value="155.401">
                <text:p>155.401</text:p>
              </table:table-cell>
            </table:table-row>
            <table:table-row>
              <table:table-cell office:value-type="string">
                <text:p>xml-mean-x1-p0</text:p>
              </table:table-cell>
              <table:table-cell office:value-type="float" office:value="168.931">
                <text:p>168.931</text:p>
              </table:table-cell>
            </table:table-row>
            <table:table-row>
              <table:table-cell office:value-type="string">
                <text:p>xml-mean-x1-p5</text:p>
              </table:table-cell>
              <table:table-cell office:value-type="float" office:value="156.413">
                <text:p>156.413</text:p>
              </table:table-cell>
            </table:table-row>
            <table:table-row>
              <table:table-cell office:value-type="string">
                <text:p>xml-mean-b8</text:p>
              </table:table-cell>
              <table:table-cell office:value-type="float" office:value="151.111">
                <text:p>151.111</text:p>
              </table:table-cell>
            </table:table-row>
            <table:table-row>
              <table:table-cell office:value-type="string">
                <text:p>xml-mean-x1-p0-b8</text:p>
              </table:table-cell>
              <table:table-cell office:value-type="float" office:value="153.03">
                <text:p>153.03</text:p>
              </table:table-cell>
            </table:table-row>
            <table:table-row>
              <table:table-cell office:value-type="string">
                <text:p>xml-mean-stdev</text:p>
              </table:table-cell>
              <table:table-cell office:value-type="float" office:value="163.363">
                <text:p>163.36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7cm" svg:y="0.316cm" chart:style-name="ch2">
          <text:p>N512 - Time</text:p>
        </chart:title>
        <chart:plot-area chart:style-name="ch3" table:cell-range-address="Time.D87:Time.E92" chart:data-source-has-labels="column" svg:x="0.32cm" svg:y="1.275cm" svg:width="15.36cm" svg:height="7.545cm">
          <chartooo:coordinate-region svg:x="1.312cm" svg:y="1.275cm" svg:width="14.368cm" svg:height="4.738cm"/>
          <chart:axis chart:dimension="x" chart:name="primary-x" chart:style-name="ch4" chartooo:axis-type="auto">
            <chartooo:date-scale/>
            <chart:categories table:cell-range-address="Time.D87:Time.D9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ime.E87:Time.E92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xml-mean</text:p>
                <draw:g>
                  <svg:desc>Time.D87:Time.D92</svg:desc>
                </draw:g>
              </table:table-cell>
              <table:table-cell office:value-type="float" office:value="5576.717">
                <text:p>5576.717</text:p>
                <draw:g>
                  <svg:desc>Time.E87:Time.E92</svg:desc>
                </draw:g>
              </table:table-cell>
            </table:table-row>
            <table:table-row>
              <table:table-cell office:value-type="string">
                <text:p>xml-mean-x1-p0</text:p>
              </table:table-cell>
              <table:table-cell office:value-type="float" office:value="5430.903">
                <text:p>5430.903</text:p>
              </table:table-cell>
            </table:table-row>
            <table:table-row>
              <table:table-cell office:value-type="string">
                <text:p>xml-mean-x1-p5</text:p>
              </table:table-cell>
              <table:table-cell office:value-type="float" office:value="5543.246">
                <text:p>5543.246</text:p>
              </table:table-cell>
            </table:table-row>
            <table:table-row>
              <table:table-cell office:value-type="string">
                <text:p>xml-mean-b8</text:p>
              </table:table-cell>
              <table:table-cell office:value-type="float" office:value="5779.523">
                <text:p>5779.523</text:p>
              </table:table-cell>
            </table:table-row>
            <table:table-row>
              <table:table-cell office:value-type="string">
                <text:p>xml-mean-x1-p0-b8</text:p>
              </table:table-cell>
              <table:table-cell office:value-type="float" office:value="5453.655">
                <text:p>5453.655</text:p>
              </table:table-cell>
            </table:table-row>
            <table:table-row>
              <table:table-cell office:value-type="string">
                <text:p>xml-mean-stdev</text:p>
              </table:table-cell>
              <table:table-cell office:value-type="float" office:value="5623.992">
                <text:p>5623.99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7cm" svg:y="0.316cm" chart:style-name="ch2">
          <text:p>N512 - Time</text:p>
        </chart:title>
        <chart:plot-area chart:style-name="ch3" table:cell-range-address="Time.D87:Time.E92" chart:data-source-has-labels="column" svg:x="0.32cm" svg:y="1.275cm" svg:width="15.36cm" svg:height="7.545cm">
          <chartooo:coordinate-region svg:x="1.312cm" svg:y="1.275cm" svg:width="14.368cm" svg:height="4.738cm"/>
          <chart:axis chart:dimension="x" chart:name="primary-x" chart:style-name="ch4" chartooo:axis-type="auto">
            <chartooo:date-scale/>
            <chart:categories table:cell-range-address="Time.D87:Time.D9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ime.E87:Time.E92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xml-mean</text:p>
                <draw:g>
                  <svg:desc>Time.D87:Time.D92</svg:desc>
                </draw:g>
              </table:table-cell>
              <table:table-cell office:value-type="float" office:value="5576.717">
                <text:p>5576.717</text:p>
                <draw:g>
                  <svg:desc>Time.E87:Time.E92</svg:desc>
                </draw:g>
              </table:table-cell>
            </table:table-row>
            <table:table-row>
              <table:table-cell office:value-type="string">
                <text:p>xml-mean-x1-p0</text:p>
              </table:table-cell>
              <table:table-cell office:value-type="float" office:value="5430.903">
                <text:p>5430.903</text:p>
              </table:table-cell>
            </table:table-row>
            <table:table-row>
              <table:table-cell office:value-type="string">
                <text:p>xml-mean-x1-p5</text:p>
              </table:table-cell>
              <table:table-cell office:value-type="float" office:value="5543.246">
                <text:p>5543.246</text:p>
              </table:table-cell>
            </table:table-row>
            <table:table-row>
              <table:table-cell office:value-type="string">
                <text:p>xml-mean-b8</text:p>
              </table:table-cell>
              <table:table-cell office:value-type="float" office:value="5779.523">
                <text:p>5779.523</text:p>
              </table:table-cell>
            </table:table-row>
            <table:table-row>
              <table:table-cell office:value-type="string">
                <text:p>xml-mean-x1-p0-b8</text:p>
              </table:table-cell>
              <table:table-cell office:value-type="float" office:value="5453.655">
                <text:p>5453.655</text:p>
              </table:table-cell>
            </table:table-row>
            <table:table-row>
              <table:table-cell office:value-type="string">
                <text:p>xml-mean-stdev</text:p>
              </table:table-cell>
              <table:table-cell office:value-type="float" office:value="5623.992">
                <text:p>5623.99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